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3.46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230215_140110conf_memo" table:style-name="ta1">
        <table:shapes>
          <draw:frame draw:z-index="0" draw:style-name="gr1" draw:text-style-name="P1" svg:width="15.999cm" svg:height="8.999cm" svg:x="3.567cm" svg:y="919.918cm">
            <draw:object draw:notify-on-update-of-ranges="20230215_140110conf_memo.A1:20230215_140110conf_memo.A20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.26145938038826" calcext:value-type="float">
            <text:p>0.26145938038826</text:p>
          </table:table-cell>
          <table:table-cell table:number-columns-repeated="2"/>
        </table:table-row>
        <table:table-row table:style-name="ro1">
          <table:table-cell office:value-type="float" office:value="0.561551928520203" calcext:value-type="float">
            <text:p>0.561551928520203</text:p>
          </table:table-cell>
          <table:table-cell table:number-columns-repeated="2"/>
        </table:table-row>
        <table:table-row table:style-name="ro1">
          <table:table-cell office:value-type="float" office:value="0.254006445407867" calcext:value-type="float">
            <text:p>0.254006445407867</text:p>
          </table:table-cell>
          <table:table-cell table:number-columns-repeated="2"/>
        </table:table-row>
        <table:table-row table:style-name="ro1">
          <table:table-cell office:value-type="float" office:value="0.254918783903122" calcext:value-type="float">
            <text:p>0.254918783903122</text:p>
          </table:table-cell>
          <table:table-cell table:number-columns-repeated="2"/>
        </table:table-row>
        <table:table-row table:style-name="ro1">
          <table:table-cell office:value-type="float" office:value="0.601387858390808" calcext:value-type="float">
            <text:p>0.601387858390808</text:p>
          </table:table-cell>
          <table:table-cell table:number-columns-repeated="2"/>
        </table:table-row>
        <table:table-row table:style-name="ro1">
          <table:table-cell office:value-type="float" office:value="0.254806786775589" calcext:value-type="float">
            <text:p>0.254806786775589</text:p>
          </table:table-cell>
          <table:table-cell table:number-columns-repeated="2"/>
        </table:table-row>
        <table:table-row table:style-name="ro1">
          <table:table-cell office:value-type="float" office:value="0.852875471115112" calcext:value-type="float">
            <text:p>0.852875471115112</text:p>
          </table:table-cell>
          <table:table-cell table:number-columns-repeated="2"/>
        </table:table-row>
        <table:table-row table:style-name="ro1">
          <table:table-cell office:value-type="float" office:value="0.255175679922104" calcext:value-type="float">
            <text:p>0.255175679922104</text:p>
          </table:table-cell>
          <table:table-cell table:number-columns-repeated="2"/>
        </table:table-row>
        <table:table-row table:style-name="ro1">
          <table:table-cell office:value-type="float" office:value="0.84760993719101" calcext:value-type="float">
            <text:p>0.84760993719101</text:p>
          </table:table-cell>
          <table:table-cell table:number-columns-repeated="2"/>
        </table:table-row>
        <table:table-row table:style-name="ro1">
          <table:table-cell office:value-type="float" office:value="0.254914611577988" calcext:value-type="float">
            <text:p>0.254914611577988</text:p>
          </table:table-cell>
          <table:table-cell table:number-columns-repeated="2"/>
        </table:table-row>
        <table:table-row table:style-name="ro1">
          <table:table-cell office:value-type="float" office:value="0.832231879234314" calcext:value-type="float">
            <text:p>0.832231879234314</text:p>
          </table:table-cell>
          <table:table-cell table:number-columns-repeated="2"/>
        </table:table-row>
        <table:table-row table:style-name="ro1">
          <table:table-cell office:value-type="float" office:value="0.256018072366714" calcext:value-type="float">
            <text:p>0.256018072366714</text:p>
          </table:table-cell>
          <table:table-cell table:number-columns-repeated="2"/>
        </table:table-row>
        <table:table-row table:style-name="ro1">
          <table:table-cell office:value-type="float" office:value="0.825886487960815" calcext:value-type="float">
            <text:p>0.825886487960815</text:p>
          </table:table-cell>
          <table:table-cell table:number-columns-repeated="2"/>
        </table:table-row>
        <table:table-row table:style-name="ro1">
          <table:table-cell office:value-type="float" office:value="0.256188631057739" calcext:value-type="float">
            <text:p>0.256188631057739</text:p>
          </table:table-cell>
          <table:table-cell table:number-columns-repeated="2"/>
        </table:table-row>
        <table:table-row table:style-name="ro1">
          <table:table-cell office:value-type="float" office:value="0.79356300830841" calcext:value-type="float">
            <text:p>0.79356300830841</text:p>
          </table:table-cell>
          <table:table-cell table:number-columns-repeated="2"/>
        </table:table-row>
        <table:table-row table:style-name="ro1">
          <table:table-cell office:value-type="float" office:value="0.25320890545845" calcext:value-type="float">
            <text:p>0.25320890545845</text:p>
          </table:table-cell>
          <table:table-cell table:number-columns-repeated="2"/>
        </table:table-row>
        <table:table-row table:style-name="ro1">
          <table:table-cell office:value-type="float" office:value="0.254138708114624" calcext:value-type="float">
            <text:p>0.254138708114624</text:p>
          </table:table-cell>
          <table:table-cell table:number-columns-repeated="2"/>
        </table:table-row>
        <table:table-row table:style-name="ro1">
          <table:table-cell office:value-type="float" office:value="0.258422374725342" calcext:value-type="float">
            <text:p>0.258422374725342</text:p>
          </table:table-cell>
          <table:table-cell table:number-columns-repeated="2"/>
        </table:table-row>
        <table:table-row table:style-name="ro1">
          <table:table-cell office:value-type="float" office:value="0.644599258899689" calcext:value-type="float">
            <text:p>0.644599258899689</text:p>
          </table:table-cell>
          <table:table-cell table:number-columns-repeated="2"/>
        </table:table-row>
        <table:table-row table:style-name="ro1">
          <table:table-cell office:value-type="float" office:value="0.743453979492188" calcext:value-type="float">
            <text:p>0.743453979492188</text:p>
          </table:table-cell>
          <table:table-cell table:number-columns-repeated="2"/>
        </table:table-row>
        <table:table-row table:style-name="ro1">
          <table:table-cell office:value-type="float" office:value="0.250367999076843" calcext:value-type="float">
            <text:p>0.250367999076843</text:p>
          </table:table-cell>
          <table:table-cell table:number-columns-repeated="2"/>
        </table:table-row>
        <table:table-row table:style-name="ro1">
          <table:table-cell office:value-type="float" office:value="0.910619497299194" calcext:value-type="float">
            <text:p>0.910619497299194</text:p>
          </table:table-cell>
          <table:table-cell table:number-columns-repeated="2"/>
        </table:table-row>
        <table:table-row table:style-name="ro1">
          <table:table-cell office:value-type="float" office:value="0.819921493530273" calcext:value-type="float">
            <text:p>0.819921493530273</text:p>
          </table:table-cell>
          <table:table-cell table:number-columns-repeated="2"/>
        </table:table-row>
        <table:table-row table:style-name="ro1">
          <table:table-cell office:value-type="float" office:value="0.402988791465759" calcext:value-type="float">
            <text:p>0.402988791465759</text:p>
          </table:table-cell>
          <table:table-cell table:number-columns-repeated="2"/>
        </table:table-row>
        <table:table-row table:style-name="ro1">
          <table:table-cell office:value-type="float" office:value="0.254774004220962" calcext:value-type="float">
            <text:p>0.254774004220962</text:p>
          </table:table-cell>
          <table:table-cell table:number-columns-repeated="2"/>
        </table:table-row>
        <table:table-row table:style-name="ro1">
          <table:table-cell office:value-type="float" office:value="0.252097845077515" calcext:value-type="float">
            <text:p>0.252097845077515</text:p>
          </table:table-cell>
          <table:table-cell table:number-columns-repeated="2"/>
        </table:table-row>
        <table:table-row table:style-name="ro1">
          <table:table-cell office:value-type="float" office:value="0.254605680704117" calcext:value-type="float">
            <text:p>0.254605680704117</text:p>
          </table:table-cell>
          <table:table-cell table:number-columns-repeated="2"/>
        </table:table-row>
        <table:table-row table:style-name="ro1">
          <table:table-cell office:value-type="float" office:value="0.52118992805481" calcext:value-type="float">
            <text:p>0.52118992805481</text:p>
          </table:table-cell>
          <table:table-cell table:number-columns-repeated="2"/>
        </table:table-row>
        <table:table-row table:style-name="ro1">
          <table:table-cell office:value-type="float" office:value="0.808399498462677" calcext:value-type="float">
            <text:p>0.808399498462677</text:p>
          </table:table-cell>
          <table:table-cell table:number-columns-repeated="2"/>
        </table:table-row>
        <table:table-row table:style-name="ro1">
          <table:table-cell office:value-type="float" office:value="0.763014197349548" calcext:value-type="float">
            <text:p>0.763014197349548</text:p>
          </table:table-cell>
          <table:table-cell table:number-columns-repeated="2"/>
        </table:table-row>
        <table:table-row table:style-name="ro1">
          <table:table-cell office:value-type="float" office:value="0.306767612695694" calcext:value-type="float">
            <text:p>0.306767612695694</text:p>
          </table:table-cell>
          <table:table-cell table:number-columns-repeated="2"/>
        </table:table-row>
        <table:table-row table:style-name="ro1">
          <table:table-cell office:value-type="float" office:value="0.252311587333679" calcext:value-type="float">
            <text:p>0.252311587333679</text:p>
          </table:table-cell>
          <table:table-cell table:number-columns-repeated="2"/>
        </table:table-row>
        <table:table-row table:style-name="ro1">
          <table:table-cell office:value-type="float" office:value="0.251727014780045" calcext:value-type="float">
            <text:p>0.251727014780045</text:p>
          </table:table-cell>
          <table:table-cell table:number-columns-repeated="2"/>
        </table:table-row>
        <table:table-row table:style-name="ro1">
          <table:table-cell office:value-type="float" office:value="0.251136302947998" calcext:value-type="float">
            <text:p>0.251136302947998</text:p>
          </table:table-cell>
          <table:table-cell table:number-columns-repeated="2"/>
        </table:table-row>
        <table:table-row table:style-name="ro1">
          <table:table-cell office:value-type="float" office:value="0.251168638467789" calcext:value-type="float">
            <text:p>0.251168638467789</text:p>
          </table:table-cell>
          <table:table-cell table:number-columns-repeated="2"/>
        </table:table-row>
        <table:table-row table:style-name="ro1">
          <table:table-cell office:value-type="float" office:value="0.250865459442139" calcext:value-type="float">
            <text:p>0.250865459442139</text:p>
          </table:table-cell>
          <table:table-cell table:number-columns-repeated="2"/>
        </table:table-row>
        <table:table-row table:style-name="ro1">
          <table:table-cell office:value-type="float" office:value="0.251185387372971" calcext:value-type="float">
            <text:p>0.251185387372971</text:p>
          </table:table-cell>
          <table:table-cell table:number-columns-repeated="2"/>
        </table:table-row>
        <table:table-row table:style-name="ro1">
          <table:table-cell office:value-type="float" office:value="0.250751197338104" calcext:value-type="float">
            <text:p>0.250751197338104</text:p>
          </table:table-cell>
          <table:table-cell table:number-columns-repeated="2"/>
        </table:table-row>
        <table:table-row table:style-name="ro1">
          <table:table-cell office:value-type="float" office:value="0.250971645116806" calcext:value-type="float">
            <text:p>0.250971645116806</text:p>
          </table:table-cell>
          <table:table-cell table:number-columns-repeated="2"/>
        </table:table-row>
        <table:table-row table:style-name="ro1">
          <table:table-cell office:value-type="float" office:value="0.383385449647903" calcext:value-type="float">
            <text:p>0.383385449647903</text:p>
          </table:table-cell>
          <table:table-cell table:number-columns-repeated="2"/>
        </table:table-row>
        <table:table-row table:style-name="ro1">
          <table:table-cell office:value-type="float" office:value="0.250939965248108" calcext:value-type="float">
            <text:p>0.250939965248108</text:p>
          </table:table-cell>
          <table:table-cell table:number-columns-repeated="2"/>
        </table:table-row>
        <table:table-row table:style-name="ro1">
          <table:table-cell office:value-type="float" office:value="0.620483219623566" calcext:value-type="float">
            <text:p>0.620483219623566</text:p>
          </table:table-cell>
          <table:table-cell table:number-columns-repeated="2"/>
        </table:table-row>
        <table:table-row table:style-name="ro1">
          <table:table-cell office:value-type="float" office:value="0.251495599746704" calcext:value-type="float">
            <text:p>0.251495599746704</text:p>
          </table:table-cell>
          <table:table-cell table:number-columns-repeated="2"/>
        </table:table-row>
        <table:table-row table:style-name="ro1">
          <table:table-cell office:value-type="float" office:value="0.398201316595078" calcext:value-type="float">
            <text:p>0.398201316595078</text:p>
          </table:table-cell>
          <table:table-cell table:number-columns-repeated="2"/>
        </table:table-row>
        <table:table-row table:style-name="ro1">
          <table:table-cell office:value-type="float" office:value="0.253064602613449" calcext:value-type="float">
            <text:p>0.253064602613449</text:p>
          </table:table-cell>
          <table:table-cell table:number-columns-repeated="2"/>
        </table:table-row>
        <table:table-row table:style-name="ro1">
          <table:table-cell office:value-type="float" office:value="0.665709674358368" calcext:value-type="float">
            <text:p>0.665709674358368</text:p>
          </table:table-cell>
          <table:table-cell table:number-columns-repeated="2"/>
        </table:table-row>
        <table:table-row table:style-name="ro1">
          <table:table-cell office:value-type="float" office:value="0.252914845943451" calcext:value-type="float">
            <text:p>0.252914845943451</text:p>
          </table:table-cell>
          <table:table-cell table:number-columns-repeated="2"/>
        </table:table-row>
        <table:table-row table:style-name="ro1">
          <table:table-cell office:value-type="float" office:value="0.252612978219986" calcext:value-type="float">
            <text:p>0.252612978219986</text:p>
          </table:table-cell>
          <table:table-cell table:number-columns-repeated="2"/>
        </table:table-row>
        <table:table-row table:style-name="ro1">
          <table:table-cell office:value-type="float" office:value="0.777437150478363" calcext:value-type="float">
            <text:p>0.777437150478363</text:p>
          </table:table-cell>
          <table:table-cell table:number-columns-repeated="2"/>
        </table:table-row>
        <table:table-row table:style-name="ro1">
          <table:table-cell office:value-type="float" office:value="0.251979291439056" calcext:value-type="float">
            <text:p>0.251979291439056</text:p>
          </table:table-cell>
          <table:table-cell table:number-columns-repeated="2"/>
        </table:table-row>
        <table:table-row table:style-name="ro1">
          <table:table-cell office:value-type="float" office:value="0.788742184638977" calcext:value-type="float">
            <text:p>0.788742184638977</text:p>
          </table:table-cell>
          <table:table-cell table:number-columns-repeated="2"/>
        </table:table-row>
        <table:table-row table:style-name="ro1">
          <table:table-cell office:value-type="float" office:value="0.25213485956192" calcext:value-type="float">
            <text:p>0.25213485956192</text:p>
          </table:table-cell>
          <table:table-cell table:number-columns-repeated="2"/>
        </table:table-row>
        <table:table-row table:style-name="ro1">
          <table:table-cell office:value-type="float" office:value="0.733653008937836" calcext:value-type="float">
            <text:p>0.733653008937836</text:p>
          </table:table-cell>
          <table:table-cell table:number-columns-repeated="2"/>
        </table:table-row>
        <table:table-row table:style-name="ro1">
          <table:table-cell office:value-type="float" office:value="0.252032965421677" calcext:value-type="float">
            <text:p>0.252032965421677</text:p>
          </table:table-cell>
          <table:table-cell table:number-columns-repeated="2"/>
        </table:table-row>
        <table:table-row table:style-name="ro1">
          <table:table-cell office:value-type="float" office:value="0.499247491359711" calcext:value-type="float">
            <text:p>0.499247491359711</text:p>
          </table:table-cell>
          <table:table-cell table:number-columns-repeated="2"/>
        </table:table-row>
        <table:table-row table:style-name="ro1">
          <table:table-cell office:value-type="float" office:value="0.251351445913315" calcext:value-type="float">
            <text:p>0.251351445913315</text:p>
          </table:table-cell>
          <table:table-cell table:number-columns-repeated="2"/>
        </table:table-row>
        <table:table-row table:style-name="ro1">
          <table:table-cell office:value-type="float" office:value="0.607590198516846" calcext:value-type="float">
            <text:p>0.607590198516846</text:p>
          </table:table-cell>
          <table:table-cell table:number-columns-repeated="2"/>
        </table:table-row>
        <table:table-row table:style-name="ro1">
          <table:table-cell office:value-type="float" office:value="0.764886736869812" calcext:value-type="float">
            <text:p>0.764886736869812</text:p>
          </table:table-cell>
          <table:table-cell table:number-columns-repeated="2"/>
        </table:table-row>
        <table:table-row table:style-name="ro1">
          <table:table-cell office:value-type="float" office:value="0.75242954492569" calcext:value-type="float">
            <text:p>0.75242954492569</text:p>
          </table:table-cell>
          <table:table-cell table:number-columns-repeated="2"/>
        </table:table-row>
        <table:table-row table:style-name="ro1">
          <table:table-cell office:value-type="float" office:value="0.685622870922089" calcext:value-type="float">
            <text:p>0.685622870922089</text:p>
          </table:table-cell>
          <table:table-cell table:number-columns-repeated="2"/>
        </table:table-row>
        <table:table-row table:style-name="ro1">
          <table:table-cell office:value-type="float" office:value="0.254810065031052" calcext:value-type="float">
            <text:p>0.254810065031052</text:p>
          </table:table-cell>
          <table:table-cell table:number-columns-repeated="2"/>
        </table:table-row>
        <table:table-row table:style-name="ro1">
          <table:table-cell office:value-type="float" office:value="0.255672931671143" calcext:value-type="float">
            <text:p>0.255672931671143</text:p>
          </table:table-cell>
          <table:table-cell table:number-columns-repeated="2"/>
        </table:table-row>
        <table:table-row table:style-name="ro1">
          <table:table-cell office:value-type="float" office:value="0.255278885364532" calcext:value-type="float">
            <text:p>0.255278885364532</text:p>
          </table:table-cell>
          <table:table-cell table:number-columns-repeated="2"/>
        </table:table-row>
        <table:table-row table:style-name="ro1">
          <table:table-cell office:value-type="float" office:value="0.253777801990509" calcext:value-type="float">
            <text:p>0.253777801990509</text:p>
          </table:table-cell>
          <table:table-cell table:number-columns-repeated="2"/>
        </table:table-row>
        <table:table-row table:style-name="ro1">
          <table:table-cell office:value-type="float" office:value="0.254322856664658" calcext:value-type="float">
            <text:p>0.254322856664658</text:p>
          </table:table-cell>
          <table:table-cell table:number-columns-repeated="2"/>
        </table:table-row>
        <table:table-row table:style-name="ro1">
          <table:table-cell office:value-type="float" office:value="0.255724906921387" calcext:value-type="float">
            <text:p>0.255724906921387</text:p>
          </table:table-cell>
          <table:table-cell table:number-columns-repeated="2"/>
        </table:table-row>
        <table:table-row table:style-name="ro1">
          <table:table-cell office:value-type="float" office:value="0.25488606095314" calcext:value-type="float">
            <text:p>0.25488606095314</text:p>
          </table:table-cell>
          <table:table-cell table:number-columns-repeated="2"/>
        </table:table-row>
        <table:table-row table:style-name="ro1">
          <table:table-cell office:value-type="float" office:value="0.254907727241516" calcext:value-type="float">
            <text:p>0.254907727241516</text:p>
          </table:table-cell>
          <table:table-cell table:number-columns-repeated="2"/>
        </table:table-row>
        <table:table-row table:style-name="ro1">
          <table:table-cell office:value-type="float" office:value="0.25551974773407" calcext:value-type="float">
            <text:p>0.25551974773407</text:p>
          </table:table-cell>
          <table:table-cell table:number-columns-repeated="2"/>
        </table:table-row>
        <table:table-row table:style-name="ro1">
          <table:table-cell office:value-type="float" office:value="0.390627205371857" calcext:value-type="float">
            <text:p>0.390627205371857</text:p>
          </table:table-cell>
          <table:table-cell table:number-columns-repeated="2"/>
        </table:table-row>
        <table:table-row table:style-name="ro1">
          <table:table-cell office:value-type="float" office:value="0.499783247709274" calcext:value-type="float">
            <text:p>0.499783247709274</text:p>
          </table:table-cell>
          <table:table-cell table:number-columns-repeated="2"/>
        </table:table-row>
        <table:table-row table:style-name="ro1">
          <table:table-cell office:value-type="float" office:value="0.856586635112762" calcext:value-type="float">
            <text:p>0.856586635112762</text:p>
          </table:table-cell>
          <table:table-cell table:number-columns-repeated="2"/>
        </table:table-row>
        <table:table-row table:style-name="ro1">
          <table:table-cell office:value-type="float" office:value="0.884382724761963" calcext:value-type="float">
            <text:p>0.884382724761963</text:p>
          </table:table-cell>
          <table:table-cell table:number-columns-repeated="2"/>
        </table:table-row>
        <table:table-row table:style-name="ro1">
          <table:table-cell office:value-type="float" office:value="0.850384831428528" calcext:value-type="float">
            <text:p>0.850384831428528</text:p>
          </table:table-cell>
          <table:table-cell table:number-columns-repeated="2"/>
        </table:table-row>
        <table:table-row table:style-name="ro1">
          <table:table-cell office:value-type="float" office:value="0.798864901065826" calcext:value-type="float">
            <text:p>0.798864901065826</text:p>
          </table:table-cell>
          <table:table-cell table:number-columns-repeated="2"/>
        </table:table-row>
        <table:table-row table:style-name="ro1">
          <table:table-cell office:value-type="float" office:value="0.84518975019455" calcext:value-type="float">
            <text:p>0.84518975019455</text:p>
          </table:table-cell>
          <table:table-cell table:number-columns-repeated="2"/>
        </table:table-row>
        <table:table-row table:style-name="ro1">
          <table:table-cell office:value-type="float" office:value="0.905043184757233" calcext:value-type="float">
            <text:p>0.905043184757233</text:p>
          </table:table-cell>
          <table:table-cell table:number-columns-repeated="2"/>
        </table:table-row>
        <table:table-row table:style-name="ro1">
          <table:table-cell office:value-type="float" office:value="0.889172494411469" calcext:value-type="float">
            <text:p>0.889172494411469</text:p>
          </table:table-cell>
          <table:table-cell table:number-columns-repeated="2"/>
        </table:table-row>
        <table:table-row table:style-name="ro1">
          <table:table-cell office:value-type="float" office:value="0.875113904476166" calcext:value-type="float">
            <text:p>0.875113904476166</text:p>
          </table:table-cell>
          <table:table-cell table:number-columns-repeated="2"/>
        </table:table-row>
        <table:table-row table:style-name="ro1">
          <table:table-cell office:value-type="float" office:value="0.829449355602264" calcext:value-type="float">
            <text:p>0.829449355602264</text:p>
          </table:table-cell>
          <table:table-cell table:number-columns-repeated="2"/>
        </table:table-row>
        <table:table-row table:style-name="ro1">
          <table:table-cell office:value-type="float" office:value="0.848801136016846" calcext:value-type="float">
            <text:p>0.848801136016846</text:p>
          </table:table-cell>
          <table:table-cell table:number-columns-repeated="2"/>
        </table:table-row>
        <table:table-row table:style-name="ro1">
          <table:table-cell office:value-type="float" office:value="0.893961429595947" calcext:value-type="float">
            <text:p>0.893961429595947</text:p>
          </table:table-cell>
          <table:table-cell table:number-columns-repeated="2"/>
        </table:table-row>
        <table:table-row table:style-name="ro1">
          <table:table-cell office:value-type="float" office:value="0.785547733306885" calcext:value-type="float">
            <text:p>0.785547733306885</text:p>
          </table:table-cell>
          <table:table-cell table:number-columns-repeated="2"/>
        </table:table-row>
        <table:table-row table:style-name="ro1">
          <table:table-cell office:value-type="float" office:value="0.642394721508026" calcext:value-type="float">
            <text:p>0.642394721508026</text:p>
          </table:table-cell>
          <table:table-cell table:number-columns-repeated="2"/>
        </table:table-row>
        <table:table-row table:style-name="ro1">
          <table:table-cell office:value-type="float" office:value="0.850000739097595" calcext:value-type="float">
            <text:p>0.850000739097595</text:p>
          </table:table-cell>
          <table:table-cell table:number-columns-repeated="2"/>
        </table:table-row>
        <table:table-row table:style-name="ro1">
          <table:table-cell office:value-type="float" office:value="0.906569421291351" calcext:value-type="float">
            <text:p>0.906569421291351</text:p>
          </table:table-cell>
          <table:table-cell table:number-columns-repeated="2"/>
        </table:table-row>
        <table:table-row table:style-name="ro1">
          <table:table-cell office:value-type="float" office:value="0.914687693119049" calcext:value-type="float">
            <text:p>0.914687693119049</text:p>
          </table:table-cell>
          <table:table-cell table:number-columns-repeated="2"/>
        </table:table-row>
        <table:table-row table:style-name="ro1">
          <table:table-cell office:value-type="float" office:value="0.870310425758362" calcext:value-type="float">
            <text:p>0.870310425758362</text:p>
          </table:table-cell>
          <table:table-cell table:number-columns-repeated="2"/>
        </table:table-row>
        <table:table-row table:style-name="ro1">
          <table:table-cell office:value-type="float" office:value="0.403313964605331" calcext:value-type="float">
            <text:p>0.403313964605331</text:p>
          </table:table-cell>
          <table:table-cell table:number-columns-repeated="2"/>
        </table:table-row>
        <table:table-row table:style-name="ro1">
          <table:table-cell office:value-type="float" office:value="0.906550347805023" calcext:value-type="float">
            <text:p>0.906550347805023</text:p>
          </table:table-cell>
          <table:table-cell table:number-columns-repeated="2"/>
        </table:table-row>
        <table:table-row table:style-name="ro1">
          <table:table-cell office:value-type="float" office:value="0.784119784832001" calcext:value-type="float">
            <text:p>0.784119784832001</text:p>
          </table:table-cell>
          <table:table-cell table:number-columns-repeated="2"/>
        </table:table-row>
        <table:table-row table:style-name="ro1">
          <table:table-cell office:value-type="float" office:value="0.256267786026001" calcext:value-type="float">
            <text:p>0.256267786026001</text:p>
          </table:table-cell>
          <table:table-cell table:number-columns-repeated="2"/>
        </table:table-row>
        <table:table-row table:style-name="ro1">
          <table:table-cell office:value-type="float" office:value="0.281825691461563" calcext:value-type="float">
            <text:p>0.281825691461563</text:p>
          </table:table-cell>
          <table:table-cell table:number-columns-repeated="2"/>
        </table:table-row>
        <table:table-row table:style-name="ro1">
          <table:table-cell office:value-type="float" office:value="0.282157123088837" calcext:value-type="float">
            <text:p>0.282157123088837</text:p>
          </table:table-cell>
          <table:table-cell table:number-columns-repeated="2"/>
        </table:table-row>
        <table:table-row table:style-name="ro1">
          <table:table-cell office:value-type="float" office:value="0.822560131549835" calcext:value-type="float">
            <text:p>0.822560131549835</text:p>
          </table:table-cell>
          <table:table-cell table:number-columns-repeated="2"/>
        </table:table-row>
        <table:table-row table:style-name="ro1">
          <table:table-cell office:value-type="float" office:value="0.283297777175903" calcext:value-type="float">
            <text:p>0.283297777175903</text:p>
          </table:table-cell>
          <table:table-cell table:number-columns-repeated="2"/>
        </table:table-row>
        <table:table-row table:style-name="ro1">
          <table:table-cell office:value-type="float" office:value="0.284431636333466" calcext:value-type="float">
            <text:p>0.284431636333466</text:p>
          </table:table-cell>
          <table:table-cell table:number-columns-repeated="2"/>
        </table:table-row>
        <table:table-row table:style-name="ro1">
          <table:table-cell office:value-type="float" office:value="0.286383628845215" calcext:value-type="float">
            <text:p>0.286383628845215</text:p>
          </table:table-cell>
          <table:table-cell table:number-columns-repeated="2"/>
        </table:table-row>
        <table:table-row table:style-name="ro1">
          <table:table-cell office:value-type="float" office:value="0.286299705505371" calcext:value-type="float">
            <text:p>0.286299705505371</text:p>
          </table:table-cell>
          <table:table-cell table:number-columns-repeated="2"/>
        </table:table-row>
        <table:table-row table:style-name="ro1">
          <table:table-cell office:value-type="float" office:value="0.289428263902664" calcext:value-type="float">
            <text:p>0.289428263902664</text:p>
          </table:table-cell>
          <table:table-cell table:number-columns-repeated="2"/>
        </table:table-row>
        <table:table-row table:style-name="ro1">
          <table:table-cell office:value-type="float" office:value="0.28833144903183" calcext:value-type="float">
            <text:p>0.28833144903183</text:p>
          </table:table-cell>
          <table:table-cell table:number-columns-repeated="2"/>
        </table:table-row>
        <table:table-row table:style-name="ro1">
          <table:table-cell office:value-type="float" office:value="0.285492271184921" calcext:value-type="float">
            <text:p>0.285492271184921</text:p>
          </table:table-cell>
          <table:table-cell table:number-columns-repeated="2"/>
        </table:table-row>
        <table:table-row table:style-name="ro1">
          <table:table-cell office:value-type="float" office:value="0.274356871843338" calcext:value-type="float">
            <text:p>0.274356871843338</text:p>
          </table:table-cell>
          <table:table-cell table:number-columns-repeated="2"/>
        </table:table-row>
        <table:table-row table:style-name="ro1">
          <table:table-cell office:value-type="float" office:value="0.277518033981323" calcext:value-type="float">
            <text:p>0.277518033981323</text:p>
          </table:table-cell>
          <table:table-cell table:number-columns-repeated="2"/>
        </table:table-row>
        <table:table-row table:style-name="ro1">
          <table:table-cell office:value-type="float" office:value="0.278409063816071" calcext:value-type="float">
            <text:p>0.278409063816071</text:p>
          </table:table-cell>
          <table:table-cell table:number-columns-repeated="2"/>
        </table:table-row>
        <table:table-row table:style-name="ro1">
          <table:table-cell office:value-type="float" office:value="0.487787753343582" calcext:value-type="float">
            <text:p>0.487787753343582</text:p>
          </table:table-cell>
          <table:table-cell table:number-columns-repeated="2"/>
        </table:table-row>
        <table:table-row table:style-name="ro1">
          <table:table-cell office:value-type="float" office:value="0.281790971755981" calcext:value-type="float">
            <text:p>0.281790971755981</text:p>
          </table:table-cell>
          <table:table-cell table:number-columns-repeated="2"/>
        </table:table-row>
        <table:table-row table:style-name="ro1">
          <table:table-cell office:value-type="float" office:value="0.274362653493881" calcext:value-type="float">
            <text:p>0.274362653493881</text:p>
          </table:table-cell>
          <table:table-cell table:number-columns-repeated="2"/>
        </table:table-row>
        <table:table-row table:style-name="ro1">
          <table:table-cell office:value-type="float" office:value="0.274016916751862" calcext:value-type="float">
            <text:p>0.274016916751862</text:p>
          </table:table-cell>
          <table:table-cell table:number-columns-repeated="2"/>
        </table:table-row>
        <table:table-row table:style-name="ro1">
          <table:table-cell office:value-type="float" office:value="0.274895995855331" calcext:value-type="float">
            <text:p>0.274895995855331</text:p>
          </table:table-cell>
          <table:table-cell table:number-columns-repeated="2"/>
        </table:table-row>
        <table:table-row table:style-name="ro1">
          <table:table-cell office:value-type="float" office:value="0.275170266628265" calcext:value-type="float">
            <text:p>0.275170266628265</text:p>
          </table:table-cell>
          <table:table-cell table:number-columns-repeated="2"/>
        </table:table-row>
        <table:table-row table:style-name="ro1">
          <table:table-cell office:value-type="float" office:value="0.274274468421936" calcext:value-type="float">
            <text:p>0.274274468421936</text:p>
          </table:table-cell>
          <table:table-cell table:number-columns-repeated="2"/>
        </table:table-row>
        <table:table-row table:style-name="ro1">
          <table:table-cell office:value-type="float" office:value="0.275199770927429" calcext:value-type="float">
            <text:p>0.275199770927429</text:p>
          </table:table-cell>
          <table:table-cell table:number-columns-repeated="2"/>
        </table:table-row>
        <table:table-row table:style-name="ro1">
          <table:table-cell office:value-type="float" office:value="0.275264143943787" calcext:value-type="float">
            <text:p>0.275264143943787</text:p>
          </table:table-cell>
          <table:table-cell table:number-columns-repeated="2"/>
        </table:table-row>
        <table:table-row table:style-name="ro1">
          <table:table-cell office:value-type="float" office:value="0.275632530450821" calcext:value-type="float">
            <text:p>0.275632530450821</text:p>
          </table:table-cell>
          <table:table-cell table:number-columns-repeated="2"/>
        </table:table-row>
        <table:table-row table:style-name="ro1">
          <table:table-cell office:value-type="float" office:value="0.274870365858078" calcext:value-type="float">
            <text:p>0.274870365858078</text:p>
          </table:table-cell>
          <table:table-cell table:number-columns-repeated="2"/>
        </table:table-row>
        <table:table-row table:style-name="ro1">
          <table:table-cell office:value-type="float" office:value="0.273383051156998" calcext:value-type="float">
            <text:p>0.273383051156998</text:p>
          </table:table-cell>
          <table:table-cell table:number-columns-repeated="2"/>
        </table:table-row>
        <table:table-row table:style-name="ro1">
          <table:table-cell office:value-type="float" office:value="0.274917662143707" calcext:value-type="float">
            <text:p>0.274917662143707</text:p>
          </table:table-cell>
          <table:table-cell table:number-columns-repeated="2"/>
        </table:table-row>
        <table:table-row table:style-name="ro1">
          <table:table-cell office:value-type="float" office:value="0.275824338197708" calcext:value-type="float">
            <text:p>0.275824338197708</text:p>
          </table:table-cell>
          <table:table-cell table:number-columns-repeated="2"/>
        </table:table-row>
        <table:table-row table:style-name="ro1">
          <table:table-cell office:value-type="float" office:value="0.274661004543304" calcext:value-type="float">
            <text:p>0.274661004543304</text:p>
          </table:table-cell>
          <table:table-cell table:number-columns-repeated="2"/>
        </table:table-row>
        <table:table-row table:style-name="ro1">
          <table:table-cell office:value-type="float" office:value="0.27658349275589" calcext:value-type="float">
            <text:p>0.27658349275589</text:p>
          </table:table-cell>
          <table:table-cell table:number-columns-repeated="2"/>
        </table:table-row>
        <table:table-row table:style-name="ro1">
          <table:table-cell office:value-type="float" office:value="0.274464279413223" calcext:value-type="float">
            <text:p>0.274464279413223</text:p>
          </table:table-cell>
          <table:table-cell table:number-columns-repeated="2"/>
        </table:table-row>
        <table:table-row table:style-name="ro1">
          <table:table-cell office:value-type="float" office:value="0.27229642868042" calcext:value-type="float">
            <text:p>0.27229642868042</text:p>
          </table:table-cell>
          <table:table-cell table:number-columns-repeated="2"/>
        </table:table-row>
        <table:table-row table:style-name="ro1">
          <table:table-cell office:value-type="float" office:value="0.640327930450439" calcext:value-type="float">
            <text:p>0.640327930450439</text:p>
          </table:table-cell>
          <table:table-cell table:number-columns-repeated="2"/>
        </table:table-row>
        <table:table-row table:style-name="ro1">
          <table:table-cell office:value-type="float" office:value="0.27200174331665" calcext:value-type="float">
            <text:p>0.27200174331665</text:p>
          </table:table-cell>
          <table:table-cell table:number-columns-repeated="2"/>
        </table:table-row>
        <table:table-row table:style-name="ro1">
          <table:table-cell office:value-type="float" office:value="0.63406229019165" calcext:value-type="float">
            <text:p>0.63406229019165</text:p>
          </table:table-cell>
          <table:table-cell table:number-columns-repeated="2"/>
        </table:table-row>
        <table:table-row table:style-name="ro1">
          <table:table-cell office:value-type="float" office:value="0.722775280475616" calcext:value-type="float">
            <text:p>0.722775280475616</text:p>
          </table:table-cell>
          <table:table-cell table:number-columns-repeated="2"/>
        </table:table-row>
        <table:table-row table:style-name="ro1">
          <table:table-cell office:value-type="float" office:value="0.389728963375092" calcext:value-type="float">
            <text:p>0.389728963375092</text:p>
          </table:table-cell>
          <table:table-cell table:number-columns-repeated="2"/>
        </table:table-row>
        <table:table-row table:style-name="ro1">
          <table:table-cell office:value-type="float" office:value="0.762925624847412" calcext:value-type="float">
            <text:p>0.762925624847412</text:p>
          </table:table-cell>
          <table:table-cell table:number-columns-repeated="2"/>
        </table:table-row>
        <table:table-row table:style-name="ro1">
          <table:table-cell office:value-type="float" office:value="0.459797918796539" calcext:value-type="float">
            <text:p>0.459797918796539</text:p>
          </table:table-cell>
          <table:table-cell table:number-columns-repeated="2"/>
        </table:table-row>
        <table:table-row table:style-name="ro1">
          <table:table-cell office:value-type="float" office:value="0.809530198574066" calcext:value-type="float">
            <text:p>0.809530198574066</text:p>
          </table:table-cell>
          <table:table-cell table:number-columns-repeated="2"/>
        </table:table-row>
        <table:table-row table:style-name="ro1">
          <table:table-cell office:value-type="float" office:value="0.431767344474793" calcext:value-type="float">
            <text:p>0.431767344474793</text:p>
          </table:table-cell>
          <table:table-cell table:number-columns-repeated="2"/>
        </table:table-row>
        <table:table-row table:style-name="ro1">
          <table:table-cell office:value-type="float" office:value="0.760368824005127" calcext:value-type="float">
            <text:p>0.760368824005127</text:p>
          </table:table-cell>
          <table:table-cell table:number-columns-repeated="2"/>
        </table:table-row>
        <table:table-row table:style-name="ro1">
          <table:table-cell office:value-type="float" office:value="0.372682690620422" calcext:value-type="float">
            <text:p>0.372682690620422</text:p>
          </table:table-cell>
          <table:table-cell table:number-columns-repeated="2"/>
        </table:table-row>
        <table:table-row table:style-name="ro1">
          <table:table-cell office:value-type="float" office:value="0.796485126018524" calcext:value-type="float">
            <text:p>0.796485126018524</text:p>
          </table:table-cell>
          <table:table-cell table:number-columns-repeated="2"/>
        </table:table-row>
        <table:table-row table:style-name="ro1">
          <table:table-cell office:value-type="float" office:value="0.316152215003967" calcext:value-type="float">
            <text:p>0.316152215003967</text:p>
          </table:table-cell>
          <table:table-cell table:number-columns-repeated="2"/>
        </table:table-row>
        <table:table-row table:style-name="ro1">
          <table:table-cell office:value-type="float" office:value="0.66071230173111" calcext:value-type="float">
            <text:p>0.66071230173111</text:p>
          </table:table-cell>
          <table:table-cell table:number-columns-repeated="2"/>
        </table:table-row>
        <table:table-row table:style-name="ro1">
          <table:table-cell office:value-type="float" office:value="0.251881808042526" calcext:value-type="float">
            <text:p>0.251881808042526</text:p>
          </table:table-cell>
          <table:table-cell table:number-columns-repeated="2"/>
        </table:table-row>
        <table:table-row table:style-name="ro1">
          <table:table-cell office:value-type="float" office:value="0.681213080883026" calcext:value-type="float">
            <text:p>0.681213080883026</text:p>
          </table:table-cell>
          <table:table-cell table:number-columns-repeated="2"/>
        </table:table-row>
        <table:table-row table:style-name="ro1">
          <table:table-cell office:value-type="float" office:value="0.866062939167023" calcext:value-type="float">
            <text:p>0.866062939167023</text:p>
          </table:table-cell>
          <table:table-cell table:number-columns-repeated="2"/>
        </table:table-row>
        <table:table-row table:style-name="ro1">
          <table:table-cell office:value-type="float" office:value="0.822901487350464" calcext:value-type="float">
            <text:p>0.822901487350464</text:p>
          </table:table-cell>
          <table:table-cell table:number-columns-repeated="2"/>
        </table:table-row>
        <table:table-row table:style-name="ro1">
          <table:table-cell office:value-type="float" office:value="0.80819034576416" calcext:value-type="float">
            <text:p>0.80819034576416</text:p>
          </table:table-cell>
          <table:table-cell table:number-columns-repeated="2"/>
        </table:table-row>
        <table:table-row table:style-name="ro1">
          <table:table-cell office:value-type="float" office:value="0.878419935703278" calcext:value-type="float">
            <text:p>0.878419935703278</text:p>
          </table:table-cell>
          <table:table-cell table:number-columns-repeated="2"/>
        </table:table-row>
        <table:table-row table:style-name="ro1">
          <table:table-cell office:value-type="float" office:value="0.252248466014862" calcext:value-type="float">
            <text:p>0.252248466014862</text:p>
          </table:table-cell>
          <table:table-cell table:number-columns-repeated="2"/>
        </table:table-row>
        <table:table-row table:style-name="ro1">
          <table:table-cell office:value-type="float" office:value="0.315946757793427" calcext:value-type="float">
            <text:p>0.315946757793427</text:p>
          </table:table-cell>
          <table:table-cell table:number-columns-repeated="2"/>
        </table:table-row>
        <table:table-row table:style-name="ro1">
          <table:table-cell office:value-type="float" office:value="0.256531894207001" calcext:value-type="float">
            <text:p>0.256531894207001</text:p>
          </table:table-cell>
          <table:table-cell table:number-columns-repeated="2"/>
        </table:table-row>
        <table:table-row table:style-name="ro1">
          <table:table-cell office:value-type="float" office:value="0.277975082397461" calcext:value-type="float">
            <text:p>0.277975082397461</text:p>
          </table:table-cell>
          <table:table-cell table:number-columns-repeated="2"/>
        </table:table-row>
        <table:table-row table:style-name="ro1">
          <table:table-cell office:value-type="float" office:value="0.266445755958557" calcext:value-type="float">
            <text:p>0.266445755958557</text:p>
          </table:table-cell>
          <table:table-cell table:number-columns-repeated="2"/>
        </table:table-row>
        <table:table-row table:style-name="ro1">
          <table:table-cell office:value-type="float" office:value="0.262527108192444" calcext:value-type="float">
            <text:p>0.262527108192444</text:p>
          </table:table-cell>
          <table:table-cell table:number-columns-repeated="2"/>
        </table:table-row>
        <table:table-row table:style-name="ro1">
          <table:table-cell office:value-type="float" office:value="0.267194718122482" calcext:value-type="float">
            <text:p>0.267194718122482</text:p>
          </table:table-cell>
          <table:table-cell table:number-columns-repeated="2"/>
        </table:table-row>
        <table:table-row table:style-name="ro1">
          <table:table-cell office:value-type="float" office:value="0.260134935379028" calcext:value-type="float">
            <text:p>0.260134935379028</text:p>
          </table:table-cell>
          <table:table-cell table:number-columns-repeated="2"/>
        </table:table-row>
        <table:table-row table:style-name="ro1">
          <table:table-cell office:value-type="float" office:value="0.26875239610672" calcext:value-type="float">
            <text:p>0.26875239610672</text:p>
          </table:table-cell>
          <table:table-cell table:number-columns-repeated="2"/>
        </table:table-row>
        <table:table-row table:style-name="ro1">
          <table:table-cell office:value-type="float" office:value="0.272260338068008" calcext:value-type="float">
            <text:p>0.272260338068008</text:p>
          </table:table-cell>
          <table:table-cell table:number-columns-repeated="2"/>
        </table:table-row>
        <table:table-row table:style-name="ro1">
          <table:table-cell office:value-type="float" office:value="0.266517668962479" calcext:value-type="float">
            <text:p>0.266517668962479</text:p>
          </table:table-cell>
          <table:table-cell table:number-columns-repeated="2"/>
        </table:table-row>
        <table:table-row table:style-name="ro1">
          <table:table-cell office:value-type="float" office:value="0.259080827236176" calcext:value-type="float">
            <text:p>0.259080827236176</text:p>
          </table:table-cell>
          <table:table-cell table:number-columns-repeated="2"/>
        </table:table-row>
        <table:table-row table:style-name="ro1">
          <table:table-cell office:value-type="float" office:value="0.255011349916458" calcext:value-type="float">
            <text:p>0.255011349916458</text:p>
          </table:table-cell>
          <table:table-cell table:number-columns-repeated="2"/>
        </table:table-row>
        <table:table-row table:style-name="ro1">
          <table:table-cell office:value-type="float" office:value="0.325543493032455" calcext:value-type="float">
            <text:p>0.325543493032455</text:p>
          </table:table-cell>
          <table:table-cell table:number-columns-repeated="2"/>
        </table:table-row>
        <table:table-row table:style-name="ro1">
          <table:table-cell office:value-type="float" office:value="0.25956791639328" calcext:value-type="float">
            <text:p>0.25956791639328</text:p>
          </table:table-cell>
          <table:table-cell table:number-columns-repeated="2"/>
        </table:table-row>
        <table:table-row table:style-name="ro1">
          <table:table-cell office:value-type="float" office:value="0.259526610374451" calcext:value-type="float">
            <text:p>0.259526610374451</text:p>
          </table:table-cell>
          <table:table-cell table:number-columns-repeated="2"/>
        </table:table-row>
        <table:table-row table:style-name="ro1">
          <table:table-cell office:value-type="float" office:value="0.266889810562134" calcext:value-type="float">
            <text:p>0.266889810562134</text:p>
          </table:table-cell>
          <table:table-cell table:number-columns-repeated="2"/>
        </table:table-row>
        <table:table-row table:style-name="ro1">
          <table:table-cell office:value-type="float" office:value="0.432997316122055" calcext:value-type="float">
            <text:p>0.432997316122055</text:p>
          </table:table-cell>
          <table:table-cell table:number-columns-repeated="2"/>
        </table:table-row>
        <table:table-row table:style-name="ro1">
          <table:table-cell office:value-type="float" office:value="0.501319885253906" calcext:value-type="float">
            <text:p>0.501319885253906</text:p>
          </table:table-cell>
          <table:table-cell table:number-columns-repeated="2"/>
        </table:table-row>
        <table:table-row table:style-name="ro1">
          <table:table-cell office:value-type="float" office:value="0.503627240657806" calcext:value-type="float">
            <text:p>0.503627240657806</text:p>
          </table:table-cell>
          <table:table-cell table:number-columns-repeated="2"/>
        </table:table-row>
        <table:table-row table:style-name="ro1">
          <table:table-cell office:value-type="float" office:value="0.566688895225525" calcext:value-type="float">
            <text:p>0.566688895225525</text:p>
          </table:table-cell>
          <table:table-cell table:number-columns-repeated="2"/>
        </table:table-row>
        <table:table-row table:style-name="ro1">
          <table:table-cell office:value-type="float" office:value="0.523299098014832" calcext:value-type="float">
            <text:p>0.523299098014832</text:p>
          </table:table-cell>
          <table:table-cell table:number-columns-repeated="2"/>
        </table:table-row>
        <table:table-row table:style-name="ro1">
          <table:table-cell office:value-type="float" office:value="0.49895378947258" calcext:value-type="float">
            <text:p>0.49895378947258</text:p>
          </table:table-cell>
          <table:table-cell table:number-columns-repeated="2"/>
        </table:table-row>
        <table:table-row table:style-name="ro1">
          <table:table-cell office:value-type="float" office:value="0.649499654769897" calcext:value-type="float">
            <text:p>0.649499654769897</text:p>
          </table:table-cell>
          <table:table-cell table:number-columns-repeated="2"/>
        </table:table-row>
        <table:table-row table:style-name="ro1">
          <table:table-cell office:value-type="float" office:value="0.481919348239899" calcext:value-type="float">
            <text:p>0.481919348239899</text:p>
          </table:table-cell>
          <table:table-cell table:number-columns-repeated="2"/>
        </table:table-row>
        <table:table-row table:style-name="ro1">
          <table:table-cell office:value-type="float" office:value="0.582059800624847" calcext:value-type="float">
            <text:p>0.582059800624847</text:p>
          </table:table-cell>
          <table:table-cell table:number-columns-repeated="2"/>
        </table:table-row>
        <table:table-row table:style-name="ro1">
          <table:table-cell office:value-type="float" office:value="0.496249705553055" calcext:value-type="float">
            <text:p>0.496249705553055</text:p>
          </table:table-cell>
          <table:table-cell table:number-columns-repeated="2"/>
        </table:table-row>
        <table:table-row table:style-name="ro1">
          <table:table-cell office:value-type="float" office:value="0.282712697982788" calcext:value-type="float">
            <text:p>0.282712697982788</text:p>
          </table:table-cell>
          <table:table-cell table:number-columns-repeated="2"/>
        </table:table-row>
        <table:table-row table:style-name="ro1">
          <table:table-cell office:value-type="float" office:value="0.352065086364746" calcext:value-type="float">
            <text:p>0.352065086364746</text:p>
          </table:table-cell>
          <table:table-cell table:number-columns-repeated="2"/>
        </table:table-row>
        <table:table-row table:style-name="ro1">
          <table:table-cell office:value-type="float" office:value="0.374868601560593" calcext:value-type="float">
            <text:p>0.374868601560593</text:p>
          </table:table-cell>
          <table:table-cell table:number-columns-repeated="2"/>
        </table:table-row>
        <table:table-row table:style-name="ro1">
          <table:table-cell office:value-type="float" office:value="0.770304441452026" calcext:value-type="float">
            <text:p>0.770304441452026</text:p>
          </table:table-cell>
          <table:table-cell table:number-columns-repeated="2"/>
        </table:table-row>
        <table:table-row table:style-name="ro1">
          <table:table-cell office:value-type="float" office:value="0.870314836502075" calcext:value-type="float">
            <text:p>0.870314836502075</text:p>
          </table:table-cell>
          <table:table-cell table:number-columns-repeated="2"/>
        </table:table-row>
        <table:table-row table:style-name="ro1">
          <table:table-cell office:value-type="float" office:value="0.785232782363892" calcext:value-type="float">
            <text:p>0.785232782363892</text:p>
          </table:table-cell>
          <table:table-cell table:number-columns-repeated="2"/>
        </table:table-row>
        <table:table-row table:style-name="ro1">
          <table:table-cell office:value-type="float" office:value="0.262520134449005" calcext:value-type="float">
            <text:p>0.262520134449005</text:p>
          </table:table-cell>
          <table:table-cell table:number-columns-repeated="2"/>
        </table:table-row>
        <table:table-row table:style-name="ro1">
          <table:table-cell office:value-type="float" office:value="0.441201746463776" calcext:value-type="float">
            <text:p>0.441201746463776</text:p>
          </table:table-cell>
          <table:table-cell table:number-columns-repeated="2"/>
        </table:table-row>
        <table:table-row table:style-name="ro1">
          <table:table-cell office:value-type="float" office:value="0.262100040912628" calcext:value-type="float">
            <text:p>0.262100040912628</text:p>
          </table:table-cell>
          <table:table-cell table:number-columns-repeated="2"/>
        </table:table-row>
        <table:table-row table:style-name="ro1">
          <table:table-cell office:value-type="float" office:value="0.263177037239075" calcext:value-type="float">
            <text:p>0.263177037239075</text:p>
          </table:table-cell>
          <table:table-cell table:number-columns-repeated="2"/>
        </table:table-row>
        <table:table-row table:style-name="ro1">
          <table:table-cell office:value-type="float" office:value="0.515283107757568" calcext:value-type="float">
            <text:p>0.515283107757568</text:p>
          </table:table-cell>
          <table:table-cell table:number-columns-repeated="2"/>
        </table:table-row>
        <table:table-row table:style-name="ro1">
          <table:table-cell office:value-type="float" office:value="0.263940095901489" calcext:value-type="float">
            <text:p>0.263940095901489</text:p>
          </table:table-cell>
          <table:table-cell table:number-columns-repeated="2"/>
        </table:table-row>
        <table:table-row table:style-name="ro1">
          <table:table-cell office:value-type="float" office:value="0.402817159891128" calcext:value-type="float">
            <text:p>0.402817159891128</text:p>
          </table:table-cell>
          <table:table-cell table:number-columns-repeated="2"/>
        </table:table-row>
        <table:table-row table:style-name="ro1">
          <table:table-cell office:value-type="float" office:value="0.262528359889984" calcext:value-type="float">
            <text:p>0.262528359889984</text:p>
          </table:table-cell>
          <table:table-cell table:number-columns-repeated="2"/>
        </table:table-row>
        <table:table-row table:style-name="ro1">
          <table:table-cell office:value-type="float" office:value="0.263118088245392" calcext:value-type="float">
            <text:p>0.263118088245392</text:p>
          </table:table-cell>
          <table:table-cell table:number-columns-repeated="2"/>
        </table:table-row>
        <table:table-row table:style-name="ro1">
          <table:table-cell office:value-type="float" office:value="0.606617152690887" calcext:value-type="float">
            <text:p>0.606617152690887</text:p>
          </table:table-cell>
          <table:table-cell table:number-columns-repeated="2"/>
        </table:table-row>
        <table:table-row table:style-name="ro1">
          <table:table-cell office:value-type="float" office:value="0.263114452362061" calcext:value-type="float">
            <text:p>0.263114452362061</text:p>
          </table:table-cell>
          <table:table-cell table:number-columns-repeated="2"/>
        </table:table-row>
        <table:table-row table:style-name="ro1">
          <table:table-cell office:value-type="float" office:value="0.671347260475159" calcext:value-type="float">
            <text:p>0.671347260475159</text:p>
          </table:table-cell>
          <table:table-cell table:number-columns-repeated="2"/>
        </table:table-row>
        <table:table-row table:style-name="ro1">
          <table:table-cell office:value-type="float" office:value="0.263377040624619" calcext:value-type="float">
            <text:p>0.263377040624619</text:p>
          </table:table-cell>
          <table:table-cell table:number-columns-repeated="2"/>
        </table:table-row>
        <table:table-row table:style-name="ro1">
          <table:table-cell office:value-type="float" office:value="0.878878831863403" calcext:value-type="float">
            <text:p>0.878878831863403</text:p>
          </table:table-cell>
          <table:table-cell table:number-columns-repeated="2"/>
        </table:table-row>
        <table:table-row table:style-name="ro1">
          <table:table-cell office:value-type="float" office:value="0.2528355717659" calcext:value-type="float">
            <text:p>0.2528355717659</text:p>
          </table:table-cell>
          <table:table-cell table:number-columns-repeated="2"/>
        </table:table-row>
        <table:table-row table:style-name="ro1">
          <table:table-cell office:value-type="float" office:value="0.263677626848221" calcext:value-type="float">
            <text:p>0.263677626848221</text:p>
          </table:table-cell>
          <table:table-cell table:number-columns-repeated="2"/>
        </table:table-row>
        <table:table-row table:style-name="ro1">
          <table:table-cell office:value-type="float" office:value="0.253035306930542" calcext:value-type="float">
            <text:p>0.253035306930542</text:p>
          </table:table-cell>
          <table:table-cell table:number-columns-repeated="2"/>
        </table:table-row>
        <table:table-row table:style-name="ro1">
          <table:table-cell office:value-type="float" office:value="0.260715186595917" calcext:value-type="float">
            <text:p>0.260715186595917</text:p>
          </table:table-cell>
          <table:table-cell table:number-columns-repeated="2"/>
        </table:table-row>
        <table:table-row table:style-name="ro1">
          <table:table-cell office:value-type="float" office:value="0.889689147472382" calcext:value-type="float">
            <text:p>0.889689147472382</text:p>
          </table:table-cell>
          <table:table-cell table:number-columns-repeated="2"/>
        </table:table-row>
        <table:table-row table:style-name="ro1">
          <table:table-cell office:value-type="float" office:value="0.26016828417778" calcext:value-type="float">
            <text:p>0.26016828417778</text:p>
          </table:table-cell>
          <table:table-cell table:number-columns-repeated="2"/>
        </table:table-row>
        <table:table-row table:style-name="ro1">
          <table:table-cell office:value-type="float" office:value="0.815160572528839" calcext:value-type="float">
            <text:p>0.815160572528839</text:p>
          </table:table-cell>
          <table:table-cell table:number-columns-repeated="2"/>
        </table:table-row>
        <table:table-row table:style-name="ro1">
          <table:table-cell office:value-type="float" office:value="0.270888298749924" calcext:value-type="float">
            <text:p>0.270888298749924</text:p>
          </table:table-cell>
          <table:table-cell table:number-columns-repeated="2"/>
        </table:table-row>
        <table:table-row table:style-name="ro1">
          <table:table-cell office:value-type="float" office:value="0.849960029125214" calcext:value-type="float">
            <text:p>0.849960029125214</text:p>
          </table:table-cell>
          <table:table-cell table:number-columns-repeated="2"/>
        </table:table-row>
        <table:table-row table:style-name="ro1">
          <table:table-cell office:value-type="float" office:value="0.269452512264252" calcext:value-type="float">
            <text:p>0.269452512264252</text:p>
          </table:table-cell>
          <table:table-cell table:number-columns-repeated="2"/>
        </table:table-row>
        <table:table-row table:style-name="ro1">
          <table:table-cell office:value-type="float" office:value="0.781458079814911" calcext:value-type="float">
            <text:p>0.781458079814911</text:p>
          </table:table-cell>
          <table:table-cell table:number-columns-repeated="2"/>
        </table:table-row>
        <table:table-row table:style-name="ro1">
          <table:table-cell office:value-type="float" office:value="0.266494601964951" calcext:value-type="float">
            <text:p>0.266494601964951</text:p>
          </table:table-cell>
          <table:table-cell table:number-columns-repeated="2"/>
        </table:table-row>
        <table:table-row table:style-name="ro1">
          <table:table-cell office:value-type="float" office:value="0.30160602927208" calcext:value-type="float">
            <text:p>0.30160602927208</text:p>
          </table:table-cell>
          <table:table-cell table:number-columns-repeated="2"/>
        </table:table-row>
        <table:table-row table:style-name="ro1">
          <table:table-cell office:value-type="float" office:value="0.564037501811981" calcext:value-type="float">
            <text:p>0.564037501811981</text:p>
          </table:table-cell>
          <table:table-cell table:number-columns-repeated="2"/>
        </table:table-row>
        <table:table-row table:style-name="ro1">
          <table:table-cell office:value-type="float" office:value="0.267918944358826" calcext:value-type="float">
            <text:p>0.267918944358826</text:p>
          </table:table-cell>
          <table:table-cell table:number-columns-repeated="2"/>
        </table:table-row>
        <table:table-row table:style-name="ro1">
          <table:table-cell office:value-type="float" office:value="0.582141220569611" calcext:value-type="float">
            <text:p>0.582141220569611</text:p>
          </table:table-cell>
          <table:table-cell table:number-columns-repeated="2"/>
        </table:table-row>
        <table:table-row table:style-name="ro1">
          <table:table-cell office:value-type="float" office:value="0.267507553100586" calcext:value-type="float">
            <text:p>0.267507553100586</text:p>
          </table:table-cell>
          <table:table-cell table:number-columns-repeated="2"/>
        </table:table-row>
        <table:table-row table:style-name="ro1">
          <table:table-cell office:value-type="float" office:value="0.341334939002991" calcext:value-type="float">
            <text:p>0.341334939002991</text:p>
          </table:table-cell>
          <table:table-cell table:number-columns-repeated="2"/>
        </table:table-row>
        <table:table-row table:style-name="ro1">
          <table:table-cell office:value-type="float" office:value="0.267517805099487" calcext:value-type="float">
            <text:p>0.267517805099487</text:p>
          </table:table-cell>
          <table:table-cell table:number-columns-repeated="2"/>
        </table:table-row>
        <table:table-row table:style-name="ro1">
          <table:table-cell office:value-type="float" office:value="0.276513606309891" calcext:value-type="float">
            <text:p>0.276513606309891</text:p>
          </table:table-cell>
          <table:table-cell table:number-columns-repeated="2"/>
        </table:table-row>
        <table:table-row table:style-name="ro1">
          <table:table-cell office:value-type="float" office:value="0.267775684595108" calcext:value-type="float">
            <text:p>0.267775684595108</text:p>
          </table:table-cell>
          <table:table-cell table:number-columns-repeated="2"/>
        </table:table-row>
        <table:table-row table:style-name="ro1">
          <table:table-cell office:value-type="float" office:value="0.358867913484573" calcext:value-type="float">
            <text:p>0.358867913484573</text:p>
          </table:table-cell>
          <table:table-cell table:number-columns-repeated="2"/>
        </table:table-row>
        <table:table-row table:style-name="ro1">
          <table:table-cell office:value-type="float" office:value="0.26729628443718" calcext:value-type="float">
            <text:p>0.26729628443718</text:p>
          </table:table-cell>
          <table:table-cell table:number-columns-repeated="2"/>
        </table:table-row>
        <table:table-row table:style-name="ro1">
          <table:table-cell office:value-type="float" office:value="0.273284882307053" calcext:value-type="float">
            <text:p>0.273284882307053</text:p>
          </table:table-cell>
          <table:table-cell table:number-columns-repeated="2"/>
        </table:table-row>
        <table:table-row table:style-name="ro1">
          <table:table-cell office:value-type="float" office:value="0.523835182189941" calcext:value-type="float">
            <text:p>0.523835182189941</text:p>
          </table:table-cell>
          <table:table-cell table:number-columns-repeated="2"/>
        </table:table-row>
        <table:table-row table:style-name="ro1">
          <table:table-cell office:value-type="float" office:value="0.267631322145462" calcext:value-type="float">
            <text:p>0.267631322145462</text:p>
          </table:table-cell>
          <table:table-cell table:number-columns-repeated="2"/>
        </table:table-row>
        <table:table-row table:style-name="ro1">
          <table:table-cell office:value-type="float" office:value="0.310836553573608" calcext:value-type="float">
            <text:p>0.310836553573608</text:p>
          </table:table-cell>
          <table:table-cell table:number-columns-repeated="2"/>
        </table:table-row>
        <table:table-row table:style-name="ro1">
          <table:table-cell office:value-type="float" office:value="0.728133678436279" calcext:value-type="float">
            <text:p>0.728133678436279</text:p>
          </table:table-cell>
          <table:table-cell table:number-columns-repeated="2"/>
        </table:table-row>
        <table:table-row table:style-name="ro1">
          <table:table-cell office:value-type="float" office:value="0.271463066339493" calcext:value-type="float">
            <text:p>0.271463066339493</text:p>
          </table:table-cell>
          <table:table-cell table:number-columns-repeated="2"/>
        </table:table-row>
        <table:table-row table:style-name="ro1">
          <table:table-cell office:value-type="float" office:value="0.348424524068832" calcext:value-type="float">
            <text:p>0.348424524068832</text:p>
          </table:table-cell>
          <table:table-cell table:number-columns-repeated="2"/>
        </table:table-row>
        <table:table-row table:style-name="ro1">
          <table:table-cell office:value-type="float" office:value="0.794830977916718" calcext:value-type="float">
            <text:p>0.794830977916718</text:p>
          </table:table-cell>
          <table:table-cell table:number-columns-repeated="2"/>
        </table:table-row>
        <table:table-row table:style-name="ro1">
          <table:table-cell office:value-type="float" office:value="0.272055953741074" calcext:value-type="float">
            <text:p>0.272055953741074</text:p>
          </table:table-cell>
          <table:table-cell table:number-columns-repeated="2"/>
        </table:table-row>
        <table:table-row table:style-name="ro1">
          <table:table-cell office:value-type="float" office:value="0.35420835018158" calcext:value-type="float">
            <text:p>0.35420835018158</text:p>
          </table:table-cell>
          <table:table-cell table:number-columns-repeated="2"/>
        </table:table-row>
        <table:table-row table:style-name="ro1">
          <table:table-cell office:value-type="float" office:value="0.797512650489807" calcext:value-type="float">
            <text:p>0.797512650489807</text:p>
          </table:table-cell>
          <table:table-cell table:number-columns-repeated="2"/>
        </table:table-row>
        <table:table-row table:style-name="ro1">
          <table:table-cell office:value-type="float" office:value="0.274694889783859" calcext:value-type="float">
            <text:p>0.274694889783859</text:p>
          </table:table-cell>
          <table:table-cell table:number-columns-repeated="2"/>
        </table:table-row>
        <table:table-row table:style-name="ro1">
          <table:table-cell office:value-type="float" office:value="0.350484907627106" calcext:value-type="float">
            <text:p>0.350484907627106</text:p>
          </table:table-cell>
          <table:table-cell table:number-columns-repeated="2"/>
        </table:table-row>
        <table:table-row table:style-name="ro1">
          <table:table-cell office:value-type="float" office:value="0.746630787849426" calcext:value-type="float">
            <text:p>0.746630787849426</text:p>
          </table:table-cell>
          <table:table-cell table:number-columns-repeated="2"/>
        </table:table-row>
        <table:table-row table:style-name="ro1">
          <table:table-cell office:value-type="float" office:value="0.320377707481384" calcext:value-type="float">
            <text:p>0.320377707481384</text:p>
          </table:table-cell>
          <table:table-cell table:number-columns-repeated="2"/>
        </table:table-row>
        <table:table-row table:style-name="ro1">
          <table:table-cell office:value-type="float" office:value="0.75493848323822" calcext:value-type="float">
            <text:p>0.75493848323822</text:p>
          </table:table-cell>
          <table:table-cell table:number-columns-repeated="2"/>
        </table:table-row>
        <table:table-row table:style-name="ro1">
          <table:table-cell office:value-type="float" office:value="0.763539731502533" calcext:value-type="float">
            <text:p>0.763539731502533</text:p>
          </table:table-cell>
          <table:table-cell table:number-columns-repeated="2"/>
        </table:table-row>
        <table:table-row table:style-name="ro1">
          <table:table-cell office:value-type="float" office:value="0.743587136268616" calcext:value-type="float">
            <text:p>0.743587136268616</text:p>
          </table:table-cell>
          <table:table-cell table:number-columns-repeated="2"/>
        </table:table-row>
        <table:table-row table:style-name="ro1">
          <table:table-cell office:value-type="float" office:value="0.35586342215538" calcext:value-type="float">
            <text:p>0.35586342215538</text:p>
          </table:table-cell>
          <table:table-cell table:number-columns-repeated="2"/>
        </table:table-row>
        <table:table-row table:style-name="ro1">
          <table:table-cell office:value-type="float" office:value="0.815301477909088" calcext:value-type="float">
            <text:p>0.815301477909088</text:p>
          </table:table-cell>
          <table:table-cell table:number-columns-repeated="2"/>
        </table:table-row>
        <table:table-row table:style-name="ro1">
          <table:table-cell office:value-type="float" office:value="0.299171030521393" calcext:value-type="float">
            <text:p>0.299171030521393</text:p>
          </table:table-cell>
          <table:table-cell table:number-columns-repeated="2"/>
        </table:table-row>
        <table:table-row table:style-name="ro1">
          <table:table-cell office:value-type="float" office:value="0.883218824863434" calcext:value-type="float">
            <text:p>0.883218824863434</text:p>
          </table:table-cell>
          <table:table-cell table:number-columns-repeated="2"/>
        </table:table-row>
        <table:table-row table:style-name="ro1">
          <table:table-cell office:value-type="float" office:value="0.282226413488388" calcext:value-type="float">
            <text:p>0.282226413488388</text:p>
          </table:table-cell>
          <table:table-cell table:number-columns-repeated="2"/>
        </table:table-row>
        <table:table-row table:style-name="ro1">
          <table:table-cell office:value-type="float" office:value="0.865443885326386" calcext:value-type="float">
            <text:p>0.865443885326386</text:p>
          </table:table-cell>
          <table:table-cell table:number-columns-repeated="2"/>
        </table:table-row>
        <table:table-row table:style-name="ro1">
          <table:table-cell office:value-type="float" office:value="0.259869992733002" calcext:value-type="float">
            <text:p>0.259869992733002</text:p>
          </table:table-cell>
          <table:table-cell table:number-columns-repeated="2"/>
        </table:table-row>
        <table:table-row table:style-name="ro1">
          <table:table-cell office:value-type="float" office:value="0.898465275764465" calcext:value-type="float">
            <text:p>0.898465275764465</text:p>
          </table:table-cell>
          <table:table-cell table:number-columns-repeated="2"/>
        </table:table-row>
        <table:table-row table:style-name="ro1">
          <table:table-cell office:value-type="float" office:value="0.283230930566788" calcext:value-type="float">
            <text:p>0.283230930566788</text:p>
          </table:table-cell>
          <table:table-cell table:number-columns-repeated="2"/>
        </table:table-row>
        <table:table-row table:style-name="ro1">
          <table:table-cell office:value-type="float" office:value="0.894971668720245" calcext:value-type="float">
            <text:p>0.894971668720245</text:p>
          </table:table-cell>
          <table:table-cell table:number-columns-repeated="2"/>
        </table:table-row>
        <table:table-row table:style-name="ro1">
          <table:table-cell office:value-type="float" office:value="0.313980221748352" calcext:value-type="float">
            <text:p>0.313980221748352</text:p>
          </table:table-cell>
          <table:table-cell table:number-columns-repeated="2"/>
        </table:table-row>
        <table:table-row table:style-name="ro1">
          <table:table-cell office:value-type="float" office:value="0.848922789096832" calcext:value-type="float">
            <text:p>0.848922789096832</text:p>
          </table:table-cell>
          <table:table-cell table:number-columns-repeated="2"/>
        </table:table-row>
        <table:table-row table:style-name="ro1">
          <table:table-cell office:value-type="float" office:value="0.71009373664856" calcext:value-type="float">
            <text:p>0.71009373664856</text:p>
          </table:table-cell>
          <table:table-cell table:number-columns-repeated="2"/>
        </table:table-row>
        <table:table-row table:style-name="ro1">
          <table:table-cell office:value-type="float" office:value="0.301873236894608" calcext:value-type="float">
            <text:p>0.301873236894608</text:p>
          </table:table-cell>
          <table:table-cell table:number-columns-repeated="2"/>
        </table:table-row>
        <table:table-row table:style-name="ro1">
          <table:table-cell office:value-type="float" office:value="0.599782168865204" calcext:value-type="float">
            <text:p>0.599782168865204</text:p>
          </table:table-cell>
          <table:table-cell table:number-columns-repeated="2"/>
        </table:table-row>
        <table:table-row table:style-name="ro1">
          <table:table-cell office:value-type="float" office:value="0.757063686847687" calcext:value-type="float">
            <text:p>0.757063686847687</text:p>
          </table:table-cell>
          <table:table-cell table:number-columns-repeated="2"/>
        </table:table-row>
        <table:table-row table:style-name="ro1">
          <table:table-cell office:value-type="float" office:value="0.697150707244873" calcext:value-type="float">
            <text:p>0.697150707244873</text:p>
          </table:table-cell>
          <table:table-cell table:number-columns-repeated="2"/>
        </table:table-row>
        <table:table-row table:style-name="ro1">
          <table:table-cell office:value-type="float" office:value="0.814903497695923" calcext:value-type="float">
            <text:p>0.814903497695923</text:p>
          </table:table-cell>
          <table:table-cell table:number-columns-repeated="2"/>
        </table:table-row>
        <table:table-row table:style-name="ro1">
          <table:table-cell office:value-type="float" office:value="0.747604131698608" calcext:value-type="float">
            <text:p>0.747604131698608</text:p>
          </table:table-cell>
          <table:table-cell table:number-columns-repeated="2"/>
        </table:table-row>
        <table:table-row table:style-name="ro1">
          <table:table-cell office:value-type="float" office:value="0.797339260578156" calcext:value-type="float">
            <text:p>0.797339260578156</text:p>
          </table:table-cell>
          <table:table-cell table:number-columns-repeated="2"/>
        </table:table-row>
        <table:table-row table:style-name="ro1">
          <table:table-cell office:value-type="float" office:value="0.868939995765686" calcext:value-type="float">
            <text:p>0.868939995765686</text:p>
          </table:table-cell>
          <table:table-cell table:number-columns-repeated="2"/>
        </table:table-row>
        <table:table-row table:style-name="ro1">
          <table:table-cell office:value-type="float" office:value="0.878366768360138" calcext:value-type="float">
            <text:p>0.878366768360138</text:p>
          </table:table-cell>
          <table:table-cell table:number-columns-repeated="2"/>
        </table:table-row>
        <table:table-row table:style-name="ro1">
          <table:table-cell office:value-type="float" office:value="0.830856919288635" calcext:value-type="float">
            <text:p>0.830856919288635</text:p>
          </table:table-cell>
          <table:table-cell table:number-columns-repeated="2"/>
        </table:table-row>
        <table:table-row table:style-name="ro1">
          <table:table-cell office:value-type="float" office:value="0.816328167915344" calcext:value-type="float">
            <text:p>0.816328167915344</text:p>
          </table:table-cell>
          <table:table-cell table:number-columns-repeated="2"/>
        </table:table-row>
        <table:table-row table:style-name="ro1">
          <table:table-cell office:value-type="float" office:value="0.772515833377838" calcext:value-type="float">
            <text:p>0.772515833377838</text:p>
          </table:table-cell>
          <table:table-cell table:number-columns-repeated="2"/>
        </table:table-row>
        <table:table-row table:style-name="ro1">
          <table:table-cell office:value-type="float" office:value="0.689283788204193" calcext:value-type="float">
            <text:p>0.689283788204193</text:p>
          </table:table-cell>
          <table:table-cell table:number-columns-repeated="2"/>
        </table:table-row>
        <table:table-row table:style-name="ro1">
          <table:table-cell office:value-type="float" office:value="0.814524650573731" calcext:value-type="float">
            <text:p>0.814524650573731</text:p>
          </table:table-cell>
          <table:table-cell table:number-columns-repeated="2"/>
        </table:table-row>
        <table:table-row table:style-name="ro1">
          <table:table-cell office:value-type="float" office:value="0.790609538555145" calcext:value-type="float">
            <text:p>0.790609538555145</text:p>
          </table:table-cell>
          <table:table-cell table:number-columns-repeated="2"/>
        </table:table-row>
        <table:table-row table:style-name="ro1">
          <table:table-cell office:value-type="float" office:value="0.587228655815125" calcext:value-type="float">
            <text:p>0.587228655815125</text:p>
          </table:table-cell>
          <table:table-cell table:number-columns-repeated="2"/>
        </table:table-row>
        <table:table-row table:style-name="ro1">
          <table:table-cell office:value-type="float" office:value="0.287739366292953" calcext:value-type="float">
            <text:p>0.287739366292953</text:p>
          </table:table-cell>
          <table:table-cell table:number-columns-repeated="2"/>
        </table:table-row>
        <table:table-row table:style-name="ro1">
          <table:table-cell office:value-type="float" office:value="0.2874376475811" calcext:value-type="float">
            <text:p>0.2874376475811</text:p>
          </table:table-cell>
          <table:table-cell table:number-columns-repeated="2"/>
        </table:table-row>
        <table:table-row table:style-name="ro1">
          <table:table-cell office:value-type="float" office:value="0.286536574363708" calcext:value-type="float">
            <text:p>0.286536574363708</text:p>
          </table:table-cell>
          <table:table-cell table:number-columns-repeated="2"/>
        </table:table-row>
        <table:table-row table:style-name="ro1">
          <table:table-cell office:value-type="float" office:value="0.301089406013489" calcext:value-type="float">
            <text:p>0.301089406013489</text:p>
          </table:table-cell>
          <table:table-cell table:number-columns-repeated="2"/>
        </table:table-row>
        <table:table-row table:style-name="ro1">
          <table:table-cell office:value-type="float" office:value="0.30033278465271" calcext:value-type="float">
            <text:p>0.30033278465271</text:p>
          </table:table-cell>
          <table:table-cell table:number-columns-repeated="2"/>
        </table:table-row>
        <table:table-row table:style-name="ro1">
          <table:table-cell office:value-type="float" office:value="0.297802895307541" calcext:value-type="float">
            <text:p>0.297802895307541</text:p>
          </table:table-cell>
          <table:table-cell table:number-columns-repeated="2"/>
        </table:table-row>
        <table:table-row table:style-name="ro1">
          <table:table-cell office:value-type="float" office:value="0.299287557601929" calcext:value-type="float">
            <text:p>0.299287557601929</text:p>
          </table:table-cell>
          <table:table-cell table:number-columns-repeated="2"/>
        </table:table-row>
        <table:table-row table:style-name="ro1">
          <table:table-cell office:value-type="float" office:value="0.505844831466675" calcext:value-type="float">
            <text:p>0.505844831466675</text:p>
          </table:table-cell>
          <table:table-cell table:number-columns-repeated="2"/>
        </table:table-row>
        <table:table-row table:style-name="ro1">
          <table:table-cell office:value-type="float" office:value="0.637992441654205" calcext:value-type="float">
            <text:p>0.637992441654205</text:p>
          </table:table-cell>
          <table:table-cell table:number-columns-repeated="2"/>
        </table:table-row>
        <table:table-row table:style-name="ro1">
          <table:table-cell office:value-type="float" office:value="0.868244409561157" calcext:value-type="float">
            <text:p>0.868244409561157</text:p>
          </table:table-cell>
          <table:table-cell table:number-columns-repeated="2"/>
        </table:table-row>
        <table:table-row table:style-name="ro1">
          <table:table-cell office:value-type="float" office:value="0.885038673877716" calcext:value-type="float">
            <text:p>0.885038673877716</text:p>
          </table:table-cell>
          <table:table-cell table:number-columns-repeated="2"/>
        </table:table-row>
        <table:table-row table:style-name="ro1">
          <table:table-cell office:value-type="float" office:value="0.442876398563385" calcext:value-type="float">
            <text:p>0.442876398563385</text:p>
          </table:table-cell>
          <table:table-cell table:number-columns-repeated="2"/>
        </table:table-row>
        <table:table-row table:style-name="ro1">
          <table:table-cell office:value-type="float" office:value="0.606116592884064" calcext:value-type="float">
            <text:p>0.606116592884064</text:p>
          </table:table-cell>
          <table:table-cell table:number-columns-repeated="2"/>
        </table:table-row>
        <table:table-row table:style-name="ro1">
          <table:table-cell office:value-type="float" office:value="0.895029604434967" calcext:value-type="float">
            <text:p>0.895029604434967</text:p>
          </table:table-cell>
          <table:table-cell table:number-columns-repeated="2"/>
        </table:table-row>
        <table:table-row table:style-name="ro1">
          <table:table-cell office:value-type="float" office:value="0.924346506595612" calcext:value-type="float">
            <text:p>0.924346506595612</text:p>
          </table:table-cell>
          <table:table-cell table:number-columns-repeated="2"/>
        </table:table-row>
        <table:table-row table:style-name="ro1">
          <table:table-cell office:value-type="float" office:value="0.854152500629425" calcext:value-type="float">
            <text:p>0.854152500629425</text:p>
          </table:table-cell>
          <table:table-cell table:number-columns-repeated="2"/>
        </table:table-row>
        <table:table-row table:style-name="ro1">
          <table:table-cell office:value-type="float" office:value="0.895531177520752" calcext:value-type="float">
            <text:p>0.895531177520752</text:p>
          </table:table-cell>
          <table:table-cell table:number-columns-repeated="2"/>
        </table:table-row>
        <table:table-row table:style-name="ro1">
          <table:table-cell office:value-type="float" office:value="0.913526713848114" calcext:value-type="float">
            <text:p>0.913526713848114</text:p>
          </table:table-cell>
          <table:table-cell table:number-columns-repeated="2"/>
        </table:table-row>
        <table:table-row table:style-name="ro1">
          <table:table-cell office:value-type="float" office:value="0.937829971313477" calcext:value-type="float">
            <text:p>0.937829971313477</text:p>
          </table:table-cell>
          <table:table-cell table:number-columns-repeated="2"/>
        </table:table-row>
        <table:table-row table:style-name="ro1">
          <table:table-cell office:value-type="float" office:value="0.937996745109558" calcext:value-type="float">
            <text:p>0.937996745109558</text:p>
          </table:table-cell>
          <table:table-cell table:number-columns-repeated="2"/>
        </table:table-row>
        <table:table-row table:style-name="ro1">
          <table:table-cell office:value-type="float" office:value="0.91146332025528" calcext:value-type="float">
            <text:p>0.91146332025528</text:p>
          </table:table-cell>
          <table:table-cell table:number-columns-repeated="2"/>
        </table:table-row>
        <table:table-row table:style-name="ro1">
          <table:table-cell office:value-type="float" office:value="0.86578369140625" calcext:value-type="float">
            <text:p>0.86578369140625</text:p>
          </table:table-cell>
          <table:table-cell table:number-columns-repeated="2"/>
        </table:table-row>
        <table:table-row table:style-name="ro1">
          <table:table-cell office:value-type="float" office:value="0.832804083824158" calcext:value-type="float">
            <text:p>0.832804083824158</text:p>
          </table:table-cell>
          <table:table-cell table:number-columns-repeated="2"/>
        </table:table-row>
        <table:table-row table:style-name="ro1">
          <table:table-cell office:value-type="float" office:value="0.521702885627747" calcext:value-type="float">
            <text:p>0.521702885627747</text:p>
          </table:table-cell>
          <table:table-cell table:number-columns-repeated="2"/>
        </table:table-row>
        <table:table-row table:style-name="ro1">
          <table:table-cell office:value-type="float" office:value="0.681256651878357" calcext:value-type="float">
            <text:p>0.681256651878357</text:p>
          </table:table-cell>
          <table:table-cell table:number-columns-repeated="2"/>
        </table:table-row>
        <table:table-row table:style-name="ro1">
          <table:table-cell office:value-type="float" office:value="0.754959523677826" calcext:value-type="float">
            <text:p>0.754959523677826</text:p>
          </table:table-cell>
          <table:table-cell table:number-columns-repeated="2"/>
        </table:table-row>
        <table:table-row table:style-name="ro1">
          <table:table-cell office:value-type="float" office:value="0.397196292877197" calcext:value-type="float">
            <text:p>0.397196292877197</text:p>
          </table:table-cell>
          <table:table-cell table:number-columns-repeated="2"/>
        </table:table-row>
        <table:table-row table:style-name="ro1">
          <table:table-cell office:value-type="float" office:value="0.330727845430374" calcext:value-type="float">
            <text:p>0.330727845430374</text:p>
          </table:table-cell>
          <table:table-cell table:number-columns-repeated="2"/>
        </table:table-row>
        <table:table-row table:style-name="ro1">
          <table:table-cell office:value-type="float" office:value="0.36230406165123" calcext:value-type="float">
            <text:p>0.36230406165123</text:p>
          </table:table-cell>
          <table:table-cell table:number-columns-repeated="2"/>
        </table:table-row>
        <table:table-row table:style-name="ro1">
          <table:table-cell office:value-type="float" office:value="0.700217664241791" calcext:value-type="float">
            <text:p>0.700217664241791</text:p>
          </table:table-cell>
          <table:table-cell table:number-columns-repeated="2"/>
        </table:table-row>
        <table:table-row table:style-name="ro1">
          <table:table-cell office:value-type="float" office:value="0.726400375366211" calcext:value-type="float">
            <text:p>0.726400375366211</text:p>
          </table:table-cell>
          <table:table-cell table:number-columns-repeated="2"/>
        </table:table-row>
        <table:table-row table:style-name="ro1">
          <table:table-cell office:value-type="float" office:value="0.753768801689148" calcext:value-type="float">
            <text:p>0.753768801689148</text:p>
          </table:table-cell>
          <table:table-cell table:number-columns-repeated="2"/>
        </table:table-row>
        <table:table-row table:style-name="ro1">
          <table:table-cell office:value-type="float" office:value="0.585882723331451" calcext:value-type="float">
            <text:p>0.585882723331451</text:p>
          </table:table-cell>
          <table:table-cell table:number-columns-repeated="2"/>
        </table:table-row>
        <table:table-row table:style-name="ro1">
          <table:table-cell office:value-type="float" office:value="0.254092633724213" calcext:value-type="float">
            <text:p>0.254092633724213</text:p>
          </table:table-cell>
          <table:table-cell table:number-columns-repeated="2"/>
        </table:table-row>
        <table:table-row table:style-name="ro1">
          <table:table-cell office:value-type="float" office:value="0.568167209625244" calcext:value-type="float">
            <text:p>0.568167209625244</text:p>
          </table:table-cell>
          <table:table-cell table:number-columns-repeated="2"/>
        </table:table-row>
        <table:table-row table:style-name="ro1">
          <table:table-cell office:value-type="float" office:value="0.256491243839264" calcext:value-type="float">
            <text:p>0.256491243839264</text:p>
          </table:table-cell>
          <table:table-cell table:number-columns-repeated="2"/>
        </table:table-row>
        <table:table-row table:style-name="ro1">
          <table:table-cell office:value-type="float" office:value="0.254277884960175" calcext:value-type="float">
            <text:p>0.254277884960175</text:p>
          </table:table-cell>
          <table:table-cell table:number-columns-repeated="2"/>
        </table:table-row>
        <table:table-row table:style-name="ro1">
          <table:table-cell office:value-type="float" office:value="0.259680390357971" calcext:value-type="float">
            <text:p>0.259680390357971</text:p>
          </table:table-cell>
          <table:table-cell table:number-columns-repeated="2"/>
        </table:table-row>
        <table:table-row table:style-name="ro1">
          <table:table-cell office:value-type="float" office:value="0.252994924783707" calcext:value-type="float">
            <text:p>0.252994924783707</text:p>
          </table:table-cell>
          <table:table-cell table:number-columns-repeated="2"/>
        </table:table-row>
        <table:table-row table:style-name="ro1">
          <table:table-cell office:value-type="float" office:value="0.251597017049789" calcext:value-type="float">
            <text:p>0.251597017049789</text:p>
          </table:table-cell>
          <table:table-cell table:number-columns-repeated="2"/>
        </table:table-row>
        <table:table-row table:style-name="ro1">
          <table:table-cell office:value-type="float" office:value="0.255080580711365" calcext:value-type="float">
            <text:p>0.255080580711365</text:p>
          </table:table-cell>
          <table:table-cell table:number-columns-repeated="2"/>
        </table:table-row>
        <table:table-row table:style-name="ro1">
          <table:table-cell office:value-type="float" office:value="0.286665618419647" calcext:value-type="float">
            <text:p>0.286665618419647</text:p>
          </table:table-cell>
          <table:table-cell table:number-columns-repeated="2"/>
        </table:table-row>
        <table:table-row table:style-name="ro1">
          <table:table-cell office:value-type="float" office:value="0.668953657150269" calcext:value-type="float">
            <text:p>0.668953657150269</text:p>
          </table:table-cell>
          <table:table-cell table:number-columns-repeated="2"/>
        </table:table-row>
        <table:table-row table:style-name="ro1">
          <table:table-cell office:value-type="float" office:value="0.285730183124542" calcext:value-type="float">
            <text:p>0.285730183124542</text:p>
          </table:table-cell>
          <table:table-cell table:number-columns-repeated="2"/>
        </table:table-row>
        <table:table-row table:style-name="ro1">
          <table:table-cell office:value-type="float" office:value="0.775202035903931" calcext:value-type="float">
            <text:p>0.775202035903931</text:p>
          </table:table-cell>
          <table:table-cell table:number-columns-repeated="2"/>
        </table:table-row>
        <table:table-row table:style-name="ro1">
          <table:table-cell office:value-type="float" office:value="0.285323172807693" calcext:value-type="float">
            <text:p>0.285323172807693</text:p>
          </table:table-cell>
          <table:table-cell table:number-columns-repeated="2"/>
        </table:table-row>
        <table:table-row table:style-name="ro1">
          <table:table-cell office:value-type="float" office:value="0.878698408603668" calcext:value-type="float">
            <text:p>0.878698408603668</text:p>
          </table:table-cell>
          <table:table-cell table:number-columns-repeated="2"/>
        </table:table-row>
        <table:table-row table:style-name="ro1">
          <table:table-cell office:value-type="float" office:value="0.287996828556061" calcext:value-type="float">
            <text:p>0.287996828556061</text:p>
          </table:table-cell>
          <table:table-cell table:number-columns-repeated="2"/>
        </table:table-row>
        <table:table-row table:style-name="ro1">
          <table:table-cell office:value-type="float" office:value="0.816602766513824" calcext:value-type="float">
            <text:p>0.816602766513824</text:p>
          </table:table-cell>
          <table:table-cell table:number-columns-repeated="2"/>
        </table:table-row>
        <table:table-row table:style-name="ro1">
          <table:table-cell office:value-type="float" office:value="0.290860623121262" calcext:value-type="float">
            <text:p>0.290860623121262</text:p>
          </table:table-cell>
          <table:table-cell table:number-columns-repeated="2"/>
        </table:table-row>
        <table:table-row table:style-name="ro1">
          <table:table-cell office:value-type="float" office:value="0.819170415401459" calcext:value-type="float">
            <text:p>0.819170415401459</text:p>
          </table:table-cell>
          <table:table-cell table:number-columns-repeated="2"/>
        </table:table-row>
        <table:table-row table:style-name="ro1">
          <table:table-cell office:value-type="float" office:value="0.290112137794495" calcext:value-type="float">
            <text:p>0.290112137794495</text:p>
          </table:table-cell>
          <table:table-cell table:number-columns-repeated="2"/>
        </table:table-row>
        <table:table-row table:style-name="ro1">
          <table:table-cell office:value-type="float" office:value="0.808059334754944" calcext:value-type="float">
            <text:p>0.808059334754944</text:p>
          </table:table-cell>
          <table:table-cell table:number-columns-repeated="2"/>
        </table:table-row>
        <table:table-row table:style-name="ro1">
          <table:table-cell office:value-type="float" office:value="0.291067183017731" calcext:value-type="float">
            <text:p>0.291067183017731</text:p>
          </table:table-cell>
          <table:table-cell table:number-columns-repeated="2"/>
        </table:table-row>
        <table:table-row table:style-name="ro1">
          <table:table-cell office:value-type="float" office:value="0.814663708209991" calcext:value-type="float">
            <text:p>0.814663708209991</text:p>
          </table:table-cell>
          <table:table-cell table:number-columns-repeated="2"/>
        </table:table-row>
        <table:table-row table:style-name="ro1">
          <table:table-cell office:value-type="float" office:value="0.291054397821426" calcext:value-type="float">
            <text:p>0.291054397821426</text:p>
          </table:table-cell>
          <table:table-cell table:number-columns-repeated="2"/>
        </table:table-row>
        <table:table-row table:style-name="ro1">
          <table:table-cell office:value-type="float" office:value="0.67187774181366" calcext:value-type="float">
            <text:p>0.67187774181366</text:p>
          </table:table-cell>
          <table:table-cell table:number-columns-repeated="2"/>
        </table:table-row>
        <table:table-row table:style-name="ro1">
          <table:table-cell office:value-type="float" office:value="0.291306436061859" calcext:value-type="float">
            <text:p>0.291306436061859</text:p>
          </table:table-cell>
          <table:table-cell table:number-columns-repeated="2"/>
        </table:table-row>
        <table:table-row table:style-name="ro1">
          <table:table-cell office:value-type="float" office:value="0.32365545630455" calcext:value-type="float">
            <text:p>0.32365545630455</text:p>
          </table:table-cell>
          <table:table-cell table:number-columns-repeated="2"/>
        </table:table-row>
        <table:table-row table:style-name="ro1">
          <table:table-cell office:value-type="float" office:value="0.291392356157303" calcext:value-type="float">
            <text:p>0.291392356157303</text:p>
          </table:table-cell>
          <table:table-cell table:number-columns-repeated="2"/>
        </table:table-row>
        <table:table-row table:style-name="ro1">
          <table:table-cell office:value-type="float" office:value="0.391268968582153" calcext:value-type="float">
            <text:p>0.391268968582153</text:p>
          </table:table-cell>
          <table:table-cell table:number-columns-repeated="2"/>
        </table:table-row>
        <table:table-row table:style-name="ro1">
          <table:table-cell office:value-type="float" office:value="0.291331231594086" calcext:value-type="float">
            <text:p>0.291331231594086</text:p>
          </table:table-cell>
          <table:table-cell table:number-columns-repeated="2"/>
        </table:table-row>
        <table:table-row table:style-name="ro1">
          <table:table-cell office:value-type="float" office:value="0.292854517698288" calcext:value-type="float">
            <text:p>0.292854517698288</text:p>
          </table:table-cell>
          <table:table-cell table:number-columns-repeated="2"/>
        </table:table-row>
        <table:table-row table:style-name="ro1">
          <table:table-cell office:value-type="float" office:value="0.287329494953156" calcext:value-type="float">
            <text:p>0.287329494953156</text:p>
          </table:table-cell>
          <table:table-cell table:number-columns-repeated="2"/>
        </table:table-row>
        <table:table-row table:style-name="ro1">
          <table:table-cell office:value-type="float" office:value="0.298224806785583" calcext:value-type="float">
            <text:p>0.298224806785583</text:p>
          </table:table-cell>
          <table:table-cell table:number-columns-repeated="2"/>
        </table:table-row>
        <table:table-row table:style-name="ro1">
          <table:table-cell office:value-type="float" office:value="0.286030024290085" calcext:value-type="float">
            <text:p>0.286030024290085</text:p>
          </table:table-cell>
          <table:table-cell table:number-columns-repeated="2"/>
        </table:table-row>
        <table:table-row table:style-name="ro1">
          <table:table-cell office:value-type="float" office:value="0.300430446863174" calcext:value-type="float">
            <text:p>0.300430446863174</text:p>
          </table:table-cell>
          <table:table-cell table:number-columns-repeated="2"/>
        </table:table-row>
        <table:table-row table:style-name="ro1">
          <table:table-cell office:value-type="float" office:value="0.285771518945694" calcext:value-type="float">
            <text:p>0.285771518945694</text:p>
          </table:table-cell>
          <table:table-cell table:number-columns-repeated="2"/>
        </table:table-row>
        <table:table-row table:style-name="ro1">
          <table:table-cell office:value-type="float" office:value="0.292518764734268" calcext:value-type="float">
            <text:p>0.292518764734268</text:p>
          </table:table-cell>
          <table:table-cell table:number-columns-repeated="2"/>
        </table:table-row>
        <table:table-row table:style-name="ro1">
          <table:table-cell office:value-type="float" office:value="0.285563856363297" calcext:value-type="float">
            <text:p>0.285563856363297</text:p>
          </table:table-cell>
          <table:table-cell table:number-columns-repeated="2"/>
        </table:table-row>
        <table:table-row table:style-name="ro1">
          <table:table-cell office:value-type="float" office:value="0.295240134000778" calcext:value-type="float">
            <text:p>0.295240134000778</text:p>
          </table:table-cell>
          <table:table-cell table:number-columns-repeated="2"/>
        </table:table-row>
        <table:table-row table:style-name="ro1">
          <table:table-cell office:value-type="float" office:value="0.285761058330536" calcext:value-type="float">
            <text:p>0.285761058330536</text:p>
          </table:table-cell>
          <table:table-cell table:number-columns-repeated="2"/>
        </table:table-row>
        <table:table-row table:style-name="ro1">
          <table:table-cell office:value-type="float" office:value="0.292187094688415" calcext:value-type="float">
            <text:p>0.292187094688415</text:p>
          </table:table-cell>
          <table:table-cell table:number-columns-repeated="2"/>
        </table:table-row>
        <table:table-row table:style-name="ro1">
          <table:table-cell office:value-type="float" office:value="0.285776048898697" calcext:value-type="float">
            <text:p>0.285776048898697</text:p>
          </table:table-cell>
          <table:table-cell table:number-columns-repeated="2"/>
        </table:table-row>
        <table:table-row table:style-name="ro1">
          <table:table-cell office:value-type="float" office:value="0.306336581707001" calcext:value-type="float">
            <text:p>0.306336581707001</text:p>
          </table:table-cell>
          <table:table-cell table:number-columns-repeated="2"/>
        </table:table-row>
        <table:table-row table:style-name="ro1">
          <table:table-cell office:value-type="float" office:value="0.362924605607986" calcext:value-type="float">
            <text:p>0.362924605607986</text:p>
          </table:table-cell>
          <table:table-cell table:number-columns-repeated="2"/>
        </table:table-row>
        <table:table-row table:style-name="ro1">
          <table:table-cell office:value-type="float" office:value="0.285951286554337" calcext:value-type="float">
            <text:p>0.285951286554337</text:p>
          </table:table-cell>
          <table:table-cell table:number-columns-repeated="2"/>
        </table:table-row>
        <table:table-row table:style-name="ro1">
          <table:table-cell office:value-type="float" office:value="0.292254120111465" calcext:value-type="float">
            <text:p>0.292254120111465</text:p>
          </table:table-cell>
          <table:table-cell table:number-columns-repeated="2"/>
        </table:table-row>
        <table:table-row table:style-name="ro1">
          <table:table-cell office:value-type="float" office:value="0.284747987985611" calcext:value-type="float">
            <text:p>0.284747987985611</text:p>
          </table:table-cell>
          <table:table-cell table:number-columns-repeated="2"/>
        </table:table-row>
        <table:table-row table:style-name="ro1">
          <table:table-cell office:value-type="float" office:value="0.317200362682343" calcext:value-type="float">
            <text:p>0.317200362682343</text:p>
          </table:table-cell>
          <table:table-cell table:number-columns-repeated="2"/>
        </table:table-row>
        <table:table-row table:style-name="ro1">
          <table:table-cell office:value-type="float" office:value="0.284467697143555" calcext:value-type="float">
            <text:p>0.284467697143555</text:p>
          </table:table-cell>
          <table:table-cell table:number-columns-repeated="2"/>
        </table:table-row>
        <table:table-row table:style-name="ro1">
          <table:table-cell office:value-type="float" office:value="0.319169521331787" calcext:value-type="float">
            <text:p>0.319169521331787</text:p>
          </table:table-cell>
          <table:table-cell table:number-columns-repeated="2"/>
        </table:table-row>
        <table:table-row table:style-name="ro1">
          <table:table-cell office:value-type="float" office:value="0.255658596754074" calcext:value-type="float">
            <text:p>0.255658596754074</text:p>
          </table:table-cell>
          <table:table-cell table:number-columns-repeated="2"/>
        </table:table-row>
        <table:table-row table:style-name="ro1">
          <table:table-cell office:value-type="float" office:value="0.45775243639946" calcext:value-type="float">
            <text:p>0.45775243639946</text:p>
          </table:table-cell>
          <table:table-cell table:number-columns-repeated="2"/>
        </table:table-row>
        <table:table-row table:style-name="ro1">
          <table:table-cell office:value-type="float" office:value="0.325945496559143" calcext:value-type="float">
            <text:p>0.325945496559143</text:p>
          </table:table-cell>
          <table:table-cell table:number-columns-repeated="2"/>
        </table:table-row>
        <table:table-row table:style-name="ro1">
          <table:table-cell office:value-type="float" office:value="0.25488606095314" calcext:value-type="float">
            <text:p>0.25488606095314</text:p>
          </table:table-cell>
          <table:table-cell table:number-columns-repeated="2"/>
        </table:table-row>
        <table:table-row table:style-name="ro1">
          <table:table-cell office:value-type="float" office:value="0.256511509418488" calcext:value-type="float">
            <text:p>0.256511509418488</text:p>
          </table:table-cell>
          <table:table-cell table:number-columns-repeated="2"/>
        </table:table-row>
        <table:table-row table:style-name="ro1">
          <table:table-cell office:value-type="float" office:value="0.324439018964767" calcext:value-type="float">
            <text:p>0.324439018964767</text:p>
          </table:table-cell>
          <table:table-cell table:number-columns-repeated="2"/>
        </table:table-row>
        <table:table-row table:style-name="ro1">
          <table:table-cell office:value-type="float" office:value="0.637865900993347" calcext:value-type="float">
            <text:p>0.637865900993347</text:p>
          </table:table-cell>
          <table:table-cell table:number-columns-repeated="2"/>
        </table:table-row>
        <table:table-row table:style-name="ro1">
          <table:table-cell office:value-type="float" office:value="0.326327264308929" calcext:value-type="float">
            <text:p>0.326327264308929</text:p>
          </table:table-cell>
          <table:table-cell table:number-columns-repeated="2"/>
        </table:table-row>
        <table:table-row table:style-name="ro1">
          <table:table-cell office:value-type="float" office:value="0.837590157985687" calcext:value-type="float">
            <text:p>0.837590157985687</text:p>
          </table:table-cell>
          <table:table-cell table:number-columns-repeated="2"/>
        </table:table-row>
        <table:table-row table:style-name="ro1">
          <table:table-cell office:value-type="float" office:value="0.328223794698715" calcext:value-type="float">
            <text:p>0.328223794698715</text:p>
          </table:table-cell>
          <table:table-cell table:number-columns-repeated="2"/>
        </table:table-row>
        <table:table-row table:style-name="ro1">
          <table:table-cell office:value-type="float" office:value="0.84480619430542" calcext:value-type="float">
            <text:p>0.84480619430542</text:p>
          </table:table-cell>
          <table:table-cell table:number-columns-repeated="2"/>
        </table:table-row>
        <table:table-row table:style-name="ro1">
          <table:table-cell office:value-type="float" office:value="0.31759575009346" calcext:value-type="float">
            <text:p>0.31759575009346</text:p>
          </table:table-cell>
          <table:table-cell table:number-columns-repeated="2"/>
        </table:table-row>
        <table:table-row table:style-name="ro1">
          <table:table-cell office:value-type="float" office:value="0.894594728946686" calcext:value-type="float">
            <text:p>0.894594728946686</text:p>
          </table:table-cell>
          <table:table-cell table:number-columns-repeated="2"/>
        </table:table-row>
        <table:table-row table:style-name="ro1">
          <table:table-cell office:value-type="float" office:value="0.323125809431076" calcext:value-type="float">
            <text:p>0.323125809431076</text:p>
          </table:table-cell>
          <table:table-cell table:number-columns-repeated="2"/>
        </table:table-row>
        <table:table-row table:style-name="ro1">
          <table:table-cell office:value-type="float" office:value="0.905521988868713" calcext:value-type="float">
            <text:p>0.905521988868713</text:p>
          </table:table-cell>
          <table:table-cell table:number-columns-repeated="2"/>
        </table:table-row>
        <table:table-row table:style-name="ro1">
          <table:table-cell office:value-type="float" office:value="0.319487154483795" calcext:value-type="float">
            <text:p>0.319487154483795</text:p>
          </table:table-cell>
          <table:table-cell table:number-columns-repeated="2"/>
        </table:table-row>
        <table:table-row table:style-name="ro1">
          <table:table-cell office:value-type="float" office:value="0.915713429450989" calcext:value-type="float">
            <text:p>0.915713429450989</text:p>
          </table:table-cell>
          <table:table-cell table:number-columns-repeated="2"/>
        </table:table-row>
        <table:table-row table:style-name="ro1">
          <table:table-cell office:value-type="float" office:value="0.320150375366211" calcext:value-type="float">
            <text:p>0.320150375366211</text:p>
          </table:table-cell>
          <table:table-cell table:number-columns-repeated="2"/>
        </table:table-row>
        <table:table-row table:style-name="ro1">
          <table:table-cell office:value-type="float" office:value="0.940070509910584" calcext:value-type="float">
            <text:p>0.940070509910584</text:p>
          </table:table-cell>
          <table:table-cell table:number-columns-repeated="2"/>
        </table:table-row>
        <table:table-row table:style-name="ro1">
          <table:table-cell office:value-type="float" office:value="0.320466250181198" calcext:value-type="float">
            <text:p>0.320466250181198</text:p>
          </table:table-cell>
          <table:table-cell table:number-columns-repeated="2"/>
        </table:table-row>
        <table:table-row table:style-name="ro1">
          <table:table-cell office:value-type="float" office:value="0.925568103790283" calcext:value-type="float">
            <text:p>0.925568103790283</text:p>
          </table:table-cell>
          <table:table-cell table:number-columns-repeated="2"/>
        </table:table-row>
        <table:table-row table:style-name="ro1">
          <table:table-cell office:value-type="float" office:value="0.320879012346268" calcext:value-type="float">
            <text:p>0.320879012346268</text:p>
          </table:table-cell>
          <table:table-cell table:number-columns-repeated="2"/>
        </table:table-row>
        <table:table-row table:style-name="ro1">
          <table:table-cell office:value-type="float" office:value="0.757624983787537" calcext:value-type="float">
            <text:p>0.757624983787537</text:p>
          </table:table-cell>
          <table:table-cell table:number-columns-repeated="2"/>
        </table:table-row>
        <table:table-row table:style-name="ro1">
          <table:table-cell office:value-type="float" office:value="0.319091498851776" calcext:value-type="float">
            <text:p>0.319091498851776</text:p>
          </table:table-cell>
          <table:table-cell table:number-columns-repeated="2"/>
        </table:table-row>
        <table:table-row table:style-name="ro1">
          <table:table-cell office:value-type="float" office:value="0.797160506248474" calcext:value-type="float">
            <text:p>0.797160506248474</text:p>
          </table:table-cell>
          <table:table-cell table:number-columns-repeated="2"/>
        </table:table-row>
        <table:table-row table:style-name="ro1">
          <table:table-cell office:value-type="float" office:value="0.319035649299622" calcext:value-type="float">
            <text:p>0.319035649299622</text:p>
          </table:table-cell>
          <table:table-cell table:number-columns-repeated="2"/>
        </table:table-row>
        <table:table-row table:style-name="ro1">
          <table:table-cell office:value-type="float" office:value="0.784369885921478" calcext:value-type="float">
            <text:p>0.784369885921478</text:p>
          </table:table-cell>
          <table:table-cell table:number-columns-repeated="2"/>
        </table:table-row>
        <table:table-row table:style-name="ro1">
          <table:table-cell office:value-type="float" office:value="0.317542642354965" calcext:value-type="float">
            <text:p>0.317542642354965</text:p>
          </table:table-cell>
          <table:table-cell table:number-columns-repeated="2"/>
        </table:table-row>
        <table:table-row table:style-name="ro1">
          <table:table-cell office:value-type="float" office:value="0.829057395458221" calcext:value-type="float">
            <text:p>0.829057395458221</text:p>
          </table:table-cell>
          <table:table-cell table:number-columns-repeated="2"/>
        </table:table-row>
        <table:table-row table:style-name="ro1">
          <table:table-cell office:value-type="float" office:value="0.31928476691246" calcext:value-type="float">
            <text:p>0.31928476691246</text:p>
          </table:table-cell>
          <table:table-cell table:number-columns-repeated="2"/>
        </table:table-row>
        <table:table-row table:style-name="ro1">
          <table:table-cell office:value-type="float" office:value="0.817677974700928" calcext:value-type="float">
            <text:p>0.817677974700928</text:p>
          </table:table-cell>
          <table:table-cell table:number-columns-repeated="2"/>
        </table:table-row>
        <table:table-row table:style-name="ro1">
          <table:table-cell office:value-type="float" office:value="0.318844258785248" calcext:value-type="float">
            <text:p>0.318844258785248</text:p>
          </table:table-cell>
          <table:table-cell table:number-columns-repeated="2"/>
        </table:table-row>
        <table:table-row table:style-name="ro1">
          <table:table-cell office:value-type="float" office:value="0.844845712184906" calcext:value-type="float">
            <text:p>0.844845712184906</text:p>
          </table:table-cell>
          <table:table-cell table:number-columns-repeated="2"/>
        </table:table-row>
        <table:table-row table:style-name="ro1">
          <table:table-cell office:value-type="float" office:value="0.319481253623962" calcext:value-type="float">
            <text:p>0.319481253623962</text:p>
          </table:table-cell>
          <table:table-cell table:number-columns-repeated="2"/>
        </table:table-row>
        <table:table-row table:style-name="ro1">
          <table:table-cell office:value-type="float" office:value="0.904869079589844" calcext:value-type="float">
            <text:p>0.904869079589844</text:p>
          </table:table-cell>
          <table:table-cell table:number-columns-repeated="2"/>
        </table:table-row>
        <table:table-row table:style-name="ro1">
          <table:table-cell office:value-type="float" office:value="0.318766593933106" calcext:value-type="float">
            <text:p>0.318766593933106</text:p>
          </table:table-cell>
          <table:table-cell table:number-columns-repeated="2"/>
        </table:table-row>
        <table:table-row table:style-name="ro1">
          <table:table-cell office:value-type="float" office:value="0.901660203933716" calcext:value-type="float">
            <text:p>0.901660203933716</text:p>
          </table:table-cell>
          <table:table-cell table:number-columns-repeated="2"/>
        </table:table-row>
        <table:table-row table:style-name="ro1">
          <table:table-cell office:value-type="float" office:value="0.321328818798065" calcext:value-type="float">
            <text:p>0.321328818798065</text:p>
          </table:table-cell>
          <table:table-cell table:number-columns-repeated="2"/>
        </table:table-row>
        <table:table-row table:style-name="ro1">
          <table:table-cell office:value-type="float" office:value="0.885763347148895" calcext:value-type="float">
            <text:p>0.885763347148895</text:p>
          </table:table-cell>
          <table:table-cell table:number-columns-repeated="2"/>
        </table:table-row>
        <table:table-row table:style-name="ro1">
          <table:table-cell office:value-type="float" office:value="0.31061115860939" calcext:value-type="float">
            <text:p>0.31061115860939</text:p>
          </table:table-cell>
          <table:table-cell table:number-columns-repeated="2"/>
        </table:table-row>
        <table:table-row table:style-name="ro1">
          <table:table-cell office:value-type="float" office:value="0.906540811061859" calcext:value-type="float">
            <text:p>0.906540811061859</text:p>
          </table:table-cell>
          <table:table-cell table:number-columns-repeated="2"/>
        </table:table-row>
        <table:table-row table:style-name="ro1">
          <table:table-cell office:value-type="float" office:value="0.312778800725937" calcext:value-type="float">
            <text:p>0.312778800725937</text:p>
          </table:table-cell>
          <table:table-cell table:number-columns-repeated="2"/>
        </table:table-row>
        <table:table-row table:style-name="ro1">
          <table:table-cell office:value-type="float" office:value="0.901665329933166" calcext:value-type="float">
            <text:p>0.901665329933166</text:p>
          </table:table-cell>
          <table:table-cell table:number-columns-repeated="2"/>
        </table:table-row>
        <table:table-row table:style-name="ro1">
          <table:table-cell office:value-type="float" office:value="0.309365123510361" calcext:value-type="float">
            <text:p>0.309365123510361</text:p>
          </table:table-cell>
          <table:table-cell table:number-columns-repeated="2"/>
        </table:table-row>
        <table:table-row table:style-name="ro1">
          <table:table-cell office:value-type="float" office:value="0.862176895141602" calcext:value-type="float">
            <text:p>0.862176895141602</text:p>
          </table:table-cell>
          <table:table-cell table:number-columns-repeated="2"/>
        </table:table-row>
        <table:table-row table:style-name="ro1">
          <table:table-cell office:value-type="float" office:value="0.309154212474823" calcext:value-type="float">
            <text:p>0.309154212474823</text:p>
          </table:table-cell>
          <table:table-cell table:number-columns-repeated="2"/>
        </table:table-row>
        <table:table-row table:style-name="ro1">
          <table:table-cell office:value-type="float" office:value="0.814617216587067" calcext:value-type="float">
            <text:p>0.814617216587067</text:p>
          </table:table-cell>
          <table:table-cell table:number-columns-repeated="2"/>
        </table:table-row>
        <table:table-row table:style-name="ro1">
          <table:table-cell office:value-type="float" office:value="0.258365124464035" calcext:value-type="float">
            <text:p>0.258365124464035</text:p>
          </table:table-cell>
          <table:table-cell table:number-columns-repeated="2"/>
        </table:table-row>
        <table:table-row table:style-name="ro1">
          <table:table-cell office:value-type="float" office:value="0.309098094701767" calcext:value-type="float">
            <text:p>0.309098094701767</text:p>
          </table:table-cell>
          <table:table-cell table:number-columns-repeated="2"/>
        </table:table-row>
        <table:table-row table:style-name="ro1">
          <table:table-cell office:value-type="float" office:value="0.309355795383453" calcext:value-type="float">
            <text:p>0.309355795383453</text:p>
          </table:table-cell>
          <table:table-cell table:number-columns-repeated="2"/>
        </table:table-row>
        <table:table-row table:style-name="ro1">
          <table:table-cell office:value-type="float" office:value="0.305370062589645" calcext:value-type="float">
            <text:p>0.305370062589645</text:p>
          </table:table-cell>
          <table:table-cell table:number-columns-repeated="2"/>
        </table:table-row>
        <table:table-row table:style-name="ro1">
          <table:table-cell office:value-type="float" office:value="0.470988303422928" calcext:value-type="float">
            <text:p>0.470988303422928</text:p>
          </table:table-cell>
          <table:table-cell table:number-columns-repeated="2"/>
        </table:table-row>
        <table:table-row table:style-name="ro1">
          <table:table-cell office:value-type="float" office:value="0.30898579955101" calcext:value-type="float">
            <text:p>0.30898579955101</text:p>
          </table:table-cell>
          <table:table-cell table:number-columns-repeated="2"/>
        </table:table-row>
        <table:table-row table:style-name="ro1">
          <table:table-cell office:value-type="float" office:value="0.35351887345314" calcext:value-type="float">
            <text:p>0.35351887345314</text:p>
          </table:table-cell>
          <table:table-cell table:number-columns-repeated="2"/>
        </table:table-row>
        <table:table-row table:style-name="ro1">
          <table:table-cell office:value-type="float" office:value="0.320491015911102" calcext:value-type="float">
            <text:p>0.320491015911102</text:p>
          </table:table-cell>
          <table:table-cell table:number-columns-repeated="2"/>
        </table:table-row>
        <table:table-row table:style-name="ro1">
          <table:table-cell office:value-type="float" office:value="0.32943731546402" calcext:value-type="float">
            <text:p>0.32943731546402</text:p>
          </table:table-cell>
          <table:table-cell table:number-columns-repeated="2"/>
        </table:table-row>
        <table:table-row table:style-name="ro1">
          <table:table-cell office:value-type="float" office:value="0.329487174749374" calcext:value-type="float">
            <text:p>0.329487174749374</text:p>
          </table:table-cell>
          <table:table-cell table:number-columns-repeated="2"/>
        </table:table-row>
        <table:table-row table:style-name="ro1">
          <table:table-cell office:value-type="float" office:value="0.322933912277222" calcext:value-type="float">
            <text:p>0.322933912277222</text:p>
          </table:table-cell>
          <table:table-cell table:number-columns-repeated="2"/>
        </table:table-row>
        <table:table-row table:style-name="ro1">
          <table:table-cell office:value-type="float" office:value="0.394729971885681" calcext:value-type="float">
            <text:p>0.394729971885681</text:p>
          </table:table-cell>
          <table:table-cell table:number-columns-repeated="2"/>
        </table:table-row>
        <table:table-row table:style-name="ro1">
          <table:table-cell office:value-type="float" office:value="0.26421320438385" calcext:value-type="float">
            <text:p>0.26421320438385</text:p>
          </table:table-cell>
          <table:table-cell table:number-columns-repeated="2"/>
        </table:table-row>
        <table:table-row table:style-name="ro1">
          <table:table-cell office:value-type="float" office:value="0.321058809757233" calcext:value-type="float">
            <text:p>0.321058809757233</text:p>
          </table:table-cell>
          <table:table-cell table:number-columns-repeated="2"/>
        </table:table-row>
        <table:table-row table:style-name="ro1">
          <table:table-cell office:value-type="float" office:value="0.890154540538788" calcext:value-type="float">
            <text:p>0.890154540538788</text:p>
          </table:table-cell>
          <table:table-cell table:number-columns-repeated="2"/>
        </table:table-row>
        <table:table-row table:style-name="ro1">
          <table:table-cell office:value-type="float" office:value="0.321439623832703" calcext:value-type="float">
            <text:p>0.321439623832703</text:p>
          </table:table-cell>
          <table:table-cell table:number-columns-repeated="2"/>
        </table:table-row>
        <table:table-row table:style-name="ro1">
          <table:table-cell office:value-type="float" office:value="0.866731524467468" calcext:value-type="float">
            <text:p>0.866731524467468</text:p>
          </table:table-cell>
          <table:table-cell table:number-columns-repeated="2"/>
        </table:table-row>
        <table:table-row table:style-name="ro1">
          <table:table-cell office:value-type="float" office:value="0.314336657524109" calcext:value-type="float">
            <text:p>0.314336657524109</text:p>
          </table:table-cell>
          <table:table-cell table:number-columns-repeated="2"/>
        </table:table-row>
        <table:table-row table:style-name="ro1">
          <table:table-cell office:value-type="float" office:value="0.677622079849243" calcext:value-type="float">
            <text:p>0.677622079849243</text:p>
          </table:table-cell>
          <table:table-cell table:number-columns-repeated="2"/>
        </table:table-row>
        <table:table-row table:style-name="ro1">
          <table:table-cell office:value-type="float" office:value="0.308094888925552" calcext:value-type="float">
            <text:p>0.308094888925552</text:p>
          </table:table-cell>
          <table:table-cell table:number-columns-repeated="2"/>
        </table:table-row>
        <table:table-row table:style-name="ro1">
          <table:table-cell office:value-type="float" office:value="0.308205634355545" calcext:value-type="float">
            <text:p>0.308205634355545</text:p>
          </table:table-cell>
          <table:table-cell table:number-columns-repeated="2"/>
        </table:table-row>
        <table:table-row table:style-name="ro1">
          <table:table-cell office:value-type="float" office:value="0.309700697660446" calcext:value-type="float">
            <text:p>0.309700697660446</text:p>
          </table:table-cell>
          <table:table-cell table:number-columns-repeated="2"/>
        </table:table-row>
        <table:table-row table:style-name="ro1">
          <table:table-cell office:value-type="float" office:value="0.310562282800674" calcext:value-type="float">
            <text:p>0.310562282800674</text:p>
          </table:table-cell>
          <table:table-cell table:number-columns-repeated="2"/>
        </table:table-row>
        <table:table-row table:style-name="ro1">
          <table:table-cell office:value-type="float" office:value="0.301512628793716" calcext:value-type="float">
            <text:p>0.301512628793716</text:p>
          </table:table-cell>
          <table:table-cell table:number-columns-repeated="2"/>
        </table:table-row>
        <table:table-row table:style-name="ro1">
          <table:table-cell office:value-type="float" office:value="0.300504684448242" calcext:value-type="float">
            <text:p>0.300504684448242</text:p>
          </table:table-cell>
          <table:table-cell table:number-columns-repeated="2"/>
        </table:table-row>
        <table:table-row table:style-name="ro1">
          <table:table-cell office:value-type="float" office:value="0.299640983343124" calcext:value-type="float">
            <text:p>0.299640983343124</text:p>
          </table:table-cell>
          <table:table-cell table:number-columns-repeated="2"/>
        </table:table-row>
        <table:table-row table:style-name="ro1">
          <table:table-cell office:value-type="float" office:value="0.298381119966507" calcext:value-type="float">
            <text:p>0.298381119966507</text:p>
          </table:table-cell>
          <table:table-cell table:number-columns-repeated="2"/>
        </table:table-row>
        <table:table-row table:style-name="ro1">
          <table:table-cell office:value-type="float" office:value="0.298999756574631" calcext:value-type="float">
            <text:p>0.298999756574631</text:p>
          </table:table-cell>
          <table:table-cell table:number-columns-repeated="2"/>
        </table:table-row>
        <table:table-row table:style-name="ro1">
          <table:table-cell office:value-type="float" office:value="0.299092084169388" calcext:value-type="float">
            <text:p>0.299092084169388</text:p>
          </table:table-cell>
          <table:table-cell table:number-columns-repeated="2"/>
        </table:table-row>
        <table:table-row table:style-name="ro1">
          <table:table-cell office:value-type="float" office:value="0.299422115087509" calcext:value-type="float">
            <text:p>0.299422115087509</text:p>
          </table:table-cell>
          <table:table-cell table:number-columns-repeated="2"/>
        </table:table-row>
        <table:table-row table:style-name="ro1">
          <table:table-cell office:value-type="float" office:value="0.297766834497452" calcext:value-type="float">
            <text:p>0.297766834497452</text:p>
          </table:table-cell>
          <table:table-cell table:number-columns-repeated="2"/>
        </table:table-row>
        <table:table-row table:style-name="ro1">
          <table:table-cell office:value-type="float" office:value="0.296313256025314" calcext:value-type="float">
            <text:p>0.296313256025314</text:p>
          </table:table-cell>
          <table:table-cell table:number-columns-repeated="2"/>
        </table:table-row>
        <table:table-row table:style-name="ro1">
          <table:table-cell office:value-type="float" office:value="0.296707779169083" calcext:value-type="float">
            <text:p>0.296707779169083</text:p>
          </table:table-cell>
          <table:table-cell table:number-columns-repeated="2"/>
        </table:table-row>
        <table:table-row table:style-name="ro1">
          <table:table-cell office:value-type="float" office:value="0.296755522489548" calcext:value-type="float">
            <text:p>0.296755522489548</text:p>
          </table:table-cell>
          <table:table-cell table:number-columns-repeated="2"/>
        </table:table-row>
        <table:table-row table:style-name="ro1">
          <table:table-cell office:value-type="float" office:value="0.298128992319107" calcext:value-type="float">
            <text:p>0.298128992319107</text:p>
          </table:table-cell>
          <table:table-cell table:number-columns-repeated="2"/>
        </table:table-row>
        <table:table-row table:style-name="ro1">
          <table:table-cell office:value-type="float" office:value="0.306279718875885" calcext:value-type="float">
            <text:p>0.306279718875885</text:p>
          </table:table-cell>
          <table:table-cell table:number-columns-repeated="2"/>
        </table:table-row>
        <table:table-row table:style-name="ro1">
          <table:table-cell office:value-type="float" office:value="0.305246114730835" calcext:value-type="float">
            <text:p>0.305246114730835</text:p>
          </table:table-cell>
          <table:table-cell table:number-columns-repeated="2"/>
        </table:table-row>
        <table:table-row table:style-name="ro1">
          <table:table-cell office:value-type="float" office:value="0.305570155382156" calcext:value-type="float">
            <text:p>0.305570155382156</text:p>
          </table:table-cell>
          <table:table-cell table:number-columns-repeated="2"/>
        </table:table-row>
        <table:table-row table:style-name="ro1">
          <table:table-cell office:value-type="float" office:value="0.304251462221146" calcext:value-type="float">
            <text:p>0.304251462221146</text:p>
          </table:table-cell>
          <table:table-cell table:number-columns-repeated="2"/>
        </table:table-row>
        <table:table-row table:style-name="ro1">
          <table:table-cell office:value-type="float" office:value="0.303693622350693" calcext:value-type="float">
            <text:p>0.303693622350693</text:p>
          </table:table-cell>
          <table:table-cell table:number-columns-repeated="2"/>
        </table:table-row>
        <table:table-row table:style-name="ro1">
          <table:table-cell office:value-type="float" office:value="0.303797721862793" calcext:value-type="float">
            <text:p>0.303797721862793</text:p>
          </table:table-cell>
          <table:table-cell table:number-columns-repeated="2"/>
        </table:table-row>
        <table:table-row table:style-name="ro1">
          <table:table-cell office:value-type="float" office:value="0.451195478439331" calcext:value-type="float">
            <text:p>0.451195478439331</text:p>
          </table:table-cell>
          <table:table-cell table:number-columns-repeated="2"/>
        </table:table-row>
        <table:table-row table:style-name="ro1">
          <table:table-cell office:value-type="float" office:value="0.303994119167328" calcext:value-type="float">
            <text:p>0.303994119167328</text:p>
          </table:table-cell>
          <table:table-cell table:number-columns-repeated="2"/>
        </table:table-row>
        <table:table-row table:style-name="ro1">
          <table:table-cell office:value-type="float" office:value="0.744644522666931" calcext:value-type="float">
            <text:p>0.744644522666931</text:p>
          </table:table-cell>
          <table:table-cell table:number-columns-repeated="2"/>
        </table:table-row>
        <table:table-row table:style-name="ro1">
          <table:table-cell office:value-type="float" office:value="0.304884701967239" calcext:value-type="float">
            <text:p>0.304884701967239</text:p>
          </table:table-cell>
          <table:table-cell table:number-columns-repeated="2"/>
        </table:table-row>
        <table:table-row table:style-name="ro1">
          <table:table-cell office:value-type="float" office:value="0.902477562427521" calcext:value-type="float">
            <text:p>0.902477562427521</text:p>
          </table:table-cell>
          <table:table-cell table:number-columns-repeated="2"/>
        </table:table-row>
        <table:table-row table:style-name="ro1">
          <table:table-cell office:value-type="float" office:value="0.305311292409897" calcext:value-type="float">
            <text:p>0.305311292409897</text:p>
          </table:table-cell>
          <table:table-cell table:number-columns-repeated="2"/>
        </table:table-row>
        <table:table-row table:style-name="ro1">
          <table:table-cell office:value-type="float" office:value="0.855581939220428" calcext:value-type="float">
            <text:p>0.855581939220428</text:p>
          </table:table-cell>
          <table:table-cell table:number-columns-repeated="2"/>
        </table:table-row>
        <table:table-row table:style-name="ro1">
          <table:table-cell office:value-type="float" office:value="0.287292808294296" calcext:value-type="float">
            <text:p>0.287292808294296</text:p>
          </table:table-cell>
          <table:table-cell table:number-columns-repeated="2"/>
        </table:table-row>
        <table:table-row table:style-name="ro1">
          <table:table-cell office:value-type="float" office:value="0.348305612802505" calcext:value-type="float">
            <text:p>0.348305612802505</text:p>
          </table:table-cell>
          <table:table-cell table:number-columns-repeated="2"/>
        </table:table-row>
        <table:table-row table:style-name="ro1">
          <table:table-cell office:value-type="float" office:value="0.487827152013779" calcext:value-type="float">
            <text:p>0.487827152013779</text:p>
          </table:table-cell>
          <table:table-cell table:number-columns-repeated="2"/>
        </table:table-row>
        <table:table-row table:style-name="ro1">
          <table:table-cell office:value-type="float" office:value="0.28638955950737" calcext:value-type="float">
            <text:p>0.28638955950737</text:p>
          </table:table-cell>
          <table:table-cell table:number-columns-repeated="2"/>
        </table:table-row>
        <table:table-row table:style-name="ro1">
          <table:table-cell office:value-type="float" office:value="0.299486577510834" calcext:value-type="float">
            <text:p>0.299486577510834</text:p>
          </table:table-cell>
          <table:table-cell table:number-columns-repeated="2"/>
        </table:table-row>
        <table:table-row table:style-name="ro1">
          <table:table-cell office:value-type="float" office:value="0.33160388469696" calcext:value-type="float">
            <text:p>0.33160388469696</text:p>
          </table:table-cell>
          <table:table-cell table:number-columns-repeated="2"/>
        </table:table-row>
        <table:table-row table:style-name="ro1">
          <table:table-cell office:value-type="float" office:value="0.287626624107361" calcext:value-type="float">
            <text:p>0.287626624107361</text:p>
          </table:table-cell>
          <table:table-cell table:number-columns-repeated="2"/>
        </table:table-row>
        <table:table-row table:style-name="ro1">
          <table:table-cell office:value-type="float" office:value="0.312592953443527" calcext:value-type="float">
            <text:p>0.312592953443527</text:p>
          </table:table-cell>
          <table:table-cell table:number-columns-repeated="2"/>
        </table:table-row>
        <table:table-row table:style-name="ro1">
          <table:table-cell office:value-type="float" office:value="0.487996309995651" calcext:value-type="float">
            <text:p>0.487996309995651</text:p>
          </table:table-cell>
          <table:table-cell table:number-columns-repeated="2"/>
        </table:table-row>
        <table:table-row table:style-name="ro1">
          <table:table-cell office:value-type="float" office:value="0.333259224891663" calcext:value-type="float">
            <text:p>0.333259224891663</text:p>
          </table:table-cell>
          <table:table-cell table:number-columns-repeated="2"/>
        </table:table-row>
        <table:table-row table:style-name="ro1">
          <table:table-cell office:value-type="float" office:value="0.418383359909058" calcext:value-type="float">
            <text:p>0.418383359909058</text:p>
          </table:table-cell>
          <table:table-cell table:number-columns-repeated="2"/>
        </table:table-row>
        <table:table-row table:style-name="ro1">
          <table:table-cell office:value-type="float" office:value="0.738921701908112" calcext:value-type="float">
            <text:p>0.738921701908112</text:p>
          </table:table-cell>
          <table:table-cell table:number-columns-repeated="2"/>
        </table:table-row>
        <table:table-row table:style-name="ro1">
          <table:table-cell office:value-type="float" office:value="0.332750529050827" calcext:value-type="float">
            <text:p>0.332750529050827</text:p>
          </table:table-cell>
          <table:table-cell table:number-columns-repeated="2"/>
        </table:table-row>
        <table:table-row table:style-name="ro1">
          <table:table-cell office:value-type="float" office:value="0.406017005443573" calcext:value-type="float">
            <text:p>0.406017005443573</text:p>
          </table:table-cell>
          <table:table-cell table:number-columns-repeated="2"/>
        </table:table-row>
        <table:table-row table:style-name="ro1">
          <table:table-cell office:value-type="float" office:value="0.636704564094543" calcext:value-type="float">
            <text:p>0.636704564094543</text:p>
          </table:table-cell>
          <table:table-cell table:number-columns-repeated="2"/>
        </table:table-row>
        <table:table-row table:style-name="ro1">
          <table:table-cell office:value-type="float" office:value="0.323782533407211" calcext:value-type="float">
            <text:p>0.323782533407211</text:p>
          </table:table-cell>
          <table:table-cell table:number-columns-repeated="2"/>
        </table:table-row>
        <table:table-row table:style-name="ro1">
          <table:table-cell office:value-type="float" office:value="0.333368211984634" calcext:value-type="float">
            <text:p>0.333368211984634</text:p>
          </table:table-cell>
          <table:table-cell table:number-columns-repeated="2"/>
        </table:table-row>
        <table:table-row table:style-name="ro1">
          <table:table-cell office:value-type="float" office:value="0.330126971006393" calcext:value-type="float">
            <text:p>0.330126971006393</text:p>
          </table:table-cell>
          <table:table-cell table:number-columns-repeated="2"/>
        </table:table-row>
        <table:table-row table:style-name="ro1">
          <table:table-cell office:value-type="float" office:value="0.343415051698685" calcext:value-type="float">
            <text:p>0.343415051698685</text:p>
          </table:table-cell>
          <table:table-cell table:number-columns-repeated="2"/>
        </table:table-row>
        <table:table-row table:style-name="ro1">
          <table:table-cell office:value-type="float" office:value="0.330708146095276" calcext:value-type="float">
            <text:p>0.330708146095276</text:p>
          </table:table-cell>
          <table:table-cell table:number-columns-repeated="2"/>
        </table:table-row>
        <table:table-row table:style-name="ro1">
          <table:table-cell office:value-type="float" office:value="0.368670880794525" calcext:value-type="float">
            <text:p>0.368670880794525</text:p>
          </table:table-cell>
          <table:table-cell table:number-columns-repeated="2"/>
        </table:table-row>
        <table:table-row table:style-name="ro1">
          <table:table-cell office:value-type="float" office:value="0.324318706989288" calcext:value-type="float">
            <text:p>0.324318706989288</text:p>
          </table:table-cell>
          <table:table-cell table:number-columns-repeated="2"/>
        </table:table-row>
        <table:table-row table:style-name="ro1">
          <table:table-cell office:value-type="float" office:value="0.460634797811508" calcext:value-type="float">
            <text:p>0.460634797811508</text:p>
          </table:table-cell>
          <table:table-cell table:number-columns-repeated="2"/>
        </table:table-row>
        <table:table-row table:style-name="ro1">
          <table:table-cell office:value-type="float" office:value="0.32430225610733" calcext:value-type="float">
            <text:p>0.32430225610733</text:p>
          </table:table-cell>
          <table:table-cell table:number-columns-repeated="2"/>
        </table:table-row>
        <table:table-row table:style-name="ro1">
          <table:table-cell office:value-type="float" office:value="0.46338751912117" calcext:value-type="float">
            <text:p>0.46338751912117</text:p>
          </table:table-cell>
          <table:table-cell table:number-columns-repeated="2"/>
        </table:table-row>
        <table:table-row table:style-name="ro1">
          <table:table-cell office:value-type="float" office:value="0.325318485498428" calcext:value-type="float">
            <text:p>0.325318485498428</text:p>
          </table:table-cell>
          <table:table-cell table:number-columns-repeated="2"/>
        </table:table-row>
        <table:table-row table:style-name="ro1">
          <table:table-cell office:value-type="float" office:value="0.410539090633392" calcext:value-type="float">
            <text:p>0.410539090633392</text:p>
          </table:table-cell>
          <table:table-cell table:number-columns-repeated="2"/>
        </table:table-row>
        <table:table-row table:style-name="ro1">
          <table:table-cell office:value-type="float" office:value="0.326908051967621" calcext:value-type="float">
            <text:p>0.326908051967621</text:p>
          </table:table-cell>
          <table:table-cell table:number-columns-repeated="2"/>
        </table:table-row>
        <table:table-row table:style-name="ro1">
          <table:table-cell office:value-type="float" office:value="0.429819971323013" calcext:value-type="float">
            <text:p>0.429819971323013</text:p>
          </table:table-cell>
          <table:table-cell table:number-columns-repeated="2"/>
        </table:table-row>
        <table:table-row table:style-name="ro1">
          <table:table-cell office:value-type="float" office:value="0.326492547988892" calcext:value-type="float">
            <text:p>0.326492547988892</text:p>
          </table:table-cell>
          <table:table-cell table:number-columns-repeated="2"/>
        </table:table-row>
        <table:table-row table:style-name="ro1">
          <table:table-cell office:value-type="float" office:value="0.474406540393829" calcext:value-type="float">
            <text:p>0.474406540393829</text:p>
          </table:table-cell>
          <table:table-cell table:number-columns-repeated="2"/>
        </table:table-row>
        <table:table-row table:style-name="ro1">
          <table:table-cell office:value-type="float" office:value="0.323290884494781" calcext:value-type="float">
            <text:p>0.323290884494781</text:p>
          </table:table-cell>
          <table:table-cell table:number-columns-repeated="2"/>
        </table:table-row>
        <table:table-row table:style-name="ro1">
          <table:table-cell office:value-type="float" office:value="0.493673384189606" calcext:value-type="float">
            <text:p>0.493673384189606</text:p>
          </table:table-cell>
          <table:table-cell table:number-columns-repeated="2"/>
        </table:table-row>
        <table:table-row table:style-name="ro1">
          <table:table-cell office:value-type="float" office:value="0.323636442422867" calcext:value-type="float">
            <text:p>0.323636442422867</text:p>
          </table:table-cell>
          <table:table-cell table:number-columns-repeated="2"/>
        </table:table-row>
        <table:table-row table:style-name="ro1">
          <table:table-cell office:value-type="float" office:value="0.461778074502945" calcext:value-type="float">
            <text:p>0.461778074502945</text:p>
          </table:table-cell>
          <table:table-cell table:number-columns-repeated="2"/>
        </table:table-row>
        <table:table-row table:style-name="ro1">
          <table:table-cell office:value-type="float" office:value="0.329113513231277" calcext:value-type="float">
            <text:p>0.329113513231277</text:p>
          </table:table-cell>
          <table:table-cell table:number-columns-repeated="2"/>
        </table:table-row>
        <table:table-row table:style-name="ro1">
          <table:table-cell office:value-type="float" office:value="0.460712015628815" calcext:value-type="float">
            <text:p>0.460712015628815</text:p>
          </table:table-cell>
          <table:table-cell table:number-columns-repeated="2"/>
        </table:table-row>
        <table:table-row table:style-name="ro1">
          <table:table-cell office:value-type="float" office:value="0.32048511505127" calcext:value-type="float">
            <text:p>0.32048511505127</text:p>
          </table:table-cell>
          <table:table-cell table:number-columns-repeated="2"/>
        </table:table-row>
        <table:table-row table:style-name="ro1">
          <table:table-cell office:value-type="float" office:value="0.461738139390945" calcext:value-type="float">
            <text:p>0.461738139390945</text:p>
          </table:table-cell>
          <table:table-cell table:number-columns-repeated="2"/>
        </table:table-row>
        <table:table-row table:style-name="ro1">
          <table:table-cell office:value-type="float" office:value="0.3202143907547" calcext:value-type="float">
            <text:p>0.3202143907547</text:p>
          </table:table-cell>
          <table:table-cell table:number-columns-repeated="2"/>
        </table:table-row>
        <table:table-row table:style-name="ro1">
          <table:table-cell office:value-type="float" office:value="0.463680058717728" calcext:value-type="float">
            <text:p>0.463680058717728</text:p>
          </table:table-cell>
          <table:table-cell table:number-columns-repeated="2"/>
        </table:table-row>
        <table:table-row table:style-name="ro1">
          <table:table-cell office:value-type="float" office:value="0.314354836940765" calcext:value-type="float">
            <text:p>0.314354836940765</text:p>
          </table:table-cell>
          <table:table-cell table:number-columns-repeated="2"/>
        </table:table-row>
        <table:table-row table:style-name="ro1">
          <table:table-cell office:value-type="float" office:value="0.476387143135071" calcext:value-type="float">
            <text:p>0.476387143135071</text:p>
          </table:table-cell>
          <table:table-cell table:number-columns-repeated="2"/>
        </table:table-row>
        <table:table-row table:style-name="ro1">
          <table:table-cell office:value-type="float" office:value="0.315252363681793" calcext:value-type="float">
            <text:p>0.315252363681793</text:p>
          </table:table-cell>
          <table:table-cell table:number-columns-repeated="2"/>
        </table:table-row>
        <table:table-row table:style-name="ro1">
          <table:table-cell office:value-type="float" office:value="0.457713723182678" calcext:value-type="float">
            <text:p>0.457713723182678</text:p>
          </table:table-cell>
          <table:table-cell table:number-columns-repeated="2"/>
        </table:table-row>
        <table:table-row table:style-name="ro1">
          <table:table-cell office:value-type="float" office:value="0.315428882837296" calcext:value-type="float">
            <text:p>0.315428882837296</text:p>
          </table:table-cell>
          <table:table-cell table:number-columns-repeated="2"/>
        </table:table-row>
        <table:table-row table:style-name="ro1">
          <table:table-cell office:value-type="float" office:value="0.455772399902344" calcext:value-type="float">
            <text:p>0.455772399902344</text:p>
          </table:table-cell>
          <table:table-cell table:number-columns-repeated="2"/>
        </table:table-row>
        <table:table-row table:style-name="ro1">
          <table:table-cell office:value-type="float" office:value="0.315959930419922" calcext:value-type="float">
            <text:p>0.315959930419922</text:p>
          </table:table-cell>
          <table:table-cell table:number-columns-repeated="2"/>
        </table:table-row>
        <table:table-row table:style-name="ro1">
          <table:table-cell office:value-type="float" office:value="0.450753092765808" calcext:value-type="float">
            <text:p>0.450753092765808</text:p>
          </table:table-cell>
          <table:table-cell table:number-columns-repeated="2"/>
        </table:table-row>
        <table:table-row table:style-name="ro1">
          <table:table-cell office:value-type="float" office:value="0.314021736383438" calcext:value-type="float">
            <text:p>0.314021736383438</text:p>
          </table:table-cell>
          <table:table-cell table:number-columns-repeated="2"/>
        </table:table-row>
        <table:table-row table:style-name="ro1">
          <table:table-cell office:value-type="float" office:value="0.399230599403381" calcext:value-type="float">
            <text:p>0.399230599403381</text:p>
          </table:table-cell>
          <table:table-cell table:number-columns-repeated="2"/>
        </table:table-row>
        <table:table-row table:style-name="ro1">
          <table:table-cell office:value-type="float" office:value="0.406836062669754" calcext:value-type="float">
            <text:p>0.406836062669754</text:p>
          </table:table-cell>
          <table:table-cell table:number-columns-repeated="2"/>
        </table:table-row>
        <table:table-row table:style-name="ro1">
          <table:table-cell office:value-type="float" office:value="0.317222476005554" calcext:value-type="float">
            <text:p>0.317222476005554</text:p>
          </table:table-cell>
          <table:table-cell table:number-columns-repeated="2"/>
        </table:table-row>
        <table:table-row table:style-name="ro1">
          <table:table-cell office:value-type="float" office:value="0.412441223859787" calcext:value-type="float">
            <text:p>0.412441223859787</text:p>
          </table:table-cell>
          <table:table-cell table:number-columns-repeated="2"/>
        </table:table-row>
        <table:table-row table:style-name="ro1">
          <table:table-cell office:value-type="float" office:value="0.317425906658173" calcext:value-type="float">
            <text:p>0.317425906658173</text:p>
          </table:table-cell>
          <table:table-cell table:number-columns-repeated="2"/>
        </table:table-row>
        <table:table-row table:style-name="ro1">
          <table:table-cell office:value-type="float" office:value="0.340733379125595" calcext:value-type="float">
            <text:p>0.340733379125595</text:p>
          </table:table-cell>
          <table:table-cell table:number-columns-repeated="2"/>
        </table:table-row>
        <table:table-row table:style-name="ro1">
          <table:table-cell office:value-type="float" office:value="0.635018348693848" calcext:value-type="float">
            <text:p>0.635018348693848</text:p>
          </table:table-cell>
          <table:table-cell table:number-columns-repeated="2"/>
        </table:table-row>
        <table:table-row table:style-name="ro1">
          <table:table-cell office:value-type="float" office:value="0.315520823001862" calcext:value-type="float">
            <text:p>0.315520823001862</text:p>
          </table:table-cell>
          <table:table-cell table:number-columns-repeated="2"/>
        </table:table-row>
        <table:table-row table:style-name="ro1">
          <table:table-cell office:value-type="float" office:value="0.370122909545898" calcext:value-type="float">
            <text:p>0.370122909545898</text:p>
          </table:table-cell>
          <table:table-cell table:number-columns-repeated="2"/>
        </table:table-row>
        <table:table-row table:style-name="ro1">
          <table:table-cell office:value-type="float" office:value="0.869847118854523" calcext:value-type="float">
            <text:p>0.869847118854523</text:p>
          </table:table-cell>
          <table:table-cell table:number-columns-repeated="2"/>
        </table:table-row>
        <table:table-row table:style-name="ro1">
          <table:table-cell office:value-type="float" office:value="0.313674330711365" calcext:value-type="float">
            <text:p>0.313674330711365</text:p>
          </table:table-cell>
          <table:table-cell table:number-columns-repeated="2"/>
        </table:table-row>
        <table:table-row table:style-name="ro1">
          <table:table-cell office:value-type="float" office:value="0.352966398000717" calcext:value-type="float">
            <text:p>0.352966398000717</text:p>
          </table:table-cell>
          <table:table-cell table:number-columns-repeated="2"/>
        </table:table-row>
        <table:table-row table:style-name="ro1">
          <table:table-cell office:value-type="float" office:value="0.57420027256012" calcext:value-type="float">
            <text:p>0.57420027256012</text:p>
          </table:table-cell>
          <table:table-cell table:number-columns-repeated="2"/>
        </table:table-row>
        <table:table-row table:style-name="ro1">
          <table:table-cell office:value-type="float" office:value="0.301449835300446" calcext:value-type="float">
            <text:p>0.301449835300446</text:p>
          </table:table-cell>
          <table:table-cell table:number-columns-repeated="2"/>
        </table:table-row>
        <table:table-row table:style-name="ro1">
          <table:table-cell office:value-type="float" office:value="0.302058726549149" calcext:value-type="float">
            <text:p>0.302058726549149</text:p>
          </table:table-cell>
          <table:table-cell table:number-columns-repeated="2"/>
        </table:table-row>
        <table:table-row table:style-name="ro1">
          <table:table-cell office:value-type="float" office:value="0.858421504497528" calcext:value-type="float">
            <text:p>0.858421504497528</text:p>
          </table:table-cell>
          <table:table-cell table:number-columns-repeated="2"/>
        </table:table-row>
        <table:table-row table:style-name="ro1">
          <table:table-cell office:value-type="float" office:value="0.300037056207657" calcext:value-type="float">
            <text:p>0.300037056207657</text:p>
          </table:table-cell>
          <table:table-cell table:number-columns-repeated="2"/>
        </table:table-row>
        <table:table-row table:style-name="ro1">
          <table:table-cell office:value-type="float" office:value="0.768234252929688" calcext:value-type="float">
            <text:p>0.768234252929688</text:p>
          </table:table-cell>
          <table:table-cell table:number-columns-repeated="2"/>
        </table:table-row>
        <table:table-row table:style-name="ro1">
          <table:table-cell office:value-type="float" office:value="0.300320357084274" calcext:value-type="float">
            <text:p>0.300320357084274</text:p>
          </table:table-cell>
          <table:table-cell table:number-columns-repeated="2"/>
        </table:table-row>
        <table:table-row table:style-name="ro1">
          <table:table-cell office:value-type="float" office:value="0.852385342121124" calcext:value-type="float">
            <text:p>0.852385342121124</text:p>
          </table:table-cell>
          <table:table-cell table:number-columns-repeated="2"/>
        </table:table-row>
        <table:table-row table:style-name="ro1">
          <table:table-cell office:value-type="float" office:value="0.260658472776413" calcext:value-type="float">
            <text:p>0.260658472776413</text:p>
          </table:table-cell>
          <table:table-cell table:number-columns-repeated="2"/>
        </table:table-row>
        <table:table-row table:style-name="ro1">
          <table:table-cell office:value-type="float" office:value="0.301133751869202" calcext:value-type="float">
            <text:p>0.301133751869202</text:p>
          </table:table-cell>
          <table:table-cell table:number-columns-repeated="2"/>
        </table:table-row>
        <table:table-row table:style-name="ro1">
          <table:table-cell office:value-type="float" office:value="0.756415545940399" calcext:value-type="float">
            <text:p>0.756415545940399</text:p>
          </table:table-cell>
          <table:table-cell table:number-columns-repeated="2"/>
        </table:table-row>
        <table:table-row table:style-name="ro1">
          <table:table-cell office:value-type="float" office:value="0.268318325281143" calcext:value-type="float">
            <text:p>0.268318325281143</text:p>
          </table:table-cell>
          <table:table-cell table:number-columns-repeated="2"/>
        </table:table-row>
        <table:table-row table:style-name="ro1">
          <table:table-cell office:value-type="float" office:value="0.301385283470154" calcext:value-type="float">
            <text:p>0.301385283470154</text:p>
          </table:table-cell>
          <table:table-cell table:number-columns-repeated="2"/>
        </table:table-row>
        <table:table-row table:style-name="ro1">
          <table:table-cell office:value-type="float" office:value="0.710700809955597" calcext:value-type="float">
            <text:p>0.710700809955597</text:p>
          </table:table-cell>
          <table:table-cell table:number-columns-repeated="2"/>
        </table:table-row>
        <table:table-row table:style-name="ro1">
          <table:table-cell office:value-type="float" office:value="0.895788311958313" calcext:value-type="float">
            <text:p>0.895788311958313</text:p>
          </table:table-cell>
          <table:table-cell table:number-columns-repeated="2"/>
        </table:table-row>
        <table:table-row table:style-name="ro1">
          <table:table-cell office:value-type="float" office:value="0.899348020553589" calcext:value-type="float">
            <text:p>0.899348020553589</text:p>
          </table:table-cell>
          <table:table-cell table:number-columns-repeated="2"/>
        </table:table-row>
        <table:table-row table:style-name="ro1">
          <table:table-cell office:value-type="float" office:value="0.91581642627716" calcext:value-type="float">
            <text:p>0.91581642627716</text:p>
          </table:table-cell>
          <table:table-cell table:number-columns-repeated="2"/>
        </table:table-row>
        <table:table-row table:style-name="ro1">
          <table:table-cell office:value-type="float" office:value="0.900907158851624" calcext:value-type="float">
            <text:p>0.900907158851624</text:p>
          </table:table-cell>
          <table:table-cell table:number-columns-repeated="2"/>
        </table:table-row>
        <table:table-row table:style-name="ro1">
          <table:table-cell office:value-type="float" office:value="0.891123116016388" calcext:value-type="float">
            <text:p>0.891123116016388</text:p>
          </table:table-cell>
          <table:table-cell table:number-columns-repeated="2"/>
        </table:table-row>
        <table:table-row table:style-name="ro1">
          <table:table-cell office:value-type="float" office:value="0.898629128932953" calcext:value-type="float">
            <text:p>0.898629128932953</text:p>
          </table:table-cell>
          <table:table-cell table:number-columns-repeated="2"/>
        </table:table-row>
        <table:table-row table:style-name="ro1">
          <table:table-cell office:value-type="float" office:value="0.892341017723084" calcext:value-type="float">
            <text:p>0.892341017723084</text:p>
          </table:table-cell>
          <table:table-cell table:number-columns-repeated="2"/>
        </table:table-row>
        <table:table-row table:style-name="ro1">
          <table:table-cell office:value-type="float" office:value="0.898887634277344" calcext:value-type="float">
            <text:p>0.898887634277344</text:p>
          </table:table-cell>
          <table:table-cell table:number-columns-repeated="2"/>
        </table:table-row>
        <table:table-row table:style-name="ro1">
          <table:table-cell office:value-type="float" office:value="0.903134882450104" calcext:value-type="float">
            <text:p>0.903134882450104</text:p>
          </table:table-cell>
          <table:table-cell table:number-columns-repeated="2"/>
        </table:table-row>
        <table:table-row table:style-name="ro1">
          <table:table-cell office:value-type="float" office:value="0.899641513824463" calcext:value-type="float">
            <text:p>0.899641513824463</text:p>
          </table:table-cell>
          <table:table-cell table:number-columns-repeated="2"/>
        </table:table-row>
        <table:table-row table:style-name="ro1">
          <table:table-cell office:value-type="float" office:value="0.89300400018692" calcext:value-type="float">
            <text:p>0.89300400018692</text:p>
          </table:table-cell>
          <table:table-cell table:number-columns-repeated="2"/>
        </table:table-row>
        <table:table-row table:style-name="ro1">
          <table:table-cell office:value-type="float" office:value="0.872830510139465" calcext:value-type="float">
            <text:p>0.872830510139465</text:p>
          </table:table-cell>
          <table:table-cell table:number-columns-repeated="2"/>
        </table:table-row>
        <table:table-row table:style-name="ro1">
          <table:table-cell office:value-type="float" office:value="0.867086350917816" calcext:value-type="float">
            <text:p>0.867086350917816</text:p>
          </table:table-cell>
          <table:table-cell table:number-columns-repeated="2"/>
        </table:table-row>
        <table:table-row table:style-name="ro1">
          <table:table-cell office:value-type="float" office:value="0.806411147117615" calcext:value-type="float">
            <text:p>0.806411147117615</text:p>
          </table:table-cell>
          <table:table-cell table:number-columns-repeated="2"/>
        </table:table-row>
        <table:table-row table:style-name="ro1">
          <table:table-cell office:value-type="float" office:value="0.640751242637634" calcext:value-type="float">
            <text:p>0.640751242637634</text:p>
          </table:table-cell>
          <table:table-cell table:number-columns-repeated="2"/>
        </table:table-row>
        <table:table-row table:style-name="ro1">
          <table:table-cell office:value-type="float" office:value="0.306067168712616" calcext:value-type="float">
            <text:p>0.306067168712616</text:p>
          </table:table-cell>
          <table:table-cell table:number-columns-repeated="2"/>
        </table:table-row>
        <table:table-row table:style-name="ro1">
          <table:table-cell office:value-type="float" office:value="0.494310855865479" calcext:value-type="float">
            <text:p>0.494310855865479</text:p>
          </table:table-cell>
          <table:table-cell table:number-columns-repeated="2"/>
        </table:table-row>
        <table:table-row table:style-name="ro1">
          <table:table-cell office:value-type="float" office:value="0.366268068552017" calcext:value-type="float">
            <text:p>0.366268068552017</text:p>
          </table:table-cell>
          <table:table-cell table:number-columns-repeated="2"/>
        </table:table-row>
        <table:table-row table:style-name="ro1">
          <table:table-cell office:value-type="float" office:value="0.367537945508957" calcext:value-type="float">
            <text:p>0.367537945508957</text:p>
          </table:table-cell>
          <table:table-cell table:number-columns-repeated="2"/>
        </table:table-row>
        <table:table-row table:style-name="ro1">
          <table:table-cell office:value-type="float" office:value="0.366066366434097" calcext:value-type="float">
            <text:p>0.366066366434097</text:p>
          </table:table-cell>
          <table:table-cell table:number-columns-repeated="2"/>
        </table:table-row>
        <table:table-row table:style-name="ro1">
          <table:table-cell office:value-type="float" office:value="0.378753542900086" calcext:value-type="float">
            <text:p>0.378753542900086</text:p>
          </table:table-cell>
          <table:table-cell table:number-columns-repeated="2"/>
        </table:table-row>
        <table:table-row table:style-name="ro1">
          <table:table-cell office:value-type="float" office:value="0.381639689207077" calcext:value-type="float">
            <text:p>0.381639689207077</text:p>
          </table:table-cell>
          <table:table-cell table:number-columns-repeated="2"/>
        </table:table-row>
        <table:table-row table:style-name="ro1">
          <table:table-cell office:value-type="float" office:value="0.376975178718567" calcext:value-type="float">
            <text:p>0.376975178718567</text:p>
          </table:table-cell>
          <table:table-cell table:number-columns-repeated="2"/>
        </table:table-row>
        <table:table-row table:style-name="ro1">
          <table:table-cell office:value-type="float" office:value="0.376353025436401" calcext:value-type="float">
            <text:p>0.376353025436401</text:p>
          </table:table-cell>
          <table:table-cell table:number-columns-repeated="2"/>
        </table:table-row>
        <table:table-row table:style-name="ro1">
          <table:table-cell office:value-type="float" office:value="0.371887266635895" calcext:value-type="float">
            <text:p>0.371887266635895</text:p>
          </table:table-cell>
          <table:table-cell table:number-columns-repeated="2"/>
        </table:table-row>
        <table:table-row table:style-name="ro1">
          <table:table-cell office:value-type="float" office:value="0.372915714979172" calcext:value-type="float">
            <text:p>0.372915714979172</text:p>
          </table:table-cell>
          <table:table-cell table:number-columns-repeated="2"/>
        </table:table-row>
        <table:table-row table:style-name="ro1">
          <table:table-cell office:value-type="float" office:value="0.372844249010086" calcext:value-type="float">
            <text:p>0.372844249010086</text:p>
          </table:table-cell>
          <table:table-cell table:number-columns-repeated="2"/>
        </table:table-row>
        <table:table-row table:style-name="ro1">
          <table:table-cell office:value-type="float" office:value="0.371131181716919" calcext:value-type="float">
            <text:p>0.371131181716919</text:p>
          </table:table-cell>
          <table:table-cell table:number-columns-repeated="2"/>
        </table:table-row>
        <table:table-row table:style-name="ro1">
          <table:table-cell office:value-type="float" office:value="0.37188708782196" calcext:value-type="float">
            <text:p>0.37188708782196</text:p>
          </table:table-cell>
          <table:table-cell table:number-columns-repeated="2"/>
        </table:table-row>
        <table:table-row table:style-name="ro1">
          <table:table-cell office:value-type="float" office:value="0.373520314693451" calcext:value-type="float">
            <text:p>0.373520314693451</text:p>
          </table:table-cell>
          <table:table-cell table:number-columns-repeated="2"/>
        </table:table-row>
        <table:table-row table:style-name="ro1">
          <table:table-cell office:value-type="float" office:value="0.373613089323044" calcext:value-type="float">
            <text:p>0.373613089323044</text:p>
          </table:table-cell>
          <table:table-cell table:number-columns-repeated="2"/>
        </table:table-row>
        <table:table-row table:style-name="ro1">
          <table:table-cell office:value-type="float" office:value="0.373962610960007" calcext:value-type="float">
            <text:p>0.373962610960007</text:p>
          </table:table-cell>
          <table:table-cell table:number-columns-repeated="2"/>
        </table:table-row>
        <table:table-row table:style-name="ro1">
          <table:table-cell office:value-type="float" office:value="0.367440581321716" calcext:value-type="float">
            <text:p>0.367440581321716</text:p>
          </table:table-cell>
          <table:table-cell table:number-columns-repeated="2"/>
        </table:table-row>
        <table:table-row table:style-name="ro1">
          <table:table-cell office:value-type="float" office:value="0.36888724565506" calcext:value-type="float">
            <text:p>0.36888724565506</text:p>
          </table:table-cell>
          <table:table-cell table:number-columns-repeated="2"/>
        </table:table-row>
        <table:table-row table:style-name="ro1">
          <table:table-cell office:value-type="float" office:value="0.368381381034851" calcext:value-type="float">
            <text:p>0.368381381034851</text:p>
          </table:table-cell>
          <table:table-cell table:number-columns-repeated="2"/>
        </table:table-row>
        <table:table-row table:style-name="ro1">
          <table:table-cell office:value-type="float" office:value="0.368840456008911" calcext:value-type="float">
            <text:p>0.368840456008911</text:p>
          </table:table-cell>
          <table:table-cell table:number-columns-repeated="2"/>
        </table:table-row>
        <table:table-row table:style-name="ro1">
          <table:table-cell office:value-type="float" office:value="0.369460612535477" calcext:value-type="float">
            <text:p>0.369460612535477</text:p>
          </table:table-cell>
          <table:table-cell table:number-columns-repeated="2"/>
        </table:table-row>
        <table:table-row table:style-name="ro1">
          <table:table-cell office:value-type="float" office:value="0.364279747009277" calcext:value-type="float">
            <text:p>0.364279747009277</text:p>
          </table:table-cell>
          <table:table-cell table:number-columns-repeated="2"/>
        </table:table-row>
        <table:table-row table:style-name="ro1">
          <table:table-cell office:value-type="float" office:value="0.361797124147415" calcext:value-type="float">
            <text:p>0.361797124147415</text:p>
          </table:table-cell>
          <table:table-cell table:number-columns-repeated="2"/>
        </table:table-row>
        <table:table-row table:style-name="ro1">
          <table:table-cell office:value-type="float" office:value="0.36375230550766" calcext:value-type="float">
            <text:p>0.36375230550766</text:p>
          </table:table-cell>
          <table:table-cell table:number-columns-repeated="2"/>
        </table:table-row>
        <table:table-row table:style-name="ro1">
          <table:table-cell office:value-type="float" office:value="0.362662941217422" calcext:value-type="float">
            <text:p>0.362662941217422</text:p>
          </table:table-cell>
          <table:table-cell table:number-columns-repeated="2"/>
        </table:table-row>
        <table:table-row table:style-name="ro1">
          <table:table-cell office:value-type="float" office:value="0.362881898880005" calcext:value-type="float">
            <text:p>0.362881898880005</text:p>
          </table:table-cell>
          <table:table-cell table:number-columns-repeated="2"/>
        </table:table-row>
        <table:table-row table:style-name="ro1">
          <table:table-cell office:value-type="float" office:value="0.364182114601135" calcext:value-type="float">
            <text:p>0.364182114601135</text:p>
          </table:table-cell>
          <table:table-cell table:number-columns-repeated="2"/>
        </table:table-row>
        <table:table-row table:style-name="ro1">
          <table:table-cell office:value-type="float" office:value="0.365163713693619" calcext:value-type="float">
            <text:p>0.365163713693619</text:p>
          </table:table-cell>
          <table:table-cell table:number-columns-repeated="2"/>
        </table:table-row>
        <table:table-row table:style-name="ro1">
          <table:table-cell office:value-type="float" office:value="0.374367892742157" calcext:value-type="float">
            <text:p>0.374367892742157</text:p>
          </table:table-cell>
          <table:table-cell table:number-columns-repeated="2"/>
        </table:table-row>
        <table:table-row table:style-name="ro1">
          <table:table-cell office:value-type="float" office:value="0.377659559249878" calcext:value-type="float">
            <text:p>0.377659559249878</text:p>
          </table:table-cell>
          <table:table-cell table:number-columns-repeated="2"/>
        </table:table-row>
        <table:table-row table:style-name="ro1">
          <table:table-cell office:value-type="float" office:value="0.378006875514984" calcext:value-type="float">
            <text:p>0.378006875514984</text:p>
          </table:table-cell>
          <table:table-cell table:number-columns-repeated="2"/>
        </table:table-row>
        <table:table-row table:style-name="ro1">
          <table:table-cell office:value-type="float" office:value="0.376936435699463" calcext:value-type="float">
            <text:p>0.376936435699463</text:p>
          </table:table-cell>
          <table:table-cell table:number-columns-repeated="2"/>
        </table:table-row>
        <table:table-row table:style-name="ro1">
          <table:table-cell office:value-type="float" office:value="0.377388715744019" calcext:value-type="float">
            <text:p>0.377388715744019</text:p>
          </table:table-cell>
          <table:table-cell table:number-columns-repeated="2"/>
        </table:table-row>
        <table:table-row table:style-name="ro1">
          <table:table-cell office:value-type="float" office:value="0.368606060743332" calcext:value-type="float">
            <text:p>0.368606060743332</text:p>
          </table:table-cell>
          <table:table-cell table:number-columns-repeated="2"/>
        </table:table-row>
        <table:table-row table:style-name="ro1">
          <table:table-cell office:value-type="float" office:value="0.363763362169266" calcext:value-type="float">
            <text:p>0.363763362169266</text:p>
          </table:table-cell>
          <table:table-cell table:number-columns-repeated="2"/>
        </table:table-row>
        <table:table-row table:style-name="ro1">
          <table:table-cell office:value-type="float" office:value="0.366463035345078" calcext:value-type="float">
            <text:p>0.366463035345078</text:p>
          </table:table-cell>
          <table:table-cell table:number-columns-repeated="2"/>
        </table:table-row>
        <table:table-row table:style-name="ro1">
          <table:table-cell office:value-type="float" office:value="0.364038348197937" calcext:value-type="float">
            <text:p>0.364038348197937</text:p>
          </table:table-cell>
          <table:table-cell table:number-columns-repeated="2"/>
        </table:table-row>
        <table:table-row table:style-name="ro1">
          <table:table-cell office:value-type="float" office:value="0.360987275838852" calcext:value-type="float">
            <text:p>0.360987275838852</text:p>
          </table:table-cell>
          <table:table-cell table:number-columns-repeated="2"/>
        </table:table-row>
        <table:table-row table:style-name="ro1">
          <table:table-cell office:value-type="float" office:value="0.362684041261673" calcext:value-type="float">
            <text:p>0.362684041261673</text:p>
          </table:table-cell>
          <table:table-cell table:number-columns-repeated="2"/>
        </table:table-row>
        <table:table-row table:style-name="ro1">
          <table:table-cell office:value-type="float" office:value="0.363785535097122" calcext:value-type="float">
            <text:p>0.363785535097122</text:p>
          </table:table-cell>
          <table:table-cell table:number-columns-repeated="2"/>
        </table:table-row>
        <table:table-row table:style-name="ro1">
          <table:table-cell office:value-type="float" office:value="0.31032606959343" calcext:value-type="float">
            <text:p>0.31032606959343</text:p>
          </table:table-cell>
          <table:table-cell table:number-columns-repeated="2"/>
        </table:table-row>
        <table:table-row table:style-name="ro1">
          <table:table-cell office:value-type="float" office:value="0.307956427335739" calcext:value-type="float">
            <text:p>0.307956427335739</text:p>
          </table:table-cell>
          <table:table-cell table:number-columns-repeated="2"/>
        </table:table-row>
        <table:table-row table:style-name="ro1">
          <table:table-cell office:value-type="float" office:value="0.307846456766129" calcext:value-type="float">
            <text:p>0.307846456766129</text:p>
          </table:table-cell>
          <table:table-cell table:number-columns-repeated="2"/>
        </table:table-row>
        <table:table-row table:style-name="ro1">
          <table:table-cell office:value-type="float" office:value="0.312029600143433" calcext:value-type="float">
            <text:p>0.312029600143433</text:p>
          </table:table-cell>
          <table:table-cell table:number-columns-repeated="2"/>
        </table:table-row>
        <table:table-row table:style-name="ro1">
          <table:table-cell office:value-type="float" office:value="0.310640394687653" calcext:value-type="float">
            <text:p>0.310640394687653</text:p>
          </table:table-cell>
          <table:table-cell table:number-columns-repeated="2"/>
        </table:table-row>
        <table:table-row table:style-name="ro1">
          <table:table-cell office:value-type="float" office:value="0.307898163795471" calcext:value-type="float">
            <text:p>0.307898163795471</text:p>
          </table:table-cell>
          <table:table-cell table:number-columns-repeated="2"/>
        </table:table-row>
        <table:table-row table:style-name="ro1">
          <table:table-cell office:value-type="float" office:value="0.304086327552795" calcext:value-type="float">
            <text:p>0.304086327552795</text:p>
          </table:table-cell>
          <table:table-cell table:number-columns-repeated="2"/>
        </table:table-row>
        <table:table-row table:style-name="ro1">
          <table:table-cell office:value-type="float" office:value="0.306553065776825" calcext:value-type="float">
            <text:p>0.306553065776825</text:p>
          </table:table-cell>
          <table:table-cell table:number-columns-repeated="2"/>
        </table:table-row>
        <table:table-row table:style-name="ro1">
          <table:table-cell office:value-type="float" office:value="0.306984663009644" calcext:value-type="float">
            <text:p>0.306984663009644</text:p>
          </table:table-cell>
          <table:table-cell table:number-columns-repeated="2"/>
        </table:table-row>
        <table:table-row table:style-name="ro1">
          <table:table-cell office:value-type="float" office:value="0.305891036987305" calcext:value-type="float">
            <text:p>0.305891036987305</text:p>
          </table:table-cell>
          <table:table-cell table:number-columns-repeated="2"/>
        </table:table-row>
        <table:table-row table:style-name="ro1">
          <table:table-cell office:value-type="float" office:value="0.306780844926834" calcext:value-type="float">
            <text:p>0.306780844926834</text:p>
          </table:table-cell>
          <table:table-cell table:number-columns-repeated="2"/>
        </table:table-row>
        <table:table-row table:style-name="ro1">
          <table:table-cell office:value-type="float" office:value="0.299294710159302" calcext:value-type="float">
            <text:p>0.299294710159302</text:p>
          </table:table-cell>
          <table:table-cell table:number-columns-repeated="2"/>
        </table:table-row>
        <table:table-row table:style-name="ro1">
          <table:table-cell office:value-type="float" office:value="0.318487018346786" calcext:value-type="float">
            <text:p>0.318487018346786</text:p>
          </table:table-cell>
          <table:table-cell table:number-columns-repeated="2"/>
        </table:table-row>
        <table:table-row table:style-name="ro1">
          <table:table-cell office:value-type="float" office:value="0.317630052566528" calcext:value-type="float">
            <text:p>0.317630052566528</text:p>
          </table:table-cell>
          <table:table-cell table:number-columns-repeated="2"/>
        </table:table-row>
        <table:table-row table:style-name="ro1">
          <table:table-cell office:value-type="float" office:value="0.318891555070877" calcext:value-type="float">
            <text:p>0.318891555070877</text:p>
          </table:table-cell>
          <table:table-cell table:number-columns-repeated="2"/>
        </table:table-row>
        <table:table-row table:style-name="ro1">
          <table:table-cell office:value-type="float" office:value="0.321995168924332" calcext:value-type="float">
            <text:p>0.321995168924332</text:p>
          </table:table-cell>
          <table:table-cell table:number-columns-repeated="2"/>
        </table:table-row>
        <table:table-row table:style-name="ro1">
          <table:table-cell office:value-type="float" office:value="0.323302030563354" calcext:value-type="float">
            <text:p>0.323302030563354</text:p>
          </table:table-cell>
          <table:table-cell table:number-columns-repeated="2"/>
        </table:table-row>
        <table:table-row table:style-name="ro1">
          <table:table-cell office:value-type="float" office:value="0.323514759540558" calcext:value-type="float">
            <text:p>0.323514759540558</text:p>
          </table:table-cell>
          <table:table-cell table:number-columns-repeated="2"/>
        </table:table-row>
        <table:table-row table:style-name="ro1">
          <table:table-cell office:value-type="float" office:value="0.323589444160461" calcext:value-type="float">
            <text:p>0.323589444160461</text:p>
          </table:table-cell>
          <table:table-cell table:number-columns-repeated="2"/>
        </table:table-row>
        <table:table-row table:style-name="ro1">
          <table:table-cell office:value-type="float" office:value="0.324145257472992" calcext:value-type="float">
            <text:p>0.324145257472992</text:p>
          </table:table-cell>
          <table:table-cell table:number-columns-repeated="2"/>
        </table:table-row>
        <table:table-row table:style-name="ro1">
          <table:table-cell office:value-type="float" office:value="0.324796974658966" calcext:value-type="float">
            <text:p>0.324796974658966</text:p>
          </table:table-cell>
          <table:table-cell table:number-columns-repeated="2"/>
        </table:table-row>
        <table:table-row table:style-name="ro1">
          <table:table-cell office:value-type="float" office:value="0.324777573347092" calcext:value-type="float">
            <text:p>0.324777573347092</text:p>
          </table:table-cell>
          <table:table-cell table:number-columns-repeated="2"/>
        </table:table-row>
        <table:table-row table:style-name="ro1">
          <table:table-cell office:value-type="float" office:value="0.324652194976807" calcext:value-type="float">
            <text:p>0.324652194976807</text:p>
          </table:table-cell>
          <table:table-cell table:number-columns-repeated="2"/>
        </table:table-row>
        <table:table-row table:style-name="ro1">
          <table:table-cell office:value-type="float" office:value="0.324676275253296" calcext:value-type="float">
            <text:p>0.324676275253296</text:p>
          </table:table-cell>
          <table:table-cell table:number-columns-repeated="2"/>
        </table:table-row>
        <table:table-row table:style-name="ro1">
          <table:table-cell office:value-type="float" office:value="0.299094378948212" calcext:value-type="float">
            <text:p>0.299094378948212</text:p>
          </table:table-cell>
          <table:table-cell table:number-columns-repeated="2"/>
        </table:table-row>
        <table:table-row table:style-name="ro1">
          <table:table-cell office:value-type="float" office:value="0.289290249347687" calcext:value-type="float">
            <text:p>0.289290249347687</text:p>
          </table:table-cell>
          <table:table-cell table:number-columns-repeated="2"/>
        </table:table-row>
        <table:table-row table:style-name="ro1">
          <table:table-cell office:value-type="float" office:value="0.289481163024902" calcext:value-type="float">
            <text:p>0.289481163024902</text:p>
          </table:table-cell>
          <table:table-cell table:number-columns-repeated="2"/>
        </table:table-row>
        <table:table-row table:style-name="ro1">
          <table:table-cell office:value-type="float" office:value="0.290630549192429" calcext:value-type="float">
            <text:p>0.290630549192429</text:p>
          </table:table-cell>
          <table:table-cell table:number-columns-repeated="2"/>
        </table:table-row>
        <table:table-row table:style-name="ro1">
          <table:table-cell office:value-type="float" office:value="0.291813313961029" calcext:value-type="float">
            <text:p>0.291813313961029</text:p>
          </table:table-cell>
          <table:table-cell table:number-columns-repeated="2"/>
        </table:table-row>
        <table:table-row table:style-name="ro1">
          <table:table-cell office:value-type="float" office:value="0.294615298509598" calcext:value-type="float">
            <text:p>0.294615298509598</text:p>
          </table:table-cell>
          <table:table-cell table:number-columns-repeated="2"/>
        </table:table-row>
        <table:table-row table:style-name="ro1">
          <table:table-cell office:value-type="float" office:value="0.297628819942474" calcext:value-type="float">
            <text:p>0.297628819942474</text:p>
          </table:table-cell>
          <table:table-cell table:number-columns-repeated="2"/>
        </table:table-row>
        <table:table-row table:style-name="ro1">
          <table:table-cell office:value-type="float" office:value="0.296204626560211" calcext:value-type="float">
            <text:p>0.296204626560211</text:p>
          </table:table-cell>
          <table:table-cell table:number-columns-repeated="2"/>
        </table:table-row>
        <table:table-row table:style-name="ro1">
          <table:table-cell office:value-type="float" office:value="0.298010170459747" calcext:value-type="float">
            <text:p>0.298010170459747</text:p>
          </table:table-cell>
          <table:table-cell table:number-columns-repeated="2"/>
        </table:table-row>
        <table:table-row table:style-name="ro1">
          <table:table-cell office:value-type="float" office:value="0.294750690460205" calcext:value-type="float">
            <text:p>0.294750690460205</text:p>
          </table:table-cell>
          <table:table-cell table:number-columns-repeated="2"/>
        </table:table-row>
        <table:table-row table:style-name="ro1">
          <table:table-cell office:value-type="float" office:value="0.297483623027802" calcext:value-type="float">
            <text:p>0.297483623027802</text:p>
          </table:table-cell>
          <table:table-cell table:number-columns-repeated="2"/>
        </table:table-row>
        <table:table-row table:style-name="ro1">
          <table:table-cell office:value-type="float" office:value="0.294518709182739" calcext:value-type="float">
            <text:p>0.294518709182739</text:p>
          </table:table-cell>
          <table:table-cell table:number-columns-repeated="2"/>
        </table:table-row>
        <table:table-row table:style-name="ro1">
          <table:table-cell office:value-type="float" office:value="0.319401085376739" calcext:value-type="float">
            <text:p>0.319401085376739</text:p>
          </table:table-cell>
          <table:table-cell table:number-columns-repeated="2"/>
        </table:table-row>
        <table:table-row table:style-name="ro1">
          <table:table-cell office:value-type="float" office:value="0.317550271749496" calcext:value-type="float">
            <text:p>0.317550271749496</text:p>
          </table:table-cell>
          <table:table-cell table:number-columns-repeated="2"/>
        </table:table-row>
        <table:table-row table:style-name="ro1">
          <table:table-cell office:value-type="float" office:value="0.318175226449966" calcext:value-type="float">
            <text:p>0.318175226449966</text:p>
          </table:table-cell>
          <table:table-cell table:number-columns-repeated="2"/>
        </table:table-row>
        <table:table-row table:style-name="ro1">
          <table:table-cell office:value-type="float" office:value="0.31856507062912" calcext:value-type="float">
            <text:p>0.31856507062912</text:p>
          </table:table-cell>
          <table:table-cell table:number-columns-repeated="2"/>
        </table:table-row>
        <table:table-row table:style-name="ro1">
          <table:table-cell office:value-type="float" office:value="0.317349195480347" calcext:value-type="float">
            <text:p>0.317349195480347</text:p>
          </table:table-cell>
          <table:table-cell table:number-columns-repeated="2"/>
        </table:table-row>
        <table:table-row table:style-name="ro1">
          <table:table-cell office:value-type="float" office:value="0.316997617483139" calcext:value-type="float">
            <text:p>0.316997617483139</text:p>
          </table:table-cell>
          <table:table-cell table:number-columns-repeated="2"/>
        </table:table-row>
        <table:table-row table:style-name="ro1">
          <table:table-cell office:value-type="float" office:value="0.31719097495079" calcext:value-type="float">
            <text:p>0.31719097495079</text:p>
          </table:table-cell>
          <table:table-cell table:number-columns-repeated="2"/>
        </table:table-row>
        <table:table-row table:style-name="ro1">
          <table:table-cell office:value-type="float" office:value="0.309867709875107" calcext:value-type="float">
            <text:p>0.309867709875107</text:p>
          </table:table-cell>
          <table:table-cell table:number-columns-repeated="2"/>
        </table:table-row>
        <table:table-row table:style-name="ro1">
          <table:table-cell office:value-type="float" office:value="0.30862095952034" calcext:value-type="float">
            <text:p>0.30862095952034</text:p>
          </table:table-cell>
          <table:table-cell table:number-columns-repeated="2"/>
        </table:table-row>
        <table:table-row table:style-name="ro1">
          <table:table-cell office:value-type="float" office:value="0.308354705572128" calcext:value-type="float">
            <text:p>0.308354705572128</text:p>
          </table:table-cell>
          <table:table-cell table:number-columns-repeated="2"/>
        </table:table-row>
        <table:table-row table:style-name="ro1">
          <table:table-cell office:value-type="float" office:value="0.308451265096664" calcext:value-type="float">
            <text:p>0.308451265096664</text:p>
          </table:table-cell>
          <table:table-cell table:number-columns-repeated="2"/>
        </table:table-row>
        <table:table-row table:style-name="ro1">
          <table:table-cell office:value-type="float" office:value="0.307782620191574" calcext:value-type="float">
            <text:p>0.307782620191574</text:p>
          </table:table-cell>
          <table:table-cell table:number-columns-repeated="2"/>
        </table:table-row>
        <table:table-row table:style-name="ro1">
          <table:table-cell office:value-type="float" office:value="0.307428747415543" calcext:value-type="float">
            <text:p>0.307428747415543</text:p>
          </table:table-cell>
          <table:table-cell table:number-columns-repeated="2"/>
        </table:table-row>
        <table:table-row table:style-name="ro1">
          <table:table-cell office:value-type="float" office:value="0.305723279714584" calcext:value-type="float">
            <text:p>0.305723279714584</text:p>
          </table:table-cell>
          <table:table-cell table:number-columns-repeated="2"/>
        </table:table-row>
        <table:table-row table:style-name="ro1">
          <table:table-cell office:value-type="float" office:value="0.306956648826599" calcext:value-type="float">
            <text:p>0.306956648826599</text:p>
          </table:table-cell>
          <table:table-cell table:number-columns-repeated="2"/>
        </table:table-row>
        <table:table-row table:style-name="ro1">
          <table:table-cell office:value-type="float" office:value="0.30784198641777" calcext:value-type="float">
            <text:p>0.30784198641777</text:p>
          </table:table-cell>
          <table:table-cell table:number-columns-repeated="2"/>
        </table:table-row>
        <table:table-row table:style-name="ro1">
          <table:table-cell office:value-type="float" office:value="0.307845234870911" calcext:value-type="float">
            <text:p>0.307845234870911</text:p>
          </table:table-cell>
          <table:table-cell table:number-columns-repeated="2"/>
        </table:table-row>
        <table:table-row table:style-name="ro1">
          <table:table-cell office:value-type="float" office:value="0.307358145713806" calcext:value-type="float">
            <text:p>0.307358145713806</text:p>
          </table:table-cell>
          <table:table-cell table:number-columns-repeated="2"/>
        </table:table-row>
        <table:table-row table:style-name="ro1">
          <table:table-cell office:value-type="float" office:value="0.307981878519058" calcext:value-type="float">
            <text:p>0.307981878519058</text:p>
          </table:table-cell>
          <table:table-cell table:number-columns-repeated="2"/>
        </table:table-row>
        <table:table-row table:style-name="ro1">
          <table:table-cell office:value-type="float" office:value="0.302212208509445" calcext:value-type="float">
            <text:p>0.302212208509445</text:p>
          </table:table-cell>
          <table:table-cell table:number-columns-repeated="2"/>
        </table:table-row>
        <table:table-row table:style-name="ro1">
          <table:table-cell office:value-type="float" office:value="0.302367627620697" calcext:value-type="float">
            <text:p>0.302367627620697</text:p>
          </table:table-cell>
          <table:table-cell table:number-columns-repeated="2"/>
        </table:table-row>
        <table:table-row table:style-name="ro1">
          <table:table-cell office:value-type="float" office:value="0.313871324062347" calcext:value-type="float">
            <text:p>0.313871324062347</text:p>
          </table:table-cell>
          <table:table-cell table:number-columns-repeated="2"/>
        </table:table-row>
        <table:table-row table:style-name="ro1">
          <table:table-cell office:value-type="float" office:value="0.312091261148453" calcext:value-type="float">
            <text:p>0.312091261148453</text:p>
          </table:table-cell>
          <table:table-cell table:number-columns-repeated="2"/>
        </table:table-row>
        <table:table-row table:style-name="ro1">
          <table:table-cell office:value-type="float" office:value="0.310493230819702" calcext:value-type="float">
            <text:p>0.310493230819702</text:p>
          </table:table-cell>
          <table:table-cell table:number-columns-repeated="2"/>
        </table:table-row>
        <table:table-row table:style-name="ro1">
          <table:table-cell office:value-type="float" office:value="0.279625952243805" calcext:value-type="float">
            <text:p>0.279625952243805</text:p>
          </table:table-cell>
          <table:table-cell table:number-columns-repeated="2"/>
        </table:table-row>
        <table:table-row table:style-name="ro1">
          <table:table-cell office:value-type="float" office:value="0.278897374868393" calcext:value-type="float">
            <text:p>0.278897374868393</text:p>
          </table:table-cell>
          <table:table-cell table:number-columns-repeated="2"/>
        </table:table-row>
        <table:table-row table:style-name="ro1">
          <table:table-cell office:value-type="float" office:value="0.279857784509659" calcext:value-type="float">
            <text:p>0.279857784509659</text:p>
          </table:table-cell>
          <table:table-cell table:number-columns-repeated="2"/>
        </table:table-row>
        <table:table-row table:style-name="ro1">
          <table:table-cell office:value-type="float" office:value="0.280809432268143" calcext:value-type="float">
            <text:p>0.280809432268143</text:p>
          </table:table-cell>
          <table:table-cell table:number-columns-repeated="2"/>
        </table:table-row>
        <table:table-row table:style-name="ro1">
          <table:table-cell office:value-type="float" office:value="0.281719982624054" calcext:value-type="float">
            <text:p>0.281719982624054</text:p>
          </table:table-cell>
          <table:table-cell table:number-columns-repeated="2"/>
        </table:table-row>
        <table:table-row table:style-name="ro1">
          <table:table-cell office:value-type="float" office:value="0.281514406204224" calcext:value-type="float">
            <text:p>0.281514406204224</text:p>
          </table:table-cell>
          <table:table-cell table:number-columns-repeated="2"/>
        </table:table-row>
        <table:table-row table:style-name="ro1">
          <table:table-cell office:value-type="float" office:value="0.281196296215057" calcext:value-type="float">
            <text:p>0.281196296215057</text:p>
          </table:table-cell>
          <table:table-cell table:number-columns-repeated="2"/>
        </table:table-row>
        <table:table-row table:style-name="ro1">
          <table:table-cell office:value-type="float" office:value="0.28117835521698" calcext:value-type="float">
            <text:p>0.28117835521698</text:p>
          </table:table-cell>
          <table:table-cell table:number-columns-repeated="2"/>
        </table:table-row>
        <table:table-row table:style-name="ro1">
          <table:table-cell office:value-type="float" office:value="0.250244826078415" calcext:value-type="float">
            <text:p>0.250244826078415</text:p>
          </table:table-cell>
          <table:table-cell table:number-columns-repeated="2"/>
        </table:table-row>
        <table:table-row table:style-name="ro1">
          <table:table-cell office:value-type="float" office:value="0.25015190243721" calcext:value-type="float">
            <text:p>0.25015190243721</text:p>
          </table:table-cell>
          <table:table-cell table:number-columns-repeated="2"/>
        </table:table-row>
        <table:table-row table:style-name="ro1">
          <table:table-cell office:value-type="float" office:value="0.256777614355087" calcext:value-type="float">
            <text:p>0.256777614355087</text:p>
          </table:table-cell>
          <table:table-cell table:number-columns-repeated="2"/>
        </table:table-row>
        <table:table-row table:style-name="ro1">
          <table:table-cell office:value-type="float" office:value="0.257094889879227" calcext:value-type="float">
            <text:p>0.257094889879227</text:p>
          </table:table-cell>
          <table:table-cell table:number-columns-repeated="2"/>
        </table:table-row>
        <table:table-row table:style-name="ro1">
          <table:table-cell office:value-type="float" office:value="0.257063716650009" calcext:value-type="float">
            <text:p>0.257063716650009</text:p>
          </table:table-cell>
          <table:table-cell table:number-columns-repeated="2"/>
        </table:table-row>
        <table:table-row table:style-name="ro1">
          <table:table-cell office:value-type="float" office:value="0.256989479064941" calcext:value-type="float">
            <text:p>0.256989479064941</text:p>
          </table:table-cell>
          <table:table-cell table:number-columns-repeated="2"/>
        </table:table-row>
        <table:table-row table:style-name="ro1">
          <table:table-cell office:value-type="float" office:value="0.295826554298401" calcext:value-type="float">
            <text:p>0.295826554298401</text:p>
          </table:table-cell>
          <table:table-cell table:number-columns-repeated="2"/>
        </table:table-row>
        <table:table-row table:style-name="ro1">
          <table:table-cell office:value-type="float" office:value="0.296250939369202" calcext:value-type="float">
            <text:p>0.296250939369202</text:p>
          </table:table-cell>
          <table:table-cell table:number-columns-repeated="2"/>
        </table:table-row>
        <table:table-row table:style-name="ro1">
          <table:table-cell office:value-type="float" office:value="0.297077119350433" calcext:value-type="float">
            <text:p>0.297077119350433</text:p>
          </table:table-cell>
          <table:table-cell table:number-columns-repeated="2"/>
        </table:table-row>
        <table:table-row table:style-name="ro1">
          <table:table-cell office:value-type="float" office:value="0.29707059264183" calcext:value-type="float">
            <text:p>0.29707059264183</text:p>
          </table:table-cell>
          <table:table-cell table:number-columns-repeated="2"/>
        </table:table-row>
        <table:table-row table:style-name="ro1">
          <table:table-cell office:value-type="float" office:value="0.297408610582352" calcext:value-type="float">
            <text:p>0.297408610582352</text:p>
          </table:table-cell>
          <table:table-cell table:number-columns-repeated="2"/>
        </table:table-row>
        <table:table-row table:style-name="ro1">
          <table:table-cell office:value-type="float" office:value="0.26513460278511" calcext:value-type="float">
            <text:p>0.26513460278511</text:p>
          </table:table-cell>
          <table:table-cell table:number-columns-repeated="2"/>
        </table:table-row>
        <table:table-row table:style-name="ro1">
          <table:table-cell office:value-type="float" office:value="0.26330628991127" calcext:value-type="float">
            <text:p>0.26330628991127</text:p>
          </table:table-cell>
          <table:table-cell table:number-columns-repeated="2"/>
        </table:table-row>
        <table:table-row table:style-name="ro1">
          <table:table-cell office:value-type="float" office:value="0.263482004404068" calcext:value-type="float">
            <text:p>0.263482004404068</text:p>
          </table:table-cell>
          <table:table-cell table:number-columns-repeated="2"/>
        </table:table-row>
        <table:table-row table:style-name="ro1">
          <table:table-cell office:value-type="float" office:value="0.263366520404816" calcext:value-type="float">
            <text:p>0.263366520404816</text:p>
          </table:table-cell>
          <table:table-cell table:number-columns-repeated="2"/>
        </table:table-row>
        <table:table-row table:style-name="ro1">
          <table:table-cell office:value-type="float" office:value="0.263863265514374" calcext:value-type="float">
            <text:p>0.263863265514374</text:p>
          </table:table-cell>
          <table:table-cell table:number-columns-repeated="2"/>
        </table:table-row>
        <table:table-row table:style-name="ro1">
          <table:table-cell office:value-type="float" office:value="0.279555022716522" calcext:value-type="float">
            <text:p>0.279555022716522</text:p>
          </table:table-cell>
          <table:table-cell table:number-columns-repeated="2"/>
        </table:table-row>
        <table:table-row table:style-name="ro1">
          <table:table-cell office:value-type="float" office:value="0.274790108203888" calcext:value-type="float">
            <text:p>0.274790108203888</text:p>
          </table:table-cell>
          <table:table-cell table:number-columns-repeated="2"/>
        </table:table-row>
        <table:table-row table:style-name="ro1">
          <table:table-cell office:value-type="float" office:value="0.275827765464783" calcext:value-type="float">
            <text:p>0.275827765464783</text:p>
          </table:table-cell>
          <table:table-cell table:number-columns-repeated="2"/>
        </table:table-row>
        <table:table-row table:style-name="ro1">
          <table:table-cell office:value-type="float" office:value="0.277033418416977" calcext:value-type="float">
            <text:p>0.277033418416977</text:p>
          </table:table-cell>
          <table:table-cell table:number-columns-repeated="2"/>
        </table:table-row>
        <table:table-row table:style-name="ro1">
          <table:table-cell office:value-type="float" office:value="0.278422981500626" calcext:value-type="float">
            <text:p>0.278422981500626</text:p>
          </table:table-cell>
          <table:table-cell table:number-columns-repeated="2"/>
        </table:table-row>
        <table:table-row table:style-name="ro1">
          <table:table-cell office:value-type="float" office:value="0.273711949586868" calcext:value-type="float">
            <text:p>0.273711949586868</text:p>
          </table:table-cell>
          <table:table-cell table:number-columns-repeated="2"/>
        </table:table-row>
        <table:table-row table:style-name="ro1">
          <table:table-cell office:value-type="float" office:value="0.28082463145256" calcext:value-type="float">
            <text:p>0.28082463145256</text:p>
          </table:table-cell>
          <table:table-cell table:number-columns-repeated="2"/>
        </table:table-row>
        <table:table-row table:style-name="ro1">
          <table:table-cell office:value-type="float" office:value="0.296130001544952" calcext:value-type="float">
            <text:p>0.296130001544952</text:p>
          </table:table-cell>
          <table:table-cell table:number-columns-repeated="2"/>
        </table:table-row>
        <table:table-row table:style-name="ro1">
          <table:table-cell office:value-type="float" office:value="0.294161766767502" calcext:value-type="float">
            <text:p>0.294161766767502</text:p>
          </table:table-cell>
          <table:table-cell table:number-columns-repeated="2"/>
        </table:table-row>
        <table:table-row table:style-name="ro1">
          <table:table-cell office:value-type="float" office:value="0.294642478227615" calcext:value-type="float">
            <text:p>0.294642478227615</text:p>
          </table:table-cell>
          <table:table-cell table:number-columns-repeated="2"/>
        </table:table-row>
        <table:table-row table:style-name="ro1">
          <table:table-cell office:value-type="float" office:value="0.293927997350693" calcext:value-type="float">
            <text:p>0.293927997350693</text:p>
          </table:table-cell>
          <table:table-cell table:number-columns-repeated="2"/>
        </table:table-row>
        <table:table-row table:style-name="ro1">
          <table:table-cell office:value-type="float" office:value="0.293632030487061" calcext:value-type="float">
            <text:p>0.293632030487061</text:p>
          </table:table-cell>
          <table:table-cell table:number-columns-repeated="2"/>
        </table:table-row>
        <table:table-row table:style-name="ro1">
          <table:table-cell office:value-type="float" office:value="0.29360169172287" calcext:value-type="float">
            <text:p>0.29360169172287</text:p>
          </table:table-cell>
          <table:table-cell table:number-columns-repeated="2"/>
        </table:table-row>
        <table:table-row table:style-name="ro1">
          <table:table-cell office:value-type="float" office:value="0.292050123214722" calcext:value-type="float">
            <text:p>0.292050123214722</text:p>
          </table:table-cell>
          <table:table-cell table:number-columns-repeated="2"/>
        </table:table-row>
        <table:table-row table:style-name="ro1">
          <table:table-cell office:value-type="float" office:value="0.2502481341362" calcext:value-type="float">
            <text:p>0.2502481341362</text:p>
          </table:table-cell>
          <table:table-cell table:number-columns-repeated="2"/>
        </table:table-row>
        <table:table-row table:style-name="ro1">
          <table:table-cell office:value-type="float" office:value="0.250020861625671" calcext:value-type="float">
            <text:p>0.250020861625671</text:p>
          </table:table-cell>
          <table:table-cell table:number-columns-repeated="2"/>
        </table:table-row>
        <table:table-row table:style-name="ro1">
          <table:table-cell office:value-type="float" office:value="0.252801388502121" calcext:value-type="float">
            <text:p>0.252801388502121</text:p>
          </table:table-cell>
          <table:table-cell table:number-columns-repeated="2"/>
        </table:table-row>
        <table:table-row table:style-name="ro1">
          <table:table-cell office:value-type="float" office:value="0.254862844944" calcext:value-type="float">
            <text:p>0.254862844944</text:p>
          </table:table-cell>
          <table:table-cell table:number-columns-repeated="2"/>
        </table:table-row>
        <table:table-row table:style-name="ro1">
          <table:table-cell office:value-type="float" office:value="0.254109025001526" calcext:value-type="float">
            <text:p>0.254109025001526</text:p>
          </table:table-cell>
          <table:table-cell table:number-columns-repeated="2"/>
        </table:table-row>
        <table:table-row table:style-name="ro1">
          <table:table-cell office:value-type="float" office:value="0.253774255514145" calcext:value-type="float">
            <text:p>0.253774255514145</text:p>
          </table:table-cell>
          <table:table-cell table:number-columns-repeated="2"/>
        </table:table-row>
        <table:table-row table:style-name="ro1">
          <table:table-cell office:value-type="float" office:value="0.251580476760864" calcext:value-type="float">
            <text:p>0.251580476760864</text:p>
          </table:table-cell>
          <table:table-cell table:number-columns-repeated="2"/>
        </table:table-row>
        <table:table-row table:style-name="ro1">
          <table:table-cell office:value-type="float" office:value="0.253803282976151" calcext:value-type="float">
            <text:p>0.253803282976151</text:p>
          </table:table-cell>
          <table:table-cell table:number-columns-repeated="2"/>
        </table:table-row>
        <table:table-row table:style-name="ro1">
          <table:table-cell office:value-type="float" office:value="0.251145601272583" calcext:value-type="float">
            <text:p>0.251145601272583</text:p>
          </table:table-cell>
          <table:table-cell table:number-columns-repeated="2"/>
        </table:table-row>
        <table:table-row table:style-name="ro1">
          <table:table-cell office:value-type="float" office:value="0.25144350528717" calcext:value-type="float">
            <text:p>0.25144350528717</text:p>
          </table:table-cell>
          <table:table-cell table:number-columns-repeated="2"/>
        </table:table-row>
        <table:table-row table:style-name="ro1">
          <table:table-cell office:value-type="float" office:value="0.251339614391327" calcext:value-type="float">
            <text:p>0.251339614391327</text:p>
          </table:table-cell>
          <table:table-cell table:number-columns-repeated="2"/>
        </table:table-row>
        <table:table-row table:style-name="ro1">
          <table:table-cell office:value-type="float" office:value="0.251302450895309" calcext:value-type="float">
            <text:p>0.251302450895309</text:p>
          </table:table-cell>
          <table:table-cell table:number-columns-repeated="2"/>
        </table:table-row>
        <table:table-row table:style-name="ro1">
          <table:table-cell office:value-type="float" office:value="0.250761538743973" calcext:value-type="float">
            <text:p>0.250761538743973</text:p>
          </table:table-cell>
          <table:table-cell table:number-columns-repeated="2"/>
        </table:table-row>
        <table:table-row table:style-name="ro1">
          <table:table-cell office:value-type="float" office:value="0.250893175601959" calcext:value-type="float">
            <text:p>0.250893175601959</text:p>
          </table:table-cell>
          <table:table-cell table:number-columns-repeated="2"/>
        </table:table-row>
        <table:table-row table:style-name="ro1">
          <table:table-cell office:value-type="float" office:value="0.250992923974991" calcext:value-type="float">
            <text:p>0.250992923974991</text:p>
          </table:table-cell>
          <table:table-cell table:number-columns-repeated="2"/>
        </table:table-row>
        <table:table-row table:style-name="ro1">
          <table:table-cell office:value-type="float" office:value="0.250454723834991" calcext:value-type="float">
            <text:p>0.250454723834991</text:p>
          </table:table-cell>
          <table:table-cell table:number-columns-repeated="2"/>
        </table:table-row>
        <table:table-row table:style-name="ro1">
          <table:table-cell office:value-type="float" office:value="0.258697181940079" calcext:value-type="float">
            <text:p>0.258697181940079</text:p>
          </table:table-cell>
          <table:table-cell table:number-columns-repeated="2"/>
        </table:table-row>
        <table:table-row table:style-name="ro1">
          <table:table-cell office:value-type="float" office:value="0.259299039840698" calcext:value-type="float">
            <text:p>0.259299039840698</text:p>
          </table:table-cell>
          <table:table-cell table:number-columns-repeated="2"/>
        </table:table-row>
        <table:table-row table:style-name="ro1">
          <table:table-cell office:value-type="float" office:value="0.259383887052536" calcext:value-type="float">
            <text:p>0.259383887052536</text:p>
          </table:table-cell>
          <table:table-cell table:number-columns-repeated="2"/>
        </table:table-row>
        <table:table-row table:style-name="ro1">
          <table:table-cell office:value-type="float" office:value="0.253795057535171" calcext:value-type="float">
            <text:p>0.253795057535171</text:p>
          </table:table-cell>
          <table:table-cell table:number-columns-repeated="2"/>
        </table:table-row>
        <table:table-row table:style-name="ro1">
          <table:table-cell office:value-type="float" office:value="0.25362429022789" calcext:value-type="float">
            <text:p>0.25362429022789</text:p>
          </table:table-cell>
          <table:table-cell table:number-columns-repeated="2"/>
        </table:table-row>
        <table:table-row table:style-name="ro1">
          <table:table-cell office:value-type="float" office:value="0.255013853311539" calcext:value-type="float">
            <text:p>0.255013853311539</text:p>
          </table:table-cell>
          <table:table-cell table:number-columns-repeated="2"/>
        </table:table-row>
        <table:table-row table:style-name="ro1">
          <table:table-cell office:value-type="float" office:value="0.266613274812698" calcext:value-type="float">
            <text:p>0.266613274812698</text:p>
          </table:table-cell>
          <table:table-cell table:number-columns-repeated="2"/>
        </table:table-row>
        <table:table-row table:style-name="ro1">
          <table:table-cell office:value-type="float" office:value="0.31045401096344" calcext:value-type="float">
            <text:p>0.31045401096344</text:p>
          </table:table-cell>
          <table:table-cell table:number-columns-repeated="2"/>
        </table:table-row>
        <table:table-row table:style-name="ro1">
          <table:table-cell office:value-type="float" office:value="0.309450894594192" calcext:value-type="float">
            <text:p>0.309450894594192</text:p>
          </table:table-cell>
          <table:table-cell table:number-columns-repeated="2"/>
        </table:table-row>
        <table:table-row table:style-name="ro1">
          <table:table-cell office:value-type="float" office:value="0.309993654489517" calcext:value-type="float">
            <text:p>0.309993654489517</text:p>
          </table:table-cell>
          <table:table-cell table:number-columns-repeated="2"/>
        </table:table-row>
        <table:table-row table:style-name="ro1">
          <table:table-cell office:value-type="float" office:value="0.30906268954277" calcext:value-type="float">
            <text:p>0.30906268954277</text:p>
          </table:table-cell>
          <table:table-cell table:number-columns-repeated="2"/>
        </table:table-row>
        <table:table-row table:style-name="ro1">
          <table:table-cell office:value-type="float" office:value="0.309925526380539" calcext:value-type="float">
            <text:p>0.309925526380539</text:p>
          </table:table-cell>
          <table:table-cell table:number-columns-repeated="2"/>
        </table:table-row>
        <table:table-row table:style-name="ro1">
          <table:table-cell office:value-type="float" office:value="0.30310782790184" calcext:value-type="float">
            <text:p>0.30310782790184</text:p>
          </table:table-cell>
          <table:table-cell table:number-columns-repeated="2"/>
        </table:table-row>
        <table:table-row table:style-name="ro1">
          <table:table-cell office:value-type="float" office:value="0.309308141469955" calcext:value-type="float">
            <text:p>0.309308141469955</text:p>
          </table:table-cell>
          <table:table-cell table:number-columns-repeated="2"/>
        </table:table-row>
        <table:table-row table:style-name="ro1">
          <table:table-cell office:value-type="float" office:value="0.299014121294022" calcext:value-type="float">
            <text:p>0.299014121294022</text:p>
          </table:table-cell>
          <table:table-cell table:number-columns-repeated="2"/>
        </table:table-row>
        <table:table-row table:style-name="ro1">
          <table:table-cell office:value-type="float" office:value="0.299949139356613" calcext:value-type="float">
            <text:p>0.299949139356613</text:p>
          </table:table-cell>
          <table:table-cell table:number-columns-repeated="2"/>
        </table:table-row>
        <table:table-row table:style-name="ro1">
          <table:table-cell office:value-type="float" office:value="0.30022394657135" calcext:value-type="float">
            <text:p>0.30022394657135</text:p>
          </table:table-cell>
          <table:table-cell table:number-columns-repeated="2"/>
        </table:table-row>
        <table:table-row table:style-name="ro1">
          <table:table-cell office:value-type="float" office:value="0.299981296062469" calcext:value-type="float">
            <text:p>0.299981296062469</text:p>
          </table:table-cell>
          <table:table-cell table:number-columns-repeated="2"/>
        </table:table-row>
        <table:table-row table:style-name="ro1">
          <table:table-cell office:value-type="float" office:value="0.299255311489105" calcext:value-type="float">
            <text:p>0.299255311489105</text:p>
          </table:table-cell>
          <table:table-cell table:number-columns-repeated="2"/>
        </table:table-row>
        <table:table-row table:style-name="ro1">
          <table:table-cell office:value-type="float" office:value="0.309707105159759" calcext:value-type="float">
            <text:p>0.309707105159759</text:p>
          </table:table-cell>
          <table:table-cell table:number-columns-repeated="2"/>
        </table:table-row>
        <table:table-row table:style-name="ro1">
          <table:table-cell office:value-type="float" office:value="0.31001153588295" calcext:value-type="float">
            <text:p>0.31001153588295</text:p>
          </table:table-cell>
          <table:table-cell table:number-columns-repeated="2"/>
        </table:table-row>
        <table:table-row table:style-name="ro1">
          <table:table-cell office:value-type="float" office:value="0.309335559606552" calcext:value-type="float">
            <text:p>0.309335559606552</text:p>
          </table:table-cell>
          <table:table-cell table:number-columns-repeated="2"/>
        </table:table-row>
        <table:table-row table:style-name="ro1">
          <table:table-cell office:value-type="float" office:value="0.295298486948013" calcext:value-type="float">
            <text:p>0.295298486948013</text:p>
          </table:table-cell>
          <table:table-cell table:number-columns-repeated="2"/>
        </table:table-row>
        <table:table-row table:style-name="ro1">
          <table:table-cell office:value-type="float" office:value="0.298111617565155" calcext:value-type="float">
            <text:p>0.298111617565155</text:p>
          </table:table-cell>
          <table:table-cell table:number-columns-repeated="2"/>
        </table:table-row>
        <table:table-row table:style-name="ro1">
          <table:table-cell office:value-type="float" office:value="0.296954840421677" calcext:value-type="float">
            <text:p>0.296954840421677</text:p>
          </table:table-cell>
          <table:table-cell table:number-columns-repeated="2"/>
        </table:table-row>
        <table:table-row table:style-name="ro1">
          <table:table-cell office:value-type="float" office:value="0.296919196844101" calcext:value-type="float">
            <text:p>0.296919196844101</text:p>
          </table:table-cell>
          <table:table-cell table:number-columns-repeated="2"/>
        </table:table-row>
        <table:table-row table:style-name="ro1">
          <table:table-cell office:value-type="float" office:value="0.295956164598465" calcext:value-type="float">
            <text:p>0.295956164598465</text:p>
          </table:table-cell>
          <table:table-cell table:number-columns-repeated="2"/>
        </table:table-row>
        <table:table-row table:style-name="ro1">
          <table:table-cell office:value-type="float" office:value="0.296478480100632" calcext:value-type="float">
            <text:p>0.296478480100632</text:p>
          </table:table-cell>
          <table:table-cell table:number-columns-repeated="2"/>
        </table:table-row>
        <table:table-row table:style-name="ro1">
          <table:table-cell office:value-type="float" office:value="0.296318590641022" calcext:value-type="float">
            <text:p>0.296318590641022</text:p>
          </table:table-cell>
          <table:table-cell table:number-columns-repeated="2"/>
        </table:table-row>
        <table:table-row table:style-name="ro1">
          <table:table-cell office:value-type="float" office:value="0.298013240098953" calcext:value-type="float">
            <text:p>0.298013240098953</text:p>
          </table:table-cell>
          <table:table-cell table:number-columns-repeated="2"/>
        </table:table-row>
        <table:table-row table:style-name="ro1">
          <table:table-cell office:value-type="float" office:value="0.297222197055817" calcext:value-type="float">
            <text:p>0.297222197055817</text:p>
          </table:table-cell>
          <table:table-cell table:number-columns-repeated="2"/>
        </table:table-row>
        <table:table-row table:style-name="ro1">
          <table:table-cell office:value-type="float" office:value="0.289410024881363" calcext:value-type="float">
            <text:p>0.289410024881363</text:p>
          </table:table-cell>
          <table:table-cell table:number-columns-repeated="2"/>
        </table:table-row>
        <table:table-row table:style-name="ro1">
          <table:table-cell office:value-type="float" office:value="0.275849848985672" calcext:value-type="float">
            <text:p>0.275849848985672</text:p>
          </table:table-cell>
          <table:table-cell table:number-columns-repeated="2"/>
        </table:table-row>
        <table:table-row table:style-name="ro1">
          <table:table-cell office:value-type="float" office:value="0.268718212842941" calcext:value-type="float">
            <text:p>0.268718212842941</text:p>
          </table:table-cell>
          <table:table-cell table:number-columns-repeated="2"/>
        </table:table-row>
        <table:table-row table:style-name="ro1">
          <table:table-cell office:value-type="float" office:value="0.263125270605087" calcext:value-type="float">
            <text:p>0.263125270605087</text:p>
          </table:table-cell>
          <table:table-cell table:number-columns-repeated="2"/>
        </table:table-row>
        <table:table-row table:style-name="ro1">
          <table:table-cell office:value-type="float" office:value="0.26768371462822" calcext:value-type="float">
            <text:p>0.26768371462822</text:p>
          </table:table-cell>
          <table:table-cell table:number-columns-repeated="2"/>
        </table:table-row>
        <table:table-row table:style-name="ro1">
          <table:table-cell office:value-type="float" office:value="0.268558174371719" calcext:value-type="float">
            <text:p>0.268558174371719</text:p>
          </table:table-cell>
          <table:table-cell table:number-columns-repeated="2"/>
        </table:table-row>
        <table:table-row table:style-name="ro1">
          <table:table-cell office:value-type="float" office:value="0.265951871871948" calcext:value-type="float">
            <text:p>0.265951871871948</text:p>
          </table:table-cell>
          <table:table-cell table:number-columns-repeated="2"/>
        </table:table-row>
        <table:table-row table:style-name="ro1">
          <table:table-cell office:value-type="float" office:value="0.266868710517883" calcext:value-type="float">
            <text:p>0.266868710517883</text:p>
          </table:table-cell>
          <table:table-cell table:number-columns-repeated="2"/>
        </table:table-row>
        <table:table-row table:style-name="ro1">
          <table:table-cell office:value-type="float" office:value="0.262123495340347" calcext:value-type="float">
            <text:p>0.262123495340347</text:p>
          </table:table-cell>
          <table:table-cell table:number-columns-repeated="2"/>
        </table:table-row>
        <table:table-row table:style-name="ro1">
          <table:table-cell office:value-type="float" office:value="0.264279276132584" calcext:value-type="float">
            <text:p>0.264279276132584</text:p>
          </table:table-cell>
          <table:table-cell table:number-columns-repeated="2"/>
        </table:table-row>
        <table:table-row table:style-name="ro1">
          <table:table-cell office:value-type="float" office:value="0.262396812438965" calcext:value-type="float">
            <text:p>0.262396812438965</text:p>
          </table:table-cell>
          <table:table-cell table:number-columns-repeated="2"/>
        </table:table-row>
        <table:table-row table:style-name="ro1">
          <table:table-cell office:value-type="float" office:value="0.261471807956696" calcext:value-type="float">
            <text:p>0.261471807956696</text:p>
          </table:table-cell>
          <table:table-cell table:number-columns-repeated="2"/>
        </table:table-row>
        <table:table-row table:style-name="ro1">
          <table:table-cell office:value-type="float" office:value="0.2500861287117" calcext:value-type="float">
            <text:p>0.2500861287117</text:p>
          </table:table-cell>
          <table:table-cell table:number-columns-repeated="2"/>
        </table:table-row>
        <table:table-row table:style-name="ro1">
          <table:table-cell office:value-type="float" office:value="0.272430419921875" calcext:value-type="float">
            <text:p>0.272430419921875</text:p>
          </table:table-cell>
          <table:table-cell table:number-columns-repeated="2"/>
        </table:table-row>
        <table:table-row table:style-name="ro1">
          <table:table-cell office:value-type="float" office:value="0.271885901689529" calcext:value-type="float">
            <text:p>0.271885901689529</text:p>
          </table:table-cell>
          <table:table-cell table:number-columns-repeated="2"/>
        </table:table-row>
        <table:table-row table:style-name="ro1">
          <table:table-cell office:value-type="float" office:value="0.27321919798851" calcext:value-type="float">
            <text:p>0.27321919798851</text:p>
          </table:table-cell>
          <table:table-cell table:number-columns-repeated="2"/>
        </table:table-row>
        <table:table-row table:style-name="ro1">
          <table:table-cell office:value-type="float" office:value="0.271062701940536" calcext:value-type="float">
            <text:p>0.271062701940536</text:p>
          </table:table-cell>
          <table:table-cell table:number-columns-repeated="2"/>
        </table:table-row>
        <table:table-row table:style-name="ro1">
          <table:table-cell office:value-type="float" office:value="0.26872992515564" calcext:value-type="float">
            <text:p>0.26872992515564</text:p>
          </table:table-cell>
          <table:table-cell table:number-columns-repeated="2"/>
        </table:table-row>
        <table:table-row table:style-name="ro1">
          <table:table-cell office:value-type="float" office:value="0.268595516681671" calcext:value-type="float">
            <text:p>0.268595516681671</text:p>
          </table:table-cell>
          <table:table-cell table:number-columns-repeated="2"/>
        </table:table-row>
        <table:table-row table:style-name="ro1">
          <table:table-cell office:value-type="float" office:value="0.26890242099762" calcext:value-type="float">
            <text:p>0.26890242099762</text:p>
          </table:table-cell>
          <table:table-cell table:number-columns-repeated="2"/>
        </table:table-row>
        <table:table-row table:style-name="ro1">
          <table:table-cell office:value-type="float" office:value="0.256416797637939" calcext:value-type="float">
            <text:p>0.256416797637939</text:p>
          </table:table-cell>
          <table:table-cell table:number-columns-repeated="2"/>
        </table:table-row>
        <table:table-row table:style-name="ro1">
          <table:table-cell office:value-type="float" office:value="0.264135241508484" calcext:value-type="float">
            <text:p>0.264135241508484</text:p>
          </table:table-cell>
          <table:table-cell table:number-columns-repeated="2"/>
        </table:table-row>
        <table:table-row table:style-name="ro1">
          <table:table-cell office:value-type="float" office:value="0.263929784297943" calcext:value-type="float">
            <text:p>0.263929784297943</text:p>
          </table:table-cell>
          <table:table-cell table:number-columns-repeated="2"/>
        </table:table-row>
        <table:table-row table:style-name="ro1">
          <table:table-cell office:value-type="float" office:value="0.263880223035812" calcext:value-type="float">
            <text:p>0.263880223035812</text:p>
          </table:table-cell>
          <table:table-cell table:number-columns-repeated="2"/>
        </table:table-row>
        <table:table-row table:style-name="ro1">
          <table:table-cell office:value-type="float" office:value="0.263035923242569" calcext:value-type="float">
            <text:p>0.263035923242569</text:p>
          </table:table-cell>
          <table:table-cell table:number-columns-repeated="2"/>
        </table:table-row>
        <table:table-row table:style-name="ro1">
          <table:table-cell office:value-type="float" office:value="0.268055111169815" calcext:value-type="float">
            <text:p>0.268055111169815</text:p>
          </table:table-cell>
          <table:table-cell table:number-columns-repeated="2"/>
        </table:table-row>
        <table:table-row table:style-name="ro1">
          <table:table-cell office:value-type="float" office:value="0.266450524330139" calcext:value-type="float">
            <text:p>0.266450524330139</text:p>
          </table:table-cell>
          <table:table-cell table:number-columns-repeated="2"/>
        </table:table-row>
        <table:table-row table:style-name="ro1">
          <table:table-cell office:value-type="float" office:value="0.267733186483383" calcext:value-type="float">
            <text:p>0.267733186483383</text:p>
          </table:table-cell>
          <table:table-cell table:number-columns-repeated="2"/>
        </table:table-row>
        <table:table-row table:style-name="ro1">
          <table:table-cell office:value-type="float" office:value="0.267507076263428" calcext:value-type="float">
            <text:p>0.267507076263428</text:p>
          </table:table-cell>
          <table:table-cell table:number-columns-repeated="2"/>
        </table:table-row>
        <table:table-row table:style-name="ro1">
          <table:table-cell office:value-type="float" office:value="0.267079055309296" calcext:value-type="float">
            <text:p>0.267079055309296</text:p>
          </table:table-cell>
          <table:table-cell table:number-columns-repeated="2"/>
        </table:table-row>
        <table:table-row table:style-name="ro1">
          <table:table-cell office:value-type="float" office:value="0.305924445390701" calcext:value-type="float">
            <text:p>0.305924445390701</text:p>
          </table:table-cell>
          <table:table-cell table:number-columns-repeated="2"/>
        </table:table-row>
        <table:table-row table:style-name="ro1">
          <table:table-cell office:value-type="float" office:value="0.307559370994568" calcext:value-type="float">
            <text:p>0.307559370994568</text:p>
          </table:table-cell>
          <table:table-cell table:number-columns-repeated="2"/>
        </table:table-row>
        <table:table-row table:style-name="ro1">
          <table:table-cell office:value-type="float" office:value="0.308797568082809" calcext:value-type="float">
            <text:p>0.308797568082809</text:p>
          </table:table-cell>
          <table:table-cell table:number-columns-repeated="2"/>
        </table:table-row>
        <table:table-row table:style-name="ro1">
          <table:table-cell office:value-type="float" office:value="0.304987132549286" calcext:value-type="float">
            <text:p>0.304987132549286</text:p>
          </table:table-cell>
          <table:table-cell table:number-columns-repeated="2"/>
        </table:table-row>
        <table:table-row table:style-name="ro1">
          <table:table-cell office:value-type="float" office:value="0.304190695285797" calcext:value-type="float">
            <text:p>0.304190695285797</text:p>
          </table:table-cell>
          <table:table-cell table:number-columns-repeated="2"/>
        </table:table-row>
        <table:table-row table:style-name="ro1">
          <table:table-cell office:value-type="float" office:value="0.305089116096497" calcext:value-type="float">
            <text:p>0.305089116096497</text:p>
          </table:table-cell>
          <table:table-cell table:number-columns-repeated="2"/>
        </table:table-row>
        <table:table-row table:style-name="ro1">
          <table:table-cell office:value-type="float" office:value="0.304749369621277" calcext:value-type="float">
            <text:p>0.304749369621277</text:p>
          </table:table-cell>
          <table:table-cell table:number-columns-repeated="2"/>
        </table:table-row>
        <table:table-row table:style-name="ro1">
          <table:table-cell office:value-type="float" office:value="0.256703853607178" calcext:value-type="float">
            <text:p>0.256703853607178</text:p>
          </table:table-cell>
          <table:table-cell table:number-columns-repeated="2"/>
        </table:table-row>
        <table:table-row table:style-name="ro1">
          <table:table-cell office:value-type="float" office:value="0.286996990442276" calcext:value-type="float">
            <text:p>0.286996990442276</text:p>
          </table:table-cell>
          <table:table-cell table:number-columns-repeated="2"/>
        </table:table-row>
        <table:table-row table:style-name="ro1">
          <table:table-cell office:value-type="float" office:value="0.257684081792831" calcext:value-type="float">
            <text:p>0.257684081792831</text:p>
          </table:table-cell>
          <table:table-cell table:number-columns-repeated="2"/>
        </table:table-row>
        <table:table-row table:style-name="ro1">
          <table:table-cell office:value-type="float" office:value="0.28529754281044" calcext:value-type="float">
            <text:p>0.28529754281044</text:p>
          </table:table-cell>
          <table:table-cell table:number-columns-repeated="2"/>
        </table:table-row>
        <table:table-row table:style-name="ro1">
          <table:table-cell office:value-type="float" office:value="0.256025522947311" calcext:value-type="float">
            <text:p>0.256025522947311</text:p>
          </table:table-cell>
          <table:table-cell table:number-columns-repeated="2"/>
        </table:table-row>
        <table:table-row table:style-name="ro1">
          <table:table-cell office:value-type="float" office:value="0.286388039588928" calcext:value-type="float">
            <text:p>0.286388039588928</text:p>
          </table:table-cell>
          <table:table-cell table:number-columns-repeated="2"/>
        </table:table-row>
        <table:table-row table:style-name="ro1">
          <table:table-cell office:value-type="float" office:value="0.259210556745529" calcext:value-type="float">
            <text:p>0.259210556745529</text:p>
          </table:table-cell>
          <table:table-cell table:number-columns-repeated="2"/>
        </table:table-row>
        <table:table-row table:style-name="ro1">
          <table:table-cell office:value-type="float" office:value="0.289846628904343" calcext:value-type="float">
            <text:p>0.289846628904343</text:p>
          </table:table-cell>
          <table:table-cell table:number-columns-repeated="2"/>
        </table:table-row>
        <table:table-row table:style-name="ro1">
          <table:table-cell office:value-type="float" office:value="0.25800684094429" calcext:value-type="float">
            <text:p>0.25800684094429</text:p>
          </table:table-cell>
          <table:table-cell table:number-columns-repeated="2"/>
        </table:table-row>
        <table:table-row table:style-name="ro1">
          <table:table-cell office:value-type="float" office:value="0.29248571395874" calcext:value-type="float">
            <text:p>0.29248571395874</text:p>
          </table:table-cell>
          <table:table-cell table:number-columns-repeated="2"/>
        </table:table-row>
        <table:table-row table:style-name="ro1">
          <table:table-cell office:value-type="float" office:value="0.258536964654922" calcext:value-type="float">
            <text:p>0.258536964654922</text:p>
          </table:table-cell>
          <table:table-cell table:number-columns-repeated="2"/>
        </table:table-row>
        <table:table-row table:style-name="ro1">
          <table:table-cell office:value-type="float" office:value="0.29196485877037" calcext:value-type="float">
            <text:p>0.29196485877037</text:p>
          </table:table-cell>
          <table:table-cell table:number-columns-repeated="2"/>
        </table:table-row>
        <table:table-row table:style-name="ro1">
          <table:table-cell office:value-type="float" office:value="0.258715867996216" calcext:value-type="float">
            <text:p>0.258715867996216</text:p>
          </table:table-cell>
          <table:table-cell table:number-columns-repeated="2"/>
        </table:table-row>
        <table:table-row table:style-name="ro1">
          <table:table-cell office:value-type="float" office:value="0.292021125555038" calcext:value-type="float">
            <text:p>0.292021125555038</text:p>
          </table:table-cell>
          <table:table-cell table:number-columns-repeated="2"/>
        </table:table-row>
        <table:table-row table:style-name="ro1">
          <table:table-cell office:value-type="float" office:value="0.259615123271942" calcext:value-type="float">
            <text:p>0.259615123271942</text:p>
          </table:table-cell>
          <table:table-cell table:number-columns-repeated="2"/>
        </table:table-row>
        <table:table-row table:style-name="ro1">
          <table:table-cell office:value-type="float" office:value="0.292790055274963" calcext:value-type="float">
            <text:p>0.292790055274963</text:p>
          </table:table-cell>
          <table:table-cell table:number-columns-repeated="2"/>
        </table:table-row>
        <table:table-row table:style-name="ro1">
          <table:table-cell office:value-type="float" office:value="0.258938103914261" calcext:value-type="float">
            <text:p>0.258938103914261</text:p>
          </table:table-cell>
          <table:table-cell table:number-columns-repeated="2"/>
        </table:table-row>
        <table:table-row table:style-name="ro1">
          <table:table-cell office:value-type="float" office:value="0.293017745018005" calcext:value-type="float">
            <text:p>0.293017745018005</text:p>
          </table:table-cell>
          <table:table-cell table:number-columns-repeated="2"/>
        </table:table-row>
        <table:table-row table:style-name="ro1">
          <table:table-cell office:value-type="float" office:value="0.259760797023773" calcext:value-type="float">
            <text:p>0.259760797023773</text:p>
          </table:table-cell>
          <table:table-cell table:number-columns-repeated="2"/>
        </table:table-row>
        <table:table-row table:style-name="ro1">
          <table:table-cell office:value-type="float" office:value="0.293109655380249" calcext:value-type="float">
            <text:p>0.293109655380249</text:p>
          </table:table-cell>
          <table:table-cell table:number-columns-repeated="2"/>
        </table:table-row>
        <table:table-row table:style-name="ro1">
          <table:table-cell office:value-type="float" office:value="0.259742975234985" calcext:value-type="float">
            <text:p>0.259742975234985</text:p>
          </table:table-cell>
          <table:table-cell table:number-columns-repeated="2"/>
        </table:table-row>
        <table:table-row table:style-name="ro1">
          <table:table-cell office:value-type="float" office:value="0.293058574199677" calcext:value-type="float">
            <text:p>0.293058574199677</text:p>
          </table:table-cell>
          <table:table-cell table:number-columns-repeated="2"/>
        </table:table-row>
        <table:table-row table:style-name="ro1">
          <table:table-cell office:value-type="float" office:value="0.266572207212448" calcext:value-type="float">
            <text:p>0.266572207212448</text:p>
          </table:table-cell>
          <table:table-cell table:number-columns-repeated="2"/>
        </table:table-row>
        <table:table-row table:style-name="ro1">
          <table:table-cell office:value-type="float" office:value="0.294202029705048" calcext:value-type="float">
            <text:p>0.294202029705048</text:p>
          </table:table-cell>
          <table:table-cell table:number-columns-repeated="2"/>
        </table:table-row>
        <table:table-row table:style-name="ro1">
          <table:table-cell office:value-type="float" office:value="0.256724953651428" calcext:value-type="float">
            <text:p>0.256724953651428</text:p>
          </table:table-cell>
          <table:table-cell table:number-columns-repeated="2"/>
        </table:table-row>
        <table:table-row table:style-name="ro1">
          <table:table-cell office:value-type="float" office:value="0.303584545850754" calcext:value-type="float">
            <text:p>0.303584545850754</text:p>
          </table:table-cell>
          <table:table-cell table:number-columns-repeated="2"/>
        </table:table-row>
        <table:table-row table:style-name="ro1">
          <table:table-cell office:value-type="float" office:value="0.259299844503403" calcext:value-type="float">
            <text:p>0.259299844503403</text:p>
          </table:table-cell>
          <table:table-cell table:number-columns-repeated="2"/>
        </table:table-row>
        <table:table-row table:style-name="ro1">
          <table:table-cell office:value-type="float" office:value="0.303725183010101" calcext:value-type="float">
            <text:p>0.303725183010101</text:p>
          </table:table-cell>
          <table:table-cell table:number-columns-repeated="2"/>
        </table:table-row>
        <table:table-row table:style-name="ro1">
          <table:table-cell office:value-type="float" office:value="0.257497251033783" calcext:value-type="float">
            <text:p>0.257497251033783</text:p>
          </table:table-cell>
          <table:table-cell table:number-columns-repeated="2"/>
        </table:table-row>
        <table:table-row table:style-name="ro1">
          <table:table-cell office:value-type="float" office:value="0.304148942232132" calcext:value-type="float">
            <text:p>0.304148942232132</text:p>
          </table:table-cell>
          <table:table-cell table:number-columns-repeated="2"/>
        </table:table-row>
        <table:table-row table:style-name="ro1">
          <table:table-cell office:value-type="float" office:value="0.265447407960892" calcext:value-type="float">
            <text:p>0.265447407960892</text:p>
          </table:table-cell>
          <table:table-cell table:number-columns-repeated="2"/>
        </table:table-row>
        <table:table-row table:style-name="ro1">
          <table:table-cell office:value-type="float" office:value="0.304999232292175" calcext:value-type="float">
            <text:p>0.304999232292175</text:p>
          </table:table-cell>
          <table:table-cell table:number-columns-repeated="2"/>
        </table:table-row>
        <table:table-row table:style-name="ro1">
          <table:table-cell office:value-type="float" office:value="0.261983126401901" calcext:value-type="float">
            <text:p>0.261983126401901</text:p>
          </table:table-cell>
          <table:table-cell table:number-columns-repeated="2"/>
        </table:table-row>
        <table:table-row table:style-name="ro1">
          <table:table-cell office:value-type="float" office:value="0.305669188499451" calcext:value-type="float">
            <text:p>0.305669188499451</text:p>
          </table:table-cell>
          <table:table-cell table:number-columns-repeated="2"/>
        </table:table-row>
        <table:table-row table:style-name="ro1">
          <table:table-cell office:value-type="float" office:value="0.262319147586822" calcext:value-type="float">
            <text:p>0.262319147586822</text:p>
          </table:table-cell>
          <table:table-cell table:number-columns-repeated="2"/>
        </table:table-row>
        <table:table-row table:style-name="ro1">
          <table:table-cell office:value-type="float" office:value="0.305437922477722" calcext:value-type="float">
            <text:p>0.305437922477722</text:p>
          </table:table-cell>
          <table:table-cell table:number-columns-repeated="2"/>
        </table:table-row>
        <table:table-row table:style-name="ro1">
          <table:table-cell office:value-type="float" office:value="0.262449353933334" calcext:value-type="float">
            <text:p>0.262449353933334</text:p>
          </table:table-cell>
          <table:table-cell table:number-columns-repeated="2"/>
        </table:table-row>
        <table:table-row table:style-name="ro1">
          <table:table-cell office:value-type="float" office:value="0.306381821632385" calcext:value-type="float">
            <text:p>0.306381821632385</text:p>
          </table:table-cell>
          <table:table-cell table:number-columns-repeated="2"/>
        </table:table-row>
        <table:table-row table:style-name="ro1">
          <table:table-cell office:value-type="float" office:value="0.268708497285843" calcext:value-type="float">
            <text:p>0.268708497285843</text:p>
          </table:table-cell>
          <table:table-cell table:number-columns-repeated="2"/>
        </table:table-row>
        <table:table-row table:style-name="ro1">
          <table:table-cell office:value-type="float" office:value="0.302471965551376" calcext:value-type="float">
            <text:p>0.302471965551376</text:p>
          </table:table-cell>
          <table:table-cell table:number-columns-repeated="2"/>
        </table:table-row>
        <table:table-row table:style-name="ro1">
          <table:table-cell office:value-type="float" office:value="0.265282183885574" calcext:value-type="float">
            <text:p>0.265282183885574</text:p>
          </table:table-cell>
          <table:table-cell table:number-columns-repeated="2"/>
        </table:table-row>
        <table:table-row table:style-name="ro1">
          <table:table-cell office:value-type="float" office:value="0.30250084400177" calcext:value-type="float">
            <text:p>0.30250084400177</text:p>
          </table:table-cell>
          <table:table-cell table:number-columns-repeated="2"/>
        </table:table-row>
        <table:table-row table:style-name="ro1">
          <table:table-cell office:value-type="float" office:value="0.267360121011734" calcext:value-type="float">
            <text:p>0.267360121011734</text:p>
          </table:table-cell>
          <table:table-cell table:number-columns-repeated="2"/>
        </table:table-row>
        <table:table-row table:style-name="ro1">
          <table:table-cell office:value-type="float" office:value="0.302456825971603" calcext:value-type="float">
            <text:p>0.302456825971603</text:p>
          </table:table-cell>
          <table:table-cell table:number-columns-repeated="2"/>
        </table:table-row>
        <table:table-row table:style-name="ro1">
          <table:table-cell office:value-type="float" office:value="0.266355633735657" calcext:value-type="float">
            <text:p>0.266355633735657</text:p>
          </table:table-cell>
          <table:table-cell table:number-columns-repeated="2"/>
        </table:table-row>
        <table:table-row table:style-name="ro1">
          <table:table-cell office:value-type="float" office:value="0.302466362714767" calcext:value-type="float">
            <text:p>0.302466362714767</text:p>
          </table:table-cell>
          <table:table-cell table:number-columns-repeated="2"/>
        </table:table-row>
        <table:table-row table:style-name="ro1">
          <table:table-cell office:value-type="float" office:value="0.274694532155991" calcext:value-type="float">
            <text:p>0.274694532155991</text:p>
          </table:table-cell>
          <table:table-cell table:number-columns-repeated="2"/>
        </table:table-row>
        <table:table-row table:style-name="ro1">
          <table:table-cell office:value-type="float" office:value="0.301872491836548" calcext:value-type="float">
            <text:p>0.301872491836548</text:p>
          </table:table-cell>
          <table:table-cell table:number-columns-repeated="2"/>
        </table:table-row>
        <table:table-row table:style-name="ro1">
          <table:table-cell office:value-type="float" office:value="0.270090371370316" calcext:value-type="float">
            <text:p>0.270090371370316</text:p>
          </table:table-cell>
          <table:table-cell table:number-columns-repeated="2"/>
        </table:table-row>
        <table:table-row table:style-name="ro1">
          <table:table-cell office:value-type="float" office:value="0.298585623502731" calcext:value-type="float">
            <text:p>0.298585623502731</text:p>
          </table:table-cell>
          <table:table-cell table:number-columns-repeated="2"/>
        </table:table-row>
        <table:table-row table:style-name="ro1">
          <table:table-cell office:value-type="float" office:value="0.331613063812256" calcext:value-type="float">
            <text:p>0.331613063812256</text:p>
          </table:table-cell>
          <table:table-cell table:number-columns-repeated="2"/>
        </table:table-row>
        <table:table-row table:style-name="ro1">
          <table:table-cell office:value-type="float" office:value="0.327724069356918" calcext:value-type="float">
            <text:p>0.327724069356918</text:p>
          </table:table-cell>
          <table:table-cell table:number-columns-repeated="2"/>
        </table:table-row>
        <table:table-row table:style-name="ro1">
          <table:table-cell office:value-type="float" office:value="0.328208953142166" calcext:value-type="float">
            <text:p>0.328208953142166</text:p>
          </table:table-cell>
          <table:table-cell table:number-columns-repeated="2"/>
        </table:table-row>
        <table:table-row table:style-name="ro1">
          <table:table-cell office:value-type="float" office:value="0.321144372224808" calcext:value-type="float">
            <text:p>0.321144372224808</text:p>
          </table:table-cell>
          <table:table-cell table:number-columns-repeated="2"/>
        </table:table-row>
        <table:table-row table:style-name="ro1">
          <table:table-cell office:value-type="float" office:value="0.32114639878273" calcext:value-type="float">
            <text:p>0.32114639878273</text:p>
          </table:table-cell>
          <table:table-cell table:number-columns-repeated="2"/>
        </table:table-row>
        <table:table-row table:style-name="ro1">
          <table:table-cell office:value-type="float" office:value="0.323011547327042" calcext:value-type="float">
            <text:p>0.323011547327042</text:p>
          </table:table-cell>
          <table:table-cell table:number-columns-repeated="2"/>
        </table:table-row>
        <table:table-row table:style-name="ro1">
          <table:table-cell office:value-type="float" office:value="0.311923414468765" calcext:value-type="float">
            <text:p>0.311923414468765</text:p>
          </table:table-cell>
          <table:table-cell table:number-columns-repeated="2"/>
        </table:table-row>
        <table:table-row table:style-name="ro1">
          <table:table-cell office:value-type="float" office:value="0.31576070189476" calcext:value-type="float">
            <text:p>0.31576070189476</text:p>
          </table:table-cell>
          <table:table-cell table:number-columns-repeated="2"/>
        </table:table-row>
        <table:table-row table:style-name="ro1">
          <table:table-cell office:value-type="float" office:value="0.313616544008255" calcext:value-type="float">
            <text:p>0.313616544008255</text:p>
          </table:table-cell>
          <table:table-cell table:number-columns-repeated="2"/>
        </table:table-row>
        <table:table-row table:style-name="ro1">
          <table:table-cell office:value-type="float" office:value="0.313699573278427" calcext:value-type="float">
            <text:p>0.313699573278427</text:p>
          </table:table-cell>
          <table:table-cell table:number-columns-repeated="2"/>
        </table:table-row>
        <table:table-row table:style-name="ro1">
          <table:table-cell office:value-type="float" office:value="0.312083810567856" calcext:value-type="float">
            <text:p>0.312083810567856</text:p>
          </table:table-cell>
          <table:table-cell table:number-columns-repeated="2"/>
        </table:table-row>
        <table:table-row table:style-name="ro1">
          <table:table-cell office:value-type="float" office:value="0.365967690944672" calcext:value-type="float">
            <text:p>0.365967690944672</text:p>
          </table:table-cell>
          <table:table-cell table:number-columns-repeated="2"/>
        </table:table-row>
        <table:table-row table:style-name="ro1">
          <table:table-cell office:value-type="float" office:value="0.366477757692337" calcext:value-type="float">
            <text:p>0.366477757692337</text:p>
          </table:table-cell>
          <table:table-cell table:number-columns-repeated="2"/>
        </table:table-row>
        <table:table-row table:style-name="ro1">
          <table:table-cell office:value-type="float" office:value="0.366386324167252" calcext:value-type="float">
            <text:p>0.366386324167252</text:p>
          </table:table-cell>
          <table:table-cell table:number-columns-repeated="2"/>
        </table:table-row>
        <table:table-row table:style-name="ro1">
          <table:table-cell office:value-type="float" office:value="0.375003308057785" calcext:value-type="float">
            <text:p>0.375003308057785</text:p>
          </table:table-cell>
          <table:table-cell table:number-columns-repeated="2"/>
        </table:table-row>
        <table:table-row table:style-name="ro1">
          <table:table-cell office:value-type="float" office:value="0.380740344524384" calcext:value-type="float">
            <text:p>0.380740344524384</text:p>
          </table:table-cell>
          <table:table-cell table:number-columns-repeated="2"/>
        </table:table-row>
        <table:table-row table:style-name="ro1">
          <table:table-cell office:value-type="float" office:value="0.380053728818893" calcext:value-type="float">
            <text:p>0.380053728818893</text:p>
          </table:table-cell>
          <table:table-cell table:number-columns-repeated="2"/>
        </table:table-row>
        <table:table-row table:style-name="ro1">
          <table:table-cell office:value-type="float" office:value="0.375001341104507" calcext:value-type="float">
            <text:p>0.375001341104507</text:p>
          </table:table-cell>
          <table:table-cell table:number-columns-repeated="2"/>
        </table:table-row>
        <table:table-row table:style-name="ro1">
          <table:table-cell office:value-type="float" office:value="0.374791860580444" calcext:value-type="float">
            <text:p>0.374791860580444</text:p>
          </table:table-cell>
          <table:table-cell table:number-columns-repeated="2"/>
        </table:table-row>
        <table:table-row table:style-name="ro1">
          <table:table-cell office:value-type="float" office:value="0.374662131071091" calcext:value-type="float">
            <text:p>0.374662131071091</text:p>
          </table:table-cell>
          <table:table-cell table:number-columns-repeated="2"/>
        </table:table-row>
        <table:table-row table:style-name="ro1">
          <table:table-cell office:value-type="float" office:value="0.365739583969116" calcext:value-type="float">
            <text:p>0.365739583969116</text:p>
          </table:table-cell>
          <table:table-cell table:number-columns-repeated="2"/>
        </table:table-row>
        <table:table-row table:style-name="ro1">
          <table:table-cell office:value-type="float" office:value="0.365796387195587" calcext:value-type="float">
            <text:p>0.365796387195587</text:p>
          </table:table-cell>
          <table:table-cell table:number-columns-repeated="2"/>
        </table:table-row>
        <table:table-row table:style-name="ro1">
          <table:table-cell office:value-type="float" office:value="0.360171467065811" calcext:value-type="float">
            <text:p>0.360171467065811</text:p>
          </table:table-cell>
          <table:table-cell table:number-columns-repeated="2"/>
        </table:table-row>
        <table:table-row table:style-name="ro1">
          <table:table-cell office:value-type="float" office:value="0.36811152100563" calcext:value-type="float">
            <text:p>0.36811152100563</text:p>
          </table:table-cell>
          <table:table-cell table:number-columns-repeated="2"/>
        </table:table-row>
        <table:table-row table:style-name="ro1">
          <table:table-cell office:value-type="float" office:value="0.368985712528229" calcext:value-type="float">
            <text:p>0.368985712528229</text:p>
          </table:table-cell>
          <table:table-cell table:number-columns-repeated="2"/>
        </table:table-row>
        <table:table-row table:style-name="ro1">
          <table:table-cell office:value-type="float" office:value="0.366848260164261" calcext:value-type="float">
            <text:p>0.366848260164261</text:p>
          </table:table-cell>
          <table:table-cell table:number-columns-repeated="2"/>
        </table:table-row>
        <table:table-row table:style-name="ro1">
          <table:table-cell office:value-type="float" office:value="0.365890949964523" calcext:value-type="float">
            <text:p>0.365890949964523</text:p>
          </table:table-cell>
          <table:table-cell table:number-columns-repeated="2"/>
        </table:table-row>
        <table:table-row table:style-name="ro1">
          <table:table-cell office:value-type="float" office:value="0.366082102060318" calcext:value-type="float">
            <text:p>0.366082102060318</text:p>
          </table:table-cell>
          <table:table-cell table:number-columns-repeated="2"/>
        </table:table-row>
        <table:table-row table:style-name="ro1">
          <table:table-cell office:value-type="float" office:value="0.366267710924149" calcext:value-type="float">
            <text:p>0.366267710924149</text:p>
          </table:table-cell>
          <table:table-cell table:number-columns-repeated="2"/>
        </table:table-row>
        <table:table-row table:style-name="ro1">
          <table:table-cell office:value-type="float" office:value="0.366440653800964" calcext:value-type="float">
            <text:p>0.366440653800964</text:p>
          </table:table-cell>
          <table:table-cell table:number-columns-repeated="2"/>
        </table:table-row>
        <table:table-row table:style-name="ro1">
          <table:table-cell office:value-type="float" office:value="0.366851031780243" calcext:value-type="float">
            <text:p>0.366851031780243</text:p>
          </table:table-cell>
          <table:table-cell table:number-columns-repeated="2"/>
        </table:table-row>
        <table:table-row table:style-name="ro1">
          <table:table-cell office:value-type="float" office:value="0.366868764162064" calcext:value-type="float">
            <text:p>0.366868764162064</text:p>
          </table:table-cell>
          <table:table-cell table:number-columns-repeated="2"/>
        </table:table-row>
        <table:table-row table:style-name="ro1">
          <table:table-cell office:value-type="float" office:value="0.275969833135605" calcext:value-type="float">
            <text:p>0.275969833135605</text:p>
          </table:table-cell>
          <table:table-cell table:number-columns-repeated="2"/>
        </table:table-row>
        <table:table-row table:style-name="ro1">
          <table:table-cell office:value-type="float" office:value="0.277226567268372" calcext:value-type="float">
            <text:p>0.277226567268372</text:p>
          </table:table-cell>
          <table:table-cell table:number-columns-repeated="2"/>
        </table:table-row>
        <table:table-row table:style-name="ro1">
          <table:table-cell office:value-type="float" office:value="0.276054739952087" calcext:value-type="float">
            <text:p>0.276054739952087</text:p>
          </table:table-cell>
          <table:table-cell table:number-columns-repeated="2"/>
        </table:table-row>
        <table:table-row table:style-name="ro1">
          <table:table-cell office:value-type="float" office:value="0.279099732637405" calcext:value-type="float">
            <text:p>0.279099732637405</text:p>
          </table:table-cell>
          <table:table-cell table:number-columns-repeated="2"/>
        </table:table-row>
        <table:table-row table:style-name="ro1">
          <table:table-cell office:value-type="float" office:value="0.276697963476181" calcext:value-type="float">
            <text:p>0.276697963476181</text:p>
          </table:table-cell>
          <table:table-cell table:number-columns-repeated="2"/>
        </table:table-row>
        <table:table-row table:style-name="ro1">
          <table:table-cell office:value-type="float" office:value="0.278485804796219" calcext:value-type="float">
            <text:p>0.278485804796219</text:p>
          </table:table-cell>
          <table:table-cell table:number-columns-repeated="2"/>
        </table:table-row>
        <table:table-row table:style-name="ro1">
          <table:table-cell office:value-type="float" office:value="0.280425697565079" calcext:value-type="float">
            <text:p>0.280425697565079</text:p>
          </table:table-cell>
          <table:table-cell table:number-columns-repeated="2"/>
        </table:table-row>
        <table:table-row table:style-name="ro1">
          <table:table-cell office:value-type="float" office:value="0.292707085609436" calcext:value-type="float">
            <text:p>0.292707085609436</text:p>
          </table:table-cell>
          <table:table-cell table:number-columns-repeated="2"/>
        </table:table-row>
        <table:table-row table:style-name="ro1">
          <table:table-cell office:value-type="float" office:value="0.2868971824646" calcext:value-type="float">
            <text:p>0.2868971824646</text:p>
          </table:table-cell>
          <table:table-cell table:number-columns-repeated="2"/>
        </table:table-row>
        <table:table-row table:style-name="ro1">
          <table:table-cell office:value-type="float" office:value="0.286052256822586" calcext:value-type="float">
            <text:p>0.286052256822586</text:p>
          </table:table-cell>
          <table:table-cell table:number-columns-repeated="2"/>
        </table:table-row>
        <table:table-row table:style-name="ro1">
          <table:table-cell office:value-type="float" office:value="0.285770326852798" calcext:value-type="float">
            <text:p>0.285770326852798</text:p>
          </table:table-cell>
          <table:table-cell table:number-columns-repeated="2"/>
        </table:table-row>
        <table:table-row table:style-name="ro1">
          <table:table-cell office:value-type="float" office:value="0.288013935089111" calcext:value-type="float">
            <text:p>0.288013935089111</text:p>
          </table:table-cell>
          <table:table-cell table:number-columns-repeated="2"/>
        </table:table-row>
        <table:table-row table:style-name="ro1">
          <table:table-cell office:value-type="float" office:value="0.287918150424957" calcext:value-type="float">
            <text:p>0.287918150424957</text:p>
          </table:table-cell>
          <table:table-cell table:number-columns-repeated="2"/>
        </table:table-row>
        <table:table-row table:style-name="ro1">
          <table:table-cell office:value-type="float" office:value="0.288318932056427" calcext:value-type="float">
            <text:p>0.288318932056427</text:p>
          </table:table-cell>
          <table:table-cell table:number-columns-repeated="2"/>
        </table:table-row>
        <table:table-row table:style-name="ro1">
          <table:table-cell office:value-type="float" office:value="0.287793338298798" calcext:value-type="float">
            <text:p>0.287793338298798</text:p>
          </table:table-cell>
          <table:table-cell table:number-columns-repeated="2"/>
        </table:table-row>
        <table:table-row table:style-name="ro1">
          <table:table-cell office:value-type="float" office:value="0.28802815079689" calcext:value-type="float">
            <text:p>0.28802815079689</text:p>
          </table:table-cell>
          <table:table-cell table:number-columns-repeated="2"/>
        </table:table-row>
        <table:table-row table:style-name="ro1">
          <table:table-cell office:value-type="float" office:value="0.28790146112442" calcext:value-type="float">
            <text:p>0.28790146112442</text:p>
          </table:table-cell>
          <table:table-cell table:number-columns-repeated="2"/>
        </table:table-row>
        <table:table-row table:style-name="ro1">
          <table:table-cell office:value-type="float" office:value="0.290256261825561" calcext:value-type="float">
            <text:p>0.290256261825561</text:p>
          </table:table-cell>
          <table:table-cell table:number-columns-repeated="2"/>
        </table:table-row>
        <table:table-row table:style-name="ro1">
          <table:table-cell office:value-type="float" office:value="0.290344327688217" calcext:value-type="float">
            <text:p>0.290344327688217</text:p>
          </table:table-cell>
          <table:table-cell table:number-columns-repeated="2"/>
        </table:table-row>
        <table:table-row table:style-name="ro1">
          <table:table-cell office:value-type="float" office:value="0.285912871360779" calcext:value-type="float">
            <text:p>0.285912871360779</text:p>
          </table:table-cell>
          <table:table-cell table:number-columns-repeated="2"/>
        </table:table-row>
        <table:table-row table:style-name="ro1">
          <table:table-cell office:value-type="float" office:value="0.281772911548614" calcext:value-type="float">
            <text:p>0.281772911548614</text:p>
          </table:table-cell>
          <table:table-cell table:number-columns-repeated="2"/>
        </table:table-row>
        <table:table-row table:style-name="ro1">
          <table:table-cell office:value-type="float" office:value="0.280476212501526" calcext:value-type="float">
            <text:p>0.280476212501526</text:p>
          </table:table-cell>
          <table:table-cell table:number-columns-repeated="2"/>
        </table:table-row>
        <table:table-row table:style-name="ro1">
          <table:table-cell office:value-type="float" office:value="0.279771775007248" calcext:value-type="float">
            <text:p>0.279771775007248</text:p>
          </table:table-cell>
          <table:table-cell table:number-columns-repeated="2"/>
        </table:table-row>
        <table:table-row table:style-name="ro1">
          <table:table-cell office:value-type="float" office:value="0.281153082847595" calcext:value-type="float">
            <text:p>0.281153082847595</text:p>
          </table:table-cell>
          <table:table-cell table:number-columns-repeated="2"/>
        </table:table-row>
        <table:table-row table:style-name="ro1">
          <table:table-cell office:value-type="float" office:value="0.281600564718246" calcext:value-type="float">
            <text:p>0.281600564718246</text:p>
          </table:table-cell>
          <table:table-cell table:number-columns-repeated="2"/>
        </table:table-row>
        <table:table-row table:style-name="ro1">
          <table:table-cell office:value-type="float" office:value="0.288526922464371" calcext:value-type="float">
            <text:p>0.288526922464371</text:p>
          </table:table-cell>
          <table:table-cell table:number-columns-repeated="2"/>
        </table:table-row>
        <table:table-row table:style-name="ro1">
          <table:table-cell office:value-type="float" office:value="0.288924425840378" calcext:value-type="float">
            <text:p>0.288924425840378</text:p>
          </table:table-cell>
          <table:table-cell table:number-columns-repeated="2"/>
        </table:table-row>
        <table:table-row table:style-name="ro1">
          <table:table-cell office:value-type="float" office:value="0.286685466766357" calcext:value-type="float">
            <text:p>0.286685466766357</text:p>
          </table:table-cell>
          <table:table-cell table:number-columns-repeated="2"/>
        </table:table-row>
        <table:table-row table:style-name="ro1">
          <table:table-cell office:value-type="float" office:value="0.286731630563736" calcext:value-type="float">
            <text:p>0.286731630563736</text:p>
          </table:table-cell>
          <table:table-cell table:number-columns-repeated="2"/>
        </table:table-row>
        <table:table-row table:style-name="ro1">
          <table:table-cell office:value-type="float" office:value="0.286316484212875" calcext:value-type="float">
            <text:p>0.286316484212875</text:p>
          </table:table-cell>
          <table:table-cell table:number-columns-repeated="2"/>
        </table:table-row>
        <table:table-row table:style-name="ro1">
          <table:table-cell office:value-type="float" office:value="0.286471396684647" calcext:value-type="float">
            <text:p>0.286471396684647</text:p>
          </table:table-cell>
          <table:table-cell table:number-columns-repeated="2"/>
        </table:table-row>
        <table:table-row table:style-name="ro1">
          <table:table-cell office:value-type="float" office:value="0.287079274654388" calcext:value-type="float">
            <text:p>0.287079274654388</text:p>
          </table:table-cell>
          <table:table-cell table:number-columns-repeated="2"/>
        </table:table-row>
        <table:table-row table:style-name="ro1">
          <table:table-cell office:value-type="float" office:value="0.534567415714264" calcext:value-type="float">
            <text:p>0.534567415714264</text:p>
          </table:table-cell>
          <table:table-cell table:number-columns-repeated="2"/>
        </table:table-row>
        <table:table-row table:style-name="ro1">
          <table:table-cell office:value-type="float" office:value="0.688480079174042" calcext:value-type="float">
            <text:p>0.688480079174042</text:p>
          </table:table-cell>
          <table:table-cell table:number-columns-repeated="2"/>
        </table:table-row>
        <table:table-row table:style-name="ro1">
          <table:table-cell office:value-type="float" office:value="0.263172537088394" calcext:value-type="float">
            <text:p>0.263172537088394</text:p>
          </table:table-cell>
          <table:table-cell table:number-columns-repeated="2"/>
        </table:table-row>
        <table:table-row table:style-name="ro1">
          <table:table-cell office:value-type="float" office:value="0.565551698207855" calcext:value-type="float">
            <text:p>0.565551698207855</text:p>
          </table:table-cell>
          <table:table-cell table:number-columns-repeated="2"/>
        </table:table-row>
        <table:table-row table:style-name="ro1">
          <table:table-cell office:value-type="float" office:value="0.267380774021149" calcext:value-type="float">
            <text:p>0.267380774021149</text:p>
          </table:table-cell>
          <table:table-cell table:number-columns-repeated="2"/>
        </table:table-row>
        <table:table-row table:style-name="ro1">
          <table:table-cell office:value-type="float" office:value="0.267207205295563" calcext:value-type="float">
            <text:p>0.267207205295563</text:p>
          </table:table-cell>
          <table:table-cell table:number-columns-repeated="2"/>
        </table:table-row>
        <table:table-row table:style-name="ro1">
          <table:table-cell office:value-type="float" office:value="0.266538053750992" calcext:value-type="float">
            <text:p>0.266538053750992</text:p>
          </table:table-cell>
          <table:table-cell table:number-columns-repeated="2"/>
        </table:table-row>
        <table:table-row table:style-name="ro1">
          <table:table-cell office:value-type="float" office:value="0.268295288085937" calcext:value-type="float">
            <text:p>0.268295288085937</text:p>
          </table:table-cell>
          <table:table-cell table:number-columns-repeated="2"/>
        </table:table-row>
        <table:table-row table:style-name="ro1">
          <table:table-cell office:value-type="float" office:value="0.26718133687973" calcext:value-type="float">
            <text:p>0.26718133687973</text:p>
          </table:table-cell>
          <table:table-cell table:number-columns-repeated="2"/>
        </table:table-row>
        <table:table-row table:style-name="ro1">
          <table:table-cell office:value-type="float" office:value="0.266967326402664" calcext:value-type="float">
            <text:p>0.266967326402664</text:p>
          </table:table-cell>
          <table:table-cell table:number-columns-repeated="2"/>
        </table:table-row>
        <table:table-row table:style-name="ro1">
          <table:table-cell office:value-type="float" office:value="0.26661479473114" calcext:value-type="float">
            <text:p>0.26661479473114</text:p>
          </table:table-cell>
          <table:table-cell table:number-columns-repeated="2"/>
        </table:table-row>
        <table:table-row table:style-name="ro1">
          <table:table-cell office:value-type="float" office:value="0.26617568731308" calcext:value-type="float">
            <text:p>0.26617568731308</text:p>
          </table:table-cell>
          <table:table-cell table:number-columns-repeated="2"/>
        </table:table-row>
        <table:table-row table:style-name="ro1">
          <table:table-cell office:value-type="float" office:value="0.303392797708511" calcext:value-type="float">
            <text:p>0.303392797708511</text:p>
          </table:table-cell>
          <table:table-cell table:number-columns-repeated="2"/>
        </table:table-row>
        <table:table-row table:style-name="ro1">
          <table:table-cell office:value-type="float" office:value="0.334065139293671" calcext:value-type="float">
            <text:p>0.334065139293671</text:p>
          </table:table-cell>
          <table:table-cell table:number-columns-repeated="2"/>
        </table:table-row>
        <table:table-row table:style-name="ro1">
          <table:table-cell office:value-type="float" office:value="0.339064329862595" calcext:value-type="float">
            <text:p>0.339064329862595</text:p>
          </table:table-cell>
          <table:table-cell table:number-columns-repeated="2"/>
        </table:table-row>
        <table:table-row table:style-name="ro1">
          <table:table-cell office:value-type="float" office:value="0.342146009206772" calcext:value-type="float">
            <text:p>0.342146009206772</text:p>
          </table:table-cell>
          <table:table-cell table:number-columns-repeated="2"/>
        </table:table-row>
        <table:table-row table:style-name="ro1">
          <table:table-cell office:value-type="float" office:value="0.311723858118057" calcext:value-type="float">
            <text:p>0.311723858118057</text:p>
          </table:table-cell>
          <table:table-cell table:number-columns-repeated="2"/>
        </table:table-row>
        <table:table-row table:style-name="ro1">
          <table:table-cell office:value-type="float" office:value="0.329941630363464" calcext:value-type="float">
            <text:p>0.329941630363464</text:p>
          </table:table-cell>
          <table:table-cell table:number-columns-repeated="2"/>
        </table:table-row>
        <table:table-row table:style-name="ro1">
          <table:table-cell office:value-type="float" office:value="0.332571476697922" calcext:value-type="float">
            <text:p>0.332571476697922</text:p>
          </table:table-cell>
          <table:table-cell table:number-columns-repeated="2"/>
        </table:table-row>
        <table:table-row table:style-name="ro1">
          <table:table-cell office:value-type="float" office:value="0.344473600387573" calcext:value-type="float">
            <text:p>0.344473600387573</text:p>
          </table:table-cell>
          <table:table-cell table:number-columns-repeated="2"/>
        </table:table-row>
        <table:table-row table:style-name="ro1">
          <table:table-cell office:value-type="float" office:value="0.344384014606476" calcext:value-type="float">
            <text:p>0.344384014606476</text:p>
          </table:table-cell>
          <table:table-cell table:number-columns-repeated="2"/>
        </table:table-row>
        <table:table-row table:style-name="ro1">
          <table:table-cell office:value-type="float" office:value="0.34241908788681" calcext:value-type="float">
            <text:p>0.34241908788681</text:p>
          </table:table-cell>
          <table:table-cell table:number-columns-repeated="2"/>
        </table:table-row>
        <table:table-row table:style-name="ro1">
          <table:table-cell office:value-type="float" office:value="0.349644273519516" calcext:value-type="float">
            <text:p>0.349644273519516</text:p>
          </table:table-cell>
          <table:table-cell table:number-columns-repeated="2"/>
        </table:table-row>
        <table:table-row table:style-name="ro1">
          <table:table-cell office:value-type="float" office:value="0.345609933137894" calcext:value-type="float">
            <text:p>0.345609933137894</text:p>
          </table:table-cell>
          <table:table-cell table:number-columns-repeated="2"/>
        </table:table-row>
        <table:table-row table:style-name="ro1">
          <table:table-cell office:value-type="float" office:value="0.325791776180267" calcext:value-type="float">
            <text:p>0.325791776180267</text:p>
          </table:table-cell>
          <table:table-cell table:number-columns-repeated="2"/>
        </table:table-row>
        <table:table-row table:style-name="ro1">
          <table:table-cell office:value-type="float" office:value="0.326814413070679" calcext:value-type="float">
            <text:p>0.326814413070679</text:p>
          </table:table-cell>
          <table:table-cell table:number-columns-repeated="2"/>
        </table:table-row>
        <table:table-row table:style-name="ro1">
          <table:table-cell office:value-type="float" office:value="0.32712909579277" calcext:value-type="float">
            <text:p>0.32712909579277</text:p>
          </table:table-cell>
          <table:table-cell table:number-columns-repeated="2"/>
        </table:table-row>
        <table:table-row table:style-name="ro1">
          <table:table-cell office:value-type="float" office:value="0.327136337757111" calcext:value-type="float">
            <text:p>0.327136337757111</text:p>
          </table:table-cell>
          <table:table-cell table:number-columns-repeated="2"/>
        </table:table-row>
        <table:table-row table:style-name="ro1">
          <table:table-cell office:value-type="float" office:value="0.330027639865875" calcext:value-type="float">
            <text:p>0.330027639865875</text:p>
          </table:table-cell>
          <table:table-cell table:number-columns-repeated="2"/>
        </table:table-row>
        <table:table-row table:style-name="ro1">
          <table:table-cell office:value-type="float" office:value="0.32588666677475" calcext:value-type="float">
            <text:p>0.32588666677475</text:p>
          </table:table-cell>
          <table:table-cell table:number-columns-repeated="2"/>
        </table:table-row>
        <table:table-row table:style-name="ro1">
          <table:table-cell office:value-type="float" office:value="0.325591176748276" calcext:value-type="float">
            <text:p>0.325591176748276</text:p>
          </table:table-cell>
          <table:table-cell table:number-columns-repeated="2"/>
        </table:table-row>
        <table:table-row table:style-name="ro1">
          <table:table-cell office:value-type="float" office:value="0.325897425413132" calcext:value-type="float">
            <text:p>0.325897425413132</text:p>
          </table:table-cell>
          <table:table-cell table:number-columns-repeated="2"/>
        </table:table-row>
        <table:table-row table:style-name="ro1">
          <table:table-cell office:value-type="float" office:value="0.326775640249252" calcext:value-type="float">
            <text:p>0.326775640249252</text:p>
          </table:table-cell>
          <table:table-cell table:number-columns-repeated="2"/>
        </table:table-row>
        <table:table-row table:style-name="ro1">
          <table:table-cell office:value-type="float" office:value="0.294341623783112" calcext:value-type="float">
            <text:p>0.294341623783112</text:p>
          </table:table-cell>
          <table:table-cell table:number-columns-repeated="2"/>
        </table:table-row>
        <table:table-row table:style-name="ro1">
          <table:table-cell office:value-type="float" office:value="0.295012950897217" calcext:value-type="float">
            <text:p>0.295012950897217</text:p>
          </table:table-cell>
          <table:table-cell table:number-columns-repeated="2"/>
        </table:table-row>
        <table:table-row table:style-name="ro1">
          <table:table-cell office:value-type="float" office:value="0.295608401298523" calcext:value-type="float">
            <text:p>0.295608401298523</text:p>
          </table:table-cell>
          <table:table-cell table:number-columns-repeated="2"/>
        </table:table-row>
        <table:table-row table:style-name="ro1">
          <table:table-cell office:value-type="float" office:value="0.29478445649147" calcext:value-type="float">
            <text:p>0.29478445649147</text:p>
          </table:table-cell>
          <table:table-cell table:number-columns-repeated="2"/>
        </table:table-row>
        <table:table-row table:style-name="ro1">
          <table:table-cell office:value-type="float" office:value="0.299525022506714" calcext:value-type="float">
            <text:p>0.299525022506714</text:p>
          </table:table-cell>
          <table:table-cell table:number-columns-repeated="2"/>
        </table:table-row>
        <table:table-row table:style-name="ro1">
          <table:table-cell office:value-type="float" office:value="0.301342338323593" calcext:value-type="float">
            <text:p>0.301342338323593</text:p>
          </table:table-cell>
          <table:table-cell table:number-columns-repeated="2"/>
        </table:table-row>
        <table:table-row table:style-name="ro1">
          <table:table-cell office:value-type="float" office:value="0.300961822271347" calcext:value-type="float">
            <text:p>0.300961822271347</text:p>
          </table:table-cell>
          <table:table-cell table:number-columns-repeated="2"/>
        </table:table-row>
        <table:table-row table:style-name="ro1">
          <table:table-cell office:value-type="float" office:value="0.291401505470276" calcext:value-type="float">
            <text:p>0.291401505470276</text:p>
          </table:table-cell>
          <table:table-cell table:number-columns-repeated="2"/>
        </table:table-row>
        <table:table-row table:style-name="ro1">
          <table:table-cell office:value-type="float" office:value="0.29080718755722" calcext:value-type="float">
            <text:p>0.29080718755722</text:p>
          </table:table-cell>
          <table:table-cell table:number-columns-repeated="2"/>
        </table:table-row>
        <table:table-row table:style-name="ro1">
          <table:table-cell office:value-type="float" office:value="0.290688157081604" calcext:value-type="float">
            <text:p>0.290688157081604</text:p>
          </table:table-cell>
          <table:table-cell table:number-columns-repeated="2"/>
        </table:table-row>
        <table:table-row table:style-name="ro1">
          <table:table-cell office:value-type="float" office:value="0.28960183262825" calcext:value-type="float">
            <text:p>0.28960183262825</text:p>
          </table:table-cell>
          <table:table-cell table:number-columns-repeated="2"/>
        </table:table-row>
        <table:table-row table:style-name="ro1">
          <table:table-cell office:value-type="float" office:value="0.288411349058151" calcext:value-type="float">
            <text:p>0.288411349058151</text:p>
          </table:table-cell>
          <table:table-cell table:number-columns-repeated="2"/>
        </table:table-row>
        <table:table-row table:style-name="ro1">
          <table:table-cell office:value-type="float" office:value="0.289230942726135" calcext:value-type="float">
            <text:p>0.289230942726135</text:p>
          </table:table-cell>
          <table:table-cell table:number-columns-repeated="2"/>
        </table:table-row>
        <table:table-row table:style-name="ro1">
          <table:table-cell office:value-type="float" office:value="0.289716392755508" calcext:value-type="float">
            <text:p>0.289716392755508</text:p>
          </table:table-cell>
          <table:table-cell table:number-columns-repeated="2"/>
        </table:table-row>
        <table:table-row table:style-name="ro1">
          <table:table-cell office:value-type="float" office:value="0.29032963514328" calcext:value-type="float">
            <text:p>0.29032963514328</text:p>
          </table:table-cell>
          <table:table-cell table:number-columns-repeated="2"/>
        </table:table-row>
        <table:table-row table:style-name="ro1">
          <table:table-cell office:value-type="float" office:value="0.290058255195618" calcext:value-type="float">
            <text:p>0.290058255195618</text:p>
          </table:table-cell>
          <table:table-cell table:number-columns-repeated="2"/>
        </table:table-row>
        <table:table-row table:style-name="ro1">
          <table:table-cell office:value-type="float" office:value="0.289620161056519" calcext:value-type="float">
            <text:p>0.289620161056519</text:p>
          </table:table-cell>
          <table:table-cell table:number-columns-repeated="2"/>
        </table:table-row>
        <table:table-row table:style-name="ro1">
          <table:table-cell office:value-type="float" office:value="0.290444910526276" calcext:value-type="float">
            <text:p>0.290444910526276</text:p>
          </table:table-cell>
          <table:table-cell table:number-columns-repeated="2"/>
        </table:table-row>
        <table:table-row table:style-name="ro1">
          <table:table-cell office:value-type="float" office:value="0.292035102844238" calcext:value-type="float">
            <text:p>0.292035102844238</text:p>
          </table:table-cell>
          <table:table-cell table:number-columns-repeated="2"/>
        </table:table-row>
        <table:table-row table:style-name="ro1">
          <table:table-cell office:value-type="float" office:value="0.284523367881775" calcext:value-type="float">
            <text:p>0.284523367881775</text:p>
          </table:table-cell>
          <table:table-cell table:number-columns-repeated="2"/>
        </table:table-row>
        <table:table-row table:style-name="ro1">
          <table:table-cell office:value-type="float" office:value="0.28447750210762" calcext:value-type="float">
            <text:p>0.28447750210762</text:p>
          </table:table-cell>
          <table:table-cell table:number-columns-repeated="2"/>
        </table:table-row>
        <table:table-row table:style-name="ro1">
          <table:table-cell office:value-type="float" office:value="0.28499236702919" calcext:value-type="float">
            <text:p>0.28499236702919</text:p>
          </table:table-cell>
          <table:table-cell table:number-columns-repeated="2"/>
        </table:table-row>
        <table:table-row table:style-name="ro1">
          <table:table-cell office:value-type="float" office:value="0.284164041280746" calcext:value-type="float">
            <text:p>0.284164041280746</text:p>
          </table:table-cell>
          <table:table-cell table:number-columns-repeated="2"/>
        </table:table-row>
        <table:table-row table:style-name="ro1">
          <table:table-cell office:value-type="float" office:value="0.285504341125488" calcext:value-type="float">
            <text:p>0.285504341125488</text:p>
          </table:table-cell>
          <table:table-cell table:number-columns-repeated="2"/>
        </table:table-row>
        <table:table-row table:style-name="ro1">
          <table:table-cell office:value-type="float" office:value="0.280167549848557" calcext:value-type="float">
            <text:p>0.280167549848557</text:p>
          </table:table-cell>
          <table:table-cell table:number-columns-repeated="2"/>
        </table:table-row>
        <table:table-row table:style-name="ro1">
          <table:table-cell office:value-type="float" office:value="0.287026941776276" calcext:value-type="float">
            <text:p>0.287026941776276</text:p>
          </table:table-cell>
          <table:table-cell table:number-columns-repeated="2"/>
        </table:table-row>
        <table:table-row table:style-name="ro1">
          <table:table-cell office:value-type="float" office:value="0.287228494882584" calcext:value-type="float">
            <text:p>0.287228494882584</text:p>
          </table:table-cell>
          <table:table-cell table:number-columns-repeated="2"/>
        </table:table-row>
        <table:table-row table:style-name="ro1">
          <table:table-cell office:value-type="float" office:value="0.286233007907867" calcext:value-type="float">
            <text:p>0.286233007907867</text:p>
          </table:table-cell>
          <table:table-cell table:number-columns-repeated="2"/>
        </table:table-row>
        <table:table-row table:style-name="ro1">
          <table:table-cell office:value-type="float" office:value="0.28734689950943" calcext:value-type="float">
            <text:p>0.28734689950943</text:p>
          </table:table-cell>
          <table:table-cell table:number-columns-repeated="2"/>
        </table:table-row>
        <table:table-row table:style-name="ro1">
          <table:table-cell office:value-type="float" office:value="0.287234336137772" calcext:value-type="float">
            <text:p>0.287234336137772</text:p>
          </table:table-cell>
          <table:table-cell table:number-columns-repeated="2"/>
        </table:table-row>
        <table:table-row table:style-name="ro1">
          <table:table-cell office:value-type="float" office:value="0.325494199991226" calcext:value-type="float">
            <text:p>0.325494199991226</text:p>
          </table:table-cell>
          <table:table-cell table:number-columns-repeated="2"/>
        </table:table-row>
        <table:table-row table:style-name="ro1">
          <table:table-cell office:value-type="float" office:value="0.305413037538528" calcext:value-type="float">
            <text:p>0.305413037538528</text:p>
          </table:table-cell>
          <table:table-cell table:number-columns-repeated="2"/>
        </table:table-row>
        <table:table-row table:style-name="ro1">
          <table:table-cell office:value-type="float" office:value="0.540157735347748" calcext:value-type="float">
            <text:p>0.540157735347748</text:p>
          </table:table-cell>
          <table:table-cell table:number-columns-repeated="2"/>
        </table:table-row>
        <table:table-row table:style-name="ro1">
          <table:table-cell office:value-type="float" office:value="0.631037354469299" calcext:value-type="float">
            <text:p>0.631037354469299</text:p>
          </table:table-cell>
          <table:table-cell table:number-columns-repeated="2"/>
        </table:table-row>
        <table:table-row table:style-name="ro1">
          <table:table-cell office:value-type="float" office:value="0.65954864025116" calcext:value-type="float">
            <text:p>0.65954864025116</text:p>
          </table:table-cell>
          <table:table-cell table:number-columns-repeated="2"/>
        </table:table-row>
        <table:table-row table:style-name="ro1">
          <table:table-cell office:value-type="float" office:value="0.708209574222565" calcext:value-type="float">
            <text:p>0.708209574222565</text:p>
          </table:table-cell>
          <table:table-cell table:number-columns-repeated="2"/>
        </table:table-row>
        <table:table-row table:style-name="ro1">
          <table:table-cell office:value-type="float" office:value="0.705272376537323" calcext:value-type="float">
            <text:p>0.705272376537323</text:p>
          </table:table-cell>
          <table:table-cell table:number-columns-repeated="2"/>
        </table:table-row>
        <table:table-row table:style-name="ro1">
          <table:table-cell office:value-type="float" office:value="0.602308988571167" calcext:value-type="float">
            <text:p>0.602308988571167</text:p>
          </table:table-cell>
          <table:table-cell table:number-columns-repeated="2"/>
        </table:table-row>
        <table:table-row table:style-name="ro1">
          <table:table-cell office:value-type="float" office:value="0.583107888698578" calcext:value-type="float">
            <text:p>0.583107888698578</text:p>
          </table:table-cell>
          <table:table-cell table:number-columns-repeated="2"/>
        </table:table-row>
        <table:table-row table:style-name="ro1">
          <table:table-cell office:value-type="float" office:value="0.586727738380432" calcext:value-type="float">
            <text:p>0.586727738380432</text:p>
          </table:table-cell>
          <table:table-cell table:number-columns-repeated="2"/>
        </table:table-row>
        <table:table-row table:style-name="ro1">
          <table:table-cell office:value-type="float" office:value="0.607284963130951" calcext:value-type="float">
            <text:p>0.607284963130951</text:p>
          </table:table-cell>
          <table:table-cell table:number-columns-repeated="2"/>
        </table:table-row>
        <table:table-row table:style-name="ro1">
          <table:table-cell office:value-type="float" office:value="0.604973077774048" calcext:value-type="float">
            <text:p>0.604973077774048</text:p>
          </table:table-cell>
          <table:table-cell table:number-columns-repeated="2"/>
        </table:table-row>
        <table:table-row table:style-name="ro1">
          <table:table-cell office:value-type="float" office:value="0.582195401191711" calcext:value-type="float">
            <text:p>0.582195401191711</text:p>
          </table:table-cell>
          <table:table-cell table:number-columns-repeated="2"/>
        </table:table-row>
        <table:table-row table:style-name="ro1">
          <table:table-cell office:value-type="float" office:value="0.563741564750671" calcext:value-type="float">
            <text:p>0.563741564750671</text:p>
          </table:table-cell>
          <table:table-cell table:number-columns-repeated="2"/>
        </table:table-row>
        <table:table-row table:style-name="ro1">
          <table:table-cell office:value-type="float" office:value="0.514435350894928" calcext:value-type="float">
            <text:p>0.514435350894928</text:p>
          </table:table-cell>
          <table:table-cell table:number-columns-repeated="2"/>
        </table:table-row>
        <table:table-row table:style-name="ro1">
          <table:table-cell office:value-type="float" office:value="0.520388543605804" calcext:value-type="float">
            <text:p>0.520388543605804</text:p>
          </table:table-cell>
          <table:table-cell table:number-columns-repeated="2"/>
        </table:table-row>
        <table:table-row table:style-name="ro1">
          <table:table-cell office:value-type="float" office:value="0.532932579517365" calcext:value-type="float">
            <text:p>0.532932579517365</text:p>
          </table:table-cell>
          <table:table-cell table:number-columns-repeated="2"/>
        </table:table-row>
        <table:table-row table:style-name="ro1">
          <table:table-cell office:value-type="float" office:value="0.534176886081696" calcext:value-type="float">
            <text:p>0.534176886081696</text:p>
          </table:table-cell>
          <table:table-cell table:number-columns-repeated="2"/>
        </table:table-row>
        <table:table-row table:style-name="ro1">
          <table:table-cell office:value-type="float" office:value="0.482794344425201" calcext:value-type="float">
            <text:p>0.482794344425201</text:p>
          </table:table-cell>
          <table:table-cell table:number-columns-repeated="2"/>
        </table:table-row>
        <table:table-row table:style-name="ro1">
          <table:table-cell office:value-type="float" office:value="0.561543166637421" calcext:value-type="float">
            <text:p>0.561543166637421</text:p>
          </table:table-cell>
          <table:table-cell table:number-columns-repeated="2"/>
        </table:table-row>
        <table:table-row table:style-name="ro1">
          <table:table-cell office:value-type="float" office:value="0.583106875419617" calcext:value-type="float">
            <text:p>0.583106875419617</text:p>
          </table:table-cell>
          <table:table-cell table:number-columns-repeated="2"/>
        </table:table-row>
        <table:table-row table:style-name="ro1">
          <table:table-cell office:value-type="float" office:value="0.601328790187836" calcext:value-type="float">
            <text:p>0.601328790187836</text:p>
          </table:table-cell>
          <table:table-cell table:number-columns-repeated="2"/>
        </table:table-row>
        <table:table-row table:style-name="ro1">
          <table:table-cell office:value-type="float" office:value="0.603285014629364" calcext:value-type="float">
            <text:p>0.603285014629364</text:p>
          </table:table-cell>
          <table:table-cell table:number-columns-repeated="2"/>
        </table:table-row>
        <table:table-row table:style-name="ro1">
          <table:table-cell office:value-type="float" office:value="0.587676584720612" calcext:value-type="float">
            <text:p>0.587676584720612</text:p>
          </table:table-cell>
          <table:table-cell table:number-columns-repeated="2"/>
        </table:table-row>
        <table:table-row table:style-name="ro1">
          <table:table-cell office:value-type="float" office:value="0.666567981243133" calcext:value-type="float">
            <text:p>0.666567981243133</text:p>
          </table:table-cell>
          <table:table-cell table:number-columns-repeated="2"/>
        </table:table-row>
        <table:table-row table:style-name="ro1">
          <table:table-cell office:value-type="float" office:value="0.688812494277954" calcext:value-type="float">
            <text:p>0.688812494277954</text:p>
          </table:table-cell>
          <table:table-cell table:number-columns-repeated="2"/>
        </table:table-row>
        <table:table-row table:style-name="ro1">
          <table:table-cell office:value-type="float" office:value="0.689288794994354" calcext:value-type="float">
            <text:p>0.689288794994354</text:p>
          </table:table-cell>
          <table:table-cell table:number-columns-repeated="2"/>
        </table:table-row>
        <table:table-row table:style-name="ro1">
          <table:table-cell office:value-type="float" office:value="0.691062808036804" calcext:value-type="float">
            <text:p>0.691062808036804</text:p>
          </table:table-cell>
          <table:table-cell table:number-columns-repeated="2"/>
        </table:table-row>
        <table:table-row table:style-name="ro1">
          <table:table-cell office:value-type="float" office:value="0.685984671115875" calcext:value-type="float">
            <text:p>0.685984671115875</text:p>
          </table:table-cell>
          <table:table-cell table:number-columns-repeated="2"/>
        </table:table-row>
        <table:table-row table:style-name="ro1">
          <table:table-cell office:value-type="float" office:value="0.674184739589691" calcext:value-type="float">
            <text:p>0.674184739589691</text:p>
          </table:table-cell>
          <table:table-cell table:number-columns-repeated="2"/>
        </table:table-row>
        <table:table-row table:style-name="ro1">
          <table:table-cell office:value-type="float" office:value="0.674058616161346" calcext:value-type="float">
            <text:p>0.674058616161346</text:p>
          </table:table-cell>
          <table:table-cell table:number-columns-repeated="2"/>
        </table:table-row>
        <table:table-row table:style-name="ro1">
          <table:table-cell office:value-type="float" office:value="0.265986382961273" calcext:value-type="float">
            <text:p>0.265986382961273</text:p>
          </table:table-cell>
          <table:table-cell table:number-columns-repeated="2"/>
        </table:table-row>
        <table:table-row table:style-name="ro1">
          <table:table-cell office:value-type="float" office:value="0.744273781776428" calcext:value-type="float">
            <text:p>0.744273781776428</text:p>
          </table:table-cell>
          <table:table-cell table:number-columns-repeated="2"/>
        </table:table-row>
        <table:table-row table:style-name="ro1">
          <table:table-cell office:value-type="float" office:value="0.268724799156189" calcext:value-type="float">
            <text:p>0.268724799156189</text:p>
          </table:table-cell>
          <table:table-cell table:number-columns-repeated="2"/>
        </table:table-row>
        <table:table-row table:style-name="ro1">
          <table:table-cell office:value-type="float" office:value="0.746606111526489" calcext:value-type="float">
            <text:p>0.746606111526489</text:p>
          </table:table-cell>
          <table:table-cell table:number-columns-repeated="2"/>
        </table:table-row>
        <table:table-row table:style-name="ro1">
          <table:table-cell office:value-type="float" office:value="0.268852680921555" calcext:value-type="float">
            <text:p>0.268852680921555</text:p>
          </table:table-cell>
          <table:table-cell table:number-columns-repeated="2"/>
        </table:table-row>
        <table:table-row table:style-name="ro1">
          <table:table-cell office:value-type="float" office:value="0.750097811222076" calcext:value-type="float">
            <text:p>0.750097811222076</text:p>
          </table:table-cell>
          <table:table-cell table:number-columns-repeated="2"/>
        </table:table-row>
        <table:table-row table:style-name="ro1">
          <table:table-cell office:value-type="float" office:value="0.269095331430435" calcext:value-type="float">
            <text:p>0.269095331430435</text:p>
          </table:table-cell>
          <table:table-cell table:number-columns-repeated="2"/>
        </table:table-row>
        <table:table-row table:style-name="ro1">
          <table:table-cell office:value-type="float" office:value="0.741597950458527" calcext:value-type="float">
            <text:p>0.741597950458527</text:p>
          </table:table-cell>
          <table:table-cell table:number-columns-repeated="2"/>
        </table:table-row>
        <table:table-row table:style-name="ro1">
          <table:table-cell office:value-type="float" office:value="0.270449697971344" calcext:value-type="float">
            <text:p>0.270449697971344</text:p>
          </table:table-cell>
          <table:table-cell table:number-columns-repeated="2"/>
        </table:table-row>
        <table:table-row table:style-name="ro1">
          <table:table-cell office:value-type="float" office:value="0.739513576030731" calcext:value-type="float">
            <text:p>0.739513576030731</text:p>
          </table:table-cell>
          <table:table-cell table:number-columns-repeated="2"/>
        </table:table-row>
        <table:table-row table:style-name="ro1">
          <table:table-cell office:value-type="float" office:value="0.270124763250351" calcext:value-type="float">
            <text:p>0.270124763250351</text:p>
          </table:table-cell>
          <table:table-cell table:number-columns-repeated="2"/>
        </table:table-row>
        <table:table-row table:style-name="ro1">
          <table:table-cell office:value-type="float" office:value="0.736123621463776" calcext:value-type="float">
            <text:p>0.736123621463776</text:p>
          </table:table-cell>
          <table:table-cell table:number-columns-repeated="2"/>
        </table:table-row>
        <table:table-row table:style-name="ro1">
          <table:table-cell office:value-type="float" office:value="0.269735306501389" calcext:value-type="float">
            <text:p>0.269735306501389</text:p>
          </table:table-cell>
          <table:table-cell table:number-columns-repeated="2"/>
        </table:table-row>
        <table:table-row table:style-name="ro1">
          <table:table-cell office:value-type="float" office:value="0.688700914382935" calcext:value-type="float">
            <text:p>0.688700914382935</text:p>
          </table:table-cell>
          <table:table-cell table:number-columns-repeated="2"/>
        </table:table-row>
        <table:table-row table:style-name="ro1">
          <table:table-cell office:value-type="float" office:value="0.269145905971527" calcext:value-type="float">
            <text:p>0.269145905971527</text:p>
          </table:table-cell>
          <table:table-cell table:number-columns-repeated="2"/>
        </table:table-row>
        <table:table-row table:style-name="ro1">
          <table:table-cell office:value-type="float" office:value="0.676578223705292" calcext:value-type="float">
            <text:p>0.676578223705292</text:p>
          </table:table-cell>
          <table:table-cell table:number-columns-repeated="2"/>
        </table:table-row>
        <table:table-row table:style-name="ro1">
          <table:table-cell office:value-type="float" office:value="0.269644647836685" calcext:value-type="float">
            <text:p>0.269644647836685</text:p>
          </table:table-cell>
          <table:table-cell table:number-columns-repeated="2"/>
        </table:table-row>
        <table:table-row table:style-name="ro1">
          <table:table-cell office:value-type="float" office:value="0.640906512737274" calcext:value-type="float">
            <text:p>0.640906512737274</text:p>
          </table:table-cell>
          <table:table-cell table:number-columns-repeated="2"/>
        </table:table-row>
        <table:table-row table:style-name="ro1">
          <table:table-cell office:value-type="float" office:value="0.269480794668198" calcext:value-type="float">
            <text:p>0.269480794668198</text:p>
          </table:table-cell>
          <table:table-cell table:number-columns-repeated="2"/>
        </table:table-row>
        <table:table-row table:style-name="ro1">
          <table:table-cell office:value-type="float" office:value="0.269562005996704" calcext:value-type="float">
            <text:p>0.269562005996704</text:p>
          </table:table-cell>
          <table:table-cell table:number-columns-repeated="2"/>
        </table:table-row>
        <table:table-row table:style-name="ro1">
          <table:table-cell office:value-type="float" office:value="0.26773589849472" calcext:value-type="float">
            <text:p>0.26773589849472</text:p>
          </table:table-cell>
          <table:table-cell table:number-columns-repeated="2"/>
        </table:table-row>
        <table:table-row table:style-name="ro1">
          <table:table-cell office:value-type="float" office:value="0.261610001325607" calcext:value-type="float">
            <text:p>0.261610001325607</text:p>
          </table:table-cell>
          <table:table-cell table:number-columns-repeated="2"/>
        </table:table-row>
        <table:table-row table:style-name="ro1">
          <table:table-cell office:value-type="float" office:value="0.261046141386032" calcext:value-type="float">
            <text:p>0.261046141386032</text:p>
          </table:table-cell>
          <table:table-cell table:number-columns-repeated="2"/>
        </table:table-row>
        <table:table-row table:style-name="ro1">
          <table:table-cell office:value-type="float" office:value="0.261117935180664" calcext:value-type="float">
            <text:p>0.261117935180664</text:p>
          </table:table-cell>
          <table:table-cell table:number-columns-repeated="2"/>
        </table:table-row>
        <table:table-row table:style-name="ro1">
          <table:table-cell office:value-type="float" office:value="0.260376781225205" calcext:value-type="float">
            <text:p>0.260376781225205</text:p>
          </table:table-cell>
          <table:table-cell table:number-columns-repeated="2"/>
        </table:table-row>
        <table:table-row table:style-name="ro1">
          <table:table-cell office:value-type="float" office:value="0.258587747812271" calcext:value-type="float">
            <text:p>0.258587747812271</text:p>
          </table:table-cell>
          <table:table-cell table:number-columns-repeated="2"/>
        </table:table-row>
        <table:table-row table:style-name="ro1">
          <table:table-cell office:value-type="float" office:value="0.259976923465729" calcext:value-type="float">
            <text:p>0.259976923465729</text:p>
          </table:table-cell>
          <table:table-cell table:number-columns-repeated="2"/>
        </table:table-row>
        <table:table-row table:style-name="ro1">
          <table:table-cell office:value-type="float" office:value="0.259723961353302" calcext:value-type="float">
            <text:p>0.259723961353302</text:p>
          </table:table-cell>
          <table:table-cell table:number-columns-repeated="2"/>
        </table:table-row>
        <table:table-row table:style-name="ro1">
          <table:table-cell office:value-type="float" office:value="0.258749574422836" calcext:value-type="float">
            <text:p>0.258749574422836</text:p>
          </table:table-cell>
          <table:table-cell table:number-columns-repeated="2"/>
        </table:table-row>
        <table:table-row table:style-name="ro1">
          <table:table-cell office:value-type="float" office:value="0.260516881942749" calcext:value-type="float">
            <text:p>0.260516881942749</text:p>
          </table:table-cell>
          <table:table-cell table:number-columns-repeated="2"/>
        </table:table-row>
        <table:table-row table:style-name="ro1">
          <table:table-cell office:value-type="float" office:value="0.260790556669235" calcext:value-type="float">
            <text:p>0.260790556669235</text:p>
          </table:table-cell>
          <table:table-cell table:number-columns-repeated="2"/>
        </table:table-row>
        <table:table-row table:style-name="ro1">
          <table:table-cell office:value-type="float" office:value="0.260982096195221" calcext:value-type="float">
            <text:p>0.260982096195221</text:p>
          </table:table-cell>
          <table:table-cell table:number-columns-repeated="2"/>
        </table:table-row>
        <table:table-row table:style-name="ro1">
          <table:table-cell office:value-type="float" office:value="0.261581033468246" calcext:value-type="float">
            <text:p>0.261581033468246</text:p>
          </table:table-cell>
          <table:table-cell table:number-columns-repeated="2"/>
        </table:table-row>
        <table:table-row table:style-name="ro1">
          <table:table-cell office:value-type="float" office:value="0.302477866411209" calcext:value-type="float">
            <text:p>0.302477866411209</text:p>
          </table:table-cell>
          <table:table-cell table:number-columns-repeated="2"/>
        </table:table-row>
        <table:table-row table:style-name="ro1">
          <table:table-cell office:value-type="float" office:value="0.300385802984238" calcext:value-type="float">
            <text:p>0.300385802984238</text:p>
          </table:table-cell>
          <table:table-cell table:number-columns-repeated="2"/>
        </table:table-row>
        <table:table-row table:style-name="ro1">
          <table:table-cell office:value-type="float" office:value="0.298761785030365" calcext:value-type="float">
            <text:p>0.298761785030365</text:p>
          </table:table-cell>
          <table:table-cell table:number-columns-repeated="2"/>
        </table:table-row>
        <table:table-row table:style-name="ro1">
          <table:table-cell office:value-type="float" office:value="0.299468278884888" calcext:value-type="float">
            <text:p>0.299468278884888</text:p>
          </table:table-cell>
          <table:table-cell table:number-columns-repeated="2"/>
        </table:table-row>
        <table:table-row table:style-name="ro1">
          <table:table-cell office:value-type="float" office:value="0.299641251564026" calcext:value-type="float">
            <text:p>0.299641251564026</text:p>
          </table:table-cell>
          <table:table-cell table:number-columns-repeated="2"/>
        </table:table-row>
        <table:table-row table:style-name="ro1">
          <table:table-cell office:value-type="float" office:value="0.296340107917786" calcext:value-type="float">
            <text:p>0.296340107917786</text:p>
          </table:table-cell>
          <table:table-cell table:number-columns-repeated="2"/>
        </table:table-row>
        <table:table-row table:style-name="ro1">
          <table:table-cell office:value-type="float" office:value="0.295572608709335" calcext:value-type="float">
            <text:p>0.295572608709335</text:p>
          </table:table-cell>
          <table:table-cell table:number-columns-repeated="2"/>
        </table:table-row>
        <table:table-row table:style-name="ro1">
          <table:table-cell office:value-type="float" office:value="0.295134305953979" calcext:value-type="float">
            <text:p>0.295134305953979</text:p>
          </table:table-cell>
          <table:table-cell table:number-columns-repeated="2"/>
        </table:table-row>
        <table:table-row table:style-name="ro1">
          <table:table-cell office:value-type="float" office:value="0.293861597776413" calcext:value-type="float">
            <text:p>0.293861597776413</text:p>
          </table:table-cell>
          <table:table-cell table:number-columns-repeated="2"/>
        </table:table-row>
        <table:table-row table:style-name="ro1">
          <table:table-cell office:value-type="float" office:value="0.293845891952515" calcext:value-type="float">
            <text:p>0.293845891952515</text:p>
          </table:table-cell>
          <table:table-cell table:number-columns-repeated="2"/>
        </table:table-row>
        <table:table-row table:style-name="ro1">
          <table:table-cell office:value-type="float" office:value="0.293172657489777" calcext:value-type="float">
            <text:p>0.293172657489777</text:p>
          </table:table-cell>
          <table:table-cell table:number-columns-repeated="2"/>
        </table:table-row>
        <table:table-row table:style-name="ro1">
          <table:table-cell office:value-type="float" office:value="0.301432937383652" calcext:value-type="float">
            <text:p>0.301432937383652</text:p>
          </table:table-cell>
          <table:table-cell table:number-columns-repeated="2"/>
        </table:table-row>
        <table:table-row table:style-name="ro1">
          <table:table-cell office:value-type="float" office:value="0.333823353052139" calcext:value-type="float">
            <text:p>0.333823353052139</text:p>
          </table:table-cell>
          <table:table-cell table:number-columns-repeated="2"/>
        </table:table-row>
        <table:table-row table:style-name="ro1">
          <table:table-cell office:value-type="float" office:value="0.333917111158371" calcext:value-type="float">
            <text:p>0.333917111158371</text:p>
          </table:table-cell>
          <table:table-cell table:number-columns-repeated="2"/>
        </table:table-row>
        <table:table-row table:style-name="ro1">
          <table:table-cell office:value-type="float" office:value="0.333926528692245" calcext:value-type="float">
            <text:p>0.333926528692245</text:p>
          </table:table-cell>
          <table:table-cell table:number-columns-repeated="2"/>
        </table:table-row>
        <table:table-row table:style-name="ro1">
          <table:table-cell office:value-type="float" office:value="0.333537340164185" calcext:value-type="float">
            <text:p>0.333537340164185</text:p>
          </table:table-cell>
          <table:table-cell table:number-columns-repeated="2"/>
        </table:table-row>
        <table:table-row table:style-name="ro1">
          <table:table-cell office:value-type="float" office:value="0.304867178201675" calcext:value-type="float">
            <text:p>0.304867178201675</text:p>
          </table:table-cell>
          <table:table-cell table:number-columns-repeated="2"/>
        </table:table-row>
        <table:table-row table:style-name="ro1">
          <table:table-cell office:value-type="float" office:value="0.304779946804047" calcext:value-type="float">
            <text:p>0.304779946804047</text:p>
          </table:table-cell>
          <table:table-cell table:number-columns-repeated="2"/>
        </table:table-row>
        <table:table-row table:style-name="ro1">
          <table:table-cell office:value-type="float" office:value="0.304700195789337" calcext:value-type="float">
            <text:p>0.304700195789337</text:p>
          </table:table-cell>
          <table:table-cell table:number-columns-repeated="2"/>
        </table:table-row>
        <table:table-row table:style-name="ro1">
          <table:table-cell office:value-type="float" office:value="0.304681718349457" calcext:value-type="float">
            <text:p>0.304681718349457</text:p>
          </table:table-cell>
          <table:table-cell table:number-columns-repeated="2"/>
        </table:table-row>
        <table:table-row table:style-name="ro1">
          <table:table-cell office:value-type="float" office:value="0.304164171218872" calcext:value-type="float">
            <text:p>0.304164171218872</text:p>
          </table:table-cell>
          <table:table-cell table:number-columns-repeated="2"/>
        </table:table-row>
        <table:table-row table:style-name="ro1">
          <table:table-cell office:value-type="float" office:value="0.303816378116608" calcext:value-type="float">
            <text:p>0.303816378116608</text:p>
          </table:table-cell>
          <table:table-cell table:number-columns-repeated="2"/>
        </table:table-row>
        <table:table-row table:style-name="ro1">
          <table:table-cell office:value-type="float" office:value="0.304112076759338" calcext:value-type="float">
            <text:p>0.304112076759338</text:p>
          </table:table-cell>
          <table:table-cell table:number-columns-repeated="2"/>
        </table:table-row>
        <table:table-row table:style-name="ro1">
          <table:table-cell office:value-type="float" office:value="0.303868383169174" calcext:value-type="float">
            <text:p>0.303868383169174</text:p>
          </table:table-cell>
          <table:table-cell table:number-columns-repeated="2"/>
        </table:table-row>
        <table:table-row table:style-name="ro1">
          <table:table-cell office:value-type="float" office:value="0.293451875448227" calcext:value-type="float">
            <text:p>0.293451875448227</text:p>
          </table:table-cell>
          <table:table-cell table:number-columns-repeated="2"/>
        </table:table-row>
        <table:table-row table:style-name="ro1">
          <table:table-cell office:value-type="float" office:value="0.302994281053543" calcext:value-type="float">
            <text:p>0.302994281053543</text:p>
          </table:table-cell>
          <table:table-cell table:number-columns-repeated="2"/>
        </table:table-row>
        <table:table-row table:style-name="ro1">
          <table:table-cell office:value-type="float" office:value="0.301647394895554" calcext:value-type="float">
            <text:p>0.301647394895554</text:p>
          </table:table-cell>
          <table:table-cell table:number-columns-repeated="2"/>
        </table:table-row>
        <table:table-row table:style-name="ro1">
          <table:table-cell office:value-type="float" office:value="0.302080810070038" calcext:value-type="float">
            <text:p>0.302080810070038</text:p>
          </table:table-cell>
          <table:table-cell table:number-columns-repeated="2"/>
        </table:table-row>
        <table:table-row table:style-name="ro1">
          <table:table-cell office:value-type="float" office:value="0.302279263734817" calcext:value-type="float">
            <text:p>0.302279263734817</text:p>
          </table:table-cell>
          <table:table-cell table:number-columns-repeated="2"/>
        </table:table-row>
        <table:table-row table:style-name="ro1">
          <table:table-cell office:value-type="float" office:value="0.267489075660706" calcext:value-type="float">
            <text:p>0.267489075660706</text:p>
          </table:table-cell>
          <table:table-cell table:number-columns-repeated="2"/>
        </table:table-row>
        <table:table-row table:style-name="ro1">
          <table:table-cell office:value-type="float" office:value="0.262495070695877" calcext:value-type="float">
            <text:p>0.262495070695877</text:p>
          </table:table-cell>
          <table:table-cell table:number-columns-repeated="2"/>
        </table:table-row>
        <table:table-row table:style-name="ro1">
          <table:table-cell office:value-type="float" office:value="0.2606320977211" calcext:value-type="float">
            <text:p>0.2606320977211</text:p>
          </table:table-cell>
          <table:table-cell table:number-columns-repeated="2"/>
        </table:table-row>
        <table:table-row table:style-name="ro1">
          <table:table-cell office:value-type="float" office:value="0.26100617647171" calcext:value-type="float">
            <text:p>0.26100617647171</text:p>
          </table:table-cell>
          <table:table-cell table:number-columns-repeated="2"/>
        </table:table-row>
        <table:table-row table:style-name="ro1">
          <table:table-cell office:value-type="float" office:value="0.256413280963898" calcext:value-type="float">
            <text:p>0.256413280963898</text:p>
          </table:table-cell>
          <table:table-cell table:number-columns-repeated="2"/>
        </table:table-row>
        <table:table-row table:style-name="ro1">
          <table:table-cell office:value-type="float" office:value="0.258699238300323" calcext:value-type="float">
            <text:p>0.258699238300323</text:p>
          </table:table-cell>
          <table:table-cell table:number-columns-repeated="2"/>
        </table:table-row>
        <table:table-row table:style-name="ro1">
          <table:table-cell office:value-type="float" office:value="0.259258538484573" calcext:value-type="float">
            <text:p>0.259258538484573</text:p>
          </table:table-cell>
          <table:table-cell table:number-columns-repeated="2"/>
        </table:table-row>
        <table:table-row table:style-name="ro1">
          <table:table-cell office:value-type="float" office:value="0.256011217832565" calcext:value-type="float">
            <text:p>0.256011217832565</text:p>
          </table:table-cell>
          <table:table-cell table:number-columns-repeated="2"/>
        </table:table-row>
        <table:table-row table:style-name="ro1">
          <table:table-cell office:value-type="float" office:value="0.272322595119476" calcext:value-type="float">
            <text:p>0.272322595119476</text:p>
          </table:table-cell>
          <table:table-cell table:number-columns-repeated="2"/>
        </table:table-row>
        <table:table-row table:style-name="ro1">
          <table:table-cell office:value-type="float" office:value="0.260403841733932" calcext:value-type="float">
            <text:p>0.260403841733932</text:p>
          </table:table-cell>
          <table:table-cell table:number-columns-repeated="2"/>
        </table:table-row>
        <table:table-row table:style-name="ro1">
          <table:table-cell office:value-type="float" office:value="0.272182613611221" calcext:value-type="float">
            <text:p>0.272182613611221</text:p>
          </table:table-cell>
          <table:table-cell table:number-columns-repeated="2"/>
        </table:table-row>
        <table:table-row table:style-name="ro1">
          <table:table-cell office:value-type="float" office:value="0.259917557239533" calcext:value-type="float">
            <text:p>0.259917557239533</text:p>
          </table:table-cell>
          <table:table-cell table:number-columns-repeated="2"/>
        </table:table-row>
        <table:table-row table:style-name="ro1">
          <table:table-cell office:value-type="float" office:value="0.275646358728409" calcext:value-type="float">
            <text:p>0.275646358728409</text:p>
          </table:table-cell>
          <table:table-cell table:number-columns-repeated="2"/>
        </table:table-row>
        <table:table-row table:style-name="ro1">
          <table:table-cell office:value-type="float" office:value="0.259705722332001" calcext:value-type="float">
            <text:p>0.259705722332001</text:p>
          </table:table-cell>
          <table:table-cell table:number-columns-repeated="2"/>
        </table:table-row>
        <table:table-row table:style-name="ro1">
          <table:table-cell office:value-type="float" office:value="0.272830128669739" calcext:value-type="float">
            <text:p>0.272830128669739</text:p>
          </table:table-cell>
          <table:table-cell table:number-columns-repeated="2"/>
        </table:table-row>
        <table:table-row table:style-name="ro1">
          <table:table-cell office:value-type="float" office:value="0.260322004556656" calcext:value-type="float">
            <text:p>0.260322004556656</text:p>
          </table:table-cell>
          <table:table-cell table:number-columns-repeated="2"/>
        </table:table-row>
        <table:table-row table:style-name="ro1">
          <table:table-cell office:value-type="float" office:value="0.267266631126404" calcext:value-type="float">
            <text:p>0.267266631126404</text:p>
          </table:table-cell>
          <table:table-cell table:number-columns-repeated="2"/>
        </table:table-row>
        <table:table-row table:style-name="ro1">
          <table:table-cell office:value-type="float" office:value="0.260072976350784" calcext:value-type="float">
            <text:p>0.260072976350784</text:p>
          </table:table-cell>
          <table:table-cell table:number-columns-repeated="2"/>
        </table:table-row>
        <table:table-row table:style-name="ro1">
          <table:table-cell office:value-type="float" office:value="0.295196086168289" calcext:value-type="float">
            <text:p>0.295196086168289</text:p>
          </table:table-cell>
          <table:table-cell table:number-columns-repeated="2"/>
        </table:table-row>
        <table:table-row table:style-name="ro1">
          <table:table-cell office:value-type="float" office:value="0.259464144706726" calcext:value-type="float">
            <text:p>0.259464144706726</text:p>
          </table:table-cell>
          <table:table-cell table:number-columns-repeated="2"/>
        </table:table-row>
        <table:table-row table:style-name="ro1">
          <table:table-cell office:value-type="float" office:value="0.300432115793228" calcext:value-type="float">
            <text:p>0.300432115793228</text:p>
          </table:table-cell>
          <table:table-cell table:number-columns-repeated="2"/>
        </table:table-row>
        <table:table-row table:style-name="ro1">
          <table:table-cell office:value-type="float" office:value="0.25926861166954" calcext:value-type="float">
            <text:p>0.25926861166954</text:p>
          </table:table-cell>
          <table:table-cell table:number-columns-repeated="2"/>
        </table:table-row>
        <table:table-row table:style-name="ro1">
          <table:table-cell office:value-type="float" office:value="0.316967338323593" calcext:value-type="float">
            <text:p>0.316967338323593</text:p>
          </table:table-cell>
          <table:table-cell table:number-columns-repeated="2"/>
        </table:table-row>
        <table:table-row table:style-name="ro1">
          <table:table-cell office:value-type="float" office:value="0.259637594223022" calcext:value-type="float">
            <text:p>0.259637594223022</text:p>
          </table:table-cell>
          <table:table-cell table:number-columns-repeated="2"/>
        </table:table-row>
        <table:table-row table:style-name="ro1">
          <table:table-cell office:value-type="float" office:value="0.307432532310486" calcext:value-type="float">
            <text:p>0.307432532310486</text:p>
          </table:table-cell>
          <table:table-cell table:number-columns-repeated="2"/>
        </table:table-row>
        <table:table-row table:style-name="ro1">
          <table:table-cell office:value-type="float" office:value="0.259801685810089" calcext:value-type="float">
            <text:p>0.259801685810089</text:p>
          </table:table-cell>
          <table:table-cell table:number-columns-repeated="2"/>
        </table:table-row>
        <table:table-row table:style-name="ro1">
          <table:table-cell office:value-type="float" office:value="0.29731023311615" calcext:value-type="float">
            <text:p>0.29731023311615</text:p>
          </table:table-cell>
          <table:table-cell table:number-columns-repeated="2"/>
        </table:table-row>
        <table:table-row table:style-name="ro1">
          <table:table-cell office:value-type="float" office:value="0.260183125734329" calcext:value-type="float">
            <text:p>0.260183125734329</text:p>
          </table:table-cell>
          <table:table-cell table:number-columns-repeated="2"/>
        </table:table-row>
        <table:table-row table:style-name="ro1">
          <table:table-cell office:value-type="float" office:value="0.282748520374298" calcext:value-type="float">
            <text:p>0.282748520374298</text:p>
          </table:table-cell>
          <table:table-cell table:number-columns-repeated="2"/>
        </table:table-row>
        <table:table-row table:style-name="ro1">
          <table:table-cell office:value-type="float" office:value="0.260045945644379" calcext:value-type="float">
            <text:p>0.260045945644379</text:p>
          </table:table-cell>
          <table:table-cell table:number-columns-repeated="2"/>
        </table:table-row>
        <table:table-row table:style-name="ro1">
          <table:table-cell office:value-type="float" office:value="0.300236850976944" calcext:value-type="float">
            <text:p>0.300236850976944</text:p>
          </table:table-cell>
          <table:table-cell table:number-columns-repeated="2"/>
        </table:table-row>
        <table:table-row table:style-name="ro1">
          <table:table-cell office:value-type="float" office:value="0.256431370973587" calcext:value-type="float">
            <text:p>0.256431370973587</text:p>
          </table:table-cell>
          <table:table-cell table:number-columns-repeated="2"/>
        </table:table-row>
        <table:table-row table:style-name="ro1">
          <table:table-cell office:value-type="float" office:value="0.373742610216141" calcext:value-type="float">
            <text:p>0.373742610216141</text:p>
          </table:table-cell>
          <table:table-cell table:number-columns-repeated="2"/>
        </table:table-row>
        <table:table-row table:style-name="ro1">
          <table:table-cell office:value-type="float" office:value="0.253106504678726" calcext:value-type="float">
            <text:p>0.253106504678726</text:p>
          </table:table-cell>
          <table:table-cell table:number-columns-repeated="2"/>
        </table:table-row>
        <table:table-row table:style-name="ro1">
          <table:table-cell office:value-type="float" office:value="0.372388511896133" calcext:value-type="float">
            <text:p>0.372388511896133</text:p>
          </table:table-cell>
          <table:table-cell table:number-columns-repeated="2"/>
        </table:table-row>
        <table:table-row table:style-name="ro1">
          <table:table-cell office:value-type="float" office:value="0.251436799764633" calcext:value-type="float">
            <text:p>0.251436799764633</text:p>
          </table:table-cell>
          <table:table-cell table:number-columns-repeated="2"/>
        </table:table-row>
        <table:table-row table:style-name="ro1">
          <table:table-cell office:value-type="float" office:value="0.385309815406799" calcext:value-type="float">
            <text:p>0.385309815406799</text:p>
          </table:table-cell>
          <table:table-cell table:number-columns-repeated="2"/>
        </table:table-row>
        <table:table-row table:style-name="ro1">
          <table:table-cell office:value-type="float" office:value="0.252886861562729" calcext:value-type="float">
            <text:p>0.252886861562729</text:p>
          </table:table-cell>
          <table:table-cell table:number-columns-repeated="2"/>
        </table:table-row>
        <table:table-row table:style-name="ro1">
          <table:table-cell office:value-type="float" office:value="0.388884365558624" calcext:value-type="float">
            <text:p>0.388884365558624</text:p>
          </table:table-cell>
          <table:table-cell table:number-columns-repeated="2"/>
        </table:table-row>
        <table:table-row table:style-name="ro1">
          <table:table-cell office:value-type="float" office:value="0.252899169921875" calcext:value-type="float">
            <text:p>0.252899169921875</text:p>
          </table:table-cell>
          <table:table-cell table:number-columns-repeated="2"/>
        </table:table-row>
        <table:table-row table:style-name="ro1">
          <table:table-cell office:value-type="float" office:value="0.378780543804169" calcext:value-type="float">
            <text:p>0.378780543804169</text:p>
          </table:table-cell>
          <table:table-cell table:number-columns-repeated="2"/>
        </table:table-row>
        <table:table-row table:style-name="ro1">
          <table:table-cell office:value-type="float" office:value="0.255256444215775" calcext:value-type="float">
            <text:p>0.255256444215775</text:p>
          </table:table-cell>
          <table:table-cell table:number-columns-repeated="2"/>
        </table:table-row>
        <table:table-row table:style-name="ro1">
          <table:table-cell office:value-type="float" office:value="0.36883133649826" calcext:value-type="float">
            <text:p>0.36883133649826</text:p>
          </table:table-cell>
          <table:table-cell table:number-columns-repeated="2"/>
        </table:table-row>
        <table:table-row table:style-name="ro1">
          <table:table-cell office:value-type="float" office:value="0.255450338125229" calcext:value-type="float">
            <text:p>0.255450338125229</text:p>
          </table:table-cell>
          <table:table-cell table:number-columns-repeated="2"/>
        </table:table-row>
        <table:table-row table:style-name="ro1">
          <table:table-cell office:value-type="float" office:value="0.366786986589432" calcext:value-type="float">
            <text:p>0.366786986589432</text:p>
          </table:table-cell>
          <table:table-cell table:number-columns-repeated="2"/>
        </table:table-row>
        <table:table-row table:style-name="ro1">
          <table:table-cell office:value-type="float" office:value="0.255315452814102" calcext:value-type="float">
            <text:p>0.255315452814102</text:p>
          </table:table-cell>
          <table:table-cell table:number-columns-repeated="2"/>
        </table:table-row>
        <table:table-row table:style-name="ro1">
          <table:table-cell office:value-type="float" office:value="0.366094172000885" calcext:value-type="float">
            <text:p>0.366094172000885</text:p>
          </table:table-cell>
          <table:table-cell table:number-columns-repeated="2"/>
        </table:table-row>
        <table:table-row table:style-name="ro1">
          <table:table-cell office:value-type="float" office:value="0.255515813827515" calcext:value-type="float">
            <text:p>0.255515813827515</text:p>
          </table:table-cell>
          <table:table-cell table:number-columns-repeated="2"/>
        </table:table-row>
        <table:table-row table:style-name="ro1">
          <table:table-cell office:value-type="float" office:value="0.33183878660202" calcext:value-type="float">
            <text:p>0.33183878660202</text:p>
          </table:table-cell>
          <table:table-cell table:number-columns-repeated="2"/>
        </table:table-row>
        <table:table-row table:style-name="ro1">
          <table:table-cell office:value-type="float" office:value="0.313171476125717" calcext:value-type="float">
            <text:p>0.313171476125717</text:p>
          </table:table-cell>
          <table:table-cell table:number-columns-repeated="2"/>
        </table:table-row>
        <table:table-row table:style-name="ro1">
          <table:table-cell office:value-type="float" office:value="0.313829869031906" calcext:value-type="float">
            <text:p>0.313829869031906</text:p>
          </table:table-cell>
          <table:table-cell table:number-columns-repeated="2"/>
        </table:table-row>
        <table:table-row table:style-name="ro1">
          <table:table-cell office:value-type="float" office:value="0.313444793224335" calcext:value-type="float">
            <text:p>0.313444793224335</text:p>
          </table:table-cell>
          <table:table-cell table:number-columns-repeated="2"/>
        </table:table-row>
        <table:table-row table:style-name="ro1">
          <table:table-cell office:value-type="float" office:value="0.308960199356079" calcext:value-type="float">
            <text:p>0.308960199356079</text:p>
          </table:table-cell>
          <table:table-cell table:number-columns-repeated="2"/>
        </table:table-row>
        <table:table-row table:style-name="ro1">
          <table:table-cell office:value-type="float" office:value="0.319339394569397" calcext:value-type="float">
            <text:p>0.319339394569397</text:p>
          </table:table-cell>
          <table:table-cell table:number-columns-repeated="2"/>
        </table:table-row>
        <table:table-row table:style-name="ro1">
          <table:table-cell office:value-type="float" office:value="0.329533517360687" calcext:value-type="float">
            <text:p>0.329533517360687</text:p>
          </table:table-cell>
          <table:table-cell table:number-columns-repeated="2"/>
        </table:table-row>
        <table:table-row table:style-name="ro1">
          <table:table-cell office:value-type="float" office:value="0.329759508371353" calcext:value-type="float">
            <text:p>0.329759508371353</text:p>
          </table:table-cell>
          <table:table-cell table:number-columns-repeated="2"/>
        </table:table-row>
        <table:table-row table:style-name="ro1">
          <table:table-cell office:value-type="float" office:value="0.329705059528351" calcext:value-type="float">
            <text:p>0.329705059528351</text:p>
          </table:table-cell>
          <table:table-cell table:number-columns-repeated="2"/>
        </table:table-row>
        <table:table-row table:style-name="ro1">
          <table:table-cell office:value-type="float" office:value="0.329311102628708" calcext:value-type="float">
            <text:p>0.329311102628708</text:p>
          </table:table-cell>
          <table:table-cell table:number-columns-repeated="2"/>
        </table:table-row>
        <table:table-row table:style-name="ro1">
          <table:table-cell office:value-type="float" office:value="0.330856293439865" calcext:value-type="float">
            <text:p>0.330856293439865</text:p>
          </table:table-cell>
          <table:table-cell table:number-columns-repeated="2"/>
        </table:table-row>
        <table:table-row table:style-name="ro1">
          <table:table-cell office:value-type="float" office:value="0.332026958465576" calcext:value-type="float">
            <text:p>0.332026958465576</text:p>
          </table:table-cell>
          <table:table-cell table:number-columns-repeated="2"/>
        </table:table-row>
        <table:table-row table:style-name="ro1">
          <table:table-cell office:value-type="float" office:value="0.328506797552109" calcext:value-type="float">
            <text:p>0.328506797552109</text:p>
          </table:table-cell>
          <table:table-cell table:number-columns-repeated="2"/>
        </table:table-row>
        <table:table-row table:style-name="ro1">
          <table:table-cell office:value-type="float" office:value="0.315930426120758" calcext:value-type="float">
            <text:p>0.315930426120758</text:p>
          </table:table-cell>
          <table:table-cell table:number-columns-repeated="2"/>
        </table:table-row>
        <table:table-row table:style-name="ro1">
          <table:table-cell office:value-type="float" office:value="0.31692311167717" calcext:value-type="float">
            <text:p>0.31692311167717</text:p>
          </table:table-cell>
          <table:table-cell table:number-columns-repeated="2"/>
        </table:table-row>
        <table:table-row table:style-name="ro1">
          <table:table-cell office:value-type="float" office:value="0.316821604967117" calcext:value-type="float">
            <text:p>0.316821604967117</text:p>
          </table:table-cell>
          <table:table-cell table:number-columns-repeated="2"/>
        </table:table-row>
        <table:table-row table:style-name="ro1">
          <table:table-cell office:value-type="float" office:value="0.312847554683685" calcext:value-type="float">
            <text:p>0.312847554683685</text:p>
          </table:table-cell>
          <table:table-cell table:number-columns-repeated="2"/>
        </table:table-row>
        <table:table-row table:style-name="ro1">
          <table:table-cell office:value-type="float" office:value="0.30465304851532" calcext:value-type="float">
            <text:p>0.30465304851532</text:p>
          </table:table-cell>
          <table:table-cell table:number-columns-repeated="2"/>
        </table:table-row>
        <table:table-row table:style-name="ro1">
          <table:table-cell office:value-type="float" office:value="0.306828290224075" calcext:value-type="float">
            <text:p>0.306828290224075</text:p>
          </table:table-cell>
          <table:table-cell table:number-columns-repeated="2"/>
        </table:table-row>
        <table:table-row table:style-name="ro1">
          <table:table-cell office:value-type="float" office:value="0.307013213634491" calcext:value-type="float">
            <text:p>0.307013213634491</text:p>
          </table:table-cell>
          <table:table-cell table:number-columns-repeated="2"/>
        </table:table-row>
        <table:table-row table:style-name="ro1">
          <table:table-cell office:value-type="float" office:value="0.306294351816177" calcext:value-type="float">
            <text:p>0.306294351816177</text:p>
          </table:table-cell>
          <table:table-cell table:number-columns-repeated="2"/>
        </table:table-row>
        <table:table-row table:style-name="ro1">
          <table:table-cell office:value-type="float" office:value="0.31520140171051" calcext:value-type="float">
            <text:p>0.31520140171051</text:p>
          </table:table-cell>
          <table:table-cell table:number-columns-repeated="2"/>
        </table:table-row>
        <table:table-row table:style-name="ro1">
          <table:table-cell office:value-type="float" office:value="0.328511595726013" calcext:value-type="float">
            <text:p>0.328511595726013</text:p>
          </table:table-cell>
          <table:table-cell table:number-columns-repeated="2"/>
        </table:table-row>
        <table:table-row table:style-name="ro1">
          <table:table-cell office:value-type="float" office:value="0.328656673431396" calcext:value-type="float">
            <text:p>0.328656673431396</text:p>
          </table:table-cell>
          <table:table-cell table:number-columns-repeated="2"/>
        </table:table-row>
        <table:table-row table:style-name="ro1">
          <table:table-cell office:value-type="float" office:value="0.327951520681381" calcext:value-type="float">
            <text:p>0.327951520681381</text:p>
          </table:table-cell>
          <table:table-cell table:number-columns-repeated="2"/>
        </table:table-row>
        <table:table-row table:style-name="ro1">
          <table:table-cell office:value-type="float" office:value="0.328516513109207" calcext:value-type="float">
            <text:p>0.328516513109207</text:p>
          </table:table-cell>
          <table:table-cell table:number-columns-repeated="2"/>
        </table:table-row>
        <table:table-row table:style-name="ro1">
          <table:table-cell office:value-type="float" office:value="0.328146517276764" calcext:value-type="float">
            <text:p>0.328146517276764</text:p>
          </table:table-cell>
          <table:table-cell table:number-columns-repeated="2"/>
        </table:table-row>
        <table:table-row table:style-name="ro1">
          <table:table-cell office:value-type="float" office:value="0.32790070772171" calcext:value-type="float">
            <text:p>0.32790070772171</text:p>
          </table:table-cell>
          <table:table-cell table:number-columns-repeated="2"/>
        </table:table-row>
        <table:table-row table:style-name="ro1">
          <table:table-cell office:value-type="float" office:value="0.304933756589889" calcext:value-type="float">
            <text:p>0.304933756589889</text:p>
          </table:table-cell>
          <table:table-cell table:number-columns-repeated="2"/>
        </table:table-row>
        <table:table-row table:style-name="ro1">
          <table:table-cell office:value-type="float" office:value="0.308704763650894" calcext:value-type="float">
            <text:p>0.308704763650894</text:p>
          </table:table-cell>
          <table:table-cell table:number-columns-repeated="2"/>
        </table:table-row>
        <table:table-row table:style-name="ro1">
          <table:table-cell office:value-type="float" office:value="0.3088159263134" calcext:value-type="float">
            <text:p>0.3088159263134</text:p>
          </table:table-cell>
          <table:table-cell table:number-columns-repeated="2"/>
        </table:table-row>
        <table:table-row table:style-name="ro1">
          <table:table-cell office:value-type="float" office:value="0.30871370434761" calcext:value-type="float">
            <text:p>0.30871370434761</text:p>
          </table:table-cell>
          <table:table-cell table:number-columns-repeated="2"/>
        </table:table-row>
        <table:table-row table:style-name="ro1">
          <table:table-cell office:value-type="float" office:value="0.308770209550858" calcext:value-type="float">
            <text:p>0.308770209550858</text:p>
          </table:table-cell>
          <table:table-cell table:number-columns-repeated="2"/>
        </table:table-row>
        <table:table-row table:style-name="ro1">
          <table:table-cell office:value-type="float" office:value="0.254013121128082" calcext:value-type="float">
            <text:p>0.254013121128082</text:p>
          </table:table-cell>
          <table:table-cell table:number-columns-repeated="2"/>
        </table:table-row>
        <table:table-row table:style-name="ro1">
          <table:table-cell office:value-type="float" office:value="0.257118821144104" calcext:value-type="float">
            <text:p>0.257118821144104</text:p>
          </table:table-cell>
          <table:table-cell table:number-columns-repeated="2"/>
        </table:table-row>
        <table:table-row table:style-name="ro1">
          <table:table-cell office:value-type="float" office:value="0.256495147943497" calcext:value-type="float">
            <text:p>0.256495147943497</text:p>
          </table:table-cell>
          <table:table-cell table:number-columns-repeated="2"/>
        </table:table-row>
        <table:table-row table:style-name="ro1">
          <table:table-cell office:value-type="float" office:value="0.252712368965149" calcext:value-type="float">
            <text:p>0.252712368965149</text:p>
          </table:table-cell>
          <table:table-cell table:number-columns-repeated="2"/>
        </table:table-row>
        <table:table-row table:style-name="ro1">
          <table:table-cell office:value-type="float" office:value="0.251940697431564" calcext:value-type="float">
            <text:p>0.251940697431564</text:p>
          </table:table-cell>
          <table:table-cell table:number-columns-repeated="2"/>
        </table:table-row>
        <table:table-row table:style-name="ro1">
          <table:table-cell office:value-type="float" office:value="0.251141041517258" calcext:value-type="float">
            <text:p>0.251141041517258</text:p>
          </table:table-cell>
          <table:table-cell table:number-columns-repeated="2"/>
        </table:table-row>
        <table:table-row table:style-name="ro1">
          <table:table-cell office:value-type="float" office:value="0.253398984670639" calcext:value-type="float">
            <text:p>0.253398984670639</text:p>
          </table:table-cell>
          <table:table-cell table:number-columns-repeated="2"/>
        </table:table-row>
        <table:table-row table:style-name="ro1">
          <table:table-cell office:value-type="float" office:value="0.253153830766678" calcext:value-type="float">
            <text:p>0.253153830766678</text:p>
          </table:table-cell>
          <table:table-cell table:number-columns-repeated="2"/>
        </table:table-row>
        <table:table-row table:style-name="ro1">
          <table:table-cell office:value-type="float" office:value="0.252679198980331" calcext:value-type="float">
            <text:p>0.252679198980331</text:p>
          </table:table-cell>
          <table:table-cell table:number-columns-repeated="2"/>
        </table:table-row>
        <table:table-row table:style-name="ro1">
          <table:table-cell office:value-type="float" office:value="0.261192440986633" calcext:value-type="float">
            <text:p>0.261192440986633</text:p>
          </table:table-cell>
          <table:table-cell table:number-columns-repeated="2"/>
        </table:table-row>
        <table:table-row table:style-name="ro1">
          <table:table-cell office:value-type="float" office:value="0.26155549287796" calcext:value-type="float">
            <text:p>0.26155549287796</text:p>
          </table:table-cell>
          <table:table-cell table:number-columns-repeated="2"/>
        </table:table-row>
        <table:table-row table:style-name="ro1">
          <table:table-cell office:value-type="float" office:value="0.261579364538193" calcext:value-type="float">
            <text:p>0.261579364538193</text:p>
          </table:table-cell>
          <table:table-cell table:number-columns-repeated="2"/>
        </table:table-row>
        <table:table-row table:style-name="ro1">
          <table:table-cell office:value-type="float" office:value="0.261666387319565" calcext:value-type="float">
            <text:p>0.261666387319565</text:p>
          </table:table-cell>
          <table:table-cell table:number-columns-repeated="2"/>
        </table:table-row>
        <table:table-row table:style-name="ro1">
          <table:table-cell office:value-type="float" office:value="0.26291024684906" calcext:value-type="float">
            <text:p>0.26291024684906</text:p>
          </table:table-cell>
          <table:table-cell table:number-columns-repeated="2"/>
        </table:table-row>
        <table:table-row table:style-name="ro1">
          <table:table-cell office:value-type="float" office:value="0.263413846492767" calcext:value-type="float">
            <text:p>0.263413846492767</text:p>
          </table:table-cell>
          <table:table-cell table:number-columns-repeated="2"/>
        </table:table-row>
        <table:table-row table:style-name="ro1">
          <table:table-cell office:value-type="float" office:value="0.262836456298828" calcext:value-type="float">
            <text:p>0.262836456298828</text:p>
          </table:table-cell>
          <table:table-cell table:number-columns-repeated="2"/>
        </table:table-row>
        <table:table-row table:style-name="ro1">
          <table:table-cell office:value-type="float" office:value="0.263117998838425" calcext:value-type="float">
            <text:p>0.263117998838425</text:p>
          </table:table-cell>
          <table:table-cell table:number-columns-repeated="2"/>
        </table:table-row>
        <table:table-row table:style-name="ro1">
          <table:table-cell office:value-type="float" office:value="0.259685814380646" calcext:value-type="float">
            <text:p>0.259685814380646</text:p>
          </table:table-cell>
          <table:table-cell table:number-columns-repeated="2"/>
        </table:table-row>
        <table:table-row table:style-name="ro1">
          <table:table-cell office:value-type="float" office:value="0.258751749992371" calcext:value-type="float">
            <text:p>0.258751749992371</text:p>
          </table:table-cell>
          <table:table-cell table:number-columns-repeated="2"/>
        </table:table-row>
        <table:table-row table:style-name="ro1">
          <table:table-cell office:value-type="float" office:value="0.278161138296127" calcext:value-type="float">
            <text:p>0.278161138296127</text:p>
          </table:table-cell>
          <table:table-cell table:number-columns-repeated="2"/>
        </table:table-row>
        <table:table-row table:style-name="ro1">
          <table:table-cell office:value-type="float" office:value="0.293971538543701" calcext:value-type="float">
            <text:p>0.293971538543701</text:p>
          </table:table-cell>
          <table:table-cell table:number-columns-repeated="2"/>
        </table:table-row>
        <table:table-row table:style-name="ro1">
          <table:table-cell office:value-type="float" office:value="0.293886721134186" calcext:value-type="float">
            <text:p>0.293886721134186</text:p>
          </table:table-cell>
          <table:table-cell table:number-columns-repeated="2"/>
        </table:table-row>
        <table:table-row table:style-name="ro1">
          <table:table-cell office:value-type="float" office:value="0.277641266584396" calcext:value-type="float">
            <text:p>0.277641266584396</text:p>
          </table:table-cell>
          <table:table-cell table:number-columns-repeated="2"/>
        </table:table-row>
        <table:table-row table:style-name="ro1">
          <table:table-cell office:value-type="float" office:value="0.280759692192078" calcext:value-type="float">
            <text:p>0.280759692192078</text:p>
          </table:table-cell>
          <table:table-cell table:number-columns-repeated="2"/>
        </table:table-row>
        <table:table-row table:style-name="ro1">
          <table:table-cell office:value-type="float" office:value="0.28147366642952" calcext:value-type="float">
            <text:p>0.28147366642952</text:p>
          </table:table-cell>
          <table:table-cell table:number-columns-repeated="2"/>
        </table:table-row>
        <table:table-row table:style-name="ro1">
          <table:table-cell office:value-type="float" office:value="0.28308767080307" calcext:value-type="float">
            <text:p>0.28308767080307</text:p>
          </table:table-cell>
          <table:table-cell table:number-columns-repeated="2"/>
        </table:table-row>
        <table:table-row table:style-name="ro1">
          <table:table-cell office:value-type="float" office:value="0.283732920885086" calcext:value-type="float">
            <text:p>0.283732920885086</text:p>
          </table:table-cell>
          <table:table-cell table:number-columns-repeated="2"/>
        </table:table-row>
        <table:table-row table:style-name="ro1">
          <table:table-cell office:value-type="float" office:value="0.284509986639023" calcext:value-type="float">
            <text:p>0.284509986639023</text:p>
          </table:table-cell>
          <table:table-cell table:number-columns-repeated="2"/>
        </table:table-row>
        <table:table-row table:style-name="ro1">
          <table:table-cell office:value-type="float" office:value="0.284558653831482" calcext:value-type="float">
            <text:p>0.284558653831482</text:p>
          </table:table-cell>
          <table:table-cell table:number-columns-repeated="2"/>
        </table:table-row>
        <table:table-row table:style-name="ro1">
          <table:table-cell office:value-type="float" office:value="0.283172398805618" calcext:value-type="float">
            <text:p>0.283172398805618</text:p>
          </table:table-cell>
          <table:table-cell table:number-columns-repeated="2"/>
        </table:table-row>
        <table:table-row table:style-name="ro1">
          <table:table-cell office:value-type="float" office:value="0.282132238149643" calcext:value-type="float">
            <text:p>0.282132238149643</text:p>
          </table:table-cell>
          <table:table-cell table:number-columns-repeated="2"/>
        </table:table-row>
        <table:table-row table:style-name="ro1">
          <table:table-cell office:value-type="float" office:value="0.281391829252243" calcext:value-type="float">
            <text:p>0.281391829252243</text:p>
          </table:table-cell>
          <table:table-cell table:number-columns-repeated="2"/>
        </table:table-row>
        <table:table-row table:style-name="ro1">
          <table:table-cell office:value-type="float" office:value="0.281458675861359" calcext:value-type="float">
            <text:p>0.281458675861359</text:p>
          </table:table-cell>
          <table:table-cell table:number-columns-repeated="2"/>
        </table:table-row>
        <table:table-row table:style-name="ro1">
          <table:table-cell office:value-type="float" office:value="0.281630247831345" calcext:value-type="float">
            <text:p>0.281630247831345</text:p>
          </table:table-cell>
          <table:table-cell table:number-columns-repeated="2"/>
        </table:table-row>
        <table:table-row table:style-name="ro1">
          <table:table-cell office:value-type="float" office:value="0.29766184091568" calcext:value-type="float">
            <text:p>0.29766184091568</text:p>
          </table:table-cell>
          <table:table-cell table:number-columns-repeated="2"/>
        </table:table-row>
        <table:table-row table:style-name="ro1">
          <table:table-cell office:value-type="float" office:value="0.296378076076508" calcext:value-type="float">
            <text:p>0.296378076076508</text:p>
          </table:table-cell>
          <table:table-cell table:number-columns-repeated="2"/>
        </table:table-row>
        <table:table-row table:style-name="ro1">
          <table:table-cell office:value-type="float" office:value="0.296184927225113" calcext:value-type="float">
            <text:p>0.296184927225113</text:p>
          </table:table-cell>
          <table:table-cell table:number-columns-repeated="2"/>
        </table:table-row>
        <table:table-row table:style-name="ro1">
          <table:table-cell office:value-type="float" office:value="0.295870631933212" calcext:value-type="float">
            <text:p>0.295870631933212</text:p>
          </table:table-cell>
          <table:table-cell table:number-columns-repeated="2"/>
        </table:table-row>
        <table:table-row table:style-name="ro1">
          <table:table-cell office:value-type="float" office:value="0.295878410339356" calcext:value-type="float">
            <text:p>0.295878410339356</text:p>
          </table:table-cell>
          <table:table-cell table:number-columns-repeated="2"/>
        </table:table-row>
        <table:table-row table:style-name="ro1">
          <table:table-cell office:value-type="float" office:value="0.29493311047554" calcext:value-type="float">
            <text:p>0.29493311047554</text:p>
          </table:table-cell>
          <table:table-cell table:number-columns-repeated="2"/>
        </table:table-row>
        <table:table-row table:style-name="ro1">
          <table:table-cell office:value-type="float" office:value="0.294916540384293" calcext:value-type="float">
            <text:p>0.294916540384293</text:p>
          </table:table-cell>
          <table:table-cell table:number-columns-repeated="2"/>
        </table:table-row>
        <table:table-row table:style-name="ro1">
          <table:table-cell office:value-type="float" office:value="0.295173615217209" calcext:value-type="float">
            <text:p>0.295173615217209</text:p>
          </table:table-cell>
          <table:table-cell table:number-columns-repeated="2"/>
        </table:table-row>
        <table:table-row table:style-name="ro1">
          <table:table-cell office:value-type="float" office:value="0.295494973659515" calcext:value-type="float">
            <text:p>0.295494973659515</text:p>
          </table:table-cell>
          <table:table-cell table:number-columns-repeated="2"/>
        </table:table-row>
        <table:table-row table:style-name="ro1">
          <table:table-cell office:value-type="float" office:value="0.294312983751297" calcext:value-type="float">
            <text:p>0.294312983751297</text:p>
          </table:table-cell>
          <table:table-cell table:number-columns-repeated="2"/>
        </table:table-row>
        <table:table-row table:style-name="ro1">
          <table:table-cell office:value-type="float" office:value="0.29672172665596" calcext:value-type="float">
            <text:p>0.29672172665596</text:p>
          </table:table-cell>
          <table:table-cell table:number-columns-repeated="2"/>
        </table:table-row>
        <table:table-row table:style-name="ro1">
          <table:table-cell office:value-type="float" office:value="0.295542776584625" calcext:value-type="float">
            <text:p>0.295542776584625</text:p>
          </table:table-cell>
          <table:table-cell table:number-columns-repeated="2"/>
        </table:table-row>
        <table:table-row table:style-name="ro1">
          <table:table-cell office:value-type="float" office:value="0.293271720409393" calcext:value-type="float">
            <text:p>0.293271720409393</text:p>
          </table:table-cell>
          <table:table-cell table:number-columns-repeated="2"/>
        </table:table-row>
        <table:table-row table:style-name="ro1">
          <table:table-cell office:value-type="float" office:value="0.291984140872955" calcext:value-type="float">
            <text:p>0.291984140872955</text:p>
          </table:table-cell>
          <table:table-cell table:number-columns-repeated="2"/>
        </table:table-row>
        <table:table-row table:style-name="ro1">
          <table:table-cell office:value-type="float" office:value="0.292251735925674" calcext:value-type="float">
            <text:p>0.292251735925674</text:p>
          </table:table-cell>
          <table:table-cell table:number-columns-repeated="2"/>
        </table:table-row>
        <table:table-row table:style-name="ro1">
          <table:table-cell office:value-type="float" office:value="0.295568913221359" calcext:value-type="float">
            <text:p>0.295568913221359</text:p>
          </table:table-cell>
          <table:table-cell table:number-columns-repeated="2"/>
        </table:table-row>
        <table:table-row table:style-name="ro1">
          <table:table-cell office:value-type="float" office:value="0.295594692230225" calcext:value-type="float">
            <text:p>0.295594692230225</text:p>
          </table:table-cell>
          <table:table-cell table:number-columns-repeated="2"/>
        </table:table-row>
        <table:table-row table:style-name="ro1">
          <table:table-cell office:value-type="float" office:value="0.255752980709076" calcext:value-type="float">
            <text:p>0.255752980709076</text:p>
          </table:table-cell>
          <table:table-cell table:number-columns-repeated="2"/>
        </table:table-row>
        <table:table-row table:style-name="ro1">
          <table:table-cell office:value-type="float" office:value="0.256983399391174" calcext:value-type="float">
            <text:p>0.256983399391174</text:p>
          </table:table-cell>
          <table:table-cell table:number-columns-repeated="2"/>
        </table:table-row>
        <table:table-row table:style-name="ro1">
          <table:table-cell office:value-type="float" office:value="0.258126646280289" calcext:value-type="float">
            <text:p>0.258126646280289</text:p>
          </table:table-cell>
          <table:table-cell table:number-columns-repeated="2"/>
        </table:table-row>
        <table:table-row table:style-name="ro1">
          <table:table-cell office:value-type="float" office:value="0.257524400949478" calcext:value-type="float">
            <text:p>0.257524400949478</text:p>
          </table:table-cell>
          <table:table-cell table:number-columns-repeated="2"/>
        </table:table-row>
        <table:table-row table:style-name="ro1">
          <table:table-cell office:value-type="float" office:value="0.253557592630386" calcext:value-type="float">
            <text:p>0.253557592630386</text:p>
          </table:table-cell>
          <table:table-cell table:number-columns-repeated="2"/>
        </table:table-row>
        <table:table-row table:style-name="ro1">
          <table:table-cell office:value-type="float" office:value="0.250270247459412" calcext:value-type="float">
            <text:p>0.250270247459412</text:p>
          </table:table-cell>
          <table:table-cell table:number-columns-repeated="2"/>
        </table:table-row>
        <table:table-row table:style-name="ro1">
          <table:table-cell office:value-type="float" office:value="0.252573162317276" calcext:value-type="float">
            <text:p>0.252573162317276</text:p>
          </table:table-cell>
          <table:table-cell table:number-columns-repeated="2"/>
        </table:table-row>
        <table:table-row table:style-name="ro1">
          <table:table-cell office:value-type="float" office:value="0.250779420137405" calcext:value-type="float">
            <text:p>0.250779420137405</text:p>
          </table:table-cell>
          <table:table-cell table:number-columns-repeated="2"/>
        </table:table-row>
        <table:table-row table:style-name="ro1">
          <table:table-cell office:value-type="float" office:value="0.250988066196442" calcext:value-type="float">
            <text:p>0.250988066196442</text:p>
          </table:table-cell>
          <table:table-cell table:number-columns-repeated="2"/>
        </table:table-row>
        <table:table-row table:style-name="ro1">
          <table:table-cell office:value-type="float" office:value="0.252243429422379" calcext:value-type="float">
            <text:p>0.252243429422379</text:p>
          </table:table-cell>
          <table:table-cell table:number-columns-repeated="2"/>
        </table:table-row>
        <table:table-row table:style-name="ro1">
          <table:table-cell office:value-type="float" office:value="0.253050565719604" calcext:value-type="float">
            <text:p>0.253050565719604</text:p>
          </table:table-cell>
          <table:table-cell table:number-columns-repeated="2"/>
        </table:table-row>
        <table:table-row table:style-name="ro1">
          <table:table-cell office:value-type="float" office:value="0.252086520195007" calcext:value-type="float">
            <text:p>0.252086520195007</text:p>
          </table:table-cell>
          <table:table-cell table:number-columns-repeated="2"/>
        </table:table-row>
        <table:table-row table:style-name="ro1">
          <table:table-cell office:value-type="float" office:value="0.251962959766388" calcext:value-type="float">
            <text:p>0.251962959766388</text:p>
          </table:table-cell>
          <table:table-cell table:number-columns-repeated="2"/>
        </table:table-row>
        <table:table-row table:style-name="ro1">
          <table:table-cell office:value-type="float" office:value="0.250219106674194" calcext:value-type="float">
            <text:p>0.250219106674194</text:p>
          </table:table-cell>
          <table:table-cell table:number-columns-repeated="2"/>
        </table:table-row>
        <table:table-row table:style-name="ro1">
          <table:table-cell office:value-type="float" office:value="0.25082141160965" calcext:value-type="float">
            <text:p>0.25082141160965</text:p>
          </table:table-cell>
          <table:table-cell table:number-columns-repeated="2"/>
        </table:table-row>
        <table:table-row table:style-name="ro1">
          <table:table-cell office:value-type="float" office:value="0.250692754983902" calcext:value-type="float">
            <text:p>0.250692754983902</text:p>
          </table:table-cell>
          <table:table-cell table:number-columns-repeated="2"/>
        </table:table-row>
        <table:table-row table:style-name="ro1">
          <table:table-cell office:value-type="float" office:value="0.251839101314545" calcext:value-type="float">
            <text:p>0.251839101314545</text:p>
          </table:table-cell>
          <table:table-cell table:number-columns-repeated="2"/>
        </table:table-row>
        <table:table-row table:style-name="ro1">
          <table:table-cell office:value-type="float" office:value="0.252162635326385" calcext:value-type="float">
            <text:p>0.252162635326385</text:p>
          </table:table-cell>
          <table:table-cell table:number-columns-repeated="2"/>
        </table:table-row>
        <table:table-row table:style-name="ro1">
          <table:table-cell office:value-type="float" office:value="0.253288388252258" calcext:value-type="float">
            <text:p>0.253288388252258</text:p>
          </table:table-cell>
          <table:table-cell table:number-columns-repeated="2"/>
        </table:table-row>
        <table:table-row table:style-name="ro1">
          <table:table-cell office:value-type="float" office:value="0.252358615398407" calcext:value-type="float">
            <text:p>0.252358615398407</text:p>
          </table:table-cell>
          <table:table-cell table:number-columns-repeated="2"/>
        </table:table-row>
        <table:table-row table:style-name="ro1">
          <table:table-cell office:value-type="float" office:value="0.252611428499222" calcext:value-type="float">
            <text:p>0.252611428499222</text:p>
          </table:table-cell>
          <table:table-cell table:number-columns-repeated="2"/>
        </table:table-row>
        <table:table-row table:style-name="ro1">
          <table:table-cell office:value-type="float" office:value="0.250523328781128" calcext:value-type="float">
            <text:p>0.250523328781128</text:p>
          </table:table-cell>
          <table:table-cell table:number-columns-repeated="2"/>
        </table:table-row>
        <table:table-row table:style-name="ro1">
          <table:table-cell office:value-type="float" office:value="0.250717222690582" calcext:value-type="float">
            <text:p>0.250717222690582</text:p>
          </table:table-cell>
          <table:table-cell table:number-columns-repeated="2"/>
        </table:table-row>
        <table:table-row table:style-name="ro1">
          <table:table-cell office:value-type="float" office:value="0.251257598400116" calcext:value-type="float">
            <text:p>0.251257598400116</text:p>
          </table:table-cell>
          <table:table-cell table:number-columns-repeated="2"/>
        </table:table-row>
        <table:table-row table:style-name="ro1">
          <table:table-cell office:value-type="float" office:value="0.25168451666832" calcext:value-type="float">
            <text:p>0.25168451666832</text:p>
          </table:table-cell>
          <table:table-cell table:number-columns-repeated="2"/>
        </table:table-row>
        <table:table-row table:style-name="ro1">
          <table:table-cell office:value-type="float" office:value="0.251219511032104" calcext:value-type="float">
            <text:p>0.251219511032104</text:p>
          </table:table-cell>
          <table:table-cell table:number-columns-repeated="2"/>
        </table:table-row>
        <table:table-row table:style-name="ro1">
          <table:table-cell office:value-type="float" office:value="0.268564850091934" calcext:value-type="float">
            <text:p>0.268564850091934</text:p>
          </table:table-cell>
          <table:table-cell table:number-columns-repeated="2"/>
        </table:table-row>
        <table:table-row table:style-name="ro1">
          <table:table-cell office:value-type="float" office:value="0.284941613674164" calcext:value-type="float">
            <text:p>0.284941613674164</text:p>
          </table:table-cell>
          <table:table-cell table:number-columns-repeated="2"/>
        </table:table-row>
        <table:table-row table:style-name="ro1">
          <table:table-cell office:value-type="float" office:value="0.28331384062767" calcext:value-type="float">
            <text:p>0.28331384062767</text:p>
          </table:table-cell>
          <table:table-cell table:number-columns-repeated="2"/>
        </table:table-row>
        <table:table-row table:style-name="ro1">
          <table:table-cell office:value-type="float" office:value="0.283962905406952" calcext:value-type="float">
            <text:p>0.283962905406952</text:p>
          </table:table-cell>
          <table:table-cell table:number-columns-repeated="2"/>
        </table:table-row>
        <table:table-row table:style-name="ro1">
          <table:table-cell office:value-type="float" office:value="0.283441990613937" calcext:value-type="float">
            <text:p>0.283441990613937</text:p>
          </table:table-cell>
          <table:table-cell table:number-columns-repeated="2"/>
        </table:table-row>
        <table:table-row table:style-name="ro1">
          <table:table-cell office:value-type="float" office:value="0.282519936561584" calcext:value-type="float">
            <text:p>0.282519936561584</text:p>
          </table:table-cell>
          <table:table-cell table:number-columns-repeated="2"/>
        </table:table-row>
        <table:table-row table:style-name="ro1">
          <table:table-cell office:value-type="float" office:value="0.281860589981079" calcext:value-type="float">
            <text:p>0.281860589981079</text:p>
          </table:table-cell>
          <table:table-cell table:number-columns-repeated="2"/>
        </table:table-row>
        <table:table-row table:style-name="ro1">
          <table:table-cell office:value-type="float" office:value="0.281775027513504" calcext:value-type="float">
            <text:p>0.281775027513504</text:p>
          </table:table-cell>
          <table:table-cell table:number-columns-repeated="2"/>
        </table:table-row>
        <table:table-row table:style-name="ro1">
          <table:table-cell office:value-type="float" office:value="0.281949251890182" calcext:value-type="float">
            <text:p>0.281949251890182</text:p>
          </table:table-cell>
          <table:table-cell table:number-columns-repeated="2"/>
        </table:table-row>
        <table:table-row table:style-name="ro1">
          <table:table-cell office:value-type="float" office:value="0.281219303607941" calcext:value-type="float">
            <text:p>0.281219303607941</text:p>
          </table:table-cell>
          <table:table-cell table:number-columns-repeated="2"/>
        </table:table-row>
        <table:table-row table:style-name="ro1">
          <table:table-cell office:value-type="float" office:value="0.282195150852203" calcext:value-type="float">
            <text:p>0.282195150852203</text:p>
          </table:table-cell>
          <table:table-cell table:number-columns-repeated="2"/>
        </table:table-row>
        <table:table-row table:style-name="ro1">
          <table:table-cell office:value-type="float" office:value="0.282521784305573" calcext:value-type="float">
            <text:p>0.282521784305573</text:p>
          </table:table-cell>
          <table:table-cell table:number-columns-repeated="2"/>
        </table:table-row>
        <table:table-row table:style-name="ro1">
          <table:table-cell office:value-type="float" office:value="0.28512305021286" calcext:value-type="float">
            <text:p>0.28512305021286</text:p>
          </table:table-cell>
          <table:table-cell table:number-columns-repeated="2"/>
        </table:table-row>
        <table:table-row table:style-name="ro1">
          <table:table-cell office:value-type="float" office:value="0.28078031539917" calcext:value-type="float">
            <text:p>0.28078031539917</text:p>
          </table:table-cell>
          <table:table-cell table:number-columns-repeated="2"/>
        </table:table-row>
        <table:table-row table:style-name="ro1">
          <table:table-cell office:value-type="float" office:value="0.352718532085419" calcext:value-type="float">
            <text:p>0.352718532085419</text:p>
          </table:table-cell>
          <table:table-cell table:number-columns-repeated="2"/>
        </table:table-row>
        <table:table-row table:style-name="ro1">
          <table:table-cell office:value-type="float" office:value="0.28267103433609" calcext:value-type="float">
            <text:p>0.28267103433609</text:p>
          </table:table-cell>
          <table:table-cell table:number-columns-repeated="2"/>
        </table:table-row>
        <table:table-row table:style-name="ro1">
          <table:table-cell office:value-type="float" office:value="0.282779574394226" calcext:value-type="float">
            <text:p>0.282779574394226</text:p>
          </table:table-cell>
          <table:table-cell table:number-columns-repeated="2"/>
        </table:table-row>
        <table:table-row table:style-name="ro1">
          <table:table-cell office:value-type="float" office:value="0.282946616411209" calcext:value-type="float">
            <text:p>0.282946616411209</text:p>
          </table:table-cell>
          <table:table-cell table:number-columns-repeated="2"/>
        </table:table-row>
        <table:table-row table:style-name="ro1">
          <table:table-cell office:value-type="float" office:value="0.284334480762482" calcext:value-type="float">
            <text:p>0.284334480762482</text:p>
          </table:table-cell>
          <table:table-cell table:number-columns-repeated="2"/>
        </table:table-row>
        <table:table-row table:style-name="ro1">
          <table:table-cell office:value-type="float" office:value="0.285061448812485" calcext:value-type="float">
            <text:p>0.285061448812485</text:p>
          </table:table-cell>
          <table:table-cell table:number-columns-repeated="2"/>
        </table:table-row>
        <table:table-row table:style-name="ro1">
          <table:table-cell office:value-type="float" office:value="0.28500235080719" calcext:value-type="float">
            <text:p>0.28500235080719</text:p>
          </table:table-cell>
          <table:table-cell table:number-columns-repeated="2"/>
        </table:table-row>
        <table:table-row table:style-name="ro1">
          <table:table-cell office:value-type="float" office:value="0.284930765628815" calcext:value-type="float">
            <text:p>0.284930765628815</text:p>
          </table:table-cell>
          <table:table-cell table:number-columns-repeated="2"/>
        </table:table-row>
        <table:table-row table:style-name="ro1">
          <table:table-cell office:value-type="float" office:value="0.263143211603165" calcext:value-type="float">
            <text:p>0.263143211603165</text:p>
          </table:table-cell>
          <table:table-cell table:number-columns-repeated="2"/>
        </table:table-row>
        <table:table-row table:style-name="ro1">
          <table:table-cell office:value-type="float" office:value="0.254542708396912" calcext:value-type="float">
            <text:p>0.254542708396912</text:p>
          </table:table-cell>
          <table:table-cell table:number-columns-repeated="2"/>
        </table:table-row>
        <table:table-row table:style-name="ro1">
          <table:table-cell office:value-type="float" office:value="0.266927063465118" calcext:value-type="float">
            <text:p>0.266927063465118</text:p>
          </table:table-cell>
          <table:table-cell table:number-columns-repeated="2"/>
        </table:table-row>
        <table:table-row table:style-name="ro1">
          <table:table-cell office:value-type="float" office:value="0.270014971494675" calcext:value-type="float">
            <text:p>0.270014971494675</text:p>
          </table:table-cell>
          <table:table-cell table:number-columns-repeated="2"/>
        </table:table-row>
        <table:table-row table:style-name="ro1">
          <table:table-cell office:value-type="float" office:value="0.268691599369049" calcext:value-type="float">
            <text:p>0.268691599369049</text:p>
          </table:table-cell>
          <table:table-cell table:number-columns-repeated="2"/>
        </table:table-row>
        <table:table-row table:style-name="ro1">
          <table:table-cell office:value-type="float" office:value="0.268476754426956" calcext:value-type="float">
            <text:p>0.268476754426956</text:p>
          </table:table-cell>
          <table:table-cell table:number-columns-repeated="2"/>
        </table:table-row>
        <table:table-row table:style-name="ro1">
          <table:table-cell office:value-type="float" office:value="0.268114060163498" calcext:value-type="float">
            <text:p>0.268114060163498</text:p>
          </table:table-cell>
          <table:table-cell table:number-columns-repeated="2"/>
        </table:table-row>
        <table:table-row table:style-name="ro1">
          <table:table-cell office:value-type="float" office:value="0.268512040376663" calcext:value-type="float">
            <text:p>0.268512040376663</text:p>
          </table:table-cell>
          <table:table-cell table:number-columns-repeated="2"/>
        </table:table-row>
        <table:table-row table:style-name="ro1">
          <table:table-cell office:value-type="float" office:value="0.269623041152954" calcext:value-type="float">
            <text:p>0.269623041152954</text:p>
          </table:table-cell>
          <table:table-cell table:number-columns-repeated="2"/>
        </table:table-row>
        <table:table-row table:style-name="ro1">
          <table:table-cell office:value-type="float" office:value="0.27215039730072" calcext:value-type="float">
            <text:p>0.27215039730072</text:p>
          </table:table-cell>
          <table:table-cell table:number-columns-repeated="2"/>
        </table:table-row>
        <table:table-row table:style-name="ro1">
          <table:table-cell office:value-type="float" office:value="0.272712588310242" calcext:value-type="float">
            <text:p>0.272712588310242</text:p>
          </table:table-cell>
          <table:table-cell table:number-columns-repeated="2"/>
        </table:table-row>
        <table:table-row table:style-name="ro1">
          <table:table-cell office:value-type="float" office:value="0.274892687797546" calcext:value-type="float">
            <text:p>0.274892687797546</text:p>
          </table:table-cell>
          <table:table-cell table:number-columns-repeated="2"/>
        </table:table-row>
        <table:table-row table:style-name="ro1">
          <table:table-cell office:value-type="float" office:value="0.276809543371201" calcext:value-type="float">
            <text:p>0.276809543371201</text:p>
          </table:table-cell>
          <table:table-cell table:number-columns-repeated="2"/>
        </table:table-row>
        <table:table-row table:style-name="ro1">
          <table:table-cell office:value-type="float" office:value="0.286526501178741" calcext:value-type="float">
            <text:p>0.286526501178741</text:p>
          </table:table-cell>
          <table:table-cell table:number-columns-repeated="2"/>
        </table:table-row>
        <table:table-row table:style-name="ro1">
          <table:table-cell office:value-type="float" office:value="0.284652650356293" calcext:value-type="float">
            <text:p>0.284652650356293</text:p>
          </table:table-cell>
          <table:table-cell table:number-columns-repeated="2"/>
        </table:table-row>
        <table:table-row table:style-name="ro1">
          <table:table-cell office:value-type="float" office:value="0.28470304608345" calcext:value-type="float">
            <text:p>0.28470304608345</text:p>
          </table:table-cell>
          <table:table-cell table:number-columns-repeated="2"/>
        </table:table-row>
        <table:table-row table:style-name="ro1">
          <table:table-cell office:value-type="float" office:value="0.286113768815994" calcext:value-type="float">
            <text:p>0.286113768815994</text:p>
          </table:table-cell>
          <table:table-cell table:number-columns-repeated="2"/>
        </table:table-row>
        <table:table-row table:style-name="ro1">
          <table:table-cell office:value-type="float" office:value="0.282932668924332" calcext:value-type="float">
            <text:p>0.282932668924332</text:p>
          </table:table-cell>
          <table:table-cell table:number-columns-repeated="2"/>
        </table:table-row>
        <table:table-row table:style-name="ro1">
          <table:table-cell office:value-type="float" office:value="0.28781196475029" calcext:value-type="float">
            <text:p>0.28781196475029</text:p>
          </table:table-cell>
          <table:table-cell table:number-columns-repeated="2"/>
        </table:table-row>
        <table:table-row table:style-name="ro1">
          <table:table-cell office:value-type="float" office:value="0.260261207818985" calcext:value-type="float">
            <text:p>0.260261207818985</text:p>
          </table:table-cell>
          <table:table-cell table:number-columns-repeated="2"/>
        </table:table-row>
        <table:table-row table:style-name="ro1">
          <table:table-cell office:value-type="float" office:value="0.257744193077087" calcext:value-type="float">
            <text:p>0.257744193077087</text:p>
          </table:table-cell>
          <table:table-cell table:number-columns-repeated="2"/>
        </table:table-row>
        <table:table-row table:style-name="ro1">
          <table:table-cell office:value-type="float" office:value="0.256989896297455" calcext:value-type="float">
            <text:p>0.256989896297455</text:p>
          </table:table-cell>
          <table:table-cell table:number-columns-repeated="2"/>
        </table:table-row>
        <table:table-row table:style-name="ro1">
          <table:table-cell office:value-type="float" office:value="0.267917782068253" calcext:value-type="float">
            <text:p>0.267917782068253</text:p>
          </table:table-cell>
          <table:table-cell table:number-columns-repeated="2"/>
        </table:table-row>
        <table:table-row table:style-name="ro1">
          <table:table-cell office:value-type="float" office:value="0.2752286195755" calcext:value-type="float">
            <text:p>0.2752286195755</text:p>
          </table:table-cell>
          <table:table-cell table:number-columns-repeated="2"/>
        </table:table-row>
        <table:table-row table:style-name="ro1">
          <table:table-cell office:value-type="float" office:value="0.267494946718216" calcext:value-type="float">
            <text:p>0.267494946718216</text:p>
          </table:table-cell>
          <table:table-cell table:number-columns-repeated="2"/>
        </table:table-row>
        <table:table-row table:style-name="ro1">
          <table:table-cell office:value-type="float" office:value="0.266288965940475" calcext:value-type="float">
            <text:p>0.266288965940475</text:p>
          </table:table-cell>
          <table:table-cell table:number-columns-repeated="2"/>
        </table:table-row>
        <table:table-row table:style-name="ro1">
          <table:table-cell office:value-type="float" office:value="0.269789814949036" calcext:value-type="float">
            <text:p>0.269789814949036</text:p>
          </table:table-cell>
          <table:table-cell table:number-columns-repeated="2"/>
        </table:table-row>
        <table:table-row table:style-name="ro1">
          <table:table-cell office:value-type="float" office:value="0.270875185728073" calcext:value-type="float">
            <text:p>0.270875185728073</text:p>
          </table:table-cell>
          <table:table-cell table:number-columns-repeated="2"/>
        </table:table-row>
        <table:table-row table:style-name="ro1">
          <table:table-cell office:value-type="float" office:value="0.269726097583771" calcext:value-type="float">
            <text:p>0.269726097583771</text:p>
          </table:table-cell>
          <table:table-cell table:number-columns-repeated="2"/>
        </table:table-row>
        <table:table-row table:style-name="ro1">
          <table:table-cell office:value-type="float" office:value="0.26950615644455" calcext:value-type="float">
            <text:p>0.26950615644455</text:p>
          </table:table-cell>
          <table:table-cell table:number-columns-repeated="2"/>
        </table:table-row>
        <table:table-row table:style-name="ro1">
          <table:table-cell office:value-type="float" office:value="0.267805844545364" calcext:value-type="float">
            <text:p>0.267805844545364</text:p>
          </table:table-cell>
          <table:table-cell table:number-columns-repeated="2"/>
        </table:table-row>
        <table:table-row table:style-name="ro1">
          <table:table-cell office:value-type="float" office:value="0.268707513809204" calcext:value-type="float">
            <text:p>0.268707513809204</text:p>
          </table:table-cell>
          <table:table-cell table:number-columns-repeated="2"/>
        </table:table-row>
        <table:table-row table:style-name="ro1">
          <table:table-cell office:value-type="float" office:value="0.267680704593658" calcext:value-type="float">
            <text:p>0.267680704593658</text:p>
          </table:table-cell>
          <table:table-cell table:number-columns-repeated="2"/>
        </table:table-row>
        <table:table-row table:style-name="ro1">
          <table:table-cell office:value-type="float" office:value="0.26963222026825" calcext:value-type="float">
            <text:p>0.26963222026825</text:p>
          </table:table-cell>
          <table:table-cell table:number-columns-repeated="2"/>
        </table:table-row>
        <table:table-row table:style-name="ro1">
          <table:table-cell office:value-type="float" office:value="0.268982768058777" calcext:value-type="float">
            <text:p>0.268982768058777</text:p>
          </table:table-cell>
          <table:table-cell table:number-columns-repeated="2"/>
        </table:table-row>
        <table:table-row table:style-name="ro1">
          <table:table-cell office:value-type="float" office:value="0.268622726202011" calcext:value-type="float">
            <text:p>0.268622726202011</text:p>
          </table:table-cell>
          <table:table-cell table:number-columns-repeated="2"/>
        </table:table-row>
        <table:table-row table:style-name="ro1">
          <table:table-cell office:value-type="float" office:value="0.267703205347061" calcext:value-type="float">
            <text:p>0.267703205347061</text:p>
          </table:table-cell>
          <table:table-cell table:number-columns-repeated="2"/>
        </table:table-row>
        <table:table-row table:style-name="ro1">
          <table:table-cell office:value-type="float" office:value="0.268086671829224" calcext:value-type="float">
            <text:p>0.268086671829224</text:p>
          </table:table-cell>
          <table:table-cell table:number-columns-repeated="2"/>
        </table:table-row>
        <table:table-row table:style-name="ro1">
          <table:table-cell office:value-type="float" office:value="0.290399551391602" calcext:value-type="float">
            <text:p>0.290399551391602</text:p>
          </table:table-cell>
          <table:table-cell table:number-columns-repeated="2"/>
        </table:table-row>
        <table:table-row table:style-name="ro1">
          <table:table-cell office:value-type="float" office:value="0.291529178619385" calcext:value-type="float">
            <text:p>0.291529178619385</text:p>
          </table:table-cell>
          <table:table-cell table:number-columns-repeated="2"/>
        </table:table-row>
        <table:table-row table:style-name="ro1">
          <table:table-cell office:value-type="float" office:value="0.289185285568237" calcext:value-type="float">
            <text:p>0.289185285568237</text:p>
          </table:table-cell>
          <table:table-cell table:number-columns-repeated="2"/>
        </table:table-row>
        <table:table-row table:style-name="ro1">
          <table:table-cell office:value-type="float" office:value="0.293707370758057" calcext:value-type="float">
            <text:p>0.293707370758057</text:p>
          </table:table-cell>
          <table:table-cell table:number-columns-repeated="2"/>
        </table:table-row>
        <table:table-row table:style-name="ro1">
          <table:table-cell office:value-type="float" office:value="0.285983920097351" calcext:value-type="float">
            <text:p>0.285983920097351</text:p>
          </table:table-cell>
          <table:table-cell table:number-columns-repeated="2"/>
        </table:table-row>
        <table:table-row table:style-name="ro1">
          <table:table-cell office:value-type="float" office:value="0.289276272058487" calcext:value-type="float">
            <text:p>0.289276272058487</text:p>
          </table:table-cell>
          <table:table-cell table:number-columns-repeated="2"/>
        </table:table-row>
        <table:table-row table:style-name="ro1">
          <table:table-cell office:value-type="float" office:value="0.288898110389709" calcext:value-type="float">
            <text:p>0.288898110389709</text:p>
          </table:table-cell>
          <table:table-cell table:number-columns-repeated="2"/>
        </table:table-row>
        <table:table-row table:style-name="ro1">
          <table:table-cell office:value-type="float" office:value="0.286677539348602" calcext:value-type="float">
            <text:p>0.286677539348602</text:p>
          </table:table-cell>
          <table:table-cell table:number-columns-repeated="2"/>
        </table:table-row>
        <table:table-row table:style-name="ro1">
          <table:table-cell office:value-type="float" office:value="0.287720441818237" calcext:value-type="float">
            <text:p>0.287720441818237</text:p>
          </table:table-cell>
          <table:table-cell table:number-columns-repeated="2"/>
        </table:table-row>
        <table:table-row table:style-name="ro1">
          <table:table-cell office:value-type="float" office:value="0.287917137145996" calcext:value-type="float">
            <text:p>0.287917137145996</text:p>
          </table:table-cell>
          <table:table-cell table:number-columns-repeated="2"/>
        </table:table-row>
        <table:table-row table:style-name="ro1">
          <table:table-cell office:value-type="float" office:value="0.287954837083817" calcext:value-type="float">
            <text:p>0.287954837083817</text:p>
          </table:table-cell>
          <table:table-cell table:number-columns-repeated="2"/>
        </table:table-row>
        <table:table-row table:style-name="ro1">
          <table:table-cell office:value-type="float" office:value="0.292055547237396" calcext:value-type="float">
            <text:p>0.292055547237396</text:p>
          </table:table-cell>
          <table:table-cell table:number-columns-repeated="2"/>
        </table:table-row>
        <table:table-row table:style-name="ro1">
          <table:table-cell office:value-type="float" office:value="0.292600035667419" calcext:value-type="float">
            <text:p>0.292600035667419</text:p>
          </table:table-cell>
          <table:table-cell table:number-columns-repeated="2"/>
        </table:table-row>
        <table:table-row table:style-name="ro1">
          <table:table-cell office:value-type="float" office:value="0.2628054022789" calcext:value-type="float">
            <text:p>0.2628054022789</text:p>
          </table:table-cell>
          <table:table-cell table:number-columns-repeated="2"/>
        </table:table-row>
        <table:table-row table:style-name="ro1">
          <table:table-cell office:value-type="float" office:value="0.260965764522552" calcext:value-type="float">
            <text:p>0.260965764522552</text:p>
          </table:table-cell>
          <table:table-cell table:number-columns-repeated="2"/>
        </table:table-row>
        <table:table-row table:style-name="ro1">
          <table:table-cell office:value-type="float" office:value="0.260366886854172" calcext:value-type="float">
            <text:p>0.260366886854172</text:p>
          </table:table-cell>
          <table:table-cell table:number-columns-repeated="2"/>
        </table:table-row>
        <table:table-row table:style-name="ro1">
          <table:table-cell office:value-type="float" office:value="0.271823227405548" calcext:value-type="float">
            <text:p>0.271823227405548</text:p>
          </table:table-cell>
          <table:table-cell table:number-columns-repeated="2"/>
        </table:table-row>
        <table:table-row table:style-name="ro1">
          <table:table-cell office:value-type="float" office:value="0.285084903240204" calcext:value-type="float">
            <text:p>0.285084903240204</text:p>
          </table:table-cell>
          <table:table-cell table:number-columns-repeated="2"/>
        </table:table-row>
        <table:table-row table:style-name="ro1">
          <table:table-cell office:value-type="float" office:value="0.263455748558044" calcext:value-type="float">
            <text:p>0.263455748558044</text:p>
          </table:table-cell>
          <table:table-cell table:number-columns-repeated="2"/>
        </table:table-row>
        <table:table-row table:style-name="ro1">
          <table:table-cell office:value-type="float" office:value="0.255078911781311" calcext:value-type="float">
            <text:p>0.255078911781311</text:p>
          </table:table-cell>
          <table:table-cell table:number-columns-repeated="2"/>
        </table:table-row>
        <table:table-row table:style-name="ro1">
          <table:table-cell office:value-type="float" office:value="0.276173293590546" calcext:value-type="float">
            <text:p>0.276173293590546</text:p>
          </table:table-cell>
          <table:table-cell table:number-columns-repeated="2"/>
        </table:table-row>
        <table:table-row table:style-name="ro1">
          <table:table-cell office:value-type="float" office:value="0.306562185287476" calcext:value-type="float">
            <text:p>0.306562185287476</text:p>
          </table:table-cell>
          <table:table-cell table:number-columns-repeated="2"/>
        </table:table-row>
        <table:table-row table:style-name="ro1">
          <table:table-cell office:value-type="float" office:value="0.304055839776993" calcext:value-type="float">
            <text:p>0.304055839776993</text:p>
          </table:table-cell>
          <table:table-cell table:number-columns-repeated="2"/>
        </table:table-row>
        <table:table-row table:style-name="ro1">
          <table:table-cell office:value-type="float" office:value="0.314427465200424" calcext:value-type="float">
            <text:p>0.314427465200424</text:p>
          </table:table-cell>
          <table:table-cell table:number-columns-repeated="2"/>
        </table:table-row>
        <table:table-row table:style-name="ro1">
          <table:table-cell office:value-type="float" office:value="0.322703540325165" calcext:value-type="float">
            <text:p>0.322703540325165</text:p>
          </table:table-cell>
          <table:table-cell table:number-columns-repeated="2"/>
        </table:table-row>
        <table:table-row table:style-name="ro1">
          <table:table-cell office:value-type="float" office:value="0.325859367847443" calcext:value-type="float">
            <text:p>0.325859367847443</text:p>
          </table:table-cell>
          <table:table-cell table:number-columns-repeated="2"/>
        </table:table-row>
        <table:table-row table:style-name="ro1">
          <table:table-cell office:value-type="float" office:value="0.330274105072021" calcext:value-type="float">
            <text:p>0.330274105072021</text:p>
          </table:table-cell>
          <table:table-cell table:number-columns-repeated="2"/>
        </table:table-row>
        <table:table-row table:style-name="ro1">
          <table:table-cell office:value-type="float" office:value="0.32976022362709" calcext:value-type="float">
            <text:p>0.32976022362709</text:p>
          </table:table-cell>
          <table:table-cell table:number-columns-repeated="2"/>
        </table:table-row>
        <table:table-row table:style-name="ro1">
          <table:table-cell office:value-type="float" office:value="0.331904351711273" calcext:value-type="float">
            <text:p>0.331904351711273</text:p>
          </table:table-cell>
          <table:table-cell table:number-columns-repeated="2"/>
        </table:table-row>
        <table:table-row table:style-name="ro1">
          <table:table-cell office:value-type="float" office:value="0.256489187479019" calcext:value-type="float">
            <text:p>0.256489187479019</text:p>
          </table:table-cell>
          <table:table-cell table:number-columns-repeated="2"/>
        </table:table-row>
        <table:table-row table:style-name="ro1">
          <table:table-cell office:value-type="float" office:value="0.339246481657028" calcext:value-type="float">
            <text:p>0.339246481657028</text:p>
          </table:table-cell>
          <table:table-cell table:number-columns-repeated="2"/>
        </table:table-row>
        <table:table-row table:style-name="ro1">
          <table:table-cell office:value-type="float" office:value="0.261905074119568" calcext:value-type="float">
            <text:p>0.261905074119568</text:p>
          </table:table-cell>
          <table:table-cell table:number-columns-repeated="2"/>
        </table:table-row>
        <table:table-row table:style-name="ro1">
          <table:table-cell office:value-type="float" office:value="0.329391539096832" calcext:value-type="float">
            <text:p>0.329391539096832</text:p>
          </table:table-cell>
          <table:table-cell table:number-columns-repeated="2"/>
        </table:table-row>
        <table:table-row table:style-name="ro1">
          <table:table-cell office:value-type="float" office:value="0.25696873664856" calcext:value-type="float">
            <text:p>0.25696873664856</text:p>
          </table:table-cell>
          <table:table-cell table:number-columns-repeated="2"/>
        </table:table-row>
        <table:table-row table:style-name="ro1">
          <table:table-cell office:value-type="float" office:value="0.331160396337509" calcext:value-type="float">
            <text:p>0.331160396337509</text:p>
          </table:table-cell>
          <table:table-cell table:number-columns-repeated="2"/>
        </table:table-row>
        <table:table-row table:style-name="ro1">
          <table:table-cell office:value-type="float" office:value="0.262923151254654" calcext:value-type="float">
            <text:p>0.262923151254654</text:p>
          </table:table-cell>
          <table:table-cell table:number-columns-repeated="2"/>
        </table:table-row>
        <table:table-row table:style-name="ro1">
          <table:table-cell office:value-type="float" office:value="0.318313091993332" calcext:value-type="float">
            <text:p>0.318313091993332</text:p>
          </table:table-cell>
          <table:table-cell table:number-columns-repeated="2"/>
        </table:table-row>
        <table:table-row table:style-name="ro1">
          <table:table-cell office:value-type="float" office:value="0.305026948451996" calcext:value-type="float">
            <text:p>0.305026948451996</text:p>
          </table:table-cell>
          <table:table-cell table:number-columns-repeated="2"/>
        </table:table-row>
        <table:table-row table:style-name="ro1">
          <table:table-cell office:value-type="float" office:value="0.304221272468567" calcext:value-type="float">
            <text:p>0.304221272468567</text:p>
          </table:table-cell>
          <table:table-cell table:number-columns-repeated="2"/>
        </table:table-row>
        <table:table-row table:style-name="ro1">
          <table:table-cell office:value-type="float" office:value="0.301933854818344" calcext:value-type="float">
            <text:p>0.301933854818344</text:p>
          </table:table-cell>
          <table:table-cell table:number-columns-repeated="2"/>
        </table:table-row>
        <table:table-row table:style-name="ro1">
          <table:table-cell office:value-type="float" office:value="0.291207373142242" calcext:value-type="float">
            <text:p>0.291207373142242</text:p>
          </table:table-cell>
          <table:table-cell table:number-columns-repeated="2"/>
        </table:table-row>
        <table:table-row table:style-name="ro1">
          <table:table-cell office:value-type="float" office:value="0.292036384344101" calcext:value-type="float">
            <text:p>0.292036384344101</text:p>
          </table:table-cell>
          <table:table-cell table:number-columns-repeated="2"/>
        </table:table-row>
        <table:table-row table:style-name="ro1">
          <table:table-cell office:value-type="float" office:value="0.280079454183578" calcext:value-type="float">
            <text:p>0.280079454183578</text:p>
          </table:table-cell>
          <table:table-cell table:number-columns-repeated="2"/>
        </table:table-row>
        <table:table-row table:style-name="ro1">
          <table:table-cell office:value-type="float" office:value="0.293994456529617" calcext:value-type="float">
            <text:p>0.293994456529617</text:p>
          </table:table-cell>
          <table:table-cell table:number-columns-repeated="2"/>
        </table:table-row>
        <table:table-row table:style-name="ro1">
          <table:table-cell office:value-type="float" office:value="0.25624081492424" calcext:value-type="float">
            <text:p>0.25624081492424</text:p>
          </table:table-cell>
          <table:table-cell table:number-columns-repeated="2"/>
        </table:table-row>
        <table:table-row table:style-name="ro1">
          <table:table-cell office:value-type="float" office:value="0.317035406827927" calcext:value-type="float">
            <text:p>0.317035406827927</text:p>
          </table:table-cell>
          <table:table-cell table:number-columns-repeated="2"/>
        </table:table-row>
        <table:table-row table:style-name="ro1">
          <table:table-cell office:value-type="float" office:value="0.262636870145798" calcext:value-type="float">
            <text:p>0.262636870145798</text:p>
          </table:table-cell>
          <table:table-cell table:number-columns-repeated="2"/>
        </table:table-row>
        <table:table-row table:style-name="ro1">
          <table:table-cell office:value-type="float" office:value="0.308738708496094" calcext:value-type="float">
            <text:p>0.308738708496094</text:p>
          </table:table-cell>
          <table:table-cell table:number-columns-repeated="2"/>
        </table:table-row>
        <table:table-row table:style-name="ro1">
          <table:table-cell office:value-type="float" office:value="0.302301973104477" calcext:value-type="float">
            <text:p>0.302301973104477</text:p>
          </table:table-cell>
          <table:table-cell table:number-columns-repeated="2"/>
        </table:table-row>
        <table:table-row table:style-name="ro1">
          <table:table-cell office:value-type="float" office:value="0.250924080610275" calcext:value-type="float">
            <text:p>0.250924080610275</text:p>
          </table:table-cell>
          <table:table-cell table:number-columns-repeated="2"/>
        </table:table-row>
        <table:table-row table:style-name="ro1">
          <table:table-cell office:value-type="float" office:value="0.269015401601791" calcext:value-type="float">
            <text:p>0.269015401601791</text:p>
          </table:table-cell>
          <table:table-cell table:number-columns-repeated="2"/>
        </table:table-row>
        <table:table-row table:style-name="ro1">
          <table:table-cell office:value-type="float" office:value="0.278501272201538" calcext:value-type="float">
            <text:p>0.278501272201538</text:p>
          </table:table-cell>
          <table:table-cell table:number-columns-repeated="2"/>
        </table:table-row>
        <table:table-row table:style-name="ro1">
          <table:table-cell office:value-type="float" office:value="0.27576008439064" calcext:value-type="float">
            <text:p>0.27576008439064</text:p>
          </table:table-cell>
          <table:table-cell table:number-columns-repeated="2"/>
        </table:table-row>
        <table:table-row table:style-name="ro1">
          <table:table-cell office:value-type="float" office:value="0.272815823554993" calcext:value-type="float">
            <text:p>0.272815823554993</text:p>
          </table:table-cell>
          <table:table-cell table:number-columns-repeated="2"/>
        </table:table-row>
        <table:table-row table:style-name="ro1">
          <table:table-cell office:value-type="float" office:value="0.273403882980347" calcext:value-type="float">
            <text:p>0.273403882980347</text:p>
          </table:table-cell>
          <table:table-cell table:number-columns-repeated="2"/>
        </table:table-row>
        <table:table-row table:style-name="ro1">
          <table:table-cell office:value-type="float" office:value="0.262127429246902" calcext:value-type="float">
            <text:p>0.262127429246902</text:p>
          </table:table-cell>
          <table:table-cell table:number-columns-repeated="2"/>
        </table:table-row>
        <table:table-row table:style-name="ro1">
          <table:table-cell office:value-type="float" office:value="0.261430889368057" calcext:value-type="float">
            <text:p>0.261430889368057</text:p>
          </table:table-cell>
          <table:table-cell table:number-columns-repeated="2"/>
        </table:table-row>
        <table:table-row table:style-name="ro1">
          <table:table-cell office:value-type="float" office:value="0.259984821081161" calcext:value-type="float">
            <text:p>0.259984821081161</text:p>
          </table:table-cell>
          <table:table-cell table:number-columns-repeated="2"/>
        </table:table-row>
        <table:table-row table:style-name="ro1">
          <table:table-cell office:value-type="float" office:value="0.260918349027634" calcext:value-type="float">
            <text:p>0.260918349027634</text:p>
          </table:table-cell>
          <table:table-cell table:number-columns-repeated="2"/>
        </table:table-row>
        <table:table-row table:style-name="ro1">
          <table:table-cell office:value-type="float" office:value="0.27748516201973" calcext:value-type="float">
            <text:p>0.27748516201973</text:p>
          </table:table-cell>
          <table:table-cell table:number-columns-repeated="2"/>
        </table:table-row>
        <table:table-row table:style-name="ro1">
          <table:table-cell office:value-type="float" office:value="0.289736390113831" calcext:value-type="float">
            <text:p>0.289736390113831</text:p>
          </table:table-cell>
          <table:table-cell table:number-columns-repeated="2"/>
        </table:table-row>
        <table:table-row table:style-name="ro1">
          <table:table-cell office:value-type="float" office:value="0.323841512203217" calcext:value-type="float">
            <text:p>0.323841512203217</text:p>
          </table:table-cell>
          <table:table-cell table:number-columns-repeated="2"/>
        </table:table-row>
        <table:table-row table:style-name="ro1">
          <table:table-cell office:value-type="float" office:value="0.321879208087921" calcext:value-type="float">
            <text:p>0.321879208087921</text:p>
          </table:table-cell>
          <table:table-cell table:number-columns-repeated="2"/>
        </table:table-row>
        <table:table-row table:style-name="ro1">
          <table:table-cell office:value-type="float" office:value="0.321754425764084" calcext:value-type="float">
            <text:p>0.321754425764084</text:p>
          </table:table-cell>
          <table:table-cell table:number-columns-repeated="2"/>
        </table:table-row>
        <table:table-row table:style-name="ro1">
          <table:table-cell office:value-type="float" office:value="0.270519584417343" calcext:value-type="float">
            <text:p>0.270519584417343</text:p>
          </table:table-cell>
          <table:table-cell table:number-columns-repeated="2"/>
        </table:table-row>
        <table:table-row table:style-name="ro1">
          <table:table-cell office:value-type="float" office:value="0.31215700507164" calcext:value-type="float">
            <text:p>0.31215700507164</text:p>
          </table:table-cell>
          <table:table-cell table:number-columns-repeated="2"/>
        </table:table-row>
        <table:table-row table:style-name="ro1">
          <table:table-cell office:value-type="float" office:value="0.316193759441376" calcext:value-type="float">
            <text:p>0.316193759441376</text:p>
          </table:table-cell>
          <table:table-cell table:number-columns-repeated="2"/>
        </table:table-row>
        <table:table-row table:style-name="ro1">
          <table:table-cell office:value-type="float" office:value="0.309581786394119" calcext:value-type="float">
            <text:p>0.309581786394119</text:p>
          </table:table-cell>
          <table:table-cell table:number-columns-repeated="2"/>
        </table:table-row>
        <table:table-row table:style-name="ro1">
          <table:table-cell office:value-type="float" office:value="0.259474605321884" calcext:value-type="float">
            <text:p>0.259474605321884</text:p>
          </table:table-cell>
          <table:table-cell table:number-columns-repeated="2"/>
        </table:table-row>
        <table:table-row table:style-name="ro1">
          <table:table-cell office:value-type="float" office:value="0.300029128789902" calcext:value-type="float">
            <text:p>0.300029128789902</text:p>
          </table:table-cell>
          <table:table-cell table:number-columns-repeated="2"/>
        </table:table-row>
        <table:table-row table:style-name="ro1">
          <table:table-cell office:value-type="float" office:value="0.266665428876877" calcext:value-type="float">
            <text:p>0.266665428876877</text:p>
          </table:table-cell>
          <table:table-cell table:number-columns-repeated="2"/>
        </table:table-row>
        <table:table-row table:style-name="ro1">
          <table:table-cell office:value-type="float" office:value="0.302721112966537" calcext:value-type="float">
            <text:p>0.302721112966537</text:p>
          </table:table-cell>
          <table:table-cell table:number-columns-repeated="2"/>
        </table:table-row>
        <table:table-row table:style-name="ro1">
          <table:table-cell office:value-type="float" office:value="0.26521047949791" calcext:value-type="float">
            <text:p>0.26521047949791</text:p>
          </table:table-cell>
          <table:table-cell table:number-columns-repeated="2"/>
        </table:table-row>
        <table:table-row table:style-name="ro1">
          <table:table-cell office:value-type="float" office:value="0.311180770397186" calcext:value-type="float">
            <text:p>0.311180770397186</text:p>
          </table:table-cell>
          <table:table-cell table:number-columns-repeated="2"/>
        </table:table-row>
        <table:table-row table:style-name="ro1">
          <table:table-cell office:value-type="float" office:value="0.263614147901535" calcext:value-type="float">
            <text:p>0.263614147901535</text:p>
          </table:table-cell>
          <table:table-cell table:number-columns-repeated="2"/>
        </table:table-row>
        <table:table-row table:style-name="ro1">
          <table:table-cell office:value-type="float" office:value="0.312908619642258" calcext:value-type="float">
            <text:p>0.312908619642258</text:p>
          </table:table-cell>
          <table:table-cell table:number-columns-repeated="2"/>
        </table:table-row>
        <table:table-row table:style-name="ro1">
          <table:table-cell office:value-type="float" office:value="0.317840456962585" calcext:value-type="float">
            <text:p>0.317840456962585</text:p>
          </table:table-cell>
          <table:table-cell table:number-columns-repeated="2"/>
        </table:table-row>
        <table:table-row table:style-name="ro1">
          <table:table-cell office:value-type="float" office:value="0.317690163850784" calcext:value-type="float">
            <text:p>0.317690163850784</text:p>
          </table:table-cell>
          <table:table-cell table:number-columns-repeated="2"/>
        </table:table-row>
        <table:table-row table:style-name="ro1">
          <table:table-cell office:value-type="float" office:value="0.298406898975372" calcext:value-type="float">
            <text:p>0.298406898975372</text:p>
          </table:table-cell>
          <table:table-cell table:number-columns-repeated="2"/>
        </table:table-row>
        <table:table-row table:style-name="ro1">
          <table:table-cell office:value-type="float" office:value="0.298981964588165" calcext:value-type="float">
            <text:p>0.298981964588165</text:p>
          </table:table-cell>
          <table:table-cell table:number-columns-repeated="2"/>
        </table:table-row>
        <table:table-row table:style-name="ro1">
          <table:table-cell office:value-type="float" office:value="0.29476934671402" calcext:value-type="float">
            <text:p>0.29476934671402</text:p>
          </table:table-cell>
          <table:table-cell table:number-columns-repeated="2"/>
        </table:table-row>
        <table:table-row table:style-name="ro1">
          <table:table-cell office:value-type="float" office:value="0.256567686796188" calcext:value-type="float">
            <text:p>0.256567686796188</text:p>
          </table:table-cell>
          <table:table-cell table:number-columns-repeated="2"/>
        </table:table-row>
        <table:table-row table:style-name="ro1">
          <table:table-cell office:value-type="float" office:value="0.2995845079422" calcext:value-type="float">
            <text:p>0.2995845079422</text:p>
          </table:table-cell>
          <table:table-cell table:number-columns-repeated="2"/>
        </table:table-row>
        <table:table-row table:style-name="ro1">
          <table:table-cell office:value-type="float" office:value="0.266674011945724" calcext:value-type="float">
            <text:p>0.266674011945724</text:p>
          </table:table-cell>
          <table:table-cell table:number-columns-repeated="2"/>
        </table:table-row>
        <table:table-row table:style-name="ro1">
          <table:table-cell office:value-type="float" office:value="0.293306142091751" calcext:value-type="float">
            <text:p>0.293306142091751</text:p>
          </table:table-cell>
          <table:table-cell table:number-columns-repeated="2"/>
        </table:table-row>
        <table:table-row table:style-name="ro1">
          <table:table-cell office:value-type="float" office:value="0.279500663280487" calcext:value-type="float">
            <text:p>0.279500663280487</text:p>
          </table:table-cell>
          <table:table-cell table:number-columns-repeated="2"/>
        </table:table-row>
        <table:table-row table:style-name="ro1">
          <table:table-cell office:value-type="float" office:value="0.298255771398544" calcext:value-type="float">
            <text:p>0.298255771398544</text:p>
          </table:table-cell>
          <table:table-cell table:number-columns-repeated="2"/>
        </table:table-row>
        <table:table-row table:style-name="ro1">
          <table:table-cell office:value-type="float" office:value="0.297617703676224" calcext:value-type="float">
            <text:p>0.297617703676224</text:p>
          </table:table-cell>
          <table:table-cell table:number-columns-repeated="2"/>
        </table:table-row>
        <table:table-row table:style-name="ro1">
          <table:table-cell office:value-type="float" office:value="0.315672159194946" calcext:value-type="float">
            <text:p>0.315672159194946</text:p>
          </table:table-cell>
          <table:table-cell table:number-columns-repeated="2"/>
        </table:table-row>
        <table:table-row table:style-name="ro1">
          <table:table-cell office:value-type="float" office:value="0.294366747140884" calcext:value-type="float">
            <text:p>0.294366747140884</text:p>
          </table:table-cell>
          <table:table-cell table:number-columns-repeated="2"/>
        </table:table-row>
        <table:table-row table:style-name="ro1">
          <table:table-cell office:value-type="float" office:value="0.316716372966766" calcext:value-type="float">
            <text:p>0.316716372966766</text:p>
          </table:table-cell>
          <table:table-cell table:number-columns-repeated="2"/>
        </table:table-row>
        <table:table-row table:style-name="ro1">
          <table:table-cell office:value-type="float" office:value="0.288061380386353" calcext:value-type="float">
            <text:p>0.288061380386353</text:p>
          </table:table-cell>
          <table:table-cell table:number-columns-repeated="2"/>
        </table:table-row>
        <table:table-row table:style-name="ro1">
          <table:table-cell office:value-type="float" office:value="0.326907694339752" calcext:value-type="float">
            <text:p>0.326907694339752</text:p>
          </table:table-cell>
          <table:table-cell table:number-columns-repeated="2"/>
        </table:table-row>
        <table:table-row table:style-name="ro1">
          <table:table-cell office:value-type="float" office:value="0.275034517049789" calcext:value-type="float">
            <text:p>0.275034517049789</text:p>
          </table:table-cell>
          <table:table-cell table:number-columns-repeated="2"/>
        </table:table-row>
        <table:table-row table:style-name="ro1">
          <table:table-cell office:value-type="float" office:value="0.362613260746002" calcext:value-type="float">
            <text:p>0.362613260746002</text:p>
          </table:table-cell>
          <table:table-cell table:number-columns-repeated="2"/>
        </table:table-row>
        <table:table-row table:style-name="ro1">
          <table:table-cell office:value-type="float" office:value="0.26109978556633" calcext:value-type="float">
            <text:p>0.26109978556633</text:p>
          </table:table-cell>
          <table:table-cell table:number-columns-repeated="2"/>
        </table:table-row>
        <table:table-row table:style-name="ro1">
          <table:table-cell office:value-type="float" office:value="0.312164038419723" calcext:value-type="float">
            <text:p>0.312164038419723</text:p>
          </table:table-cell>
          <table:table-cell table:number-columns-repeated="2"/>
        </table:table-row>
        <table:table-row table:style-name="ro1">
          <table:table-cell office:value-type="float" office:value="0.275767117738724" calcext:value-type="float">
            <text:p>0.275767117738724</text:p>
          </table:table-cell>
          <table:table-cell table:number-columns-repeated="2"/>
        </table:table-row>
        <table:table-row table:style-name="ro1">
          <table:table-cell office:value-type="float" office:value="0.314133316278458" calcext:value-type="float">
            <text:p>0.314133316278458</text:p>
          </table:table-cell>
          <table:table-cell table:number-columns-repeated="2"/>
        </table:table-row>
        <table:table-row table:style-name="ro1">
          <table:table-cell office:value-type="float" office:value="0.303160429000854" calcext:value-type="float">
            <text:p>0.303160429000854</text:p>
          </table:table-cell>
          <table:table-cell table:number-columns-repeated="2"/>
        </table:table-row>
        <table:table-row table:style-name="ro1">
          <table:table-cell office:value-type="float" office:value="0.303110867738724" calcext:value-type="float">
            <text:p>0.303110867738724</text:p>
          </table:table-cell>
          <table:table-cell table:number-columns-repeated="2"/>
        </table:table-row>
        <table:table-row table:style-name="ro1">
          <table:table-cell office:value-type="float" office:value="0.345207720994949" calcext:value-type="float">
            <text:p>0.345207720994949</text:p>
          </table:table-cell>
          <table:table-cell table:number-columns-repeated="2"/>
        </table:table-row>
        <table:table-row table:style-name="ro1">
          <table:table-cell office:value-type="float" office:value="0.326106935739517" calcext:value-type="float">
            <text:p>0.326106935739517</text:p>
          </table:table-cell>
          <table:table-cell table:number-columns-repeated="2"/>
        </table:table-row>
        <table:table-row table:style-name="ro1">
          <table:table-cell office:value-type="float" office:value="0.331237494945526" calcext:value-type="float">
            <text:p>0.331237494945526</text:p>
          </table:table-cell>
          <table:table-cell table:number-columns-repeated="2"/>
        </table:table-row>
        <table:table-row table:style-name="ro1">
          <table:table-cell office:value-type="float" office:value="0.34661877155304" calcext:value-type="float">
            <text:p>0.34661877155304</text:p>
          </table:table-cell>
          <table:table-cell table:number-columns-repeated="2"/>
        </table:table-row>
        <table:table-row table:style-name="ro1">
          <table:table-cell office:value-type="float" office:value="0.337266594171524" calcext:value-type="float">
            <text:p>0.337266594171524</text:p>
          </table:table-cell>
          <table:table-cell table:number-columns-repeated="2"/>
        </table:table-row>
        <table:table-row table:style-name="ro1">
          <table:table-cell office:value-type="float" office:value="0.347285181283951" calcext:value-type="float">
            <text:p>0.347285181283951</text:p>
          </table:table-cell>
          <table:table-cell table:number-columns-repeated="2"/>
        </table:table-row>
        <table:table-row table:style-name="ro1">
          <table:table-cell office:value-type="float" office:value="0.3570257127285" calcext:value-type="float">
            <text:p>0.3570257127285</text:p>
          </table:table-cell>
          <table:table-cell table:number-columns-repeated="2"/>
        </table:table-row>
        <table:table-row table:style-name="ro1">
          <table:table-cell office:value-type="float" office:value="0.340257525444031" calcext:value-type="float">
            <text:p>0.340257525444031</text:p>
          </table:table-cell>
          <table:table-cell table:number-columns-repeated="2"/>
        </table:table-row>
        <table:table-row table:style-name="ro1">
          <table:table-cell office:value-type="float" office:value="0.379541158676147" calcext:value-type="float">
            <text:p>0.379541158676147</text:p>
          </table:table-cell>
          <table:table-cell table:number-columns-repeated="2"/>
        </table:table-row>
        <table:table-row table:style-name="ro1">
          <table:table-cell office:value-type="float" office:value="0.361918300390244" calcext:value-type="float">
            <text:p>0.361918300390244</text:p>
          </table:table-cell>
          <table:table-cell table:number-columns-repeated="2"/>
        </table:table-row>
        <table:table-row table:style-name="ro1">
          <table:table-cell office:value-type="float" office:value="0.373048543930054" calcext:value-type="float">
            <text:p>0.373048543930054</text:p>
          </table:table-cell>
          <table:table-cell table:number-columns-repeated="2"/>
        </table:table-row>
        <table:table-row table:style-name="ro1">
          <table:table-cell office:value-type="float" office:value="0.341604083776474" calcext:value-type="float">
            <text:p>0.341604083776474</text:p>
          </table:table-cell>
          <table:table-cell table:number-columns-repeated="2"/>
        </table:table-row>
        <table:table-row table:style-name="ro1">
          <table:table-cell office:value-type="float" office:value="0.34800124168396" calcext:value-type="float">
            <text:p>0.34800124168396</text:p>
          </table:table-cell>
          <table:table-cell table:number-columns-repeated="2"/>
        </table:table-row>
        <table:table-row table:style-name="ro1">
          <table:table-cell office:value-type="float" office:value="0.373287200927734" calcext:value-type="float">
            <text:p>0.373287200927734</text:p>
          </table:table-cell>
          <table:table-cell table:number-columns-repeated="2"/>
        </table:table-row>
        <table:table-row table:style-name="ro1">
          <table:table-cell office:value-type="float" office:value="0.380105078220367" calcext:value-type="float">
            <text:p>0.380105078220367</text:p>
          </table:table-cell>
          <table:table-cell table:number-columns-repeated="2"/>
        </table:table-row>
        <table:table-row table:style-name="ro1">
          <table:table-cell office:value-type="float" office:value="0.385993987321854" calcext:value-type="float">
            <text:p>0.385993987321854</text:p>
          </table:table-cell>
          <table:table-cell table:number-columns-repeated="2"/>
        </table:table-row>
        <table:table-row table:style-name="ro1">
          <table:table-cell office:value-type="float" office:value="0.415736645460129" calcext:value-type="float">
            <text:p>0.415736645460129</text:p>
          </table:table-cell>
          <table:table-cell table:number-columns-repeated="2"/>
        </table:table-row>
        <table:table-row table:style-name="ro1">
          <table:table-cell office:value-type="float" office:value="0.430146336555481" calcext:value-type="float">
            <text:p>0.430146336555481</text:p>
          </table:table-cell>
          <table:table-cell table:number-columns-repeated="2"/>
        </table:table-row>
        <table:table-row table:style-name="ro1">
          <table:table-cell office:value-type="float" office:value="0.454664289951324" calcext:value-type="float">
            <text:p>0.454664289951324</text:p>
          </table:table-cell>
          <table:table-cell table:number-columns-repeated="2"/>
        </table:table-row>
        <table:table-row table:style-name="ro1">
          <table:table-cell office:value-type="float" office:value="0.423113614320755" calcext:value-type="float">
            <text:p>0.423113614320755</text:p>
          </table:table-cell>
          <table:table-cell table:number-columns-repeated="2"/>
        </table:table-row>
        <table:table-row table:style-name="ro1">
          <table:table-cell office:value-type="float" office:value="0.401934713125229" calcext:value-type="float">
            <text:p>0.401934713125229</text:p>
          </table:table-cell>
          <table:table-cell table:number-columns-repeated="2"/>
        </table:table-row>
        <table:table-row table:style-name="ro1">
          <table:table-cell office:value-type="float" office:value="0.362090289592743" calcext:value-type="float">
            <text:p>0.362090289592743</text:p>
          </table:table-cell>
          <table:table-cell table:number-columns-repeated="2"/>
        </table:table-row>
        <table:table-row table:style-name="ro1">
          <table:table-cell office:value-type="float" office:value="0.37968784570694" calcext:value-type="float">
            <text:p>0.37968784570694</text:p>
          </table:table-cell>
          <table:table-cell table:number-columns-repeated="2"/>
        </table:table-row>
        <table:table-row table:style-name="ro1">
          <table:table-cell office:value-type="float" office:value="0.405171245336533" calcext:value-type="float">
            <text:p>0.405171245336533</text:p>
          </table:table-cell>
          <table:table-cell table:number-columns-repeated="2"/>
        </table:table-row>
        <table:table-row table:style-name="ro1">
          <table:table-cell office:value-type="float" office:value="0.40418004989624" calcext:value-type="float">
            <text:p>0.40418004989624</text:p>
          </table:table-cell>
          <table:table-cell table:number-columns-repeated="2"/>
        </table:table-row>
        <table:table-row table:style-name="ro1">
          <table:table-cell office:value-type="float" office:value="0.401396960020065" calcext:value-type="float">
            <text:p>0.401396960020065</text:p>
          </table:table-cell>
          <table:table-cell table:number-columns-repeated="2"/>
        </table:table-row>
        <table:table-row table:style-name="ro1">
          <table:table-cell office:value-type="float" office:value="0.302036911249161" calcext:value-type="float">
            <text:p>0.302036911249161</text:p>
          </table:table-cell>
          <table:table-cell table:number-columns-repeated="2"/>
        </table:table-row>
        <table:table-row table:style-name="ro1">
          <table:table-cell office:value-type="float" office:value="0.290677726268768" calcext:value-type="float">
            <text:p>0.290677726268768</text:p>
          </table:table-cell>
          <table:table-cell table:number-columns-repeated="2"/>
        </table:table-row>
        <table:table-row table:style-name="ro1">
          <table:table-cell office:value-type="float" office:value="0.260719448328018" calcext:value-type="float">
            <text:p>0.260719448328018</text:p>
          </table:table-cell>
          <table:table-cell table:number-columns-repeated="2"/>
        </table:table-row>
        <table:table-row table:style-name="ro1">
          <table:table-cell office:value-type="float" office:value="0.350650161504745" calcext:value-type="float">
            <text:p>0.350650161504745</text:p>
          </table:table-cell>
          <table:table-cell table:number-columns-repeated="2"/>
        </table:table-row>
        <table:table-row table:style-name="ro1">
          <table:table-cell office:value-type="float" office:value="0.289275765419006" calcext:value-type="float">
            <text:p>0.289275765419006</text:p>
          </table:table-cell>
          <table:table-cell table:number-columns-repeated="2"/>
        </table:table-row>
        <table:table-row table:style-name="ro1">
          <table:table-cell office:value-type="float" office:value="0.511992573738098" calcext:value-type="float">
            <text:p>0.511992573738098</text:p>
          </table:table-cell>
          <table:table-cell table:number-columns-repeated="2"/>
        </table:table-row>
        <table:table-row table:style-name="ro1">
          <table:table-cell office:value-type="float" office:value="0.30104672908783" calcext:value-type="float">
            <text:p>0.30104672908783</text:p>
          </table:table-cell>
          <table:table-cell table:number-columns-repeated="2"/>
        </table:table-row>
        <table:table-row table:style-name="ro1">
          <table:table-cell office:value-type="float" office:value="0.422205299139023" calcext:value-type="float">
            <text:p>0.422205299139023</text:p>
          </table:table-cell>
          <table:table-cell table:number-columns-repeated="2"/>
        </table:table-row>
        <table:table-row table:style-name="ro1">
          <table:table-cell office:value-type="float" office:value="0.580454885959625" calcext:value-type="float">
            <text:p>0.580454885959625</text:p>
          </table:table-cell>
          <table:table-cell table:number-columns-repeated="2"/>
        </table:table-row>
        <table:table-row table:style-name="ro1">
          <table:table-cell office:value-type="float" office:value="0.287428617477417" calcext:value-type="float">
            <text:p>0.287428617477417</text:p>
          </table:table-cell>
          <table:table-cell table:number-columns-repeated="2"/>
        </table:table-row>
        <table:table-row table:style-name="ro1">
          <table:table-cell office:value-type="float" office:value="0.280938625335693" calcext:value-type="float">
            <text:p>0.280938625335693</text:p>
          </table:table-cell>
          <table:table-cell table:number-columns-repeated="2"/>
        </table:table-row>
        <table:table-row table:style-name="ro1">
          <table:table-cell office:value-type="float" office:value="0.284189075231552" calcext:value-type="float">
            <text:p>0.284189075231552</text:p>
          </table:table-cell>
          <table:table-cell table:number-columns-repeated="2"/>
        </table:table-row>
        <table:table-row table:style-name="ro1">
          <table:table-cell office:value-type="float" office:value="0.279540926218033" calcext:value-type="float">
            <text:p>0.279540926218033</text:p>
          </table:table-cell>
          <table:table-cell table:number-columns-repeated="2"/>
        </table:table-row>
        <table:table-row table:style-name="ro1">
          <table:table-cell office:value-type="float" office:value="0.28922501206398" calcext:value-type="float">
            <text:p>0.28922501206398</text:p>
          </table:table-cell>
          <table:table-cell table:number-columns-repeated="2"/>
        </table:table-row>
        <table:table-row table:style-name="ro1">
          <table:table-cell office:value-type="float" office:value="0.2796311378479" calcext:value-type="float">
            <text:p>0.2796311378479</text:p>
          </table:table-cell>
          <table:table-cell table:number-columns-repeated="2"/>
        </table:table-row>
        <table:table-row table:style-name="ro1">
          <table:table-cell office:value-type="float" office:value="0.287939995527267" calcext:value-type="float">
            <text:p>0.287939995527267</text:p>
          </table:table-cell>
          <table:table-cell table:number-columns-repeated="2"/>
        </table:table-row>
        <table:table-row table:style-name="ro1">
          <table:table-cell office:value-type="float" office:value="0.283788830041885" calcext:value-type="float">
            <text:p>0.283788830041885</text:p>
          </table:table-cell>
          <table:table-cell table:number-columns-repeated="2"/>
        </table:table-row>
        <table:table-row table:style-name="ro1">
          <table:table-cell office:value-type="float" office:value="0.274154484272003" calcext:value-type="float">
            <text:p>0.274154484272003</text:p>
          </table:table-cell>
          <table:table-cell table:number-columns-repeated="2"/>
        </table:table-row>
        <table:table-row table:style-name="ro1">
          <table:table-cell office:value-type="float" office:value="0.267881214618683" calcext:value-type="float">
            <text:p>0.267881214618683</text:p>
          </table:table-cell>
          <table:table-cell table:number-columns-repeated="2"/>
        </table:table-row>
        <table:table-row table:style-name="ro1">
          <table:table-cell office:value-type="float" office:value="0.271135181188583" calcext:value-type="float">
            <text:p>0.271135181188583</text:p>
          </table:table-cell>
          <table:table-cell table:number-columns-repeated="2"/>
        </table:table-row>
        <table:table-row table:style-name="ro1">
          <table:table-cell office:value-type="float" office:value="0.267347127199173" calcext:value-type="float">
            <text:p>0.267347127199173</text:p>
          </table:table-cell>
          <table:table-cell table:number-columns-repeated="2"/>
        </table:table-row>
        <table:table-row table:style-name="ro1">
          <table:table-cell office:value-type="float" office:value="0.261140674352646" calcext:value-type="float">
            <text:p>0.261140674352646</text:p>
          </table:table-cell>
          <table:table-cell table:number-columns-repeated="2"/>
        </table:table-row>
        <table:table-row table:style-name="ro1">
          <table:table-cell office:value-type="float" office:value="0.252244681119919" calcext:value-type="float">
            <text:p>0.252244681119919</text:p>
          </table:table-cell>
          <table:table-cell table:number-columns-repeated="2"/>
        </table:table-row>
        <table:table-row table:style-name="ro1">
          <table:table-cell office:value-type="float" office:value="0.263707846403122" calcext:value-type="float">
            <text:p>0.263707846403122</text:p>
          </table:table-cell>
          <table:table-cell table:number-columns-repeated="2"/>
        </table:table-row>
        <table:table-row table:style-name="ro1">
          <table:table-cell office:value-type="float" office:value="0.266830891370773" calcext:value-type="float">
            <text:p>0.266830891370773</text:p>
          </table:table-cell>
          <table:table-cell table:number-columns-repeated="2"/>
        </table:table-row>
        <table:table-row table:style-name="ro1">
          <table:table-cell office:value-type="float" office:value="0.263927340507507" calcext:value-type="float">
            <text:p>0.263927340507507</text:p>
          </table:table-cell>
          <table:table-cell table:number-columns-repeated="2"/>
        </table:table-row>
        <table:table-row table:style-name="ro1">
          <table:table-cell office:value-type="float" office:value="0.260606646537781" calcext:value-type="float">
            <text:p>0.260606646537781</text:p>
          </table:table-cell>
          <table:table-cell table:number-columns-repeated="2"/>
        </table:table-row>
        <table:table-row table:style-name="ro1">
          <table:table-cell office:value-type="float" office:value="0.34352770447731" calcext:value-type="float">
            <text:p>0.34352770447731</text:p>
          </table:table-cell>
          <table:table-cell table:number-columns-repeated="2"/>
        </table:table-row>
        <table:table-row table:style-name="ro1">
          <table:table-cell office:value-type="float" office:value="0.266103208065033" calcext:value-type="float">
            <text:p>0.266103208065033</text:p>
          </table:table-cell>
          <table:table-cell table:number-columns-repeated="2"/>
        </table:table-row>
        <table:table-row table:style-name="ro1">
          <table:table-cell office:value-type="float" office:value="0.261520057916641" calcext:value-type="float">
            <text:p>0.261520057916641</text:p>
          </table:table-cell>
          <table:table-cell table:number-columns-repeated="2"/>
        </table:table-row>
        <table:table-row table:style-name="ro1">
          <table:table-cell office:value-type="float" office:value="0.385893791913986" calcext:value-type="float">
            <text:p>0.385893791913986</text:p>
          </table:table-cell>
          <table:table-cell table:number-columns-repeated="2"/>
        </table:table-row>
        <table:table-row table:style-name="ro1">
          <table:table-cell office:value-type="float" office:value="0.48097375035286" calcext:value-type="float">
            <text:p>0.48097375035286</text:p>
          </table:table-cell>
          <table:table-cell table:number-columns-repeated="2"/>
        </table:table-row>
        <table:table-row table:style-name="ro1">
          <table:table-cell office:value-type="float" office:value="0.832699954509735" calcext:value-type="float">
            <text:p>0.832699954509735</text:p>
          </table:table-cell>
          <table:table-cell table:number-columns-repeated="2"/>
        </table:table-row>
        <table:table-row table:style-name="ro1">
          <table:table-cell office:value-type="float" office:value="0.495987743139267" calcext:value-type="float">
            <text:p>0.495987743139267</text:p>
          </table:table-cell>
          <table:table-cell table:number-columns-repeated="2"/>
        </table:table-row>
        <table:table-row table:style-name="ro1">
          <table:table-cell office:value-type="float" office:value="0.784827470779419" calcext:value-type="float">
            <text:p>0.784827470779419</text:p>
          </table:table-cell>
          <table:table-cell table:number-columns-repeated="2"/>
        </table:table-row>
        <table:table-row table:style-name="ro1">
          <table:table-cell office:value-type="float" office:value="0.894250273704529" calcext:value-type="float">
            <text:p>0.894250273704529</text:p>
          </table:table-cell>
          <table:table-cell table:number-columns-repeated="2"/>
        </table:table-row>
        <table:table-row table:style-name="ro1">
          <table:table-cell office:value-type="float" office:value="0.830500304698944" calcext:value-type="float">
            <text:p>0.830500304698944</text:p>
          </table:table-cell>
          <table:table-cell table:number-columns-repeated="2"/>
        </table:table-row>
        <table:table-row table:style-name="ro1">
          <table:table-cell office:value-type="float" office:value="0.847684919834137" calcext:value-type="float">
            <text:p>0.847684919834137</text:p>
          </table:table-cell>
          <table:table-cell table:number-columns-repeated="2"/>
        </table:table-row>
        <table:table-row table:style-name="ro1">
          <table:table-cell office:value-type="float" office:value="0.774210512638092" calcext:value-type="float">
            <text:p>0.774210512638092</text:p>
          </table:table-cell>
          <table:table-cell table:number-columns-repeated="2"/>
        </table:table-row>
        <table:table-row table:style-name="ro1">
          <table:table-cell office:value-type="float" office:value="0.361086934804916" calcext:value-type="float">
            <text:p>0.361086934804916</text:p>
          </table:table-cell>
          <table:table-cell table:number-columns-repeated="2"/>
        </table:table-row>
        <table:table-row table:style-name="ro1">
          <table:table-cell office:value-type="float" office:value="0.451633721590042" calcext:value-type="float">
            <text:p>0.451633721590042</text:p>
          </table:table-cell>
          <table:table-cell table:number-columns-repeated="2"/>
        </table:table-row>
        <table:table-row table:style-name="ro1">
          <table:table-cell office:value-type="float" office:value="0.561187326908112" calcext:value-type="float">
            <text:p>0.561187326908112</text:p>
          </table:table-cell>
          <table:table-cell table:number-columns-repeated="2"/>
        </table:table-row>
        <table:table-row table:style-name="ro1">
          <table:table-cell office:value-type="float" office:value="0.633408784866333" calcext:value-type="float">
            <text:p>0.633408784866333</text:p>
          </table:table-cell>
          <table:table-cell table:number-columns-repeated="2"/>
        </table:table-row>
        <table:table-row table:style-name="ro1">
          <table:table-cell office:value-type="float" office:value="0.625136971473694" calcext:value-type="float">
            <text:p>0.625136971473694</text:p>
          </table:table-cell>
          <table:table-cell table:number-columns-repeated="2"/>
        </table:table-row>
        <table:table-row table:style-name="ro1">
          <table:table-cell office:value-type="float" office:value="0.5335613489151" calcext:value-type="float">
            <text:p>0.5335613489151</text:p>
          </table:table-cell>
          <table:table-cell table:number-columns-repeated="2"/>
        </table:table-row>
        <table:table-row table:style-name="ro1">
          <table:table-cell office:value-type="float" office:value="0.257516145706177" calcext:value-type="float">
            <text:p>0.257516145706177</text:p>
          </table:table-cell>
          <table:table-cell table:number-columns-repeated="2"/>
        </table:table-row>
        <table:table-row table:style-name="ro1">
          <table:table-cell office:value-type="float" office:value="0.258439391851425" calcext:value-type="float">
            <text:p>0.258439391851425</text:p>
          </table:table-cell>
          <table:table-cell table:number-columns-repeated="2"/>
        </table:table-row>
        <table:table-row table:style-name="ro1">
          <table:table-cell office:value-type="float" office:value="0.257727563381195" calcext:value-type="float">
            <text:p>0.257727563381195</text:p>
          </table:table-cell>
          <table:table-cell table:number-columns-repeated="2"/>
        </table:table-row>
        <table:table-row table:style-name="ro1">
          <table:table-cell office:value-type="float" office:value="0.25737053155899" calcext:value-type="float">
            <text:p>0.25737053155899</text:p>
          </table:table-cell>
          <table:table-cell table:number-columns-repeated="2"/>
        </table:table-row>
        <table:table-row table:style-name="ro1">
          <table:table-cell office:value-type="float" office:value="0.256865859031677" calcext:value-type="float">
            <text:p>0.256865859031677</text:p>
          </table:table-cell>
          <table:table-cell table:number-columns-repeated="2"/>
        </table:table-row>
        <table:table-row table:style-name="ro1">
          <table:table-cell office:value-type="float" office:value="0.257017493247986" calcext:value-type="float">
            <text:p>0.257017493247986</text:p>
          </table:table-cell>
          <table:table-cell table:number-columns-repeated="2"/>
        </table:table-row>
        <table:table-row table:style-name="ro1">
          <table:table-cell office:value-type="float" office:value="0.256032675504684" calcext:value-type="float">
            <text:p>0.256032675504684</text:p>
          </table:table-cell>
          <table:table-cell table:number-columns-repeated="2"/>
        </table:table-row>
        <table:table-row table:style-name="ro1">
          <table:table-cell office:value-type="float" office:value="0.251962155103683" calcext:value-type="float">
            <text:p>0.251962155103683</text:p>
          </table:table-cell>
          <table:table-cell table:number-columns-repeated="2"/>
        </table:table-row>
        <table:table-row table:style-name="ro1">
          <table:table-cell office:value-type="float" office:value="0.253430634737015" calcext:value-type="float">
            <text:p>0.253430634737015</text:p>
          </table:table-cell>
          <table:table-cell table:number-columns-repeated="2"/>
        </table:table-row>
        <table:table-row table:style-name="ro1">
          <table:table-cell office:value-type="float" office:value="0.253222227096558" calcext:value-type="float">
            <text:p>0.253222227096558</text:p>
          </table:table-cell>
          <table:table-cell table:number-columns-repeated="2"/>
        </table:table-row>
        <table:table-row table:style-name="ro1">
          <table:table-cell office:value-type="float" office:value="0.270684212446213" calcext:value-type="float">
            <text:p>0.270684212446213</text:p>
          </table:table-cell>
          <table:table-cell table:number-columns-repeated="2"/>
        </table:table-row>
        <table:table-row table:style-name="ro1">
          <table:table-cell office:value-type="float" office:value="0.270531445741653" calcext:value-type="float">
            <text:p>0.270531445741653</text:p>
          </table:table-cell>
          <table:table-cell table:number-columns-repeated="2"/>
        </table:table-row>
        <table:table-row table:style-name="ro1">
          <table:table-cell office:value-type="float" office:value="0.27214577794075" calcext:value-type="float">
            <text:p>0.27214577794075</text:p>
          </table:table-cell>
          <table:table-cell table:number-columns-repeated="2"/>
        </table:table-row>
        <table:table-row table:style-name="ro1">
          <table:table-cell office:value-type="float" office:value="0.271972298622131" calcext:value-type="float">
            <text:p>0.271972298622131</text:p>
          </table:table-cell>
          <table:table-cell table:number-columns-repeated="2"/>
        </table:table-row>
        <table:table-row table:style-name="ro1">
          <table:table-cell office:value-type="float" office:value="0.272085964679718" calcext:value-type="float">
            <text:p>0.272085964679718</text:p>
          </table:table-cell>
          <table:table-cell table:number-columns-repeated="2"/>
        </table:table-row>
        <table:table-row table:style-name="ro1">
          <table:table-cell office:value-type="float" office:value="0.271084278821945" calcext:value-type="float">
            <text:p>0.271084278821945</text:p>
          </table:table-cell>
          <table:table-cell table:number-columns-repeated="2"/>
        </table:table-row>
        <table:table-row table:style-name="ro1">
          <table:table-cell office:value-type="float" office:value="0.270720571279526" calcext:value-type="float">
            <text:p>0.270720571279526</text:p>
          </table:table-cell>
          <table:table-cell table:number-columns-repeated="2"/>
        </table:table-row>
        <table:table-row table:style-name="ro1">
          <table:table-cell office:value-type="float" office:value="0.270573288202286" calcext:value-type="float">
            <text:p>0.270573288202286</text:p>
          </table:table-cell>
          <table:table-cell table:number-columns-repeated="2"/>
        </table:table-row>
        <table:table-row table:style-name="ro1">
          <table:table-cell office:value-type="float" office:value="0.270832598209381" calcext:value-type="float">
            <text:p>0.270832598209381</text:p>
          </table:table-cell>
          <table:table-cell table:number-columns-repeated="2"/>
        </table:table-row>
        <table:table-row table:style-name="ro1">
          <table:table-cell office:value-type="float" office:value="0.260776579380035" calcext:value-type="float">
            <text:p>0.260776579380035</text:p>
          </table:table-cell>
          <table:table-cell table:number-columns-repeated="2"/>
        </table:table-row>
        <table:table-row table:style-name="ro1">
          <table:table-cell office:value-type="float" office:value="0.261291891336441" calcext:value-type="float">
            <text:p>0.261291891336441</text:p>
          </table:table-cell>
          <table:table-cell table:number-columns-repeated="2"/>
        </table:table-row>
        <table:table-row table:style-name="ro1">
          <table:table-cell office:value-type="float" office:value="0.264279514551163" calcext:value-type="float">
            <text:p>0.264279514551163</text:p>
          </table:table-cell>
          <table:table-cell table:number-columns-repeated="2"/>
        </table:table-row>
        <table:table-row table:style-name="ro1">
          <table:table-cell office:value-type="float" office:value="0.260451078414917" calcext:value-type="float">
            <text:p>0.260451078414917</text:p>
          </table:table-cell>
          <table:table-cell table:number-columns-repeated="2"/>
        </table:table-row>
        <table:table-row table:style-name="ro1">
          <table:table-cell office:value-type="float" office:value="0.269501775503159" calcext:value-type="float">
            <text:p>0.269501775503159</text:p>
          </table:table-cell>
          <table:table-cell table:number-columns-repeated="2"/>
        </table:table-row>
        <table:table-row table:style-name="ro1">
          <table:table-cell office:value-type="float" office:value="0.273975640535355" calcext:value-type="float">
            <text:p>0.273975640535355</text:p>
          </table:table-cell>
          <table:table-cell table:number-columns-repeated="2"/>
        </table:table-row>
        <table:table-row table:style-name="ro1">
          <table:table-cell office:value-type="float" office:value="0.257533013820648" calcext:value-type="float">
            <text:p>0.257533013820648</text:p>
          </table:table-cell>
          <table:table-cell table:number-columns-repeated="2"/>
        </table:table-row>
        <table:table-row table:style-name="ro1">
          <table:table-cell office:value-type="float" office:value="0.276078760623932" calcext:value-type="float">
            <text:p>0.276078760623932</text:p>
          </table:table-cell>
          <table:table-cell table:number-columns-repeated="2"/>
        </table:table-row>
        <table:table-row table:style-name="ro1">
          <table:table-cell office:value-type="float" office:value="0.281839072704315" calcext:value-type="float">
            <text:p>0.281839072704315</text:p>
          </table:table-cell>
          <table:table-cell table:number-columns-repeated="2"/>
        </table:table-row>
        <table:table-row table:style-name="ro1">
          <table:table-cell office:value-type="float" office:value="0.315342158079147" calcext:value-type="float">
            <text:p>0.315342158079147</text:p>
          </table:table-cell>
          <table:table-cell table:number-columns-repeated="2"/>
        </table:table-row>
        <table:table-row table:style-name="ro1">
          <table:table-cell office:value-type="float" office:value="0.262736201286316" calcext:value-type="float">
            <text:p>0.262736201286316</text:p>
          </table:table-cell>
          <table:table-cell table:number-columns-repeated="2"/>
        </table:table-row>
        <table:table-row table:style-name="ro1">
          <table:table-cell office:value-type="float" office:value="0.26304230093956" calcext:value-type="float">
            <text:p>0.26304230093956</text:p>
          </table:table-cell>
          <table:table-cell table:number-columns-repeated="2"/>
        </table:table-row>
        <table:table-row table:style-name="ro1">
          <table:table-cell office:value-type="float" office:value="0.263659566640854" calcext:value-type="float">
            <text:p>0.263659566640854</text:p>
          </table:table-cell>
          <table:table-cell table:number-columns-repeated="2"/>
        </table:table-row>
        <table:table-row table:style-name="ro1">
          <table:table-cell office:value-type="float" office:value="0.263863503932953" calcext:value-type="float">
            <text:p>0.263863503932953</text:p>
          </table:table-cell>
          <table:table-cell table:number-columns-repeated="2"/>
        </table:table-row>
        <table:table-row table:style-name="ro1">
          <table:table-cell office:value-type="float" office:value="0.263919323682785" calcext:value-type="float">
            <text:p>0.263919323682785</text:p>
          </table:table-cell>
          <table:table-cell table:number-columns-repeated="2"/>
        </table:table-row>
        <table:table-row table:style-name="ro1">
          <table:table-cell office:value-type="float" office:value="0.264224976301193" calcext:value-type="float">
            <text:p>0.264224976301193</text:p>
          </table:table-cell>
          <table:table-cell table:number-columns-repeated="2"/>
        </table:table-row>
        <table:table-row table:style-name="ro1">
          <table:table-cell office:value-type="float" office:value="0.262322872877121" calcext:value-type="float">
            <text:p>0.262322872877121</text:p>
          </table:table-cell>
          <table:table-cell table:number-columns-repeated="2"/>
        </table:table-row>
        <table:table-row table:style-name="ro1">
          <table:table-cell office:value-type="float" office:value="0.348786324262619" calcext:value-type="float">
            <text:p>0.348786324262619</text:p>
          </table:table-cell>
          <table:table-cell table:number-columns-repeated="2"/>
        </table:table-row>
        <table:table-row table:style-name="ro1">
          <table:table-cell office:value-type="float" office:value="0.282680958509445" calcext:value-type="float">
            <text:p>0.282680958509445</text:p>
          </table:table-cell>
          <table:table-cell table:number-columns-repeated="2"/>
        </table:table-row>
        <table:table-row table:style-name="ro1">
          <table:table-cell office:value-type="float" office:value="0.280144393444061" calcext:value-type="float">
            <text:p>0.280144393444061</text:p>
          </table:table-cell>
          <table:table-cell table:number-columns-repeated="2"/>
        </table:table-row>
        <table:table-row table:style-name="ro1">
          <table:table-cell office:value-type="float" office:value="0.373896807432175" calcext:value-type="float">
            <text:p>0.373896807432175</text:p>
          </table:table-cell>
          <table:table-cell table:number-columns-repeated="2"/>
        </table:table-row>
        <table:table-row table:style-name="ro1">
          <table:table-cell office:value-type="float" office:value="0.271790683269501" calcext:value-type="float">
            <text:p>0.271790683269501</text:p>
          </table:table-cell>
          <table:table-cell table:number-columns-repeated="2"/>
        </table:table-row>
        <table:table-row table:style-name="ro1">
          <table:table-cell office:value-type="float" office:value="0.686367750167847" calcext:value-type="float">
            <text:p>0.686367750167847</text:p>
          </table:table-cell>
          <table:table-cell table:number-columns-repeated="2"/>
        </table:table-row>
        <table:table-row table:style-name="ro1">
          <table:table-cell office:value-type="float" office:value="0.7168328166008" calcext:value-type="float">
            <text:p>0.7168328166008</text:p>
          </table:table-cell>
          <table:table-cell table:number-columns-repeated="2"/>
        </table:table-row>
        <table:table-row table:style-name="ro1">
          <table:table-cell office:value-type="float" office:value="0.850298464298248" calcext:value-type="float">
            <text:p>0.850298464298248</text:p>
          </table:table-cell>
          <table:table-cell table:number-columns-repeated="2"/>
        </table:table-row>
        <table:table-row table:style-name="ro1">
          <table:table-cell office:value-type="float" office:value="0.27063462138176" calcext:value-type="float">
            <text:p>0.27063462138176</text:p>
          </table:table-cell>
          <table:table-cell table:number-columns-repeated="2"/>
        </table:table-row>
        <table:table-row table:style-name="ro1">
          <table:table-cell office:value-type="float" office:value="0.826898217201233" calcext:value-type="float">
            <text:p>0.826898217201233</text:p>
          </table:table-cell>
          <table:table-cell table:number-columns-repeated="2"/>
        </table:table-row>
        <table:table-row table:style-name="ro1">
          <table:table-cell office:value-type="float" office:value="0.852970898151398" calcext:value-type="float">
            <text:p>0.852970898151398</text:p>
          </table:table-cell>
          <table:table-cell table:number-columns-repeated="2"/>
        </table:table-row>
        <table:table-row table:style-name="ro1">
          <table:table-cell office:value-type="float" office:value="0.900126814842224" calcext:value-type="float">
            <text:p>0.900126814842224</text:p>
          </table:table-cell>
          <table:table-cell table:number-columns-repeated="2"/>
        </table:table-row>
        <table:table-row table:style-name="ro1">
          <table:table-cell office:value-type="float" office:value="0.896803379058838" calcext:value-type="float">
            <text:p>0.896803379058838</text:p>
          </table:table-cell>
          <table:table-cell table:number-columns-repeated="2"/>
        </table:table-row>
        <table:table-row table:style-name="ro1">
          <table:table-cell office:value-type="float" office:value="0.915218949317932" calcext:value-type="float">
            <text:p>0.915218949317932</text:p>
          </table:table-cell>
          <table:table-cell table:number-columns-repeated="2"/>
        </table:table-row>
        <table:table-row table:style-name="ro1">
          <table:table-cell office:value-type="float" office:value="0.903748691082001" calcext:value-type="float">
            <text:p>0.903748691082001</text:p>
          </table:table-cell>
          <table:table-cell table:number-columns-repeated="2"/>
        </table:table-row>
        <table:table-row table:style-name="ro1">
          <table:table-cell office:value-type="float" office:value="0.892321586608887" calcext:value-type="float">
            <text:p>0.892321586608887</text:p>
          </table:table-cell>
          <table:table-cell table:number-columns-repeated="2"/>
        </table:table-row>
        <table:table-row table:style-name="ro1">
          <table:table-cell office:value-type="float" office:value="0.257222533226013" calcext:value-type="float">
            <text:p>0.257222533226013</text:p>
          </table:table-cell>
          <table:table-cell table:number-columns-repeated="2"/>
        </table:table-row>
        <table:table-row table:style-name="ro1">
          <table:table-cell office:value-type="float" office:value="0.913876593112946" calcext:value-type="float">
            <text:p>0.913876593112946</text:p>
          </table:table-cell>
          <table:table-cell table:number-columns-repeated="2"/>
        </table:table-row>
        <table:table-row table:style-name="ro1">
          <table:table-cell office:value-type="float" office:value="0.261278301477432" calcext:value-type="float">
            <text:p>0.261278301477432</text:p>
          </table:table-cell>
          <table:table-cell table:number-columns-repeated="2"/>
        </table:table-row>
        <table:table-row table:style-name="ro1">
          <table:table-cell office:value-type="float" office:value="0.91800981760025" calcext:value-type="float">
            <text:p>0.91800981760025</text:p>
          </table:table-cell>
          <table:table-cell table:number-columns-repeated="2"/>
        </table:table-row>
        <table:table-row table:style-name="ro1">
          <table:table-cell office:value-type="float" office:value="0.260739922523499" calcext:value-type="float">
            <text:p>0.260739922523499</text:p>
          </table:table-cell>
          <table:table-cell table:number-columns-repeated="2"/>
        </table:table-row>
        <table:table-row table:style-name="ro1">
          <table:table-cell office:value-type="float" office:value="0.920848309993744" calcext:value-type="float">
            <text:p>0.920848309993744</text:p>
          </table:table-cell>
          <table:table-cell table:number-columns-repeated="2"/>
        </table:table-row>
        <table:table-row table:style-name="ro1">
          <table:table-cell office:value-type="float" office:value="0.261840373277664" calcext:value-type="float">
            <text:p>0.261840373277664</text:p>
          </table:table-cell>
          <table:table-cell table:number-columns-repeated="2"/>
        </table:table-row>
        <table:table-row table:style-name="ro1">
          <table:table-cell office:value-type="float" office:value="0.908558905124664" calcext:value-type="float">
            <text:p>0.908558905124664</text:p>
          </table:table-cell>
          <table:table-cell table:number-columns-repeated="2"/>
        </table:table-row>
        <table:table-row table:style-name="ro1">
          <table:table-cell office:value-type="float" office:value="0.264389872550964" calcext:value-type="float">
            <text:p>0.264389872550964</text:p>
          </table:table-cell>
          <table:table-cell table:number-columns-repeated="2"/>
        </table:table-row>
        <table:table-row table:style-name="ro1">
          <table:table-cell office:value-type="float" office:value="0.887737691402435" calcext:value-type="float">
            <text:p>0.887737691402435</text:p>
          </table:table-cell>
          <table:table-cell table:number-columns-repeated="2"/>
        </table:table-row>
        <table:table-row table:style-name="ro1">
          <table:table-cell office:value-type="float" office:value="0.255405336618423" calcext:value-type="float">
            <text:p>0.255405336618423</text:p>
          </table:table-cell>
          <table:table-cell table:number-columns-repeated="2"/>
        </table:table-row>
        <table:table-row table:style-name="ro1">
          <table:table-cell office:value-type="float" office:value="0.888481259346008" calcext:value-type="float">
            <text:p>0.888481259346008</text:p>
          </table:table-cell>
          <table:table-cell table:number-columns-repeated="2"/>
        </table:table-row>
        <table:table-row table:style-name="ro1">
          <table:table-cell office:value-type="float" office:value="0.256078362464905" calcext:value-type="float">
            <text:p>0.256078362464905</text:p>
          </table:table-cell>
          <table:table-cell table:number-columns-repeated="2"/>
        </table:table-row>
        <table:table-row table:style-name="ro1">
          <table:table-cell office:value-type="float" office:value="0.897603094577789" calcext:value-type="float">
            <text:p>0.897603094577789</text:p>
          </table:table-cell>
          <table:table-cell table:number-columns-repeated="2"/>
        </table:table-row>
        <table:table-row table:style-name="ro1">
          <table:table-cell office:value-type="float" office:value="0.290137857198715" calcext:value-type="float">
            <text:p>0.290137857198715</text:p>
          </table:table-cell>
          <table:table-cell table:number-columns-repeated="2"/>
        </table:table-row>
        <table:table-row table:style-name="ro1">
          <table:table-cell office:value-type="float" office:value="0.860870897769928" calcext:value-type="float">
            <text:p>0.860870897769928</text:p>
          </table:table-cell>
          <table:table-cell table:number-columns-repeated="2"/>
        </table:table-row>
        <table:table-row table:style-name="ro1">
          <table:table-cell office:value-type="float" office:value="0.289515018463135" calcext:value-type="float">
            <text:p>0.289515018463135</text:p>
          </table:table-cell>
          <table:table-cell table:number-columns-repeated="2"/>
        </table:table-row>
        <table:table-row table:style-name="ro1">
          <table:table-cell office:value-type="float" office:value="0.887152135372162" calcext:value-type="float">
            <text:p>0.887152135372162</text:p>
          </table:table-cell>
          <table:table-cell table:number-columns-repeated="2"/>
        </table:table-row>
        <table:table-row table:style-name="ro1">
          <table:table-cell office:value-type="float" office:value="0.290004462003708" calcext:value-type="float">
            <text:p>0.290004462003708</text:p>
          </table:table-cell>
          <table:table-cell table:number-columns-repeated="2"/>
        </table:table-row>
        <table:table-row table:style-name="ro1">
          <table:table-cell office:value-type="float" office:value="0.864924907684326" calcext:value-type="float">
            <text:p>0.864924907684326</text:p>
          </table:table-cell>
          <table:table-cell table:number-columns-repeated="2"/>
        </table:table-row>
        <table:table-row table:style-name="ro1">
          <table:table-cell office:value-type="float" office:value="0.289076626300812" calcext:value-type="float">
            <text:p>0.289076626300812</text:p>
          </table:table-cell>
          <table:table-cell table:number-columns-repeated="2"/>
        </table:table-row>
        <table:table-row table:style-name="ro1">
          <table:table-cell office:value-type="float" office:value="0.871340334415436" calcext:value-type="float">
            <text:p>0.871340334415436</text:p>
          </table:table-cell>
          <table:table-cell table:number-columns-repeated="2"/>
        </table:table-row>
        <table:table-row table:style-name="ro1">
          <table:table-cell office:value-type="float" office:value="0.288436442613602" calcext:value-type="float">
            <text:p>0.288436442613602</text:p>
          </table:table-cell>
          <table:table-cell table:number-columns-repeated="2"/>
        </table:table-row>
        <table:table-row table:style-name="ro1">
          <table:table-cell office:value-type="float" office:value="0.866138100624085" calcext:value-type="float">
            <text:p>0.866138100624085</text:p>
          </table:table-cell>
          <table:table-cell table:number-columns-repeated="2"/>
        </table:table-row>
        <table:table-row table:style-name="ro1">
          <table:table-cell office:value-type="float" office:value="0.287265330553055" calcext:value-type="float">
            <text:p>0.287265330553055</text:p>
          </table:table-cell>
          <table:table-cell table:number-columns-repeated="2"/>
        </table:table-row>
        <table:table-row table:style-name="ro1">
          <table:table-cell office:value-type="float" office:value="0.871410548686981" calcext:value-type="float">
            <text:p>0.871410548686981</text:p>
          </table:table-cell>
          <table:table-cell table:number-columns-repeated="2"/>
        </table:table-row>
        <table:table-row table:style-name="ro1">
          <table:table-cell office:value-type="float" office:value="0.287766963243484" calcext:value-type="float">
            <text:p>0.287766963243484</text:p>
          </table:table-cell>
          <table:table-cell table:number-columns-repeated="2"/>
        </table:table-row>
        <table:table-row table:style-name="ro1">
          <table:table-cell office:value-type="float" office:value="0.876366078853607" calcext:value-type="float">
            <text:p>0.876366078853607</text:p>
          </table:table-cell>
          <table:table-cell table:number-columns-repeated="2"/>
        </table:table-row>
        <table:table-row table:style-name="ro1">
          <table:table-cell office:value-type="float" office:value="0.289019703865051" calcext:value-type="float">
            <text:p>0.289019703865051</text:p>
          </table:table-cell>
          <table:table-cell table:number-columns-repeated="2"/>
        </table:table-row>
        <table:table-row table:style-name="ro1">
          <table:table-cell office:value-type="float" office:value="0.87675929069519" calcext:value-type="float">
            <text:p>0.87675929069519</text:p>
          </table:table-cell>
          <table:table-cell table:number-columns-repeated="2"/>
        </table:table-row>
        <table:table-row table:style-name="ro1">
          <table:table-cell office:value-type="float" office:value="0.288755655288696" calcext:value-type="float">
            <text:p>0.288755655288696</text:p>
          </table:table-cell>
          <table:table-cell table:number-columns-repeated="2"/>
        </table:table-row>
        <table:table-row table:style-name="ro1">
          <table:table-cell office:value-type="float" office:value="0.881505489349365" calcext:value-type="float">
            <text:p>0.881505489349365</text:p>
          </table:table-cell>
          <table:table-cell table:number-columns-repeated="2"/>
        </table:table-row>
        <table:table-row table:style-name="ro1">
          <table:table-cell office:value-type="float" office:value="0.288934767246246" calcext:value-type="float">
            <text:p>0.288934767246246</text:p>
          </table:table-cell>
          <table:table-cell table:number-columns-repeated="2"/>
        </table:table-row>
        <table:table-row table:style-name="ro1">
          <table:table-cell office:value-type="float" office:value="0.879248857498169" calcext:value-type="float">
            <text:p>0.879248857498169</text:p>
          </table:table-cell>
          <table:table-cell table:number-columns-repeated="2"/>
        </table:table-row>
        <table:table-row table:style-name="ro1">
          <table:table-cell office:value-type="float" office:value="0.293006390333176" calcext:value-type="float">
            <text:p>0.293006390333176</text:p>
          </table:table-cell>
          <table:table-cell table:number-columns-repeated="2"/>
        </table:table-row>
        <table:table-row table:style-name="ro1">
          <table:table-cell office:value-type="float" office:value="0.883405804634094" calcext:value-type="float">
            <text:p>0.883405804634094</text:p>
          </table:table-cell>
          <table:table-cell table:number-columns-repeated="2"/>
        </table:table-row>
        <table:table-row table:style-name="ro1">
          <table:table-cell office:value-type="float" office:value="0.294368088245392" calcext:value-type="float">
            <text:p>0.294368088245392</text:p>
          </table:table-cell>
          <table:table-cell table:number-columns-repeated="2"/>
        </table:table-row>
        <table:table-row table:style-name="ro1">
          <table:table-cell office:value-type="float" office:value="0.888201236724854" calcext:value-type="float">
            <text:p>0.888201236724854</text:p>
          </table:table-cell>
          <table:table-cell table:number-columns-repeated="2"/>
        </table:table-row>
        <table:table-row table:style-name="ro1">
          <table:table-cell office:value-type="float" office:value="0.289236932992935" calcext:value-type="float">
            <text:p>0.289236932992935</text:p>
          </table:table-cell>
          <table:table-cell table:number-columns-repeated="2"/>
        </table:table-row>
        <table:table-row table:style-name="ro1">
          <table:table-cell office:value-type="float" office:value="0.891370236873627" calcext:value-type="float">
            <text:p>0.891370236873627</text:p>
          </table:table-cell>
          <table:table-cell table:number-columns-repeated="2"/>
        </table:table-row>
        <table:table-row table:style-name="ro1">
          <table:table-cell office:value-type="float" office:value="0.29410719871521" calcext:value-type="float">
            <text:p>0.29410719871521</text:p>
          </table:table-cell>
          <table:table-cell table:number-columns-repeated="2"/>
        </table:table-row>
        <table:table-row table:style-name="ro1">
          <table:table-cell office:value-type="float" office:value="0.902037918567658" calcext:value-type="float">
            <text:p>0.902037918567658</text:p>
          </table:table-cell>
          <table:table-cell table:number-columns-repeated="2"/>
        </table:table-row>
        <table:table-row table:style-name="ro1">
          <table:table-cell office:value-type="float" office:value="0.294108897447586" calcext:value-type="float">
            <text:p>0.294108897447586</text:p>
          </table:table-cell>
          <table:table-cell table:number-columns-repeated="2"/>
        </table:table-row>
        <table:table-row table:style-name="ro1">
          <table:table-cell office:value-type="float" office:value="0.89918839931488" calcext:value-type="float">
            <text:p>0.89918839931488</text:p>
          </table:table-cell>
          <table:table-cell table:number-columns-repeated="2"/>
        </table:table-row>
        <table:table-row table:style-name="ro1">
          <table:table-cell office:value-type="float" office:value="0.294075936079025" calcext:value-type="float">
            <text:p>0.294075936079025</text:p>
          </table:table-cell>
          <table:table-cell table:number-columns-repeated="2"/>
        </table:table-row>
        <table:table-row table:style-name="ro1">
          <table:table-cell office:value-type="float" office:value="0.900541186332702" calcext:value-type="float">
            <text:p>0.900541186332702</text:p>
          </table:table-cell>
          <table:table-cell table:number-columns-repeated="2"/>
        </table:table-row>
        <table:table-row table:style-name="ro1">
          <table:table-cell office:value-type="float" office:value="0.293659895658493" calcext:value-type="float">
            <text:p>0.293659895658493</text:p>
          </table:table-cell>
          <table:table-cell table:number-columns-repeated="2"/>
        </table:table-row>
        <table:table-row table:style-name="ro1">
          <table:table-cell office:value-type="float" office:value="0.901741921901703" calcext:value-type="float">
            <text:p>0.901741921901703</text:p>
          </table:table-cell>
          <table:table-cell table:number-columns-repeated="2"/>
        </table:table-row>
        <table:table-row table:style-name="ro1">
          <table:table-cell office:value-type="float" office:value="0.293343991041184" calcext:value-type="float">
            <text:p>0.293343991041184</text:p>
          </table:table-cell>
          <table:table-cell table:number-columns-repeated="2"/>
        </table:table-row>
        <table:table-row table:style-name="ro1">
          <table:table-cell office:value-type="float" office:value="0.908150792121887" calcext:value-type="float">
            <text:p>0.908150792121887</text:p>
          </table:table-cell>
          <table:table-cell table:number-columns-repeated="2"/>
        </table:table-row>
        <table:table-row table:style-name="ro1">
          <table:table-cell office:value-type="float" office:value="0.292393982410431" calcext:value-type="float">
            <text:p>0.292393982410431</text:p>
          </table:table-cell>
          <table:table-cell table:number-columns-repeated="2"/>
        </table:table-row>
        <table:table-row table:style-name="ro1">
          <table:table-cell office:value-type="float" office:value="0.910987615585327" calcext:value-type="float">
            <text:p>0.910987615585327</text:p>
          </table:table-cell>
          <table:table-cell table:number-columns-repeated="2"/>
        </table:table-row>
        <table:table-row table:style-name="ro1">
          <table:table-cell office:value-type="float" office:value="0.292600065469742" calcext:value-type="float">
            <text:p>0.292600065469742</text:p>
          </table:table-cell>
          <table:table-cell table:number-columns-repeated="2"/>
        </table:table-row>
        <table:table-row table:style-name="ro1">
          <table:table-cell office:value-type="float" office:value="0.911982536315918" calcext:value-type="float">
            <text:p>0.911982536315918</text:p>
          </table:table-cell>
          <table:table-cell table:number-columns-repeated="2"/>
        </table:table-row>
        <table:table-row table:style-name="ro1">
          <table:table-cell office:value-type="float" office:value="0.289161324501038" calcext:value-type="float">
            <text:p>0.289161324501038</text:p>
          </table:table-cell>
          <table:table-cell table:number-columns-repeated="2"/>
        </table:table-row>
        <table:table-row table:style-name="ro1">
          <table:table-cell office:value-type="float" office:value="0.917139291763306" calcext:value-type="float">
            <text:p>0.917139291763306</text:p>
          </table:table-cell>
          <table:table-cell table:number-columns-repeated="2"/>
        </table:table-row>
        <table:table-row table:style-name="ro1">
          <table:table-cell office:value-type="float" office:value="0.292713433504105" calcext:value-type="float">
            <text:p>0.292713433504105</text:p>
          </table:table-cell>
          <table:table-cell table:number-columns-repeated="2"/>
        </table:table-row>
        <table:table-row table:style-name="ro1">
          <table:table-cell office:value-type="float" office:value="0.921291828155518" calcext:value-type="float">
            <text:p>0.921291828155518</text:p>
          </table:table-cell>
          <table:table-cell table:number-columns-repeated="2"/>
        </table:table-row>
        <table:table-row table:style-name="ro1">
          <table:table-cell office:value-type="float" office:value="0.293112397193909" calcext:value-type="float">
            <text:p>0.293112397193909</text:p>
          </table:table-cell>
          <table:table-cell table:number-columns-repeated="2"/>
        </table:table-row>
        <table:table-row table:style-name="ro1">
          <table:table-cell office:value-type="float" office:value="0.922918617725372" calcext:value-type="float">
            <text:p>0.922918617725372</text:p>
          </table:table-cell>
          <table:table-cell table:number-columns-repeated="2"/>
        </table:table-row>
        <table:table-row table:style-name="ro1">
          <table:table-cell office:value-type="float" office:value="0.292234569787979" calcext:value-type="float">
            <text:p>0.292234569787979</text:p>
          </table:table-cell>
          <table:table-cell table:number-columns-repeated="2"/>
        </table:table-row>
        <table:table-row table:style-name="ro1">
          <table:table-cell office:value-type="float" office:value="0.923908710479736" calcext:value-type="float">
            <text:p>0.923908710479736</text:p>
          </table:table-cell>
          <table:table-cell table:number-columns-repeated="2"/>
        </table:table-row>
        <table:table-row table:style-name="ro1">
          <table:table-cell office:value-type="float" office:value="0.306167602539062" calcext:value-type="float">
            <text:p>0.306167602539062</text:p>
          </table:table-cell>
          <table:table-cell table:number-columns-repeated="2"/>
        </table:table-row>
        <table:table-row table:style-name="ro1">
          <table:table-cell office:value-type="float" office:value="0.922345876693726" calcext:value-type="float">
            <text:p>0.922345876693726</text:p>
          </table:table-cell>
          <table:table-cell table:number-columns-repeated="2"/>
        </table:table-row>
        <table:table-row table:style-name="ro1">
          <table:table-cell office:value-type="float" office:value="0.93423318862915" calcext:value-type="float">
            <text:p>0.93423318862915</text:p>
          </table:table-cell>
          <table:table-cell table:number-columns-repeated="2"/>
        </table:table-row>
        <table:table-row table:style-name="ro1">
          <table:table-cell office:value-type="float" office:value="0.931237161159515" calcext:value-type="float">
            <text:p>0.931237161159515</text:p>
          </table:table-cell>
          <table:table-cell table:number-columns-repeated="2"/>
        </table:table-row>
        <table:table-row table:style-name="ro1">
          <table:table-cell office:value-type="float" office:value="0.932477176189423" calcext:value-type="float">
            <text:p>0.932477176189423</text:p>
          </table:table-cell>
          <table:table-cell table:number-columns-repeated="2"/>
        </table:table-row>
        <table:table-row table:style-name="ro1">
          <table:table-cell office:value-type="float" office:value="0.928380727767944" calcext:value-type="float">
            <text:p>0.928380727767944</text:p>
          </table:table-cell>
          <table:table-cell table:number-columns-repeated="2"/>
        </table:table-row>
        <table:table-row table:style-name="ro1">
          <table:table-cell office:value-type="float" office:value="0.251816302537918" calcext:value-type="float">
            <text:p>0.251816302537918</text:p>
          </table:table-cell>
          <table:table-cell table:number-columns-repeated="2"/>
        </table:table-row>
        <table:table-row table:style-name="ro1">
          <table:table-cell office:value-type="float" office:value="0.925666630268097" calcext:value-type="float">
            <text:p>0.925666630268097</text:p>
          </table:table-cell>
          <table:table-cell table:number-columns-repeated="2"/>
        </table:table-row>
        <table:table-row table:style-name="ro1">
          <table:table-cell office:value-type="float" office:value="0.250646650791168" calcext:value-type="float">
            <text:p>0.250646650791168</text:p>
          </table:table-cell>
          <table:table-cell table:number-columns-repeated="2"/>
        </table:table-row>
        <table:table-row table:style-name="ro1">
          <table:table-cell office:value-type="float" office:value="0.917002320289612" calcext:value-type="float">
            <text:p>0.917002320289612</text:p>
          </table:table-cell>
          <table:table-cell table:number-columns-repeated="2"/>
        </table:table-row>
        <table:table-row table:style-name="ro1">
          <table:table-cell office:value-type="float" office:value="0.250058114528656" calcext:value-type="float">
            <text:p>0.250058114528656</text:p>
          </table:table-cell>
          <table:table-cell table:number-columns-repeated="2"/>
        </table:table-row>
        <table:table-row table:style-name="ro1">
          <table:table-cell office:value-type="float" office:value="0.909048736095428" calcext:value-type="float">
            <text:p>0.909048736095428</text:p>
          </table:table-cell>
          <table:table-cell table:number-columns-repeated="2"/>
        </table:table-row>
        <table:table-row table:style-name="ro1">
          <table:table-cell office:value-type="float" office:value="0.259310454130173" calcext:value-type="float">
            <text:p>0.259310454130173</text:p>
          </table:table-cell>
          <table:table-cell table:number-columns-repeated="2"/>
        </table:table-row>
        <table:table-row table:style-name="ro1">
          <table:table-cell office:value-type="float" office:value="0.901366293430328" calcext:value-type="float">
            <text:p>0.901366293430328</text:p>
          </table:table-cell>
          <table:table-cell table:number-columns-repeated="2"/>
        </table:table-row>
        <table:table-row table:style-name="ro1">
          <table:table-cell office:value-type="float" office:value="0.25962907075882" calcext:value-type="float">
            <text:p>0.25962907075882</text:p>
          </table:table-cell>
          <table:table-cell table:number-columns-repeated="2"/>
        </table:table-row>
        <table:table-row table:style-name="ro1">
          <table:table-cell office:value-type="float" office:value="0.892726957798004" calcext:value-type="float">
            <text:p>0.892726957798004</text:p>
          </table:table-cell>
          <table:table-cell table:number-columns-repeated="2"/>
        </table:table-row>
        <table:table-row table:style-name="ro1">
          <table:table-cell office:value-type="float" office:value="0.259655773639679" calcext:value-type="float">
            <text:p>0.259655773639679</text:p>
          </table:table-cell>
          <table:table-cell table:number-columns-repeated="2"/>
        </table:table-row>
        <table:table-row table:style-name="ro1">
          <table:table-cell office:value-type="float" office:value="0.887029051780701" calcext:value-type="float">
            <text:p>0.887029051780701</text:p>
          </table:table-cell>
          <table:table-cell table:number-columns-repeated="2"/>
        </table:table-row>
        <table:table-row table:style-name="ro1">
          <table:table-cell office:value-type="float" office:value="0.259677410125732" calcext:value-type="float">
            <text:p>0.259677410125732</text:p>
          </table:table-cell>
          <table:table-cell table:number-columns-repeated="2"/>
        </table:table-row>
        <table:table-row table:style-name="ro1">
          <table:table-cell office:value-type="float" office:value="0.886470496654511" calcext:value-type="float">
            <text:p>0.886470496654511</text:p>
          </table:table-cell>
          <table:table-cell table:number-columns-repeated="2"/>
        </table:table-row>
        <table:table-row table:style-name="ro1">
          <table:table-cell office:value-type="float" office:value="0.255126267671585" calcext:value-type="float">
            <text:p>0.255126267671585</text:p>
          </table:table-cell>
          <table:table-cell table:number-columns-repeated="2"/>
        </table:table-row>
        <table:table-row table:style-name="ro1">
          <table:table-cell office:value-type="float" office:value="0.881341695785522" calcext:value-type="float">
            <text:p>0.881341695785522</text:p>
          </table:table-cell>
          <table:table-cell table:number-columns-repeated="2"/>
        </table:table-row>
        <table:table-row table:style-name="ro1">
          <table:table-cell office:value-type="float" office:value="0.9011270403862" calcext:value-type="float">
            <text:p>0.9011270403862</text:p>
          </table:table-cell>
          <table:table-cell table:number-columns-repeated="2"/>
        </table:table-row>
        <table:table-row table:style-name="ro1">
          <table:table-cell office:value-type="float" office:value="0.251583993434906" calcext:value-type="float">
            <text:p>0.251583993434906</text:p>
          </table:table-cell>
          <table:table-cell table:number-columns-repeated="2"/>
        </table:table-row>
        <table:table-row table:style-name="ro1">
          <table:table-cell office:value-type="float" office:value="0.908495187759399" calcext:value-type="float">
            <text:p>0.908495187759399</text:p>
          </table:table-cell>
          <table:table-cell table:number-columns-repeated="2"/>
        </table:table-row>
        <table:table-row table:style-name="ro1">
          <table:table-cell office:value-type="float" office:value="0.251189261674881" calcext:value-type="float">
            <text:p>0.251189261674881</text:p>
          </table:table-cell>
          <table:table-cell table:number-columns-repeated="2"/>
        </table:table-row>
        <table:table-row table:style-name="ro1">
          <table:table-cell office:value-type="float" office:value="0.901437640190124" calcext:value-type="float">
            <text:p>0.901437640190124</text:p>
          </table:table-cell>
          <table:table-cell table:number-columns-repeated="2"/>
        </table:table-row>
        <table:table-row table:style-name="ro1">
          <table:table-cell office:value-type="float" office:value="0.25230473279953" calcext:value-type="float">
            <text:p>0.25230473279953</text:p>
          </table:table-cell>
          <table:table-cell table:number-columns-repeated="2"/>
        </table:table-row>
        <table:table-row table:style-name="ro1">
          <table:table-cell office:value-type="float" office:value="0.903320908546448" calcext:value-type="float">
            <text:p>0.903320908546448</text:p>
          </table:table-cell>
          <table:table-cell table:number-columns-repeated="2"/>
        </table:table-row>
        <table:table-row table:style-name="ro1">
          <table:table-cell office:value-type="float" office:value="0.25203612446785" calcext:value-type="float">
            <text:p>0.25203612446785</text:p>
          </table:table-cell>
          <table:table-cell table:number-columns-repeated="2"/>
        </table:table-row>
        <table:table-row table:style-name="ro1">
          <table:table-cell office:value-type="float" office:value="0.918762803077698" calcext:value-type="float">
            <text:p>0.918762803077698</text:p>
          </table:table-cell>
          <table:table-cell table:number-columns-repeated="2"/>
        </table:table-row>
        <table:table-row table:style-name="ro1">
          <table:table-cell office:value-type="float" office:value="0.252157866954803" calcext:value-type="float">
            <text:p>0.252157866954803</text:p>
          </table:table-cell>
          <table:table-cell table:number-columns-repeated="2"/>
        </table:table-row>
        <table:table-row table:style-name="ro1">
          <table:table-cell office:value-type="float" office:value="0.903656721115112" calcext:value-type="float">
            <text:p>0.903656721115112</text:p>
          </table:table-cell>
          <table:table-cell table:number-columns-repeated="2"/>
        </table:table-row>
        <table:table-row table:style-name="ro1">
          <table:table-cell office:value-type="float" office:value="0.251210629940033" calcext:value-type="float">
            <text:p>0.251210629940033</text:p>
          </table:table-cell>
          <table:table-cell table:number-columns-repeated="2"/>
        </table:table-row>
        <table:table-row table:style-name="ro1">
          <table:table-cell office:value-type="float" office:value="0.899470090866089" calcext:value-type="float">
            <text:p>0.899470090866089</text:p>
          </table:table-cell>
          <table:table-cell table:number-columns-repeated="2"/>
        </table:table-row>
        <table:table-row table:style-name="ro1">
          <table:table-cell office:value-type="float" office:value="0.251098036766052" calcext:value-type="float">
            <text:p>0.251098036766052</text:p>
          </table:table-cell>
          <table:table-cell table:number-columns-repeated="2"/>
        </table:table-row>
        <table:table-row table:style-name="ro1">
          <table:table-cell office:value-type="float" office:value="0.88143116235733" calcext:value-type="float">
            <text:p>0.88143116235733</text:p>
          </table:table-cell>
          <table:table-cell table:number-columns-repeated="2"/>
        </table:table-row>
        <table:table-row table:style-name="ro1">
          <table:table-cell office:value-type="float" office:value="0.251772880554199" calcext:value-type="float">
            <text:p>0.251772880554199</text:p>
          </table:table-cell>
          <table:table-cell table:number-columns-repeated="2"/>
        </table:table-row>
        <table:table-row table:style-name="ro1">
          <table:table-cell office:value-type="float" office:value="0.83207905292511" calcext:value-type="float">
            <text:p>0.83207905292511</text:p>
          </table:table-cell>
          <table:table-cell table:number-columns-repeated="2"/>
        </table:table-row>
        <table:table-row table:style-name="ro1">
          <table:table-cell office:value-type="float" office:value="0.252434700727463" calcext:value-type="float">
            <text:p>0.252434700727463</text:p>
          </table:table-cell>
          <table:table-cell table:number-columns-repeated="2"/>
        </table:table-row>
        <table:table-row table:style-name="ro1">
          <table:table-cell office:value-type="float" office:value="0.79785293340683" calcext:value-type="float">
            <text:p>0.79785293340683</text:p>
          </table:table-cell>
          <table:table-cell table:number-columns-repeated="2"/>
        </table:table-row>
        <table:table-row table:style-name="ro1">
          <table:table-cell office:value-type="float" office:value="0.252281486988068" calcext:value-type="float">
            <text:p>0.252281486988068</text:p>
          </table:table-cell>
          <table:table-cell table:number-columns-repeated="2"/>
        </table:table-row>
        <table:table-row table:style-name="ro1">
          <table:table-cell office:value-type="float" office:value="0.815318584442139" calcext:value-type="float">
            <text:p>0.815318584442139</text:p>
          </table:table-cell>
          <table:table-cell table:number-columns-repeated="2"/>
        </table:table-row>
        <table:table-row table:style-name="ro1">
          <table:table-cell office:value-type="float" office:value="0.255230069160461" calcext:value-type="float">
            <text:p>0.255230069160461</text:p>
          </table:table-cell>
          <table:table-cell table:number-columns-repeated="2"/>
        </table:table-row>
        <table:table-row table:style-name="ro1">
          <table:table-cell office:value-type="float" office:value="0.756572186946869" calcext:value-type="float">
            <text:p>0.756572186946869</text:p>
          </table:table-cell>
          <table:table-cell table:number-columns-repeated="2"/>
        </table:table-row>
        <table:table-row table:style-name="ro1">
          <table:table-cell office:value-type="float" office:value="0.253725349903107" calcext:value-type="float">
            <text:p>0.253725349903107</text:p>
          </table:table-cell>
          <table:table-cell table:number-columns-repeated="2"/>
        </table:table-row>
        <table:table-row table:style-name="ro1">
          <table:table-cell office:value-type="float" office:value="0.844753563404083" calcext:value-type="float">
            <text:p>0.844753563404083</text:p>
          </table:table-cell>
          <table:table-cell table:number-columns-repeated="2"/>
        </table:table-row>
        <table:table-row table:style-name="ro1">
          <table:table-cell office:value-type="float" office:value="0.256415486335754" calcext:value-type="float">
            <text:p>0.256415486335754</text:p>
          </table:table-cell>
          <table:table-cell table:number-columns-repeated="2"/>
        </table:table-row>
        <table:table-row table:style-name="ro1">
          <table:table-cell office:value-type="float" office:value="0.866725564002991" calcext:value-type="float">
            <text:p>0.866725564002991</text:p>
          </table:table-cell>
          <table:table-cell table:number-columns-repeated="2"/>
        </table:table-row>
        <table:table-row table:style-name="ro1">
          <table:table-cell office:value-type="float" office:value="0.257176756858826" calcext:value-type="float">
            <text:p>0.257176756858826</text:p>
          </table:table-cell>
          <table:table-cell table:number-columns-repeated="2"/>
        </table:table-row>
        <table:table-row table:style-name="ro1">
          <table:table-cell office:value-type="float" office:value="0.864914000034332" calcext:value-type="float">
            <text:p>0.864914000034332</text:p>
          </table:table-cell>
          <table:table-cell table:number-columns-repeated="2"/>
        </table:table-row>
        <table:table-row table:style-name="ro1">
          <table:table-cell office:value-type="float" office:value="0.255287021398544" calcext:value-type="float">
            <text:p>0.255287021398544</text:p>
          </table:table-cell>
          <table:table-cell table:number-columns-repeated="2"/>
        </table:table-row>
        <table:table-row table:style-name="ro1">
          <table:table-cell office:value-type="float" office:value="0.85668408870697" calcext:value-type="float">
            <text:p>0.85668408870697</text:p>
          </table:table-cell>
          <table:table-cell table:number-columns-repeated="2"/>
        </table:table-row>
        <table:table-row table:style-name="ro1">
          <table:table-cell office:value-type="float" office:value="0.255735754966736" calcext:value-type="float">
            <text:p>0.255735754966736</text:p>
          </table:table-cell>
          <table:table-cell table:number-columns-repeated="2"/>
        </table:table-row>
        <table:table-row table:style-name="ro1">
          <table:table-cell office:value-type="float" office:value="0.853810131549835" calcext:value-type="float">
            <text:p>0.853810131549835</text:p>
          </table:table-cell>
          <table:table-cell table:number-columns-repeated="2"/>
        </table:table-row>
        <table:table-row table:style-name="ro1">
          <table:table-cell office:value-type="float" office:value="0.255582123994827" calcext:value-type="float">
            <text:p>0.255582123994827</text:p>
          </table:table-cell>
          <table:table-cell table:number-columns-repeated="2"/>
        </table:table-row>
        <table:table-row table:style-name="ro1">
          <table:table-cell office:value-type="float" office:value="0.841305494308472" calcext:value-type="float">
            <text:p>0.841305494308472</text:p>
          </table:table-cell>
          <table:table-cell table:number-columns-repeated="2"/>
        </table:table-row>
        <table:table-row table:style-name="ro1">
          <table:table-cell office:value-type="float" office:value="0.255057960748672" calcext:value-type="float">
            <text:p>0.255057960748672</text:p>
          </table:table-cell>
          <table:table-cell table:number-columns-repeated="2"/>
        </table:table-row>
        <table:table-row table:style-name="ro1">
          <table:table-cell office:value-type="float" office:value="0.827724397182465" calcext:value-type="float">
            <text:p>0.827724397182465</text:p>
          </table:table-cell>
          <table:table-cell table:number-columns-repeated="2"/>
        </table:table-row>
        <table:table-row table:style-name="ro1">
          <table:table-cell office:value-type="float" office:value="0.255312830209732" calcext:value-type="float">
            <text:p>0.255312830209732</text:p>
          </table:table-cell>
          <table:table-cell table:number-columns-repeated="2"/>
        </table:table-row>
        <table:table-row table:style-name="ro1">
          <table:table-cell office:value-type="float" office:value="0.820788145065308" calcext:value-type="float">
            <text:p>0.820788145065308</text:p>
          </table:table-cell>
          <table:table-cell table:number-columns-repeated="2"/>
        </table:table-row>
        <table:table-row table:style-name="ro1">
          <table:table-cell office:value-type="float" office:value="0.2687047123909" calcext:value-type="float">
            <text:p>0.2687047123909</text:p>
          </table:table-cell>
          <table:table-cell table:number-columns-repeated="2"/>
        </table:table-row>
        <table:table-row table:style-name="ro1">
          <table:table-cell office:value-type="float" office:value="0.804145395755768" calcext:value-type="float">
            <text:p>0.804145395755768</text:p>
          </table:table-cell>
          <table:table-cell table:number-columns-repeated="2"/>
        </table:table-row>
        <table:table-row table:style-name="ro1">
          <table:table-cell office:value-type="float" office:value="0.271481931209564" calcext:value-type="float">
            <text:p>0.271481931209564</text:p>
          </table:table-cell>
          <table:table-cell table:number-columns-repeated="2"/>
        </table:table-row>
        <table:table-row table:style-name="ro1">
          <table:table-cell office:value-type="float" office:value="0.801094353199005" calcext:value-type="float">
            <text:p>0.801094353199005</text:p>
          </table:table-cell>
          <table:table-cell table:number-columns-repeated="2"/>
        </table:table-row>
        <table:table-row table:style-name="ro1">
          <table:table-cell office:value-type="float" office:value="0.269951403141022" calcext:value-type="float">
            <text:p>0.269951403141022</text:p>
          </table:table-cell>
          <table:table-cell table:number-columns-repeated="2"/>
        </table:table-row>
        <table:table-row table:style-name="ro1">
          <table:table-cell office:value-type="float" office:value="0.787709951400757" calcext:value-type="float">
            <text:p>0.787709951400757</text:p>
          </table:table-cell>
          <table:table-cell table:number-columns-repeated="2"/>
        </table:table-row>
        <table:table-row table:style-name="ro1">
          <table:table-cell office:value-type="float" office:value="0.67850786447525" calcext:value-type="float">
            <text:p>0.67850786447525</text:p>
          </table:table-cell>
          <table:table-cell table:number-columns-repeated="2"/>
        </table:table-row>
        <table:table-row table:style-name="ro1">
          <table:table-cell office:value-type="float" office:value="0.58043771982193" calcext:value-type="float">
            <text:p>0.58043771982193</text:p>
          </table:table-cell>
          <table:table-cell table:number-columns-repeated="2"/>
        </table:table-row>
        <table:table-row table:style-name="ro1">
          <table:table-cell office:value-type="float" office:value="0.564269661903381" calcext:value-type="float">
            <text:p>0.564269661903381</text:p>
          </table:table-cell>
          <table:table-cell table:number-columns-repeated="2"/>
        </table:table-row>
        <table:table-row table:style-name="ro1">
          <table:table-cell office:value-type="float" office:value="0.546874225139618" calcext:value-type="float">
            <text:p>0.546874225139618</text:p>
          </table:table-cell>
          <table:table-cell table:number-columns-repeated="2"/>
        </table:table-row>
        <table:table-row table:style-name="ro1">
          <table:table-cell office:value-type="float" office:value="0.478117853403091" calcext:value-type="float">
            <text:p>0.478117853403091</text:p>
          </table:table-cell>
          <table:table-cell table:number-columns-repeated="2"/>
        </table:table-row>
        <table:table-row table:style-name="ro1">
          <table:table-cell office:value-type="float" office:value="0.51940268278122" calcext:value-type="float">
            <text:p>0.51940268278122</text:p>
          </table:table-cell>
          <table:table-cell table:number-columns-repeated="2"/>
        </table:table-row>
        <table:table-row table:style-name="ro1">
          <table:table-cell office:value-type="float" office:value="0.468922734260559" calcext:value-type="float">
            <text:p>0.468922734260559</text:p>
          </table:table-cell>
          <table:table-cell table:number-columns-repeated="2"/>
        </table:table-row>
        <table:table-row table:style-name="ro1">
          <table:table-cell office:value-type="float" office:value="0.50405615568161" calcext:value-type="float">
            <text:p>0.50405615568161</text:p>
          </table:table-cell>
          <table:table-cell table:number-columns-repeated="2"/>
        </table:table-row>
        <table:table-row table:style-name="ro1">
          <table:table-cell office:value-type="float" office:value="0.611932337284088" calcext:value-type="float">
            <text:p>0.611932337284088</text:p>
          </table:table-cell>
          <table:table-cell table:number-columns-repeated="2"/>
        </table:table-row>
        <table:table-row table:style-name="ro1">
          <table:table-cell office:value-type="float" office:value="0.641225814819336" calcext:value-type="float">
            <text:p>0.641225814819336</text:p>
          </table:table-cell>
          <table:table-cell table:number-columns-repeated="2"/>
        </table:table-row>
        <table:table-row table:style-name="ro1">
          <table:table-cell office:value-type="float" office:value="0.576089799404144" calcext:value-type="float">
            <text:p>0.576089799404144</text:p>
          </table:table-cell>
          <table:table-cell table:number-columns-repeated="2"/>
        </table:table-row>
        <table:table-row table:style-name="ro1">
          <table:table-cell office:value-type="float" office:value="0.569083511829376" calcext:value-type="float">
            <text:p>0.569083511829376</text:p>
          </table:table-cell>
          <table:table-cell table:number-columns-repeated="2"/>
        </table:table-row>
        <table:table-row table:style-name="ro1">
          <table:table-cell office:value-type="float" office:value="0.584738373756409" calcext:value-type="float">
            <text:p>0.584738373756409</text:p>
          </table:table-cell>
          <table:table-cell table:number-columns-repeated="2"/>
        </table:table-row>
        <table:table-row table:style-name="ro1">
          <table:table-cell office:value-type="float" office:value="0.588539242744446" calcext:value-type="float">
            <text:p>0.588539242744446</text:p>
          </table:table-cell>
          <table:table-cell table:number-columns-repeated="2"/>
        </table:table-row>
        <table:table-row table:style-name="ro1">
          <table:table-cell office:value-type="float" office:value="0.608894407749176" calcext:value-type="float">
            <text:p>0.608894407749176</text:p>
          </table:table-cell>
          <table:table-cell table:number-columns-repeated="2"/>
        </table:table-row>
        <table:table-row table:style-name="ro1">
          <table:table-cell office:value-type="float" office:value="0.640379846096039" calcext:value-type="float">
            <text:p>0.640379846096039</text:p>
          </table:table-cell>
          <table:table-cell table:number-columns-repeated="2"/>
        </table:table-row>
        <table:table-row table:style-name="ro1">
          <table:table-cell office:value-type="float" office:value="0.630337178707123" calcext:value-type="float">
            <text:p>0.630337178707123</text:p>
          </table:table-cell>
          <table:table-cell table:number-columns-repeated="2"/>
        </table:table-row>
        <table:table-row table:style-name="ro1">
          <table:table-cell office:value-type="float" office:value="0.653633058071137" calcext:value-type="float">
            <text:p>0.653633058071137</text:p>
          </table:table-cell>
          <table:table-cell table:number-columns-repeated="2"/>
        </table:table-row>
        <table:table-row table:style-name="ro1">
          <table:table-cell office:value-type="float" office:value="0.688309729099274" calcext:value-type="float">
            <text:p>0.688309729099274</text:p>
          </table:table-cell>
          <table:table-cell table:number-columns-repeated="2"/>
        </table:table-row>
        <table:table-row table:style-name="ro1">
          <table:table-cell office:value-type="float" office:value="0.731882214546204" calcext:value-type="float">
            <text:p>0.731882214546204</text:p>
          </table:table-cell>
          <table:table-cell table:number-columns-repeated="2"/>
        </table:table-row>
        <table:table-row table:style-name="ro1">
          <table:table-cell office:value-type="float" office:value="0.714869141578674" calcext:value-type="float">
            <text:p>0.714869141578674</text:p>
          </table:table-cell>
          <table:table-cell table:number-columns-repeated="2"/>
        </table:table-row>
        <table:table-row table:style-name="ro1">
          <table:table-cell office:value-type="float" office:value="0.74935519695282" calcext:value-type="float">
            <text:p>0.74935519695282</text:p>
          </table:table-cell>
          <table:table-cell table:number-columns-repeated="2"/>
        </table:table-row>
        <table:table-row table:style-name="ro1">
          <table:table-cell office:value-type="float" office:value="0.735746920108795" calcext:value-type="float">
            <text:p>0.735746920108795</text:p>
          </table:table-cell>
          <table:table-cell table:number-columns-repeated="2"/>
        </table:table-row>
        <table:table-row table:style-name="ro1">
          <table:table-cell office:value-type="float" office:value="0.766070365905762" calcext:value-type="float">
            <text:p>0.766070365905762</text:p>
          </table:table-cell>
          <table:table-cell table:number-columns-repeated="2"/>
        </table:table-row>
        <table:table-row table:style-name="ro1">
          <table:table-cell office:value-type="float" office:value="0.750797867774963" calcext:value-type="float">
            <text:p>0.750797867774963</text:p>
          </table:table-cell>
          <table:table-cell table:number-columns-repeated="2"/>
        </table:table-row>
        <table:table-row table:style-name="ro1">
          <table:table-cell office:value-type="float" office:value="0.76568466424942" calcext:value-type="float">
            <text:p>0.76568466424942</text:p>
          </table:table-cell>
          <table:table-cell table:number-columns-repeated="2"/>
        </table:table-row>
        <table:table-row table:style-name="ro1">
          <table:table-cell office:value-type="float" office:value="0.789964199066162" calcext:value-type="float">
            <text:p>0.789964199066162</text:p>
          </table:table-cell>
          <table:table-cell table:number-columns-repeated="2"/>
        </table:table-row>
        <table:table-row table:style-name="ro1">
          <table:table-cell office:value-type="float" office:value="0.803277552127838" calcext:value-type="float">
            <text:p>0.803277552127838</text:p>
          </table:table-cell>
          <table:table-cell table:number-columns-repeated="2"/>
        </table:table-row>
        <table:table-row table:style-name="ro1">
          <table:table-cell office:value-type="float" office:value="0.809939622879028" calcext:value-type="float">
            <text:p>0.809939622879028</text:p>
          </table:table-cell>
          <table:table-cell table:number-columns-repeated="2"/>
        </table:table-row>
        <table:table-row table:style-name="ro1">
          <table:table-cell office:value-type="float" office:value="0.76084703207016" calcext:value-type="float">
            <text:p>0.76084703207016</text:p>
          </table:table-cell>
          <table:table-cell table:number-columns-repeated="2"/>
        </table:table-row>
        <table:table-row table:style-name="ro1">
          <table:table-cell office:value-type="float" office:value="0.746370553970337" calcext:value-type="float">
            <text:p>0.746370553970337</text:p>
          </table:table-cell>
          <table:table-cell table:number-columns-repeated="2"/>
        </table:table-row>
        <table:table-row table:style-name="ro1">
          <table:table-cell office:value-type="float" office:value="0.729053854942322" calcext:value-type="float">
            <text:p>0.729053854942322</text:p>
          </table:table-cell>
          <table:table-cell table:number-columns-repeated="2"/>
        </table:table-row>
        <table:table-row table:style-name="ro1">
          <table:table-cell office:value-type="float" office:value="0.755834937095642" calcext:value-type="float">
            <text:p>0.755834937095642</text:p>
          </table:table-cell>
          <table:table-cell table:number-columns-repeated="2"/>
        </table:table-row>
        <table:table-row table:style-name="ro1">
          <table:table-cell office:value-type="float" office:value="0.759080410003662" calcext:value-type="float">
            <text:p>0.759080410003662</text:p>
          </table:table-cell>
          <table:table-cell table:number-columns-repeated="2"/>
        </table:table-row>
        <table:table-row table:style-name="ro1">
          <table:table-cell office:value-type="float" office:value="0.760107100009918" calcext:value-type="float">
            <text:p>0.760107100009918</text:p>
          </table:table-cell>
          <table:table-cell table:number-columns-repeated="2"/>
        </table:table-row>
        <table:table-row table:style-name="ro1">
          <table:table-cell office:value-type="float" office:value="0.754617035388947" calcext:value-type="float">
            <text:p>0.754617035388947</text:p>
          </table:table-cell>
          <table:table-cell table:number-columns-repeated="2"/>
        </table:table-row>
        <table:table-row table:style-name="ro1">
          <table:table-cell office:value-type="float" office:value="0.770028352737427" calcext:value-type="float">
            <text:p>0.770028352737427</text:p>
          </table:table-cell>
          <table:table-cell table:number-columns-repeated="2"/>
        </table:table-row>
        <table:table-row table:style-name="ro1">
          <table:table-cell office:value-type="float" office:value="0.769148230552673" calcext:value-type="float">
            <text:p>0.769148230552673</text:p>
          </table:table-cell>
          <table:table-cell table:number-columns-repeated="2"/>
        </table:table-row>
        <table:table-row table:style-name="ro1">
          <table:table-cell office:value-type="float" office:value="0.770286440849304" calcext:value-type="float">
            <text:p>0.770286440849304</text:p>
          </table:table-cell>
          <table:table-cell table:number-columns-repeated="2"/>
        </table:table-row>
        <table:table-row table:style-name="ro1">
          <table:table-cell office:value-type="float" office:value="0.795255482196808" calcext:value-type="float">
            <text:p>0.795255482196808</text:p>
          </table:table-cell>
          <table:table-cell table:number-columns-repeated="2"/>
        </table:table-row>
        <table:table-row table:style-name="ro1">
          <table:table-cell office:value-type="float" office:value="0.784977436065674" calcext:value-type="float">
            <text:p>0.784977436065674</text:p>
          </table:table-cell>
          <table:table-cell table:number-columns-repeated="2"/>
        </table:table-row>
        <table:table-row table:style-name="ro1">
          <table:table-cell office:value-type="float" office:value="0.781821429729462" calcext:value-type="float">
            <text:p>0.781821429729462</text:p>
          </table:table-cell>
          <table:table-cell table:number-columns-repeated="2"/>
        </table:table-row>
        <table:table-row table:style-name="ro1">
          <table:table-cell office:value-type="float" office:value="0.774781584739685" calcext:value-type="float">
            <text:p>0.774781584739685</text:p>
          </table:table-cell>
          <table:table-cell table:number-columns-repeated="2"/>
        </table:table-row>
        <table:table-row table:style-name="ro1">
          <table:table-cell office:value-type="float" office:value="0.791362524032593" calcext:value-type="float">
            <text:p>0.791362524032593</text:p>
          </table:table-cell>
          <table:table-cell table:number-columns-repeated="2"/>
        </table:table-row>
        <table:table-row table:style-name="ro1">
          <table:table-cell office:value-type="float" office:value="0.788652777671814" calcext:value-type="float">
            <text:p>0.788652777671814</text:p>
          </table:table-cell>
          <table:table-cell table:number-columns-repeated="2"/>
        </table:table-row>
        <table:table-row table:style-name="ro1">
          <table:table-cell office:value-type="float" office:value="0.785782337188721" calcext:value-type="float">
            <text:p>0.785782337188721</text:p>
          </table:table-cell>
          <table:table-cell table:number-columns-repeated="2"/>
        </table:table-row>
        <table:table-row table:style-name="ro1">
          <table:table-cell office:value-type="float" office:value="0.783659219741821" calcext:value-type="float">
            <text:p>0.783659219741821</text:p>
          </table:table-cell>
          <table:table-cell table:number-columns-repeated="2"/>
        </table:table-row>
        <table:table-row table:style-name="ro1">
          <table:table-cell office:value-type="float" office:value="0.796170830726624" calcext:value-type="float">
            <text:p>0.796170830726624</text:p>
          </table:table-cell>
          <table:table-cell table:number-columns-repeated="2"/>
        </table:table-row>
        <table:table-row table:style-name="ro1">
          <table:table-cell office:value-type="float" office:value="0.7803755402565" calcext:value-type="float">
            <text:p>0.7803755402565</text:p>
          </table:table-cell>
          <table:table-cell table:number-columns-repeated="2"/>
        </table:table-row>
        <table:table-row table:style-name="ro1">
          <table:table-cell office:value-type="float" office:value="0.761771142482758" calcext:value-type="float">
            <text:p>0.761771142482758</text:p>
          </table:table-cell>
          <table:table-cell table:number-columns-repeated="2"/>
        </table:table-row>
        <table:table-row table:style-name="ro1">
          <table:table-cell office:value-type="float" office:value="0.761192202568054" calcext:value-type="float">
            <text:p>0.761192202568054</text:p>
          </table:table-cell>
          <table:table-cell table:number-columns-repeated="2"/>
        </table:table-row>
        <table:table-row table:style-name="ro1">
          <table:table-cell office:value-type="float" office:value="0.791606366634369" calcext:value-type="float">
            <text:p>0.791606366634369</text:p>
          </table:table-cell>
          <table:table-cell table:number-columns-repeated="2"/>
        </table:table-row>
        <table:table-row table:style-name="ro1">
          <table:table-cell office:value-type="float" office:value="0.76729542016983" calcext:value-type="float">
            <text:p>0.76729542016983</text:p>
          </table:table-cell>
          <table:table-cell table:number-columns-repeated="2"/>
        </table:table-row>
        <table:table-row table:style-name="ro1">
          <table:table-cell office:value-type="float" office:value="0.793953359127045" calcext:value-type="float">
            <text:p>0.793953359127045</text:p>
          </table:table-cell>
          <table:table-cell table:number-columns-repeated="2"/>
        </table:table-row>
        <table:table-row table:style-name="ro1">
          <table:table-cell office:value-type="float" office:value="0.805454015731812" calcext:value-type="float">
            <text:p>0.805454015731812</text:p>
          </table:table-cell>
          <table:table-cell table:number-columns-repeated="2"/>
        </table:table-row>
        <table:table-row table:style-name="ro1">
          <table:table-cell office:value-type="float" office:value="0.830892145633698" calcext:value-type="float">
            <text:p>0.830892145633698</text:p>
          </table:table-cell>
          <table:table-cell table:number-columns-repeated="2"/>
        </table:table-row>
        <table:table-row table:style-name="ro1">
          <table:table-cell office:value-type="float" office:value="0.819174349308014" calcext:value-type="float">
            <text:p>0.819174349308014</text:p>
          </table:table-cell>
          <table:table-cell table:number-columns-repeated="2"/>
        </table:table-row>
        <table:table-row table:style-name="ro1">
          <table:table-cell office:value-type="float" office:value="0.80913519859314" calcext:value-type="float">
            <text:p>0.80913519859314</text:p>
          </table:table-cell>
          <table:table-cell table:number-columns-repeated="2"/>
        </table:table-row>
        <table:table-row table:style-name="ro1">
          <table:table-cell office:value-type="float" office:value="0.808837354183197" calcext:value-type="float">
            <text:p>0.808837354183197</text:p>
          </table:table-cell>
          <table:table-cell table:number-columns-repeated="2"/>
        </table:table-row>
        <table:table-row table:style-name="ro1">
          <table:table-cell office:value-type="float" office:value="0.825355410575867" calcext:value-type="float">
            <text:p>0.825355410575867</text:p>
          </table:table-cell>
          <table:table-cell table:number-columns-repeated="2"/>
        </table:table-row>
        <table:table-row table:style-name="ro1">
          <table:table-cell office:value-type="float" office:value="0.786550998687744" calcext:value-type="float">
            <text:p>0.786550998687744</text:p>
          </table:table-cell>
          <table:table-cell table:number-columns-repeated="2"/>
        </table:table-row>
        <table:table-row table:style-name="ro1">
          <table:table-cell office:value-type="float" office:value="0.774946212768555" calcext:value-type="float">
            <text:p>0.774946212768555</text:p>
          </table:table-cell>
          <table:table-cell table:number-columns-repeated="2"/>
        </table:table-row>
        <table:table-row table:style-name="ro1">
          <table:table-cell office:value-type="float" office:value="0.798057198524475" calcext:value-type="float">
            <text:p>0.798057198524475</text:p>
          </table:table-cell>
          <table:table-cell table:number-columns-repeated="2"/>
        </table:table-row>
        <table:table-row table:style-name="ro1">
          <table:table-cell office:value-type="float" office:value="0.819474160671234" calcext:value-type="float">
            <text:p>0.819474160671234</text:p>
          </table:table-cell>
          <table:table-cell table:number-columns-repeated="2"/>
        </table:table-row>
        <table:table-row table:style-name="ro1">
          <table:table-cell office:value-type="float" office:value="0.827974617481232" calcext:value-type="float">
            <text:p>0.827974617481232</text:p>
          </table:table-cell>
          <table:table-cell table:number-columns-repeated="2"/>
        </table:table-row>
        <table:table-row table:style-name="ro1">
          <table:table-cell office:value-type="float" office:value="0.847274959087372" calcext:value-type="float">
            <text:p>0.847274959087372</text:p>
          </table:table-cell>
          <table:table-cell table:number-columns-repeated="2"/>
        </table:table-row>
        <table:table-row table:style-name="ro1">
          <table:table-cell office:value-type="float" office:value="0.825773894786835" calcext:value-type="float">
            <text:p>0.825773894786835</text:p>
          </table:table-cell>
          <table:table-cell table:number-columns-repeated="2"/>
        </table:table-row>
        <table:table-row table:style-name="ro1">
          <table:table-cell office:value-type="float" office:value="0.814654648303986" calcext:value-type="float">
            <text:p>0.814654648303986</text:p>
          </table:table-cell>
          <table:table-cell table:number-columns-repeated="2"/>
        </table:table-row>
        <table:table-row table:style-name="ro1">
          <table:table-cell office:value-type="float" office:value="0.55040442943573" calcext:value-type="float">
            <text:p>0.55040442943573</text:p>
          </table:table-cell>
          <table:table-cell table:number-columns-repeated="2"/>
        </table:table-row>
        <table:table-row table:style-name="ro1">
          <table:table-cell office:value-type="float" office:value="0.681278347969055" calcext:value-type="float">
            <text:p>0.681278347969055</text:p>
          </table:table-cell>
          <table:table-cell table:number-columns-repeated="2"/>
        </table:table-row>
        <table:table-row table:style-name="ro1">
          <table:table-cell office:value-type="float" office:value="0.868399918079376" calcext:value-type="float">
            <text:p>0.868399918079376</text:p>
          </table:table-cell>
          <table:table-cell table:number-columns-repeated="2"/>
        </table:table-row>
        <table:table-row table:style-name="ro1">
          <table:table-cell office:value-type="float" office:value="0.877483248710632" calcext:value-type="float">
            <text:p>0.877483248710632</text:p>
          </table:table-cell>
          <table:table-cell table:number-columns-repeated="2"/>
        </table:table-row>
        <table:table-row table:style-name="ro1">
          <table:table-cell office:value-type="float" office:value="0.864895582199097" calcext:value-type="float">
            <text:p>0.864895582199097</text:p>
          </table:table-cell>
          <table:table-cell table:number-columns-repeated="2"/>
        </table:table-row>
        <table:table-row table:style-name="ro1">
          <table:table-cell office:value-type="float" office:value="0.850778043270111" calcext:value-type="float">
            <text:p>0.850778043270111</text:p>
          </table:table-cell>
          <table:table-cell table:number-columns-repeated="2"/>
        </table:table-row>
        <table:table-row table:style-name="ro1">
          <table:table-cell office:value-type="float" office:value="0.818903923034668" calcext:value-type="float">
            <text:p>0.818903923034668</text:p>
          </table:table-cell>
          <table:table-cell table:number-columns-repeated="2"/>
        </table:table-row>
        <table:table-row table:style-name="ro1">
          <table:table-cell office:value-type="float" office:value="0.494523406028748" calcext:value-type="float">
            <text:p>0.494523406028748</text:p>
          </table:table-cell>
          <table:table-cell table:number-columns-repeated="2"/>
        </table:table-row>
        <table:table-row table:style-name="ro1">
          <table:table-cell office:value-type="float" office:value="0.568241775035858" calcext:value-type="float">
            <text:p>0.568241775035858</text:p>
          </table:table-cell>
          <table:table-cell table:number-columns-repeated="2"/>
        </table:table-row>
        <table:table-row table:style-name="ro1">
          <table:table-cell office:value-type="float" office:value="0.657551884651184" calcext:value-type="float">
            <text:p>0.657551884651184</text:p>
          </table:table-cell>
          <table:table-cell table:number-columns-repeated="2"/>
        </table:table-row>
        <table:table-row table:style-name="ro1">
          <table:table-cell office:value-type="float" office:value="0.649893343448639" calcext:value-type="float">
            <text:p>0.649893343448639</text:p>
          </table:table-cell>
          <table:table-cell table:number-columns-repeated="2"/>
        </table:table-row>
        <table:table-row table:style-name="ro1">
          <table:table-cell office:value-type="float" office:value="0.647162199020386" calcext:value-type="float">
            <text:p>0.647162199020386</text:p>
          </table:table-cell>
          <table:table-cell table:number-columns-repeated="2"/>
        </table:table-row>
        <table:table-row table:style-name="ro1">
          <table:table-cell office:value-type="float" office:value="0.619951963424683" calcext:value-type="float">
            <text:p>0.619951963424683</text:p>
          </table:table-cell>
          <table:table-cell table:number-columns-repeated="2"/>
        </table:table-row>
        <table:table-row table:style-name="ro1">
          <table:table-cell office:value-type="float" office:value="0.658339083194733" calcext:value-type="float">
            <text:p>0.658339083194733</text:p>
          </table:table-cell>
          <table:table-cell table:number-columns-repeated="2"/>
        </table:table-row>
        <table:table-row table:style-name="ro1">
          <table:table-cell office:value-type="float" office:value="0.740561902523041" calcext:value-type="float">
            <text:p>0.740561902523041</text:p>
          </table:table-cell>
          <table:table-cell table:number-columns-repeated="2"/>
        </table:table-row>
        <table:table-row table:style-name="ro1">
          <table:table-cell office:value-type="float" office:value="0.717800915241241" calcext:value-type="float">
            <text:p>0.717800915241241</text:p>
          </table:table-cell>
          <table:table-cell table:number-columns-repeated="2"/>
        </table:table-row>
        <table:table-row table:style-name="ro1">
          <table:table-cell office:value-type="float" office:value="0.860443830490112" calcext:value-type="float">
            <text:p>0.860443830490112</text:p>
          </table:table-cell>
          <table:table-cell table:number-columns-repeated="2"/>
        </table:table-row>
        <table:table-row table:style-name="ro1">
          <table:table-cell office:value-type="float" office:value="0.909633278846741" calcext:value-type="float">
            <text:p>0.909633278846741</text:p>
          </table:table-cell>
          <table:table-cell table:number-columns-repeated="2"/>
        </table:table-row>
        <table:table-row table:style-name="ro1">
          <table:table-cell office:value-type="float" office:value="0.882151663303375" calcext:value-type="float">
            <text:p>0.882151663303375</text:p>
          </table:table-cell>
          <table:table-cell table:number-columns-repeated="2"/>
        </table:table-row>
        <table:table-row table:style-name="ro1">
          <table:table-cell office:value-type="float" office:value="0.895275413990021" calcext:value-type="float">
            <text:p>0.895275413990021</text:p>
          </table:table-cell>
          <table:table-cell table:number-columns-repeated="2"/>
        </table:table-row>
        <table:table-row table:style-name="ro1">
          <table:table-cell office:value-type="float" office:value="0.92128986120224" calcext:value-type="float">
            <text:p>0.92128986120224</text:p>
          </table:table-cell>
          <table:table-cell table:number-columns-repeated="2"/>
        </table:table-row>
        <table:table-row table:style-name="ro1">
          <table:table-cell office:value-type="float" office:value="0.903315961360931" calcext:value-type="float">
            <text:p>0.903315961360931</text:p>
          </table:table-cell>
          <table:table-cell table:number-columns-repeated="2"/>
        </table:table-row>
        <table:table-row table:style-name="ro1">
          <table:table-cell office:value-type="float" office:value="0.285609185695648" calcext:value-type="float">
            <text:p>0.285609185695648</text:p>
          </table:table-cell>
          <table:table-cell table:number-columns-repeated="2"/>
        </table:table-row>
        <table:table-row table:style-name="ro1">
          <table:table-cell office:value-type="float" office:value="0.778340578079224" calcext:value-type="float">
            <text:p>0.778340578079224</text:p>
          </table:table-cell>
          <table:table-cell table:number-columns-repeated="2"/>
        </table:table-row>
        <table:table-row table:style-name="ro1">
          <table:table-cell office:value-type="float" office:value="0.287310540676117" calcext:value-type="float">
            <text:p>0.287310540676117</text:p>
          </table:table-cell>
          <table:table-cell table:number-columns-repeated="2"/>
        </table:table-row>
        <table:table-row table:style-name="ro1">
          <table:table-cell office:value-type="float" office:value="0.454721391201019" calcext:value-type="float">
            <text:p>0.454721391201019</text:p>
          </table:table-cell>
          <table:table-cell table:number-columns-repeated="2"/>
        </table:table-row>
        <table:table-row table:style-name="ro1">
          <table:table-cell office:value-type="float" office:value="0.285650372505188" calcext:value-type="float">
            <text:p>0.285650372505188</text:p>
          </table:table-cell>
          <table:table-cell table:number-columns-repeated="2"/>
        </table:table-row>
        <table:table-row table:style-name="ro1">
          <table:table-cell office:value-type="float" office:value="0.50606119632721" calcext:value-type="float">
            <text:p>0.50606119632721</text:p>
          </table:table-cell>
          <table:table-cell table:number-columns-repeated="2"/>
        </table:table-row>
        <table:table-row table:style-name="ro1">
          <table:table-cell office:value-type="float" office:value="0.293373584747314" calcext:value-type="float">
            <text:p>0.293373584747314</text:p>
          </table:table-cell>
          <table:table-cell table:number-columns-repeated="2"/>
        </table:table-row>
        <table:table-row table:style-name="ro1">
          <table:table-cell office:value-type="float" office:value="0.748632609844208" calcext:value-type="float">
            <text:p>0.748632609844208</text:p>
          </table:table-cell>
          <table:table-cell table:number-columns-repeated="2"/>
        </table:table-row>
        <table:table-row table:style-name="ro1">
          <table:table-cell office:value-type="float" office:value="0.295327305793762" calcext:value-type="float">
            <text:p>0.295327305793762</text:p>
          </table:table-cell>
          <table:table-cell table:number-columns-repeated="2"/>
        </table:table-row>
        <table:table-row table:style-name="ro1">
          <table:table-cell office:value-type="float" office:value="0.81088525056839" calcext:value-type="float">
            <text:p>0.81088525056839</text:p>
          </table:table-cell>
          <table:table-cell table:number-columns-repeated="2"/>
        </table:table-row>
        <table:table-row table:style-name="ro1">
          <table:table-cell office:value-type="float" office:value="0.294516205787659" calcext:value-type="float">
            <text:p>0.294516205787659</text:p>
          </table:table-cell>
          <table:table-cell table:number-columns-repeated="2"/>
        </table:table-row>
        <table:table-row table:style-name="ro1">
          <table:table-cell office:value-type="float" office:value="0.835660636425018" calcext:value-type="float">
            <text:p>0.835660636425018</text:p>
          </table:table-cell>
          <table:table-cell table:number-columns-repeated="2"/>
        </table:table-row>
        <table:table-row table:style-name="ro1">
          <table:table-cell office:value-type="float" office:value="0.296948224306107" calcext:value-type="float">
            <text:p>0.296948224306107</text:p>
          </table:table-cell>
          <table:table-cell table:number-columns-repeated="2"/>
        </table:table-row>
        <table:table-row table:style-name="ro1">
          <table:table-cell office:value-type="float" office:value="0.857886493206024" calcext:value-type="float">
            <text:p>0.857886493206024</text:p>
          </table:table-cell>
          <table:table-cell table:number-columns-repeated="2"/>
        </table:table-row>
        <table:table-row table:style-name="ro1">
          <table:table-cell office:value-type="float" office:value="0.29438978433609" calcext:value-type="float">
            <text:p>0.29438978433609</text:p>
          </table:table-cell>
          <table:table-cell table:number-columns-repeated="2"/>
        </table:table-row>
        <table:table-row table:style-name="ro1">
          <table:table-cell office:value-type="float" office:value="0.850213825702667" calcext:value-type="float">
            <text:p>0.850213825702667</text:p>
          </table:table-cell>
          <table:table-cell table:number-columns-repeated="2"/>
        </table:table-row>
        <table:table-row table:style-name="ro1">
          <table:table-cell office:value-type="float" office:value="0.295137941837311" calcext:value-type="float">
            <text:p>0.295137941837311</text:p>
          </table:table-cell>
          <table:table-cell table:number-columns-repeated="2"/>
        </table:table-row>
        <table:table-row table:style-name="ro1">
          <table:table-cell office:value-type="float" office:value="0.766992330551147" calcext:value-type="float">
            <text:p>0.766992330551147</text:p>
          </table:table-cell>
          <table:table-cell table:number-columns-repeated="2"/>
        </table:table-row>
        <table:table-row table:style-name="ro1">
          <table:table-cell office:value-type="float" office:value="0.295422315597534" calcext:value-type="float">
            <text:p>0.295422315597534</text:p>
          </table:table-cell>
          <table:table-cell table:number-columns-repeated="2"/>
        </table:table-row>
        <table:table-row table:style-name="ro1">
          <table:table-cell office:value-type="float" office:value="0.643660545349121" calcext:value-type="float">
            <text:p>0.643660545349121</text:p>
          </table:table-cell>
          <table:table-cell table:number-columns-repeated="2"/>
        </table:table-row>
        <table:table-row table:style-name="ro1">
          <table:table-cell office:value-type="float" office:value="0.295273870229721" calcext:value-type="float">
            <text:p>0.295273870229721</text:p>
          </table:table-cell>
          <table:table-cell table:number-columns-repeated="2"/>
        </table:table-row>
        <table:table-row table:style-name="ro1">
          <table:table-cell office:value-type="float" office:value="0.648744523525238" calcext:value-type="float">
            <text:p>0.648744523525238</text:p>
          </table:table-cell>
          <table:table-cell table:number-columns-repeated="2"/>
        </table:table-row>
        <table:table-row table:style-name="ro1">
          <table:table-cell office:value-type="float" office:value="0.296926349401474" calcext:value-type="float">
            <text:p>0.296926349401474</text:p>
          </table:table-cell>
          <table:table-cell table:number-columns-repeated="2"/>
        </table:table-row>
        <table:table-row table:style-name="ro1">
          <table:table-cell office:value-type="float" office:value="0.687890827655792" calcext:value-type="float">
            <text:p>0.687890827655792</text:p>
          </table:table-cell>
          <table:table-cell table:number-columns-repeated="2"/>
        </table:table-row>
        <table:table-row table:style-name="ro1">
          <table:table-cell office:value-type="float" office:value="0.297338247299194" calcext:value-type="float">
            <text:p>0.297338247299194</text:p>
          </table:table-cell>
          <table:table-cell table:number-columns-repeated="2"/>
        </table:table-row>
        <table:table-row table:style-name="ro1">
          <table:table-cell office:value-type="float" office:value="0.677413046360016" calcext:value-type="float">
            <text:p>0.677413046360016</text:p>
          </table:table-cell>
          <table:table-cell table:number-columns-repeated="2"/>
        </table:table-row>
        <table:table-row table:style-name="ro1">
          <table:table-cell office:value-type="float" office:value="0.296456784009934" calcext:value-type="float">
            <text:p>0.296456784009934</text:p>
          </table:table-cell>
          <table:table-cell table:number-columns-repeated="2"/>
        </table:table-row>
        <table:table-row table:style-name="ro1">
          <table:table-cell office:value-type="float" office:value="0.710687160491943" calcext:value-type="float">
            <text:p>0.710687160491943</text:p>
          </table:table-cell>
          <table:table-cell table:number-columns-repeated="2"/>
        </table:table-row>
        <table:table-row table:style-name="ro1">
          <table:table-cell office:value-type="float" office:value="0.297487854957581" calcext:value-type="float">
            <text:p>0.297487854957581</text:p>
          </table:table-cell>
          <table:table-cell table:number-columns-repeated="2"/>
        </table:table-row>
        <table:table-row table:style-name="ro1">
          <table:table-cell office:value-type="float" office:value="0.864497125148773" calcext:value-type="float">
            <text:p>0.864497125148773</text:p>
          </table:table-cell>
          <table:table-cell table:number-columns-repeated="2"/>
        </table:table-row>
        <table:table-row table:style-name="ro1">
          <table:table-cell office:value-type="float" office:value="0.287233978509903" calcext:value-type="float">
            <text:p>0.287233978509903</text:p>
          </table:table-cell>
          <table:table-cell table:number-columns-repeated="2"/>
        </table:table-row>
        <table:table-row table:style-name="ro1">
          <table:table-cell office:value-type="float" office:value="0.867291331291199" calcext:value-type="float">
            <text:p>0.867291331291199</text:p>
          </table:table-cell>
          <table:table-cell table:number-columns-repeated="2"/>
        </table:table-row>
        <table:table-row table:style-name="ro1">
          <table:table-cell office:value-type="float" office:value="0.289120078086853" calcext:value-type="float">
            <text:p>0.289120078086853</text:p>
          </table:table-cell>
          <table:table-cell table:number-columns-repeated="2"/>
        </table:table-row>
        <table:table-row table:style-name="ro1">
          <table:table-cell office:value-type="float" office:value="0.873904764652252" calcext:value-type="float">
            <text:p>0.873904764652252</text:p>
          </table:table-cell>
          <table:table-cell table:number-columns-repeated="2"/>
        </table:table-row>
        <table:table-row table:style-name="ro1">
          <table:table-cell office:value-type="float" office:value="0.288804769515991" calcext:value-type="float">
            <text:p>0.288804769515991</text:p>
          </table:table-cell>
          <table:table-cell table:number-columns-repeated="2"/>
        </table:table-row>
        <table:table-row table:style-name="ro1">
          <table:table-cell office:value-type="float" office:value="0.71762627363205" calcext:value-type="float">
            <text:p>0.71762627363205</text:p>
          </table:table-cell>
          <table:table-cell table:number-columns-repeated="2"/>
        </table:table-row>
        <table:table-row table:style-name="ro1">
          <table:table-cell office:value-type="float" office:value="0.288751929998398" calcext:value-type="float">
            <text:p>0.288751929998398</text:p>
          </table:table-cell>
          <table:table-cell table:number-columns-repeated="2"/>
        </table:table-row>
        <table:table-row table:style-name="ro1">
          <table:table-cell office:value-type="float" office:value="0.785326659679413" calcext:value-type="float">
            <text:p>0.785326659679413</text:p>
          </table:table-cell>
          <table:table-cell table:number-columns-repeated="2"/>
        </table:table-row>
        <table:table-row table:style-name="ro1">
          <table:table-cell office:value-type="float" office:value="0.294037997722626" calcext:value-type="float">
            <text:p>0.294037997722626</text:p>
          </table:table-cell>
          <table:table-cell table:number-columns-repeated="2"/>
        </table:table-row>
        <table:table-row table:style-name="ro1">
          <table:table-cell office:value-type="float" office:value="0.47062274813652" calcext:value-type="float">
            <text:p>0.47062274813652</text:p>
          </table:table-cell>
          <table:table-cell table:number-columns-repeated="2"/>
        </table:table-row>
        <table:table-row table:style-name="ro1">
          <table:table-cell office:value-type="float" office:value="0.259218007326126" calcext:value-type="float">
            <text:p>0.259218007326126</text:p>
          </table:table-cell>
          <table:table-cell table:number-columns-repeated="2"/>
        </table:table-row>
        <table:table-row table:style-name="ro1">
          <table:table-cell office:value-type="float" office:value="0.272382616996765" calcext:value-type="float">
            <text:p>0.272382616996765</text:p>
          </table:table-cell>
          <table:table-cell table:number-columns-repeated="2"/>
        </table:table-row>
        <table:table-row table:style-name="ro1">
          <table:table-cell office:value-type="float" office:value="0.270664662122726" calcext:value-type="float">
            <text:p>0.270664662122726</text:p>
          </table:table-cell>
          <table:table-cell table:number-columns-repeated="2"/>
        </table:table-row>
        <table:table-row table:style-name="ro1">
          <table:table-cell office:value-type="float" office:value="0.318809688091278" calcext:value-type="float">
            <text:p>0.318809688091278</text:p>
          </table:table-cell>
          <table:table-cell table:number-columns-repeated="2"/>
        </table:table-row>
        <table:table-row table:style-name="ro1">
          <table:table-cell office:value-type="float" office:value="0.25062170624733" calcext:value-type="float">
            <text:p>0.25062170624733</text:p>
          </table:table-cell>
          <table:table-cell table:number-columns-repeated="2"/>
        </table:table-row>
        <table:table-row table:style-name="ro1">
          <table:table-cell office:value-type="float" office:value="0.323798209428787" calcext:value-type="float">
            <text:p>0.323798209428787</text:p>
          </table:table-cell>
          <table:table-cell table:number-columns-repeated="2"/>
        </table:table-row>
        <table:table-row table:style-name="ro1">
          <table:table-cell office:value-type="float" office:value="0.402805536985397" calcext:value-type="float">
            <text:p>0.402805536985397</text:p>
          </table:table-cell>
          <table:table-cell table:number-columns-repeated="2"/>
        </table:table-row>
        <table:table-row table:style-name="ro1">
          <table:table-cell office:value-type="float" office:value="0.308741241693497" calcext:value-type="float">
            <text:p>0.308741241693497</text:p>
          </table:table-cell>
          <table:table-cell table:number-columns-repeated="2"/>
        </table:table-row>
        <table:table-row table:style-name="ro1">
          <table:table-cell office:value-type="float" office:value="0.868439435958862" calcext:value-type="float">
            <text:p>0.868439435958862</text:p>
          </table:table-cell>
          <table:table-cell table:number-columns-repeated="2"/>
        </table:table-row>
        <table:table-row table:style-name="ro1">
          <table:table-cell office:value-type="float" office:value="0.291519224643707" calcext:value-type="float">
            <text:p>0.291519224643707</text:p>
          </table:table-cell>
          <table:table-cell table:number-columns-repeated="2"/>
        </table:table-row>
        <table:table-row table:style-name="ro1">
          <table:table-cell office:value-type="float" office:value="0.674871683120728" calcext:value-type="float">
            <text:p>0.674871683120728</text:p>
          </table:table-cell>
          <table:table-cell table:number-columns-repeated="2"/>
        </table:table-row>
        <table:table-row table:style-name="ro1">
          <table:table-cell office:value-type="float" office:value="0.28963166475296" calcext:value-type="float">
            <text:p>0.28963166475296</text:p>
          </table:table-cell>
          <table:table-cell table:number-columns-repeated="2"/>
        </table:table-row>
        <table:table-row table:style-name="ro1">
          <table:table-cell office:value-type="float" office:value="0.286505043506622" calcext:value-type="float">
            <text:p>0.286505043506622</text:p>
          </table:table-cell>
          <table:table-cell table:number-columns-repeated="2"/>
        </table:table-row>
        <table:table-row table:style-name="ro1">
          <table:table-cell office:value-type="float" office:value="0.290406435728073" calcext:value-type="float">
            <text:p>0.290406435728073</text:p>
          </table:table-cell>
          <table:table-cell table:number-columns-repeated="2"/>
        </table:table-row>
        <table:table-row table:style-name="ro1">
          <table:table-cell office:value-type="float" office:value="0.299606800079346" calcext:value-type="float">
            <text:p>0.299606800079346</text:p>
          </table:table-cell>
          <table:table-cell table:number-columns-repeated="2"/>
        </table:table-row>
        <table:table-row table:style-name="ro1">
          <table:table-cell office:value-type="float" office:value="0.430477797985077" calcext:value-type="float">
            <text:p>0.430477797985077</text:p>
          </table:table-cell>
          <table:table-cell table:number-columns-repeated="2"/>
        </table:table-row>
        <table:table-row table:style-name="ro1">
          <table:table-cell office:value-type="float" office:value="0.304298162460327" calcext:value-type="float">
            <text:p>0.304298162460327</text:p>
          </table:table-cell>
          <table:table-cell table:number-columns-repeated="2"/>
        </table:table-row>
        <table:table-row table:style-name="ro1">
          <table:table-cell office:value-type="float" office:value="0.343127995729446" calcext:value-type="float">
            <text:p>0.343127995729446</text:p>
          </table:table-cell>
          <table:table-cell table:number-columns-repeated="2"/>
        </table:table-row>
        <table:table-row table:style-name="ro1">
          <table:table-cell office:value-type="float" office:value="0.386060953140259" calcext:value-type="float">
            <text:p>0.386060953140259</text:p>
          </table:table-cell>
          <table:table-cell table:number-columns-repeated="2"/>
        </table:table-row>
        <table:table-row table:style-name="ro1">
          <table:table-cell office:value-type="float" office:value="0.3891242146492" calcext:value-type="float">
            <text:p>0.3891242146492</text:p>
          </table:table-cell>
          <table:table-cell table:number-columns-repeated="2"/>
        </table:table-row>
        <table:table-row table:style-name="ro1">
          <table:table-cell office:value-type="float" office:value="0.58562582731247" calcext:value-type="float">
            <text:p>0.58562582731247</text:p>
          </table:table-cell>
          <table:table-cell table:number-columns-repeated="2"/>
        </table:table-row>
        <table:table-row table:style-name="ro1">
          <table:table-cell office:value-type="float" office:value="0.674038350582123" calcext:value-type="float">
            <text:p>0.674038350582123</text:p>
          </table:table-cell>
          <table:table-cell table:number-columns-repeated="2"/>
        </table:table-row>
        <table:table-row table:style-name="ro1">
          <table:table-cell office:value-type="float" office:value="0.650436878204346" calcext:value-type="float">
            <text:p>0.650436878204346</text:p>
          </table:table-cell>
          <table:table-cell table:number-columns-repeated="2"/>
        </table:table-row>
        <table:table-row table:style-name="ro1">
          <table:table-cell office:value-type="float" office:value="0.506764829158783" calcext:value-type="float">
            <text:p>0.506764829158783</text:p>
          </table:table-cell>
          <table:table-cell table:number-columns-repeated="2"/>
        </table:table-row>
        <table:table-row table:style-name="ro1">
          <table:table-cell office:value-type="float" office:value="0.467005103826523" calcext:value-type="float">
            <text:p>0.467005103826523</text:p>
          </table:table-cell>
          <table:table-cell table:number-columns-repeated="2"/>
        </table:table-row>
        <table:table-row table:style-name="ro1">
          <table:table-cell office:value-type="float" office:value="0.57348495721817" calcext:value-type="float">
            <text:p>0.57348495721817</text:p>
          </table:table-cell>
          <table:table-cell table:number-columns-repeated="2"/>
        </table:table-row>
        <table:table-row table:style-name="ro1">
          <table:table-cell office:value-type="float" office:value="0.828133940696716" calcext:value-type="float">
            <text:p>0.828133940696716</text:p>
          </table:table-cell>
          <table:table-cell table:number-columns-repeated="2"/>
        </table:table-row>
        <table:table-row table:style-name="ro1">
          <table:table-cell office:value-type="float" office:value="0.773430287837982" calcext:value-type="float">
            <text:p>0.773430287837982</text:p>
          </table:table-cell>
          <table:table-cell table:number-columns-repeated="2"/>
        </table:table-row>
        <table:table-row table:style-name="ro1">
          <table:table-cell office:value-type="float" office:value="0.396794706583023" calcext:value-type="float">
            <text:p>0.396794706583023</text:p>
          </table:table-cell>
          <table:table-cell table:number-columns-repeated="2"/>
        </table:table-row>
        <table:table-row table:style-name="ro1">
          <table:table-cell office:value-type="float" office:value="0.262343555688858" calcext:value-type="float">
            <text:p>0.262343555688858</text:p>
          </table:table-cell>
          <table:table-cell table:number-columns-repeated="2"/>
        </table:table-row>
        <table:table-row table:style-name="ro1">
          <table:table-cell office:value-type="float" office:value="0.308727264404297" calcext:value-type="float">
            <text:p>0.308727264404297</text:p>
          </table:table-cell>
          <table:table-cell table:number-columns-repeated="2"/>
        </table:table-row>
        <table:table-row table:style-name="ro1">
          <table:table-cell office:value-type="float" office:value="0.621283352375031" calcext:value-type="float">
            <text:p>0.621283352375031</text:p>
          </table:table-cell>
          <table:table-cell table:number-columns-repeated="2"/>
        </table:table-row>
        <table:table-row table:style-name="ro1">
          <table:table-cell office:value-type="float" office:value="0.825592219829559" calcext:value-type="float">
            <text:p>0.825592219829559</text:p>
          </table:table-cell>
          <table:table-cell table:number-columns-repeated="2"/>
        </table:table-row>
        <table:table-row table:style-name="ro1">
          <table:table-cell office:value-type="float" office:value="0.803992867469788" calcext:value-type="float">
            <text:p>0.803992867469788</text:p>
          </table:table-cell>
          <table:table-cell table:number-columns-repeated="2"/>
        </table:table-row>
        <table:table-row table:style-name="ro1">
          <table:table-cell office:value-type="float" office:value="0.751003324985504" calcext:value-type="float">
            <text:p>0.751003324985504</text:p>
          </table:table-cell>
          <table:table-cell table:number-columns-repeated="2"/>
        </table:table-row>
        <table:table-row table:style-name="ro1">
          <table:table-cell office:value-type="float" office:value="0.58275443315506" calcext:value-type="float">
            <text:p>0.58275443315506</text:p>
          </table:table-cell>
          <table:table-cell table:number-columns-repeated="2"/>
        </table:table-row>
        <table:table-row table:style-name="ro1">
          <table:table-cell office:value-type="float" office:value="0.647165596485138" calcext:value-type="float">
            <text:p>0.647165596485138</text:p>
          </table:table-cell>
          <table:table-cell table:number-columns-repeated="2"/>
        </table:table-row>
        <table:table-row table:style-name="ro1">
          <table:table-cell office:value-type="float" office:value="0.80815863609314" calcext:value-type="float">
            <text:p>0.80815863609314</text:p>
          </table:table-cell>
          <table:table-cell table:number-columns-repeated="2"/>
        </table:table-row>
        <table:table-row table:style-name="ro1">
          <table:table-cell office:value-type="float" office:value="0.741322815418243" calcext:value-type="float">
            <text:p>0.741322815418243</text:p>
          </table:table-cell>
          <table:table-cell table:number-columns-repeated="2"/>
        </table:table-row>
        <table:table-row table:style-name="ro1">
          <table:table-cell office:value-type="float" office:value="0.342999815940857" calcext:value-type="float">
            <text:p>0.342999815940857</text:p>
          </table:table-cell>
          <table:table-cell table:number-columns-repeated="2"/>
        </table:table-row>
        <table:table-row table:style-name="ro1">
          <table:table-cell office:value-type="float" office:value="0.732473373413086" calcext:value-type="float">
            <text:p>0.732473373413086</text:p>
          </table:table-cell>
          <table:table-cell table:number-columns-repeated="2"/>
        </table:table-row>
        <table:table-row table:style-name="ro1">
          <table:table-cell office:value-type="float" office:value="0.34589421749115" calcext:value-type="float">
            <text:p>0.34589421749115</text:p>
          </table:table-cell>
          <table:table-cell table:number-columns-repeated="2"/>
        </table:table-row>
        <table:table-row table:style-name="ro1">
          <table:table-cell office:value-type="float" office:value="0.827780663967133" calcext:value-type="float">
            <text:p>0.827780663967133</text:p>
          </table:table-cell>
          <table:table-cell table:number-columns-repeated="2"/>
        </table:table-row>
        <table:table-row table:style-name="ro1">
          <table:table-cell office:value-type="float" office:value="0.348361998796463" calcext:value-type="float">
            <text:p>0.348361998796463</text:p>
          </table:table-cell>
          <table:table-cell table:number-columns-repeated="2"/>
        </table:table-row>
        <table:table-row table:style-name="ro1">
          <table:table-cell office:value-type="float" office:value="0.842335283756256" calcext:value-type="float">
            <text:p>0.842335283756256</text:p>
          </table:table-cell>
          <table:table-cell table:number-columns-repeated="2"/>
        </table:table-row>
        <table:table-row table:style-name="ro1">
          <table:table-cell office:value-type="float" office:value="0.347615867853165" calcext:value-type="float">
            <text:p>0.347615867853165</text:p>
          </table:table-cell>
          <table:table-cell table:number-columns-repeated="2"/>
        </table:table-row>
        <table:table-row table:style-name="ro1">
          <table:table-cell office:value-type="float" office:value="0.831063807010651" calcext:value-type="float">
            <text:p>0.831063807010651</text:p>
          </table:table-cell>
          <table:table-cell table:number-columns-repeated="2"/>
        </table:table-row>
        <table:table-row table:style-name="ro1">
          <table:table-cell office:value-type="float" office:value="0.346275329589844" calcext:value-type="float">
            <text:p>0.346275329589844</text:p>
          </table:table-cell>
          <table:table-cell table:number-columns-repeated="2"/>
        </table:table-row>
        <table:table-row table:style-name="ro1">
          <table:table-cell office:value-type="float" office:value="0.874044299125671" calcext:value-type="float">
            <text:p>0.874044299125671</text:p>
          </table:table-cell>
          <table:table-cell table:number-columns-repeated="2"/>
        </table:table-row>
        <table:table-row table:style-name="ro1">
          <table:table-cell office:value-type="float" office:value="0.346492916345596" calcext:value-type="float">
            <text:p>0.346492916345596</text:p>
          </table:table-cell>
          <table:table-cell table:number-columns-repeated="2"/>
        </table:table-row>
        <table:table-row table:style-name="ro1">
          <table:table-cell office:value-type="float" office:value="0.876102685928345" calcext:value-type="float">
            <text:p>0.876102685928345</text:p>
          </table:table-cell>
          <table:table-cell table:number-columns-repeated="2"/>
        </table:table-row>
        <table:table-row table:style-name="ro1">
          <table:table-cell office:value-type="float" office:value="0.34568452835083" calcext:value-type="float">
            <text:p>0.34568452835083</text:p>
          </table:table-cell>
          <table:table-cell table:number-columns-repeated="2"/>
        </table:table-row>
        <table:table-row table:style-name="ro1">
          <table:table-cell office:value-type="float" office:value="0.858895361423492" calcext:value-type="float">
            <text:p>0.858895361423492</text:p>
          </table:table-cell>
          <table:table-cell table:number-columns-repeated="2"/>
        </table:table-row>
        <table:table-row table:style-name="ro1">
          <table:table-cell office:value-type="float" office:value="0.34484076499939" calcext:value-type="float">
            <text:p>0.34484076499939</text:p>
          </table:table-cell>
          <table:table-cell table:number-columns-repeated="2"/>
        </table:table-row>
        <table:table-row table:style-name="ro1">
          <table:table-cell office:value-type="float" office:value="0.866800308227539" calcext:value-type="float">
            <text:p>0.866800308227539</text:p>
          </table:table-cell>
          <table:table-cell table:number-columns-repeated="2"/>
        </table:table-row>
        <table:table-row table:style-name="ro1">
          <table:table-cell office:value-type="float" office:value="0.344171047210693" calcext:value-type="float">
            <text:p>0.344171047210693</text:p>
          </table:table-cell>
          <table:table-cell table:number-columns-repeated="2"/>
        </table:table-row>
        <table:table-row table:style-name="ro1">
          <table:table-cell office:value-type="float" office:value="0.857599258422852" calcext:value-type="float">
            <text:p>0.857599258422852</text:p>
          </table:table-cell>
          <table:table-cell table:number-columns-repeated="2"/>
        </table:table-row>
        <table:table-row table:style-name="ro1">
          <table:table-cell office:value-type="float" office:value="0.343556344509125" calcext:value-type="float">
            <text:p>0.343556344509125</text:p>
          </table:table-cell>
          <table:table-cell table:number-columns-repeated="2"/>
        </table:table-row>
        <table:table-row table:style-name="ro1">
          <table:table-cell office:value-type="float" office:value="0.820613265037537" calcext:value-type="float">
            <text:p>0.820613265037537</text:p>
          </table:table-cell>
          <table:table-cell table:number-columns-repeated="2"/>
        </table:table-row>
        <table:table-row table:style-name="ro1">
          <table:table-cell office:value-type="float" office:value="0.343694239854813" calcext:value-type="float">
            <text:p>0.343694239854813</text:p>
          </table:table-cell>
          <table:table-cell table:number-columns-repeated="2"/>
        </table:table-row>
        <table:table-row table:style-name="ro1">
          <table:table-cell office:value-type="float" office:value="0.825902938842773" calcext:value-type="float">
            <text:p>0.825902938842773</text:p>
          </table:table-cell>
          <table:table-cell table:number-columns-repeated="2"/>
        </table:table-row>
        <table:table-row table:style-name="ro1">
          <table:table-cell office:value-type="float" office:value="0.254238963127136" calcext:value-type="float">
            <text:p>0.254238963127136</text:p>
          </table:table-cell>
          <table:table-cell table:number-columns-repeated="2"/>
        </table:table-row>
        <table:table-row table:style-name="ro1">
          <table:table-cell office:value-type="float" office:value="0.796643495559692" calcext:value-type="float">
            <text:p>0.796643495559692</text:p>
          </table:table-cell>
          <table:table-cell table:number-columns-repeated="2"/>
        </table:table-row>
        <table:table-row table:style-name="ro1">
          <table:table-cell office:value-type="float" office:value="0.252641230821609" calcext:value-type="float">
            <text:p>0.252641230821609</text:p>
          </table:table-cell>
          <table:table-cell table:number-columns-repeated="2"/>
        </table:table-row>
        <table:table-row table:style-name="ro1">
          <table:table-cell office:value-type="float" office:value="0.773214638233185" calcext:value-type="float">
            <text:p>0.773214638233185</text:p>
          </table:table-cell>
          <table:table-cell table:number-columns-repeated="2"/>
        </table:table-row>
        <table:table-row table:style-name="ro1">
          <table:table-cell office:value-type="float" office:value="0.253048241138458" calcext:value-type="float">
            <text:p>0.253048241138458</text:p>
          </table:table-cell>
          <table:table-cell table:number-columns-repeated="2"/>
        </table:table-row>
        <table:table-row table:style-name="ro1">
          <table:table-cell office:value-type="float" office:value="0.840056002140045" calcext:value-type="float">
            <text:p>0.840056002140045</text:p>
          </table:table-cell>
          <table:table-cell table:number-columns-repeated="2"/>
        </table:table-row>
        <table:table-row table:style-name="ro1">
          <table:table-cell office:value-type="float" office:value="0.252674758434296" calcext:value-type="float">
            <text:p>0.252674758434296</text:p>
          </table:table-cell>
          <table:table-cell table:number-columns-repeated="2"/>
        </table:table-row>
        <table:table-row table:style-name="ro1">
          <table:table-cell office:value-type="float" office:value="0.724528312683106" calcext:value-type="float">
            <text:p>0.724528312683106</text:p>
          </table:table-cell>
          <table:table-cell table:number-columns-repeated="2"/>
        </table:table-row>
        <table:table-row table:style-name="ro1">
          <table:table-cell office:value-type="float" office:value="0.252888917922974" calcext:value-type="float">
            <text:p>0.252888917922974</text:p>
          </table:table-cell>
          <table:table-cell table:number-columns-repeated="2"/>
        </table:table-row>
        <table:table-row table:style-name="ro1">
          <table:table-cell office:value-type="float" office:value="0.810370266437531" calcext:value-type="float">
            <text:p>0.810370266437531</text:p>
          </table:table-cell>
          <table:table-cell table:number-columns-repeated="2"/>
        </table:table-row>
        <table:table-row table:style-name="ro1">
          <table:table-cell office:value-type="float" office:value="0.2528917491436" calcext:value-type="float">
            <text:p>0.2528917491436</text:p>
          </table:table-cell>
          <table:table-cell table:number-columns-repeated="2"/>
        </table:table-row>
        <table:table-row table:style-name="ro1">
          <table:table-cell office:value-type="float" office:value="0.810593128204346" calcext:value-type="float">
            <text:p>0.810593128204346</text:p>
          </table:table-cell>
          <table:table-cell table:number-columns-repeated="2"/>
        </table:table-row>
        <table:table-row table:style-name="ro1">
          <table:table-cell office:value-type="float" office:value="0.253696709871292" calcext:value-type="float">
            <text:p>0.253696709871292</text:p>
          </table:table-cell>
          <table:table-cell table:number-columns-repeated="2"/>
        </table:table-row>
        <table:table-row table:style-name="ro1">
          <table:table-cell office:value-type="float" office:value="0.802348732948303" calcext:value-type="float">
            <text:p>0.802348732948303</text:p>
          </table:table-cell>
          <table:table-cell table:number-columns-repeated="2"/>
        </table:table-row>
        <table:table-row table:style-name="ro1">
          <table:table-cell office:value-type="float" office:value="0.805572628974915" calcext:value-type="float">
            <text:p>0.805572628974915</text:p>
          </table:table-cell>
          <table:table-cell table:number-columns-repeated="2"/>
        </table:table-row>
        <table:table-row table:style-name="ro1">
          <table:table-cell office:value-type="float" office:value="0.794569432735443" calcext:value-type="float">
            <text:p>0.794569432735443</text:p>
          </table:table-cell>
          <table:table-cell table:number-columns-repeated="2"/>
        </table:table-row>
        <table:table-row table:style-name="ro1">
          <table:table-cell office:value-type="float" office:value="0.755055546760559" calcext:value-type="float">
            <text:p>0.755055546760559</text:p>
          </table:table-cell>
          <table:table-cell table:number-columns-repeated="2"/>
        </table:table-row>
        <table:table-row table:style-name="ro1">
          <table:table-cell office:value-type="float" office:value="0.72428834438324" calcext:value-type="float">
            <text:p>0.72428834438324</text:p>
          </table:table-cell>
          <table:table-cell table:number-columns-repeated="2"/>
        </table:table-row>
        <table:table-row table:style-name="ro1">
          <table:table-cell office:value-type="float" office:value="0.749972581863403" calcext:value-type="float">
            <text:p>0.749972581863403</text:p>
          </table:table-cell>
          <table:table-cell table:number-columns-repeated="2"/>
        </table:table-row>
        <table:table-row table:style-name="ro1">
          <table:table-cell office:value-type="float" office:value="0.747315943241119" calcext:value-type="float">
            <text:p>0.747315943241119</text:p>
          </table:table-cell>
          <table:table-cell table:number-columns-repeated="2"/>
        </table:table-row>
        <table:table-row table:style-name="ro1">
          <table:table-cell office:value-type="float" office:value="0.769656181335449" calcext:value-type="float">
            <text:p>0.769656181335449</text:p>
          </table:table-cell>
          <table:table-cell table:number-columns-repeated="2"/>
        </table:table-row>
        <table:table-row table:style-name="ro1">
          <table:table-cell office:value-type="float" office:value="0.785851299762726" calcext:value-type="float">
            <text:p>0.785851299762726</text:p>
          </table:table-cell>
          <table:table-cell table:number-columns-repeated="2"/>
        </table:table-row>
        <table:table-row table:style-name="ro1">
          <table:table-cell office:value-type="float" office:value="0.821590602397919" calcext:value-type="float">
            <text:p>0.821590602397919</text:p>
          </table:table-cell>
          <table:table-cell table:number-columns-repeated="2"/>
        </table:table-row>
        <table:table-row table:style-name="ro1">
          <table:table-cell office:value-type="float" office:value="0.824546992778778" calcext:value-type="float">
            <text:p>0.824546992778778</text:p>
          </table:table-cell>
          <table:table-cell table:number-columns-repeated="2"/>
        </table:table-row>
        <table:table-row table:style-name="ro1">
          <table:table-cell office:value-type="float" office:value="0.809089362621307" calcext:value-type="float">
            <text:p>0.809089362621307</text:p>
          </table:table-cell>
          <table:table-cell table:number-columns-repeated="2"/>
        </table:table-row>
        <table:table-row table:style-name="ro1">
          <table:table-cell office:value-type="float" office:value="0.807847321033478" calcext:value-type="float">
            <text:p>0.807847321033478</text:p>
          </table:table-cell>
          <table:table-cell table:number-columns-repeated="2"/>
        </table:table-row>
        <table:table-row table:style-name="ro1">
          <table:table-cell office:value-type="float" office:value="0.778575718402862" calcext:value-type="float">
            <text:p>0.778575718402862</text:p>
          </table:table-cell>
          <table:table-cell table:number-columns-repeated="2"/>
        </table:table-row>
        <table:table-row table:style-name="ro1">
          <table:table-cell office:value-type="float" office:value="0.722345471382141" calcext:value-type="float">
            <text:p>0.722345471382141</text:p>
          </table:table-cell>
          <table:table-cell table:number-columns-repeated="2"/>
        </table:table-row>
        <table:table-row table:style-name="ro1">
          <table:table-cell office:value-type="float" office:value="0.271582752466202" calcext:value-type="float">
            <text:p>0.271582752466202</text:p>
          </table:table-cell>
          <table:table-cell table:number-columns-repeated="2"/>
        </table:table-row>
        <table:table-row table:style-name="ro1">
          <table:table-cell office:value-type="float" office:value="0.592111170291901" calcext:value-type="float">
            <text:p>0.592111170291901</text:p>
          </table:table-cell>
          <table:table-cell table:number-columns-repeated="2"/>
        </table:table-row>
        <table:table-row table:style-name="ro1">
          <table:table-cell office:value-type="float" office:value="0.272383391857147" calcext:value-type="float">
            <text:p>0.272383391857147</text:p>
          </table:table-cell>
          <table:table-cell table:number-columns-repeated="2"/>
        </table:table-row>
        <table:table-row table:style-name="ro1">
          <table:table-cell office:value-type="float" office:value="0.670943021774292" calcext:value-type="float">
            <text:p>0.670943021774292</text:p>
          </table:table-cell>
          <table:table-cell table:number-columns-repeated="2"/>
        </table:table-row>
        <table:table-row table:style-name="ro1">
          <table:table-cell office:value-type="float" office:value="0.271254062652588" calcext:value-type="float">
            <text:p>0.271254062652588</text:p>
          </table:table-cell>
          <table:table-cell table:number-columns-repeated="2"/>
        </table:table-row>
        <table:table-row table:style-name="ro1">
          <table:table-cell office:value-type="float" office:value="0.659770846366882" calcext:value-type="float">
            <text:p>0.659770846366882</text:p>
          </table:table-cell>
          <table:table-cell table:number-columns-repeated="2"/>
        </table:table-row>
        <table:table-row table:style-name="ro1">
          <table:table-cell office:value-type="float" office:value="0.308819144964218" calcext:value-type="float">
            <text:p>0.308819144964218</text:p>
          </table:table-cell>
          <table:table-cell table:number-columns-repeated="2"/>
        </table:table-row>
        <table:table-row table:style-name="ro1">
          <table:table-cell office:value-type="float" office:value="0.479212254285812" calcext:value-type="float">
            <text:p>0.479212254285812</text:p>
          </table:table-cell>
          <table:table-cell table:number-columns-repeated="2"/>
        </table:table-row>
        <table:table-row table:style-name="ro1">
          <table:table-cell office:value-type="float" office:value="0.302474796772003" calcext:value-type="float">
            <text:p>0.302474796772003</text:p>
          </table:table-cell>
          <table:table-cell table:number-columns-repeated="2"/>
        </table:table-row>
        <table:table-row table:style-name="ro1">
          <table:table-cell office:value-type="float" office:value="0.364657521247864" calcext:value-type="float">
            <text:p>0.364657521247864</text:p>
          </table:table-cell>
          <table:table-cell table:number-columns-repeated="2"/>
        </table:table-row>
        <table:table-row table:style-name="ro1">
          <table:table-cell office:value-type="float" office:value="0.300948083400726" calcext:value-type="float">
            <text:p>0.300948083400726</text:p>
          </table:table-cell>
          <table:table-cell table:number-columns-repeated="2"/>
        </table:table-row>
        <table:table-row table:style-name="ro1">
          <table:table-cell office:value-type="float" office:value="0.300752401351929" calcext:value-type="float">
            <text:p>0.300752401351929</text:p>
          </table:table-cell>
          <table:table-cell table:number-columns-repeated="2"/>
        </table:table-row>
        <table:table-row table:style-name="ro1">
          <table:table-cell office:value-type="float" office:value="0.30396756529808" calcext:value-type="float">
            <text:p>0.30396756529808</text:p>
          </table:table-cell>
          <table:table-cell table:number-columns-repeated="2"/>
        </table:table-row>
        <table:table-row table:style-name="ro1">
          <table:table-cell office:value-type="float" office:value="0.303472489118576" calcext:value-type="float">
            <text:p>0.303472489118576</text:p>
          </table:table-cell>
          <table:table-cell table:number-columns-repeated="2"/>
        </table:table-row>
        <table:table-row table:style-name="ro1">
          <table:table-cell office:value-type="float" office:value="0.30230313539505" calcext:value-type="float">
            <text:p>0.30230313539505</text:p>
          </table:table-cell>
          <table:table-cell table:number-columns-repeated="2"/>
        </table:table-row>
        <table:table-row table:style-name="ro1">
          <table:table-cell office:value-type="float" office:value="0.303092777729034" calcext:value-type="float">
            <text:p>0.303092777729034</text:p>
          </table:table-cell>
          <table:table-cell table:number-columns-repeated="2"/>
        </table:table-row>
        <table:table-row table:style-name="ro1">
          <table:table-cell office:value-type="float" office:value="0.302355140447617" calcext:value-type="float">
            <text:p>0.302355140447617</text:p>
          </table:table-cell>
          <table:table-cell table:number-columns-repeated="2"/>
        </table:table-row>
        <table:table-row table:style-name="ro1">
          <table:table-cell office:value-type="float" office:value="0.341432452201843" calcext:value-type="float">
            <text:p>0.341432452201843</text:p>
          </table:table-cell>
          <table:table-cell table:number-columns-repeated="2"/>
        </table:table-row>
        <table:table-row table:style-name="ro1">
          <table:table-cell office:value-type="float" office:value="0.302880376577377" calcext:value-type="float">
            <text:p>0.302880376577377</text:p>
          </table:table-cell>
          <table:table-cell table:number-columns-repeated="2"/>
        </table:table-row>
        <table:table-row table:style-name="ro1">
          <table:table-cell office:value-type="float" office:value="0.826262950897217" calcext:value-type="float">
            <text:p>0.826262950897217</text:p>
          </table:table-cell>
          <table:table-cell table:number-columns-repeated="2"/>
        </table:table-row>
        <table:table-row table:style-name="ro1">
          <table:table-cell office:value-type="float" office:value="0.300786912441254" calcext:value-type="float">
            <text:p>0.300786912441254</text:p>
          </table:table-cell>
          <table:table-cell table:number-columns-repeated="2"/>
        </table:table-row>
        <table:table-row table:style-name="ro1">
          <table:table-cell office:value-type="float" office:value="0.617778480052948" calcext:value-type="float">
            <text:p>0.617778480052948</text:p>
          </table:table-cell>
          <table:table-cell table:number-columns-repeated="2"/>
        </table:table-row>
        <table:table-row table:style-name="ro1">
          <table:table-cell office:value-type="float" office:value="0.302953451871872" calcext:value-type="float">
            <text:p>0.302953451871872</text:p>
          </table:table-cell>
          <table:table-cell table:number-columns-repeated="2"/>
        </table:table-row>
        <table:table-row table:style-name="ro1">
          <table:table-cell office:value-type="float" office:value="0.304020524024963" calcext:value-type="float">
            <text:p>0.304020524024963</text:p>
          </table:table-cell>
          <table:table-cell table:number-columns-repeated="2"/>
        </table:table-row>
        <table:table-row table:style-name="ro1">
          <table:table-cell office:value-type="float" office:value="0.30369758605957" calcext:value-type="float">
            <text:p>0.30369758605957</text:p>
          </table:table-cell>
          <table:table-cell table:number-columns-repeated="2"/>
        </table:table-row>
        <table:table-row table:style-name="ro1">
          <table:table-cell office:value-type="float" office:value="0.302387893199921" calcext:value-type="float">
            <text:p>0.302387893199921</text:p>
          </table:table-cell>
          <table:table-cell table:number-columns-repeated="2"/>
        </table:table-row>
        <table:table-row table:style-name="ro1">
          <table:table-cell office:value-type="float" office:value="0.30207422375679" calcext:value-type="float">
            <text:p>0.30207422375679</text:p>
          </table:table-cell>
          <table:table-cell table:number-columns-repeated="2"/>
        </table:table-row>
        <table:table-row table:style-name="ro1">
          <table:table-cell office:value-type="float" office:value="0.301922768354416" calcext:value-type="float">
            <text:p>0.301922768354416</text:p>
          </table:table-cell>
          <table:table-cell table:number-columns-repeated="2"/>
        </table:table-row>
        <table:table-row table:style-name="ro1">
          <table:table-cell office:value-type="float" office:value="0.302538692951202" calcext:value-type="float">
            <text:p>0.302538692951202</text:p>
          </table:table-cell>
          <table:table-cell table:number-columns-repeated="2"/>
        </table:table-row>
        <table:table-row table:style-name="ro1">
          <table:table-cell office:value-type="float" office:value="0.301991254091263" calcext:value-type="float">
            <text:p>0.301991254091263</text:p>
          </table:table-cell>
          <table:table-cell table:number-columns-repeated="2"/>
        </table:table-row>
        <table:table-row table:style-name="ro1">
          <table:table-cell office:value-type="float" office:value="0.302230894565582" calcext:value-type="float">
            <text:p>0.302230894565582</text:p>
          </table:table-cell>
          <table:table-cell table:number-columns-repeated="2"/>
        </table:table-row>
        <table:table-row table:style-name="ro1">
          <table:table-cell office:value-type="float" office:value="0.300083458423614" calcext:value-type="float">
            <text:p>0.300083458423614</text:p>
          </table:table-cell>
          <table:table-cell table:number-columns-repeated="2"/>
        </table:table-row>
        <table:table-row table:style-name="ro1">
          <table:table-cell office:value-type="float" office:value="0.300107330083847" calcext:value-type="float">
            <text:p>0.300107330083847</text:p>
          </table:table-cell>
          <table:table-cell table:number-columns-repeated="2"/>
        </table:table-row>
        <table:table-row table:style-name="ro1">
          <table:table-cell office:value-type="float" office:value="0.300076752901077" calcext:value-type="float">
            <text:p>0.300076752901077</text:p>
          </table:table-cell>
          <table:table-cell table:number-columns-repeated="2"/>
        </table:table-row>
        <table:table-row table:style-name="ro1">
          <table:table-cell office:value-type="float" office:value="0.30039632320404" calcext:value-type="float">
            <text:p>0.30039632320404</text:p>
          </table:table-cell>
          <table:table-cell table:number-columns-repeated="2"/>
        </table:table-row>
        <table:table-row table:style-name="ro1">
          <table:table-cell office:value-type="float" office:value="0.297935158014297" calcext:value-type="float">
            <text:p>0.297935158014297</text:p>
          </table:table-cell>
          <table:table-cell table:number-columns-repeated="2"/>
        </table:table-row>
        <table:table-row table:style-name="ro1">
          <table:table-cell office:value-type="float" office:value="0.298028320074081" calcext:value-type="float">
            <text:p>0.298028320074081</text:p>
          </table:table-cell>
          <table:table-cell table:number-columns-repeated="2"/>
        </table:table-row>
        <table:table-row table:style-name="ro1">
          <table:table-cell office:value-type="float" office:value="0.297145962715149" calcext:value-type="float">
            <text:p>0.297145962715149</text:p>
          </table:table-cell>
          <table:table-cell table:number-columns-repeated="2"/>
        </table:table-row>
        <table:table-row table:style-name="ro1">
          <table:table-cell office:value-type="float" office:value="0.296944141387939" calcext:value-type="float">
            <text:p>0.296944141387939</text:p>
          </table:table-cell>
          <table:table-cell table:number-columns-repeated="2"/>
        </table:table-row>
        <table:table-row table:style-name="ro1">
          <table:table-cell office:value-type="float" office:value="0.29970920085907" calcext:value-type="float">
            <text:p>0.29970920085907</text:p>
          </table:table-cell>
          <table:table-cell table:number-columns-repeated="2"/>
        </table:table-row>
        <table:table-row table:style-name="ro1">
          <table:table-cell office:value-type="float" office:value="0.293555736541748" calcext:value-type="float">
            <text:p>0.293555736541748</text:p>
          </table:table-cell>
          <table:table-cell table:number-columns-repeated="2"/>
        </table:table-row>
        <table:table-row table:style-name="ro1">
          <table:table-cell office:value-type="float" office:value="0.295508414506912" calcext:value-type="float">
            <text:p>0.295508414506912</text:p>
          </table:table-cell>
          <table:table-cell table:number-columns-repeated="2"/>
        </table:table-row>
        <table:table-row table:style-name="ro1">
          <table:table-cell office:value-type="float" office:value="0.292588144540787" calcext:value-type="float">
            <text:p>0.292588144540787</text:p>
          </table:table-cell>
          <table:table-cell table:number-columns-repeated="2"/>
        </table:table-row>
        <table:table-row table:style-name="ro1">
          <table:table-cell office:value-type="float" office:value="0.294767796993256" calcext:value-type="float">
            <text:p>0.294767796993256</text:p>
          </table:table-cell>
          <table:table-cell table:number-columns-repeated="2"/>
        </table:table-row>
        <table:table-row table:style-name="ro1">
          <table:table-cell office:value-type="float" office:value="0.294943302869797" calcext:value-type="float">
            <text:p>0.294943302869797</text:p>
          </table:table-cell>
          <table:table-cell table:number-columns-repeated="2"/>
        </table:table-row>
        <table:table-row table:style-name="ro1">
          <table:table-cell office:value-type="float" office:value="0.292404681444168" calcext:value-type="float">
            <text:p>0.292404681444168</text:p>
          </table:table-cell>
          <table:table-cell table:number-columns-repeated="2"/>
        </table:table-row>
        <table:table-row table:style-name="ro1">
          <table:table-cell office:value-type="float" office:value="0.362573504447937" calcext:value-type="float">
            <text:p>0.362573504447937</text:p>
          </table:table-cell>
          <table:table-cell table:number-columns-repeated="2"/>
        </table:table-row>
        <table:table-row table:style-name="ro1">
          <table:table-cell office:value-type="float" office:value="0.289871215820312" calcext:value-type="float">
            <text:p>0.289871215820312</text:p>
          </table:table-cell>
          <table:table-cell table:number-columns-repeated="2"/>
        </table:table-row>
        <table:table-row table:style-name="ro1">
          <table:table-cell office:value-type="float" office:value="0.547851026058197" calcext:value-type="float">
            <text:p>0.547851026058197</text:p>
          </table:table-cell>
          <table:table-cell table:number-columns-repeated="2"/>
        </table:table-row>
        <table:table-row table:style-name="ro1">
          <table:table-cell office:value-type="float" office:value="0.274586468935013" calcext:value-type="float">
            <text:p>0.274586468935013</text:p>
          </table:table-cell>
          <table:table-cell table:number-columns-repeated="2"/>
        </table:table-row>
        <table:table-row table:style-name="ro1">
          <table:table-cell office:value-type="float" office:value="0.740443050861358" calcext:value-type="float">
            <text:p>0.740443050861358</text:p>
          </table:table-cell>
          <table:table-cell table:number-columns-repeated="2"/>
        </table:table-row>
        <table:table-row table:style-name="ro1">
          <table:table-cell office:value-type="float" office:value="0.277473390102386" calcext:value-type="float">
            <text:p>0.277473390102386</text:p>
          </table:table-cell>
          <table:table-cell table:number-columns-repeated="2"/>
        </table:table-row>
        <table:table-row table:style-name="ro1">
          <table:table-cell office:value-type="float" office:value="0.764015197753906" calcext:value-type="float">
            <text:p>0.764015197753906</text:p>
          </table:table-cell>
          <table:table-cell table:number-columns-repeated="2"/>
        </table:table-row>
        <table:table-row table:style-name="ro1">
          <table:table-cell office:value-type="float" office:value="0.276700735092163" calcext:value-type="float">
            <text:p>0.276700735092163</text:p>
          </table:table-cell>
          <table:table-cell table:number-columns-repeated="2"/>
        </table:table-row>
        <table:table-row table:style-name="ro1">
          <table:table-cell office:value-type="float" office:value="0.734935641288757" calcext:value-type="float">
            <text:p>0.734935641288757</text:p>
          </table:table-cell>
          <table:table-cell table:number-columns-repeated="2"/>
        </table:table-row>
        <table:table-row table:style-name="ro1">
          <table:table-cell office:value-type="float" office:value="0.277554214000702" calcext:value-type="float">
            <text:p>0.277554214000702</text:p>
          </table:table-cell>
          <table:table-cell table:number-columns-repeated="2"/>
        </table:table-row>
        <table:table-row table:style-name="ro1">
          <table:table-cell office:value-type="float" office:value="0.752378821372986" calcext:value-type="float">
            <text:p>0.752378821372986</text:p>
          </table:table-cell>
          <table:table-cell table:number-columns-repeated="2"/>
        </table:table-row>
        <table:table-row table:style-name="ro1">
          <table:table-cell office:value-type="float" office:value="0.277329623699188" calcext:value-type="float">
            <text:p>0.277329623699188</text:p>
          </table:table-cell>
          <table:table-cell table:number-columns-repeated="2"/>
        </table:table-row>
        <table:table-row table:style-name="ro1">
          <table:table-cell office:value-type="float" office:value="0.721974790096283" calcext:value-type="float">
            <text:p>0.721974790096283</text:p>
          </table:table-cell>
          <table:table-cell table:number-columns-repeated="2"/>
        </table:table-row>
        <table:table-row table:style-name="ro1">
          <table:table-cell office:value-type="float" office:value="0.276181519031525" calcext:value-type="float">
            <text:p>0.276181519031525</text:p>
          </table:table-cell>
          <table:table-cell table:number-columns-repeated="2"/>
        </table:table-row>
        <table:table-row table:style-name="ro1">
          <table:table-cell office:value-type="float" office:value="0.797026216983795" calcext:value-type="float">
            <text:p>0.797026216983795</text:p>
          </table:table-cell>
          <table:table-cell table:number-columns-repeated="2"/>
        </table:table-row>
        <table:table-row table:style-name="ro1">
          <table:table-cell office:value-type="float" office:value="0.275913536548614" calcext:value-type="float">
            <text:p>0.275913536548614</text:p>
          </table:table-cell>
          <table:table-cell table:number-columns-repeated="2"/>
        </table:table-row>
        <table:table-row table:style-name="ro1">
          <table:table-cell office:value-type="float" office:value="0.834214746952057" calcext:value-type="float">
            <text:p>0.834214746952057</text:p>
          </table:table-cell>
          <table:table-cell table:number-columns-repeated="2"/>
        </table:table-row>
        <table:table-row table:style-name="ro1">
          <table:table-cell office:value-type="float" office:value="0.275285840034485" calcext:value-type="float">
            <text:p>0.275285840034485</text:p>
          </table:table-cell>
          <table:table-cell table:number-columns-repeated="2"/>
        </table:table-row>
        <table:table-row table:style-name="ro1">
          <table:table-cell office:value-type="float" office:value="0.850769639015198" calcext:value-type="float">
            <text:p>0.850769639015198</text:p>
          </table:table-cell>
          <table:table-cell table:number-columns-repeated="2"/>
        </table:table-row>
        <table:table-row table:style-name="ro1">
          <table:table-cell office:value-type="float" office:value="0.277015894651413" calcext:value-type="float">
            <text:p>0.277015894651413</text:p>
          </table:table-cell>
          <table:table-cell table:number-columns-repeated="2"/>
        </table:table-row>
        <table:table-row table:style-name="ro1">
          <table:table-cell office:value-type="float" office:value="0.862632095813751" calcext:value-type="float">
            <text:p>0.862632095813751</text:p>
          </table:table-cell>
          <table:table-cell table:number-columns-repeated="2"/>
        </table:table-row>
        <table:table-row table:style-name="ro1">
          <table:table-cell office:value-type="float" office:value="0.275359839200973" calcext:value-type="float">
            <text:p>0.275359839200973</text:p>
          </table:table-cell>
          <table:table-cell table:number-columns-repeated="2"/>
        </table:table-row>
        <table:table-row table:style-name="ro1">
          <table:table-cell office:value-type="float" office:value="0.857023477554321" calcext:value-type="float">
            <text:p>0.857023477554321</text:p>
          </table:table-cell>
          <table:table-cell table:number-columns-repeated="2"/>
        </table:table-row>
        <table:table-row table:style-name="ro1">
          <table:table-cell office:value-type="float" office:value="0.275031983852386" calcext:value-type="float">
            <text:p>0.275031983852386</text:p>
          </table:table-cell>
          <table:table-cell table:number-columns-repeated="2"/>
        </table:table-row>
        <table:table-row table:style-name="ro1">
          <table:table-cell office:value-type="float" office:value="0.846118152141571" calcext:value-type="float">
            <text:p>0.846118152141571</text:p>
          </table:table-cell>
          <table:table-cell table:number-columns-repeated="2"/>
        </table:table-row>
        <table:table-row table:style-name="ro1">
          <table:table-cell office:value-type="float" office:value="0.275140106678009" calcext:value-type="float">
            <text:p>0.275140106678009</text:p>
          </table:table-cell>
          <table:table-cell table:number-columns-repeated="2"/>
        </table:table-row>
        <table:table-row table:style-name="ro1">
          <table:table-cell office:value-type="float" office:value="0.852347910404205" calcext:value-type="float">
            <text:p>0.852347910404205</text:p>
          </table:table-cell>
          <table:table-cell table:number-columns-repeated="2"/>
        </table:table-row>
        <table:table-row table:style-name="ro1">
          <table:table-cell office:value-type="float" office:value="0.274526000022888" calcext:value-type="float">
            <text:p>0.274526000022888</text:p>
          </table:table-cell>
          <table:table-cell table:number-columns-repeated="2"/>
        </table:table-row>
        <table:table-row table:style-name="ro1">
          <table:table-cell office:value-type="float" office:value="0.874674737453461" calcext:value-type="float">
            <text:p>0.874674737453461</text:p>
          </table:table-cell>
          <table:table-cell table:number-columns-repeated="2"/>
        </table:table-row>
        <table:table-row table:style-name="ro1">
          <table:table-cell office:value-type="float" office:value="0.275043159723282" calcext:value-type="float">
            <text:p>0.275043159723282</text:p>
          </table:table-cell>
          <table:table-cell table:number-columns-repeated="2"/>
        </table:table-row>
        <table:table-row table:style-name="ro1">
          <table:table-cell office:value-type="float" office:value="0.885782659053803" calcext:value-type="float">
            <text:p>0.885782659053803</text:p>
          </table:table-cell>
          <table:table-cell table:number-columns-repeated="2"/>
        </table:table-row>
        <table:table-row table:style-name="ro1">
          <table:table-cell office:value-type="float" office:value="0.275961428880692" calcext:value-type="float">
            <text:p>0.275961428880692</text:p>
          </table:table-cell>
          <table:table-cell table:number-columns-repeated="2"/>
        </table:table-row>
        <table:table-row table:style-name="ro1">
          <table:table-cell office:value-type="float" office:value="0.738675236701965" calcext:value-type="float">
            <text:p>0.738675236701965</text:p>
          </table:table-cell>
          <table:table-cell table:number-columns-repeated="2"/>
        </table:table-row>
        <table:table-row table:style-name="ro1">
          <table:table-cell office:value-type="float" office:value="0.275917887687683" calcext:value-type="float">
            <text:p>0.275917887687683</text:p>
          </table:table-cell>
          <table:table-cell table:number-columns-repeated="2"/>
        </table:table-row>
        <table:table-row table:style-name="ro1">
          <table:table-cell office:value-type="float" office:value="0.617650926113129" calcext:value-type="float">
            <text:p>0.617650926113129</text:p>
          </table:table-cell>
          <table:table-cell table:number-columns-repeated="2"/>
        </table:table-row>
        <table:table-row table:style-name="ro1">
          <table:table-cell office:value-type="float" office:value="0.277466654777527" calcext:value-type="float">
            <text:p>0.277466654777527</text:p>
          </table:table-cell>
          <table:table-cell table:number-columns-repeated="2"/>
        </table:table-row>
        <table:table-row table:style-name="ro1">
          <table:table-cell office:value-type="float" office:value="0.579610884189606" calcext:value-type="float">
            <text:p>0.579610884189606</text:p>
          </table:table-cell>
          <table:table-cell table:number-columns-repeated="2"/>
        </table:table-row>
        <table:table-row table:style-name="ro1">
          <table:table-cell office:value-type="float" office:value="0.275647163391113" calcext:value-type="float">
            <text:p>0.275647163391113</text:p>
          </table:table-cell>
          <table:table-cell table:number-columns-repeated="2"/>
        </table:table-row>
        <table:table-row table:style-name="ro1">
          <table:table-cell office:value-type="float" office:value="0.673660278320313" calcext:value-type="float">
            <text:p>0.673660278320313</text:p>
          </table:table-cell>
          <table:table-cell table:number-columns-repeated="2"/>
        </table:table-row>
        <table:table-row table:style-name="ro1">
          <table:table-cell office:value-type="float" office:value="0.275725930929184" calcext:value-type="float">
            <text:p>0.275725930929184</text:p>
          </table:table-cell>
          <table:table-cell table:number-columns-repeated="2"/>
        </table:table-row>
        <table:table-row table:style-name="ro1">
          <table:table-cell office:value-type="float" office:value="0.438626408576965" calcext:value-type="float">
            <text:p>0.438626408576965</text:p>
          </table:table-cell>
          <table:table-cell table:number-columns-repeated="2"/>
        </table:table-row>
        <table:table-row table:style-name="ro1">
          <table:table-cell office:value-type="float" office:value="0.27577406167984" calcext:value-type="float">
            <text:p>0.27577406167984</text:p>
          </table:table-cell>
          <table:table-cell table:number-columns-repeated="2"/>
        </table:table-row>
        <table:table-row table:style-name="ro1">
          <table:table-cell office:value-type="float" office:value="0.281820833683014" calcext:value-type="float">
            <text:p>0.281820833683014</text:p>
          </table:table-cell>
          <table:table-cell table:number-columns-repeated="2"/>
        </table:table-row>
        <table:table-row table:style-name="ro1">
          <table:table-cell office:value-type="float" office:value="0.307961940765381" calcext:value-type="float">
            <text:p>0.307961940765381</text:p>
          </table:table-cell>
          <table:table-cell table:number-columns-repeated="2"/>
        </table:table-row>
        <table:table-row table:style-name="ro1">
          <table:table-cell office:value-type="float" office:value="0.277607411146164" calcext:value-type="float">
            <text:p>0.277607411146164</text:p>
          </table:table-cell>
          <table:table-cell table:number-columns-repeated="2"/>
        </table:table-row>
        <table:table-row table:style-name="ro1">
          <table:table-cell office:value-type="float" office:value="0.723712742328644" calcext:value-type="float">
            <text:p>0.723712742328644</text:p>
          </table:table-cell>
          <table:table-cell table:number-columns-repeated="2"/>
        </table:table-row>
        <table:table-row table:style-name="ro1">
          <table:table-cell office:value-type="float" office:value="0.277663797140121" calcext:value-type="float">
            <text:p>0.277663797140121</text:p>
          </table:table-cell>
          <table:table-cell table:number-columns-repeated="2"/>
        </table:table-row>
        <table:table-row table:style-name="ro1">
          <table:table-cell office:value-type="float" office:value="0.800124764442444" calcext:value-type="float">
            <text:p>0.800124764442444</text:p>
          </table:table-cell>
          <table:table-cell table:number-columns-repeated="2"/>
        </table:table-row>
        <table:table-row table:style-name="ro1">
          <table:table-cell office:value-type="float" office:value="0.277629345655441" calcext:value-type="float">
            <text:p>0.277629345655441</text:p>
          </table:table-cell>
          <table:table-cell table:number-columns-repeated="2"/>
        </table:table-row>
        <table:table-row table:style-name="ro1">
          <table:table-cell office:value-type="float" office:value="0.809873282909393" calcext:value-type="float">
            <text:p>0.809873282909393</text:p>
          </table:table-cell>
          <table:table-cell table:number-columns-repeated="2"/>
        </table:table-row>
        <table:table-row table:style-name="ro1">
          <table:table-cell office:value-type="float" office:value="0.28697794675827" calcext:value-type="float">
            <text:p>0.28697794675827</text:p>
          </table:table-cell>
          <table:table-cell table:number-columns-repeated="2"/>
        </table:table-row>
        <table:table-row table:style-name="ro1">
          <table:table-cell office:value-type="float" office:value="0.832976877689362" calcext:value-type="float">
            <text:p>0.832976877689362</text:p>
          </table:table-cell>
          <table:table-cell table:number-columns-repeated="2"/>
        </table:table-row>
        <table:table-row table:style-name="ro1">
          <table:table-cell office:value-type="float" office:value="0.298229277133942" calcext:value-type="float">
            <text:p>0.298229277133942</text:p>
          </table:table-cell>
          <table:table-cell table:number-columns-repeated="2"/>
        </table:table-row>
        <table:table-row table:style-name="ro1">
          <table:table-cell office:value-type="float" office:value="0.862923860549927" calcext:value-type="float">
            <text:p>0.862923860549927</text:p>
          </table:table-cell>
          <table:table-cell table:number-columns-repeated="2"/>
        </table:table-row>
        <table:table-row table:style-name="ro1">
          <table:table-cell office:value-type="float" office:value="0.29089680314064" calcext:value-type="float">
            <text:p>0.29089680314064</text:p>
          </table:table-cell>
          <table:table-cell table:number-columns-repeated="2"/>
        </table:table-row>
        <table:table-row table:style-name="ro1">
          <table:table-cell office:value-type="float" office:value="0.881493031978607" calcext:value-type="float">
            <text:p>0.881493031978607</text:p>
          </table:table-cell>
          <table:table-cell table:number-columns-repeated="2"/>
        </table:table-row>
        <table:table-row table:style-name="ro1">
          <table:table-cell office:value-type="float" office:value="0.291689455509186" calcext:value-type="float">
            <text:p>0.291689455509186</text:p>
          </table:table-cell>
          <table:table-cell table:number-columns-repeated="2"/>
        </table:table-row>
        <table:table-row table:style-name="ro1">
          <table:table-cell office:value-type="float" office:value="0.902868747711181" calcext:value-type="float">
            <text:p>0.902868747711181</text:p>
          </table:table-cell>
          <table:table-cell table:number-columns-repeated="2"/>
        </table:table-row>
        <table:table-row table:style-name="ro1">
          <table:table-cell office:value-type="float" office:value="0.292313545942307" calcext:value-type="float">
            <text:p>0.292313545942307</text:p>
          </table:table-cell>
          <table:table-cell table:number-columns-repeated="2"/>
        </table:table-row>
        <table:table-row table:style-name="ro1">
          <table:table-cell office:value-type="float" office:value="0.878831088542938" calcext:value-type="float">
            <text:p>0.878831088542938</text:p>
          </table:table-cell>
          <table:table-cell table:number-columns-repeated="2"/>
        </table:table-row>
        <table:table-row table:style-name="ro1">
          <table:table-cell office:value-type="float" office:value="0.873952805995941" calcext:value-type="float">
            <text:p>0.873952805995941</text:p>
          </table:table-cell>
          <table:table-cell table:number-columns-repeated="2"/>
        </table:table-row>
        <table:table-row table:style-name="ro1">
          <table:table-cell office:value-type="float" office:value="0.756244778633118" calcext:value-type="float">
            <text:p>0.756244778633118</text:p>
          </table:table-cell>
          <table:table-cell table:number-columns-repeated="2"/>
        </table:table-row>
        <table:table-row table:style-name="ro1">
          <table:table-cell office:value-type="float" office:value="0.715560913085938" calcext:value-type="float">
            <text:p>0.715560913085938</text:p>
          </table:table-cell>
          <table:table-cell table:number-columns-repeated="2"/>
        </table:table-row>
        <table:table-row table:style-name="ro1">
          <table:table-cell office:value-type="float" office:value="0.25399911403656" calcext:value-type="float">
            <text:p>0.25399911403656</text:p>
          </table:table-cell>
          <table:table-cell table:number-columns-repeated="2"/>
        </table:table-row>
        <table:table-row table:style-name="ro1">
          <table:table-cell office:value-type="float" office:value="0.818543136119843" calcext:value-type="float">
            <text:p>0.818543136119843</text:p>
          </table:table-cell>
          <table:table-cell table:number-columns-repeated="2"/>
        </table:table-row>
        <table:table-row table:style-name="ro1">
          <table:table-cell office:value-type="float" office:value="0.268175572156906" calcext:value-type="float">
            <text:p>0.268175572156906</text:p>
          </table:table-cell>
          <table:table-cell table:number-columns-repeated="2"/>
        </table:table-row>
        <table:table-row table:style-name="ro1">
          <table:table-cell office:value-type="float" office:value="0.474656462669373" calcext:value-type="float">
            <text:p>0.474656462669373</text:p>
          </table:table-cell>
          <table:table-cell table:number-columns-repeated="2"/>
        </table:table-row>
        <table:table-row table:style-name="ro1">
          <table:table-cell office:value-type="float" office:value="0.27032732963562" calcext:value-type="float">
            <text:p>0.27032732963562</text:p>
          </table:table-cell>
          <table:table-cell table:number-columns-repeated="2"/>
        </table:table-row>
        <table:table-row table:style-name="ro1">
          <table:table-cell office:value-type="float" office:value="0.266056954860687" calcext:value-type="float">
            <text:p>0.266056954860687</text:p>
          </table:table-cell>
          <table:table-cell table:number-columns-repeated="2"/>
        </table:table-row>
        <table:table-row table:style-name="ro1">
          <table:table-cell office:value-type="float" office:value="0.261075347661972" calcext:value-type="float">
            <text:p>0.261075347661972</text:p>
          </table:table-cell>
          <table:table-cell table:number-columns-repeated="2"/>
        </table:table-row>
        <table:table-row table:style-name="ro1">
          <table:table-cell office:value-type="float" office:value="0.259613186120987" calcext:value-type="float">
            <text:p>0.259613186120987</text:p>
          </table:table-cell>
          <table:table-cell table:number-columns-repeated="2"/>
        </table:table-row>
        <table:table-row table:style-name="ro1">
          <table:table-cell office:value-type="float" office:value="0.259772598743439" calcext:value-type="float">
            <text:p>0.259772598743439</text:p>
          </table:table-cell>
          <table:table-cell table:number-columns-repeated="2"/>
        </table:table-row>
        <table:table-row table:style-name="ro1">
          <table:table-cell office:value-type="float" office:value="0.260062962770462" calcext:value-type="float">
            <text:p>0.260062962770462</text:p>
          </table:table-cell>
          <table:table-cell table:number-columns-repeated="2"/>
        </table:table-row>
        <table:table-row table:style-name="ro1">
          <table:table-cell office:value-type="float" office:value="0.25991216301918" calcext:value-type="float">
            <text:p>0.25991216301918</text:p>
          </table:table-cell>
          <table:table-cell table:number-columns-repeated="2"/>
        </table:table-row>
        <table:table-row table:style-name="ro1">
          <table:table-cell office:value-type="float" office:value="0.258425354957581" calcext:value-type="float">
            <text:p>0.258425354957581</text:p>
          </table:table-cell>
          <table:table-cell table:number-columns-repeated="2"/>
        </table:table-row>
        <table:table-row table:style-name="ro1">
          <table:table-cell office:value-type="float" office:value="0.258394181728363" calcext:value-type="float">
            <text:p>0.258394181728363</text:p>
          </table:table-cell>
          <table:table-cell table:number-columns-repeated="2"/>
        </table:table-row>
        <table:table-row table:style-name="ro1">
          <table:table-cell office:value-type="float" office:value="0.259225517511368" calcext:value-type="float">
            <text:p>0.259225517511368</text:p>
          </table:table-cell>
          <table:table-cell table:number-columns-repeated="2"/>
        </table:table-row>
        <table:table-row table:style-name="ro1">
          <table:table-cell office:value-type="float" office:value="0.259088546037674" calcext:value-type="float">
            <text:p>0.259088546037674</text:p>
          </table:table-cell>
          <table:table-cell table:number-columns-repeated="2"/>
        </table:table-row>
        <table:table-row table:style-name="ro1">
          <table:table-cell office:value-type="float" office:value="0.258757501840591" calcext:value-type="float">
            <text:p>0.258757501840591</text:p>
          </table:table-cell>
          <table:table-cell table:number-columns-repeated="2"/>
        </table:table-row>
        <table:table-row table:style-name="ro1">
          <table:table-cell office:value-type="float" office:value="0.258714258670807" calcext:value-type="float">
            <text:p>0.258714258670807</text:p>
          </table:table-cell>
          <table:table-cell table:number-columns-repeated="2"/>
        </table:table-row>
        <table:table-row table:style-name="ro1">
          <table:table-cell office:value-type="float" office:value="0.259214669466019" calcext:value-type="float">
            <text:p>0.259214669466019</text:p>
          </table:table-cell>
          <table:table-cell table:number-columns-repeated="2"/>
        </table:table-row>
        <table:table-row table:style-name="ro1">
          <table:table-cell office:value-type="float" office:value="0.263575583696365" calcext:value-type="float">
            <text:p>0.263575583696365</text:p>
          </table:table-cell>
          <table:table-cell table:number-columns-repeated="2"/>
        </table:table-row>
        <table:table-row table:style-name="ro1">
          <table:table-cell office:value-type="float" office:value="0.261968493461609" calcext:value-type="float">
            <text:p>0.261968493461609</text:p>
          </table:table-cell>
          <table:table-cell table:number-columns-repeated="2"/>
        </table:table-row>
        <table:table-row table:style-name="ro1">
          <table:table-cell office:value-type="float" office:value="0.263434290885925" calcext:value-type="float">
            <text:p>0.263434290885925</text:p>
          </table:table-cell>
          <table:table-cell table:number-columns-repeated="2"/>
        </table:table-row>
        <table:table-row table:style-name="ro1">
          <table:table-cell office:value-type="float" office:value="0.263881355524063" calcext:value-type="float">
            <text:p>0.263881355524063</text:p>
          </table:table-cell>
          <table:table-cell table:number-columns-repeated="2"/>
        </table:table-row>
        <table:table-row table:style-name="ro1">
          <table:table-cell office:value-type="float" office:value="0.263834446668625" calcext:value-type="float">
            <text:p>0.263834446668625</text:p>
          </table:table-cell>
          <table:table-cell table:number-columns-repeated="2"/>
        </table:table-row>
        <table:table-row table:style-name="ro1">
          <table:table-cell office:value-type="float" office:value="0.26273512840271" calcext:value-type="float">
            <text:p>0.26273512840271</text:p>
          </table:table-cell>
          <table:table-cell table:number-columns-repeated="2"/>
        </table:table-row>
        <table:table-row table:style-name="ro1">
          <table:table-cell office:value-type="float" office:value="0.262867510318756" calcext:value-type="float">
            <text:p>0.262867510318756</text:p>
          </table:table-cell>
          <table:table-cell table:number-columns-repeated="2"/>
        </table:table-row>
        <table:table-row table:style-name="ro1">
          <table:table-cell office:value-type="float" office:value="0.262800514698029" calcext:value-type="float">
            <text:p>0.262800514698029</text:p>
          </table:table-cell>
          <table:table-cell table:number-columns-repeated="2"/>
        </table:table-row>
        <table:table-row table:style-name="ro1">
          <table:table-cell office:value-type="float" office:value="0.264602303504944" calcext:value-type="float">
            <text:p>0.264602303504944</text:p>
          </table:table-cell>
          <table:table-cell table:number-columns-repeated="2"/>
        </table:table-row>
        <table:table-row table:style-name="ro1">
          <table:table-cell office:value-type="float" office:value="0.270482838153839" calcext:value-type="float">
            <text:p>0.270482838153839</text:p>
          </table:table-cell>
          <table:table-cell table:number-columns-repeated="2"/>
        </table:table-row>
        <table:table-row table:style-name="ro1">
          <table:table-cell office:value-type="float" office:value="0.272406369447708" calcext:value-type="float">
            <text:p>0.272406369447708</text:p>
          </table:table-cell>
          <table:table-cell table:number-columns-repeated="2"/>
        </table:table-row>
        <table:table-row table:style-name="ro1">
          <table:table-cell office:value-type="float" office:value="0.27365654706955" calcext:value-type="float">
            <text:p>0.27365654706955</text:p>
          </table:table-cell>
          <table:table-cell table:number-columns-repeated="2"/>
        </table:table-row>
        <table:table-row table:style-name="ro1">
          <table:table-cell office:value-type="float" office:value="0.288259029388428" calcext:value-type="float">
            <text:p>0.288259029388428</text:p>
          </table:table-cell>
          <table:table-cell table:number-columns-repeated="2"/>
        </table:table-row>
        <table:table-row table:style-name="ro1">
          <table:table-cell office:value-type="float" office:value="0.289139240980148" calcext:value-type="float">
            <text:p>0.289139240980148</text:p>
          </table:table-cell>
          <table:table-cell table:number-columns-repeated="2"/>
        </table:table-row>
        <table:table-row table:style-name="ro1">
          <table:table-cell office:value-type="float" office:value="0.290323525667191" calcext:value-type="float">
            <text:p>0.290323525667191</text:p>
          </table:table-cell>
          <table:table-cell table:number-columns-repeated="2"/>
        </table:table-row>
        <table:table-row table:style-name="ro1">
          <table:table-cell office:value-type="float" office:value="0.283695191144943" calcext:value-type="float">
            <text:p>0.283695191144943</text:p>
          </table:table-cell>
          <table:table-cell table:number-columns-repeated="2"/>
        </table:table-row>
        <table:table-row table:style-name="ro1">
          <table:table-cell office:value-type="float" office:value="0.290042072534561" calcext:value-type="float">
            <text:p>0.290042072534561</text:p>
          </table:table-cell>
          <table:table-cell table:number-columns-repeated="2"/>
        </table:table-row>
        <table:table-row table:style-name="ro1">
          <table:table-cell office:value-type="float" office:value="0.289147526025772" calcext:value-type="float">
            <text:p>0.289147526025772</text:p>
          </table:table-cell>
          <table:table-cell table:number-columns-repeated="2"/>
        </table:table-row>
        <table:table-row table:style-name="ro1">
          <table:table-cell office:value-type="float" office:value="0.70113867521286" calcext:value-type="float">
            <text:p>0.70113867521286</text:p>
          </table:table-cell>
          <table:table-cell table:number-columns-repeated="2"/>
        </table:table-row>
        <table:table-row table:style-name="ro1">
          <table:table-cell office:value-type="float" office:value="0.28868043422699" calcext:value-type="float">
            <text:p>0.28868043422699</text:p>
          </table:table-cell>
          <table:table-cell table:number-columns-repeated="2"/>
        </table:table-row>
        <table:table-row table:style-name="ro1">
          <table:table-cell office:value-type="float" office:value="0.774988234043121" calcext:value-type="float">
            <text:p>0.774988234043121</text:p>
          </table:table-cell>
          <table:table-cell table:number-columns-repeated="2"/>
        </table:table-row>
        <table:table-row table:style-name="ro1">
          <table:table-cell office:value-type="float" office:value="0.288650572299957" calcext:value-type="float">
            <text:p>0.288650572299957</text:p>
          </table:table-cell>
          <table:table-cell table:number-columns-repeated="2"/>
        </table:table-row>
        <table:table-row table:style-name="ro1">
          <table:table-cell office:value-type="float" office:value="0.826066315174103" calcext:value-type="float">
            <text:p>0.826066315174103</text:p>
          </table:table-cell>
          <table:table-cell table:number-columns-repeated="2"/>
        </table:table-row>
        <table:table-row table:style-name="ro1">
          <table:table-cell office:value-type="float" office:value="0.288879930973053" calcext:value-type="float">
            <text:p>0.288879930973053</text:p>
          </table:table-cell>
          <table:table-cell table:number-columns-repeated="2"/>
        </table:table-row>
        <table:table-row table:style-name="ro1">
          <table:table-cell office:value-type="float" office:value="0.886436283588409" calcext:value-type="float">
            <text:p>0.886436283588409</text:p>
          </table:table-cell>
          <table:table-cell table:number-columns-repeated="2"/>
        </table:table-row>
        <table:table-row table:style-name="ro1">
          <table:table-cell office:value-type="float" office:value="0.286573529243469" calcext:value-type="float">
            <text:p>0.286573529243469</text:p>
          </table:table-cell>
          <table:table-cell table:number-columns-repeated="2"/>
        </table:table-row>
        <table:table-row table:style-name="ro1">
          <table:table-cell office:value-type="float" office:value="0.915104687213898" calcext:value-type="float">
            <text:p>0.915104687213898</text:p>
          </table:table-cell>
          <table:table-cell table:number-columns-repeated="2"/>
        </table:table-row>
        <table:table-row table:style-name="ro1">
          <table:table-cell office:value-type="float" office:value="0.287355899810791" calcext:value-type="float">
            <text:p>0.287355899810791</text:p>
          </table:table-cell>
          <table:table-cell table:number-columns-repeated="2"/>
        </table:table-row>
        <table:table-row table:style-name="ro1">
          <table:table-cell office:value-type="float" office:value="0.899605870246887" calcext:value-type="float">
            <text:p>0.899605870246887</text:p>
          </table:table-cell>
          <table:table-cell table:number-columns-repeated="2"/>
        </table:table-row>
        <table:table-row table:style-name="ro1">
          <table:table-cell office:value-type="float" office:value="0.28698068857193" calcext:value-type="float">
            <text:p>0.28698068857193</text:p>
          </table:table-cell>
          <table:table-cell table:number-columns-repeated="2"/>
        </table:table-row>
        <table:table-row table:style-name="ro1">
          <table:table-cell office:value-type="float" office:value="0.820287764072418" calcext:value-type="float">
            <text:p>0.820287764072418</text:p>
          </table:table-cell>
          <table:table-cell table:number-columns-repeated="2"/>
        </table:table-row>
        <table:table-row table:style-name="ro1">
          <table:table-cell office:value-type="float" office:value="0.287171989679337" calcext:value-type="float">
            <text:p>0.287171989679337</text:p>
          </table:table-cell>
          <table:table-cell table:number-columns-repeated="2"/>
        </table:table-row>
        <table:table-row table:style-name="ro1">
          <table:table-cell office:value-type="float" office:value="0.818170189857483" calcext:value-type="float">
            <text:p>0.818170189857483</text:p>
          </table:table-cell>
          <table:table-cell table:number-columns-repeated="2"/>
        </table:table-row>
        <table:table-row table:style-name="ro1">
          <table:table-cell office:value-type="float" office:value="0.281132727861404" calcext:value-type="float">
            <text:p>0.281132727861404</text:p>
          </table:table-cell>
          <table:table-cell table:number-columns-repeated="2"/>
        </table:table-row>
        <table:table-row table:style-name="ro1">
          <table:table-cell office:value-type="float" office:value="0.77302098274231" calcext:value-type="float">
            <text:p>0.77302098274231</text:p>
          </table:table-cell>
          <table:table-cell table:number-columns-repeated="2"/>
        </table:table-row>
        <table:table-row table:style-name="ro1">
          <table:table-cell office:value-type="float" office:value="0.281377077102661" calcext:value-type="float">
            <text:p>0.281377077102661</text:p>
          </table:table-cell>
          <table:table-cell table:number-columns-repeated="2"/>
        </table:table-row>
        <table:table-row table:style-name="ro1">
          <table:table-cell office:value-type="float" office:value="0.569319307804108" calcext:value-type="float">
            <text:p>0.569319307804108</text:p>
          </table:table-cell>
          <table:table-cell table:number-columns-repeated="2"/>
        </table:table-row>
        <table:table-row table:style-name="ro1">
          <table:table-cell office:value-type="float" office:value="0.281769961118698" calcext:value-type="float">
            <text:p>0.281769961118698</text:p>
          </table:table-cell>
          <table:table-cell table:number-columns-repeated="2"/>
        </table:table-row>
        <table:table-row table:style-name="ro1">
          <table:table-cell office:value-type="float" office:value="0.281919598579407" calcext:value-type="float">
            <text:p>0.281919598579407</text:p>
          </table:table-cell>
          <table:table-cell table:number-columns-repeated="2"/>
        </table:table-row>
        <table:table-row table:style-name="ro1">
          <table:table-cell office:value-type="float" office:value="0.282804161310196" calcext:value-type="float">
            <text:p>0.282804161310196</text:p>
          </table:table-cell>
          <table:table-cell table:number-columns-repeated="2"/>
        </table:table-row>
        <table:table-row table:style-name="ro1">
          <table:table-cell office:value-type="float" office:value="0.28466859459877" calcext:value-type="float">
            <text:p>0.28466859459877</text:p>
          </table:table-cell>
          <table:table-cell table:number-columns-repeated="2"/>
        </table:table-row>
        <table:table-row table:style-name="ro1">
          <table:table-cell office:value-type="float" office:value="0.28354686498642" calcext:value-type="float">
            <text:p>0.28354686498642</text:p>
          </table:table-cell>
          <table:table-cell table:number-columns-repeated="2"/>
        </table:table-row>
        <table:table-row table:style-name="ro1">
          <table:table-cell office:value-type="float" office:value="0.283260136842728" calcext:value-type="float">
            <text:p>0.283260136842728</text:p>
          </table:table-cell>
          <table:table-cell table:number-columns-repeated="2"/>
        </table:table-row>
        <table:table-row table:style-name="ro1">
          <table:table-cell office:value-type="float" office:value="0.282913088798523" calcext:value-type="float">
            <text:p>0.282913088798523</text:p>
          </table:table-cell>
          <table:table-cell table:number-columns-repeated="2"/>
        </table:table-row>
        <table:table-row table:style-name="ro1">
          <table:table-cell office:value-type="float" office:value="0.280580878257751" calcext:value-type="float">
            <text:p>0.280580878257751</text:p>
          </table:table-cell>
          <table:table-cell table:number-columns-repeated="2"/>
        </table:table-row>
        <table:table-row table:style-name="ro1">
          <table:table-cell office:value-type="float" office:value="0.732707679271698" calcext:value-type="float">
            <text:p>0.732707679271698</text:p>
          </table:table-cell>
          <table:table-cell table:number-columns-repeated="2"/>
        </table:table-row>
        <table:table-row table:style-name="ro1">
          <table:table-cell office:value-type="float" office:value="0.280629068613052" calcext:value-type="float">
            <text:p>0.280629068613052</text:p>
          </table:table-cell>
          <table:table-cell table:number-columns-repeated="2"/>
        </table:table-row>
        <table:table-row table:style-name="ro1">
          <table:table-cell office:value-type="float" office:value="0.825558364391327" calcext:value-type="float">
            <text:p>0.825558364391327</text:p>
          </table:table-cell>
          <table:table-cell table:number-columns-repeated="2"/>
        </table:table-row>
        <table:table-row table:style-name="ro1">
          <table:table-cell office:value-type="float" office:value="0.280685991048813" calcext:value-type="float">
            <text:p>0.280685991048813</text:p>
          </table:table-cell>
          <table:table-cell table:number-columns-repeated="2"/>
        </table:table-row>
        <table:table-row table:style-name="ro1">
          <table:table-cell office:value-type="float" office:value="0.736588180065155" calcext:value-type="float">
            <text:p>0.736588180065155</text:p>
          </table:table-cell>
          <table:table-cell table:number-columns-repeated="2"/>
        </table:table-row>
        <table:table-row table:style-name="ro1">
          <table:table-cell office:value-type="float" office:value="0.297618240118027" calcext:value-type="float">
            <text:p>0.297618240118027</text:p>
          </table:table-cell>
          <table:table-cell table:number-columns-repeated="2"/>
        </table:table-row>
        <table:table-row table:style-name="ro1">
          <table:table-cell office:value-type="float" office:value="0.660241782665253" calcext:value-type="float">
            <text:p>0.660241782665253</text:p>
          </table:table-cell>
          <table:table-cell table:number-columns-repeated="2"/>
        </table:table-row>
        <table:table-row table:style-name="ro1">
          <table:table-cell office:value-type="float" office:value="0.301015168428421" calcext:value-type="float">
            <text:p>0.301015168428421</text:p>
          </table:table-cell>
          <table:table-cell table:number-columns-repeated="2"/>
        </table:table-row>
        <table:table-row table:style-name="ro1">
          <table:table-cell office:value-type="float" office:value="0.301900535821915" calcext:value-type="float">
            <text:p>0.301900535821915</text:p>
          </table:table-cell>
          <table:table-cell table:number-columns-repeated="2"/>
        </table:table-row>
        <table:table-row table:style-name="ro1">
          <table:table-cell office:value-type="float" office:value="0.301681160926819" calcext:value-type="float">
            <text:p>0.301681160926819</text:p>
          </table:table-cell>
          <table:table-cell table:number-columns-repeated="2"/>
        </table:table-row>
        <table:table-row table:style-name="ro1">
          <table:table-cell office:value-type="float" office:value="0.303843080997467" calcext:value-type="float">
            <text:p>0.303843080997467</text:p>
          </table:table-cell>
          <table:table-cell table:number-columns-repeated="2"/>
        </table:table-row>
        <table:table-row table:style-name="ro1">
          <table:table-cell office:value-type="float" office:value="0.298129349946976" calcext:value-type="float">
            <text:p>0.298129349946976</text:p>
          </table:table-cell>
          <table:table-cell table:number-columns-repeated="2"/>
        </table:table-row>
        <table:table-row table:style-name="ro1">
          <table:table-cell office:value-type="float" office:value="0.295460194349289" calcext:value-type="float">
            <text:p>0.295460194349289</text:p>
          </table:table-cell>
          <table:table-cell table:number-columns-repeated="2"/>
        </table:table-row>
        <table:table-row table:style-name="ro1">
          <table:table-cell office:value-type="float" office:value="0.304173290729523" calcext:value-type="float">
            <text:p>0.304173290729523</text:p>
          </table:table-cell>
          <table:table-cell table:number-columns-repeated="2"/>
        </table:table-row>
        <table:table-row table:style-name="ro1">
          <table:table-cell office:value-type="float" office:value="0.302351325750351" calcext:value-type="float">
            <text:p>0.302351325750351</text:p>
          </table:table-cell>
          <table:table-cell table:number-columns-repeated="2"/>
        </table:table-row>
        <table:table-row table:style-name="ro1">
          <table:table-cell office:value-type="float" office:value="0.294993788003922" calcext:value-type="float">
            <text:p>0.294993788003922</text:p>
          </table:table-cell>
          <table:table-cell table:number-columns-repeated="2"/>
        </table:table-row>
        <table:table-row table:style-name="ro1">
          <table:table-cell office:value-type="float" office:value="0.297009408473969" calcext:value-type="float">
            <text:p>0.297009408473969</text:p>
          </table:table-cell>
          <table:table-cell table:number-columns-repeated="2"/>
        </table:table-row>
        <table:table-row table:style-name="ro1">
          <table:table-cell office:value-type="float" office:value="0.297045826911926" calcext:value-type="float">
            <text:p>0.297045826911926</text:p>
          </table:table-cell>
          <table:table-cell table:number-columns-repeated="2"/>
        </table:table-row>
        <table:table-row table:style-name="ro1">
          <table:table-cell office:value-type="float" office:value="0.610615968704224" calcext:value-type="float">
            <text:p>0.610615968704224</text:p>
          </table:table-cell>
          <table:table-cell table:number-columns-repeated="2"/>
        </table:table-row>
        <table:table-row table:style-name="ro1">
          <table:table-cell office:value-type="float" office:value="0.771592617034912" calcext:value-type="float">
            <text:p>0.771592617034912</text:p>
          </table:table-cell>
          <table:table-cell table:number-columns-repeated="2"/>
        </table:table-row>
        <table:table-row table:style-name="ro1">
          <table:table-cell office:value-type="float" office:value="0.760375201702118" calcext:value-type="float">
            <text:p>0.760375201702118</text:p>
          </table:table-cell>
          <table:table-cell table:number-columns-repeated="2"/>
        </table:table-row>
        <table:table-row table:style-name="ro1">
          <table:table-cell office:value-type="float" office:value="0.515096664428711" calcext:value-type="float">
            <text:p>0.515096664428711</text:p>
          </table:table-cell>
          <table:table-cell table:number-columns-repeated="2"/>
        </table:table-row>
        <table:table-row table:style-name="ro1">
          <table:table-cell office:value-type="float" office:value="0.27515897154808" calcext:value-type="float">
            <text:p>0.27515897154808</text:p>
          </table:table-cell>
          <table:table-cell table:number-columns-repeated="2"/>
        </table:table-row>
        <table:table-row table:style-name="ro1">
          <table:table-cell office:value-type="float" office:value="0.641135573387146" calcext:value-type="float">
            <text:p>0.641135573387146</text:p>
          </table:table-cell>
          <table:table-cell table:number-columns-repeated="2"/>
        </table:table-row>
        <table:table-row table:style-name="ro1">
          <table:table-cell office:value-type="float" office:value="0.670915722846985" calcext:value-type="float">
            <text:p>0.670915722846985</text:p>
          </table:table-cell>
          <table:table-cell table:number-columns-repeated="2"/>
        </table:table-row>
        <table:table-row table:style-name="ro1">
          <table:table-cell office:value-type="float" office:value="0.250023484230041" calcext:value-type="float">
            <text:p>0.250023484230041</text:p>
          </table:table-cell>
          <table:table-cell table:number-columns-repeated="2"/>
        </table:table-row>
        <table:table-row table:style-name="ro1">
          <table:table-cell office:value-type="float" office:value="0.261021614074707" calcext:value-type="float">
            <text:p>0.261021614074707</text:p>
          </table:table-cell>
          <table:table-cell table:number-columns-repeated="2"/>
        </table:table-row>
        <table:table-row table:style-name="ro1">
          <table:table-cell office:value-type="float" office:value="0.261582940816879" calcext:value-type="float">
            <text:p>0.261582940816879</text:p>
          </table:table-cell>
          <table:table-cell table:number-columns-repeated="2"/>
        </table:table-row>
        <table:table-row table:style-name="ro1">
          <table:table-cell office:value-type="float" office:value="0.262077778577805" calcext:value-type="float">
            <text:p>0.262077778577805</text:p>
          </table:table-cell>
          <table:table-cell table:number-columns-repeated="2"/>
        </table:table-row>
        <table:table-row table:style-name="ro1">
          <table:table-cell office:value-type="float" office:value="0.587374150753021" calcext:value-type="float">
            <text:p>0.587374150753021</text:p>
          </table:table-cell>
          <table:table-cell table:number-columns-repeated="2"/>
        </table:table-row>
        <table:table-row table:style-name="ro1">
          <table:table-cell office:value-type="float" office:value="0.262405842542648" calcext:value-type="float">
            <text:p>0.262405842542648</text:p>
          </table:table-cell>
          <table:table-cell table:number-columns-repeated="2"/>
        </table:table-row>
        <table:table-row table:style-name="ro1">
          <table:table-cell office:value-type="float" office:value="0.261962860822678" calcext:value-type="float">
            <text:p>0.261962860822678</text:p>
          </table:table-cell>
          <table:table-cell table:number-columns-repeated="2"/>
        </table:table-row>
        <table:table-row table:style-name="ro1">
          <table:table-cell office:value-type="float" office:value="0.261262834072113" calcext:value-type="float">
            <text:p>0.261262834072113</text:p>
          </table:table-cell>
          <table:table-cell table:number-columns-repeated="2"/>
        </table:table-row>
        <table:table-row table:style-name="ro1">
          <table:table-cell office:value-type="float" office:value="0.256008803844452" calcext:value-type="float">
            <text:p>0.256008803844452</text:p>
          </table:table-cell>
          <table:table-cell table:number-columns-repeated="2"/>
        </table:table-row>
        <table:table-row table:style-name="ro1">
          <table:table-cell office:value-type="float" office:value="0.257077306509018" calcext:value-type="float">
            <text:p>0.257077306509018</text:p>
          </table:table-cell>
          <table:table-cell table:number-columns-repeated="2"/>
        </table:table-row>
        <table:table-row table:style-name="ro1">
          <table:table-cell office:value-type="float" office:value="0.263681381940842" calcext:value-type="float">
            <text:p>0.263681381940842</text:p>
          </table:table-cell>
          <table:table-cell table:number-columns-repeated="2"/>
        </table:table-row>
        <table:table-row table:style-name="ro1">
          <table:table-cell office:value-type="float" office:value="0.263421803712845" calcext:value-type="float">
            <text:p>0.263421803712845</text:p>
          </table:table-cell>
          <table:table-cell table:number-columns-repeated="2"/>
        </table:table-row>
        <table:table-row table:style-name="ro1">
          <table:table-cell office:value-type="float" office:value="0.263253420591354" calcext:value-type="float">
            <text:p>0.263253420591354</text:p>
          </table:table-cell>
          <table:table-cell table:number-columns-repeated="2"/>
        </table:table-row>
        <table:table-row table:style-name="ro1">
          <table:table-cell office:value-type="float" office:value="0.553083419799805" calcext:value-type="float">
            <text:p>0.553083419799805</text:p>
          </table:table-cell>
          <table:table-cell table:number-columns-repeated="2"/>
        </table:table-row>
        <table:table-row table:style-name="ro1">
          <table:table-cell office:value-type="float" office:value="0.251383095979691" calcext:value-type="float">
            <text:p>0.251383095979691</text:p>
          </table:table-cell>
          <table:table-cell table:number-columns-repeated="2"/>
        </table:table-row>
        <table:table-row table:style-name="ro1">
          <table:table-cell office:value-type="float" office:value="0.570696294307709" calcext:value-type="float">
            <text:p>0.570696294307709</text:p>
          </table:table-cell>
          <table:table-cell table:number-columns-repeated="2"/>
        </table:table-row>
        <table:table-row table:style-name="ro1">
          <table:table-cell office:value-type="float" office:value="0.280898571014404" calcext:value-type="float">
            <text:p>0.280898571014404</text:p>
          </table:table-cell>
          <table:table-cell table:number-columns-repeated="2"/>
        </table:table-row>
        <table:table-row table:style-name="ro1">
          <table:table-cell office:value-type="float" office:value="0.280230283737183" calcext:value-type="float">
            <text:p>0.280230283737183</text:p>
          </table:table-cell>
          <table:table-cell table:number-columns-repeated="2"/>
        </table:table-row>
        <table:table-row table:style-name="ro1">
          <table:table-cell office:value-type="float" office:value="0.282603949308395" calcext:value-type="float">
            <text:p>0.282603949308395</text:p>
          </table:table-cell>
          <table:table-cell table:number-columns-repeated="2"/>
        </table:table-row>
        <table:table-row table:style-name="ro1">
          <table:table-cell office:value-type="float" office:value="0.504500091075897" calcext:value-type="float">
            <text:p>0.504500091075897</text:p>
          </table:table-cell>
          <table:table-cell table:number-columns-repeated="2"/>
        </table:table-row>
        <table:table-row table:style-name="ro1">
          <table:table-cell office:value-type="float" office:value="0.281384259462357" calcext:value-type="float">
            <text:p>0.281384259462357</text:p>
          </table:table-cell>
          <table:table-cell table:number-columns-repeated="2"/>
        </table:table-row>
        <table:table-row table:style-name="ro1">
          <table:table-cell office:value-type="float" office:value="0.283201515674591" calcext:value-type="float">
            <text:p>0.283201515674591</text:p>
          </table:table-cell>
          <table:table-cell table:number-columns-repeated="2"/>
        </table:table-row>
        <table:table-row table:style-name="ro1">
          <table:table-cell office:value-type="float" office:value="0.26612913608551" calcext:value-type="float">
            <text:p>0.26612913608551</text:p>
          </table:table-cell>
          <table:table-cell table:number-columns-repeated="2"/>
        </table:table-row>
        <table:table-row table:style-name="ro1">
          <table:table-cell office:value-type="float" office:value="0.294529259204864" calcext:value-type="float">
            <text:p>0.294529259204864</text:p>
          </table:table-cell>
          <table:table-cell table:number-columns-repeated="2"/>
        </table:table-row>
        <table:table-row table:style-name="ro1">
          <table:table-cell office:value-type="float" office:value="0.293965846300125" calcext:value-type="float">
            <text:p>0.293965846300125</text:p>
          </table:table-cell>
          <table:table-cell table:number-columns-repeated="2"/>
        </table:table-row>
        <table:table-row table:style-name="ro1">
          <table:table-cell office:value-type="float" office:value="0.272034496068955" calcext:value-type="float">
            <text:p>0.272034496068955</text:p>
          </table:table-cell>
          <table:table-cell table:number-columns-repeated="2"/>
        </table:table-row>
        <table:table-row table:style-name="ro1">
          <table:table-cell office:value-type="float" office:value="0.295908391475677" calcext:value-type="float">
            <text:p>0.295908391475677</text:p>
          </table:table-cell>
          <table:table-cell/>
          <table:table-cell table:formula="of:=AVERAGE([.A1:.A2060])" office:value-type="float" office:value="0.422166387910403" calcext:value-type="float">
            <text:p>0.422166387910403</text:p>
          </table:table-cell>
        </table:table-row>
        <table:table-row table:style-name="ro1">
          <table:table-cell office:value-type="float" office:value="0.292874455451965" calcext:value-type="float">
            <text:p>0.292874455451965</text:p>
          </table:table-cell>
          <table:table-cell table:number-columns-repeated="2"/>
        </table:table-row>
        <table:table-row table:style-name="ro1">
          <table:table-cell office:value-type="float" office:value="0.360826462507248" calcext:value-type="float">
            <text:p>0.360826462507248</text:p>
          </table:table-cell>
          <table:table-cell table:number-columns-repeated="2"/>
        </table:table-row>
        <table:table-row table:style-name="ro1">
          <table:table-cell office:value-type="float" office:value="0.293420970439911" calcext:value-type="float">
            <text:p>0.293420970439911</text:p>
          </table:table-cell>
          <table:table-cell table:number-columns-repeated="2"/>
        </table:table-row>
        <table:table-row table:style-name="ro1">
          <table:table-cell office:value-type="float" office:value="0.618644297122955" calcext:value-type="float">
            <text:p>0.618644297122955</text:p>
          </table:table-cell>
          <table:table-cell table:number-columns-repeated="2"/>
        </table:table-row>
        <table:table-row table:style-name="ro1">
          <table:table-cell office:value-type="float" office:value="0.295829236507416" calcext:value-type="float">
            <text:p>0.295829236507416</text:p>
          </table:table-cell>
          <table:table-cell table:number-columns-repeated="2"/>
        </table:table-row>
        <table:table-row table:style-name="ro1">
          <table:table-cell office:value-type="float" office:value="0.723118305206299" calcext:value-type="float">
            <text:p>0.723118305206299</text:p>
          </table:table-cell>
          <table:table-cell table:number-columns-repeated="2"/>
        </table:table-row>
        <table:table-row table:style-name="ro1">
          <table:table-cell office:value-type="float" office:value="0.336736619472504" calcext:value-type="float">
            <text:p>0.336736619472504</text:p>
          </table:table-cell>
          <table:table-cell table:number-columns-repeated="2"/>
        </table:table-row>
        <table:table-row table:style-name="ro1">
          <table:table-cell office:value-type="float" office:value="0.808913350105285" calcext:value-type="float">
            <text:p>0.808913350105285</text:p>
          </table:table-cell>
          <table:table-cell table:number-columns-repeated="2"/>
        </table:table-row>
        <table:table-row table:style-name="ro1">
          <table:table-cell office:value-type="float" office:value="0.33544135093689" calcext:value-type="float">
            <text:p>0.33544135093689</text:p>
          </table:table-cell>
          <table:table-cell table:number-columns-repeated="2"/>
        </table:table-row>
        <table:table-row table:style-name="ro1">
          <table:table-cell office:value-type="float" office:value="0.674145936965942" calcext:value-type="float">
            <text:p>0.674145936965942</text:p>
          </table:table-cell>
          <table:table-cell table:number-columns-repeated="2"/>
        </table:table-row>
        <table:table-row table:style-name="ro1">
          <table:table-cell office:value-type="float" office:value="0.335442066192627" calcext:value-type="float">
            <text:p>0.335442066192627</text:p>
          </table:table-cell>
          <table:table-cell table:number-columns-repeated="2"/>
        </table:table-row>
        <table:table-row table:style-name="ro1">
          <table:table-cell office:value-type="float" office:value="0.335150271654129" calcext:value-type="float">
            <text:p>0.335150271654129</text:p>
          </table:table-cell>
          <table:table-cell table:number-columns-repeated="2"/>
        </table:table-row>
        <table:table-row table:style-name="ro1">
          <table:table-cell office:value-type="float" office:value="0.336322516202927" calcext:value-type="float">
            <text:p>0.336322516202927</text:p>
          </table:table-cell>
          <table:table-cell table:number-columns-repeated="2"/>
        </table:table-row>
        <table:table-row table:style-name="ro1">
          <table:table-cell office:value-type="float" office:value="0.581341147422791" calcext:value-type="float">
            <text:p>0.581341147422791</text:p>
          </table:table-cell>
          <table:table-cell table:number-columns-repeated="2"/>
        </table:table-row>
        <table:table-row table:style-name="ro1">
          <table:table-cell office:value-type="float" office:value="0.33547243475914" calcext:value-type="float">
            <text:p>0.33547243475914</text:p>
          </table:table-cell>
          <table:table-cell table:number-columns-repeated="2"/>
        </table:table-row>
        <table:table-row table:style-name="ro1">
          <table:table-cell office:value-type="float" office:value="0.335527181625366" calcext:value-type="float">
            <text:p>0.335527181625366</text:p>
          </table:table-cell>
          <table:table-cell table:number-columns-repeated="2"/>
        </table:table-row>
        <table:table-row table:style-name="ro1">
          <table:table-cell office:value-type="float" office:value="0.335684061050415" calcext:value-type="float">
            <text:p>0.335684061050415</text:p>
          </table:table-cell>
          <table:table-cell table:number-columns-repeated="2"/>
        </table:table-row>
        <table:table-row table:style-name="ro1">
          <table:table-cell office:value-type="float" office:value="0.335969656705856" calcext:value-type="float">
            <text:p>0.335969656705856</text:p>
          </table:table-cell>
          <table:table-cell table:number-columns-repeated="2"/>
        </table:table-row>
        <table:table-row table:style-name="ro1">
          <table:table-cell office:value-type="float" office:value="0.336182326078415" calcext:value-type="float">
            <text:p>0.336182326078415</text:p>
          </table:table-cell>
          <table:table-cell table:number-columns-repeated="2"/>
        </table:table-row>
        <table:table-row table:style-name="ro1">
          <table:table-cell office:value-type="float" office:value="0.790585279464722" calcext:value-type="float">
            <text:p>0.790585279464722</text:p>
          </table:table-cell>
          <table:table-cell table:number-columns-repeated="2"/>
        </table:table-row>
        <table:table-row table:style-name="ro1">
          <table:table-cell office:value-type="float" office:value="0.336031794548035" calcext:value-type="float">
            <text:p>0.336031794548035</text:p>
          </table:table-cell>
          <table:table-cell table:number-columns-repeated="2"/>
        </table:table-row>
        <table:table-row table:style-name="ro1">
          <table:table-cell office:value-type="float" office:value="0.649291515350342" calcext:value-type="float">
            <text:p>0.649291515350342</text:p>
          </table:table-cell>
          <table:table-cell table:number-columns-repeated="2"/>
        </table:table-row>
        <table:table-row table:style-name="ro1">
          <table:table-cell office:value-type="float" office:value="0.33538892865181" calcext:value-type="float">
            <text:p>0.33538892865181</text:p>
          </table:table-cell>
          <table:table-cell table:number-columns-repeated="2"/>
        </table:table-row>
        <table:table-row table:style-name="ro1">
          <table:table-cell office:value-type="float" office:value="0.533718407154083" calcext:value-type="float">
            <text:p>0.533718407154083</text:p>
          </table:table-cell>
          <table:table-cell table:number-columns-repeated="2"/>
        </table:table-row>
        <table:table-row table:style-name="ro1">
          <table:table-cell office:value-type="float" office:value="0.340672463178635" calcext:value-type="float">
            <text:p>0.34067246317863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5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15T14:03:56.901298646</dc:date>
    <meta:editing-duration>PT1M24S</meta:editing-duration>
    <meta:editing-cycles>1</meta:editing-cycles>
    <meta:document-statistic meta:table-count="1" meta:cell-count="2061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95cm" svg:y="4.148cm" style:legend-expansion="high" chart:style-name="ch2"/>
        <chart:plot-area chart:style-name="ch3" table:cell-range-address="20230215_140110conf_memo.A1:20230215_140110conf_memo.A2060" svg:x="0.32cm" svg:y="0.18cm" svg:width="13.255cm" svg:height="8.64cm">
          <chartooo:coordinate-region svg:x="1.047cm" svg:y="0.379cm" svg:width="12.15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20230215_140110conf_memo.A1:20230215_140110conf_memo.A2060" chart:class="chart:scatter">
            <chart:data-point chart:repeated="20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6145938038826">
                <text:p>0.26145938038826</text:p>
                <draw:g>
                  <svg:desc>20230215_140110conf_memo.A1:20230215_140110conf_memo.A20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61551928520203">
                <text:p>0.5615519285202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4006445407867">
                <text:p>0.2540064454078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4918783903122">
                <text:p>0.2549187839031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01387858390808">
                <text:p>0.6013878583908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4806786775589">
                <text:p>0.2548067867755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52875471115112">
                <text:p>0.8528754711151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5175679922104">
                <text:p>0.2551756799221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4760993719101">
                <text:p>0.847609937191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4914611577988">
                <text:p>0.2549146115779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32231879234314">
                <text:p>0.8322318792343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6018072366714">
                <text:p>0.2560180723667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25886487960815">
                <text:p>0.8258864879608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56188631057739">
                <text:p>0.2561886310577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9356300830841">
                <text:p>0.793563008308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320890545845">
                <text:p>0.253208905458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4138708114624">
                <text:p>0.2541387081146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58422374725342">
                <text:p>0.2584223747253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44599258899689">
                <text:p>0.6445992588996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43453979492188">
                <text:p>0.7434539794921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50367999076843">
                <text:p>0.2503679990768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10619497299194">
                <text:p>0.9106194972991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19921493530273">
                <text:p>0.8199214935302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02988791465759">
                <text:p>0.4029887914657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4774004220962">
                <text:p>0.2547740042209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2097845077515">
                <text:p>0.2520978450775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54605680704117">
                <text:p>0.2546056807041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2118992805481">
                <text:p>0.521189928054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08399498462677">
                <text:p>0.8083994984626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63014197349548">
                <text:p>0.7630141973495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06767612695694">
                <text:p>0.3067676126956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52311587333679">
                <text:p>0.2523115873336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51727014780045">
                <text:p>0.2517270147800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1136302947998">
                <text:p>0.2511363029479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51168638467789">
                <text:p>0.2511686384677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50865459442139">
                <text:p>0.2508654594421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51185387372971">
                <text:p>0.2511853873729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50751197338104">
                <text:p>0.2507511973381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50971645116806">
                <text:p>0.2509716451168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83385449647903">
                <text:p>0.3833854496479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50939965248108">
                <text:p>0.2509399652481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20483219623566">
                <text:p>0.6204832196235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1495599746704">
                <text:p>0.2514955997467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98201316595078">
                <text:p>0.3982013165950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53064602613449">
                <text:p>0.2530646026134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65709674358368">
                <text:p>0.6657096743583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52914845943451">
                <text:p>0.2529148459434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52612978219986">
                <text:p>0.2526129782199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77437150478363">
                <text:p>0.7774371504783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51979291439056">
                <text:p>0.2519792914390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88742184638977">
                <text:p>0.7887421846389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5213485956192">
                <text:p>0.252134859561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33653008937836">
                <text:p>0.7336530089378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52032965421677">
                <text:p>0.2520329654216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99247491359711">
                <text:p>0.4992474913597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51351445913315">
                <text:p>0.2513514459133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07590198516846">
                <text:p>0.6075901985168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64886736869812">
                <text:p>0.7648867368698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5242954492569">
                <text:p>0.752429544925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85622870922089">
                <text:p>0.6856228709220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54810065031052">
                <text:p>0.2548100650310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55672931671143">
                <text:p>0.2556729316711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55278885364532">
                <text:p>0.2552788853645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53777801990509">
                <text:p>0.2537778019905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54322856664658">
                <text:p>0.2543228566646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55724906921387">
                <text:p>0.2557249069213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5488606095314">
                <text:p>0.254886060953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54907727241516">
                <text:p>0.2549077272415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5551974773407">
                <text:p>0.255519747734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90627205371857">
                <text:p>0.3906272053718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99783247709274">
                <text:p>0.4997832477092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56586635112762">
                <text:p>0.8565866351127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84382724761963">
                <text:p>0.8843827247619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50384831428528">
                <text:p>0.8503848314285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98864901065826">
                <text:p>0.7988649010658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4518975019455">
                <text:p>0.845189750194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05043184757233">
                <text:p>0.9050431847572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89172494411469">
                <text:p>0.8891724944114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75113904476166">
                <text:p>0.8751139044761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29449355602264">
                <text:p>0.8294493556022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48801136016846">
                <text:p>0.8488011360168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93961429595947">
                <text:p>0.8939614295959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85547733306885">
                <text:p>0.7855477333068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42394721508026">
                <text:p>0.6423947215080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50000739097595">
                <text:p>0.8500007390975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06569421291351">
                <text:p>0.9065694212913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14687693119049">
                <text:p>0.9146876931190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0310425758362">
                <text:p>0.8703104257583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03313964605331">
                <text:p>0.4033139646053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06550347805023">
                <text:p>0.9065503478050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84119784832001">
                <text:p>0.7841197848320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56267786026001">
                <text:p>0.2562677860260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81825691461563">
                <text:p>0.2818256914615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82157123088837">
                <text:p>0.2821571230888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22560131549835">
                <text:p>0.8225601315498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83297777175903">
                <text:p>0.2832977771759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84431636333466">
                <text:p>0.28443163633346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86383628845215">
                <text:p>0.2863836288452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86299705505371">
                <text:p>0.2862997055053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89428263902664">
                <text:p>0.2894282639026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8833144903183">
                <text:p>0.2883314490318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85492271184921">
                <text:p>0.2854922711849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74356871843338">
                <text:p>0.2743568718433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77518033981323">
                <text:p>0.2775180339813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78409063816071">
                <text:p>0.2784090638160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87787753343582">
                <text:p>0.48778775334358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81790971755981">
                <text:p>0.28179097175598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74362653493881">
                <text:p>0.2743626534938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74016916751862">
                <text:p>0.2740169167518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74895995855331">
                <text:p>0.27489599585533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75170266628265">
                <text:p>0.27517026662826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74274468421936">
                <text:p>0.2742744684219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75199770927429">
                <text:p>0.2751997709274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75264143943787">
                <text:p>0.27526414394378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75632530450821">
                <text:p>0.2756325304508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74870365858078">
                <text:p>0.27487036585807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73383051156998">
                <text:p>0.27338305115699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74917662143707">
                <text:p>0.2749176621437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75824338197708">
                <text:p>0.2758243381977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74661004543304">
                <text:p>0.2746610045433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7658349275589">
                <text:p>0.2765834927558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74464279413223">
                <text:p>0.27446427941322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7229642868042">
                <text:p>0.272296428680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40327930450439">
                <text:p>0.6403279304504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7200174331665">
                <text:p>0.2720017433166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63406229019165">
                <text:p>0.6340622901916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22775280475616">
                <text:p>0.7227752804756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89728963375092">
                <text:p>0.38972896337509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762925624847412">
                <text:p>0.7629256248474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59797918796539">
                <text:p>0.45979791879653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809530198574066">
                <text:p>0.80953019857406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431767344474793">
                <text:p>0.43176734447479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760368824005127">
                <text:p>0.7603688240051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72682690620422">
                <text:p>0.37268269062042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796485126018524">
                <text:p>0.7964851260185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16152215003967">
                <text:p>0.3161522150039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6071230173111">
                <text:p>0.660712301731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51881808042526">
                <text:p>0.2518818080425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681213080883026">
                <text:p>0.6812130808830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866062939167023">
                <text:p>0.86606293916702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822901487350464">
                <text:p>0.8229014873504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0819034576416">
                <text:p>0.808190345764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78419935703278">
                <text:p>0.87841993570327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52248466014862">
                <text:p>0.2522484660148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15946757793427">
                <text:p>0.3159467577934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56531894207001">
                <text:p>0.2565318942070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77975082397461">
                <text:p>0.27797508239746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66445755958557">
                <text:p>0.26644575595855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62527108192444">
                <text:p>0.2625271081924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67194718122482">
                <text:p>0.26719471812248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60134935379028">
                <text:p>0.2601349353790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6875239610672">
                <text:p>0.268752396106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72260338068008">
                <text:p>0.2722603380680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66517668962479">
                <text:p>0.2665176689624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59080827236176">
                <text:p>0.2590808272361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55011349916458">
                <text:p>0.25501134991645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25543493032455">
                <text:p>0.32554349303245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5956791639328">
                <text:p>0.259567916393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59526610374451">
                <text:p>0.2595266103744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66889810562134">
                <text:p>0.26688981056213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432997316122055">
                <text:p>0.43299731612205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501319885253906">
                <text:p>0.50131988525390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503627240657806">
                <text:p>0.50362724065780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566688895225525">
                <text:p>0.5666888952255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523299098014832">
                <text:p>0.5232990980148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49895378947258">
                <text:p>0.4989537894725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49499654769897">
                <text:p>0.6494996547698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481919348239899">
                <text:p>0.4819193482398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82059800624847">
                <text:p>0.58205980062484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496249705553055">
                <text:p>0.49624970555305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82712697982788">
                <text:p>0.28271269798278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52065086364746">
                <text:p>0.3520650863647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74868601560593">
                <text:p>0.37486860156059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70304441452026">
                <text:p>0.7703044414520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70314836502075">
                <text:p>0.8703148365020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85232782363892">
                <text:p>0.7852327823638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62520134449005">
                <text:p>0.26252013444900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441201746463776">
                <text:p>0.44120174646377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62100040912628">
                <text:p>0.26210004091262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63177037239075">
                <text:p>0.2631770372390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515283107757568">
                <text:p>0.51528310775756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63940095901489">
                <text:p>0.26394009590148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402817159891128">
                <text:p>0.4028171598911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262528359889984">
                <text:p>0.2625283598899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63118088245392">
                <text:p>0.26311808824539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606617152690887">
                <text:p>0.60661715269088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63114452362061">
                <text:p>0.26311445236206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671347260475159">
                <text:p>0.67134726047515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63377040624619">
                <text:p>0.26337704062461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78878831863403">
                <text:p>0.8788788318634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528355717659">
                <text:p>0.252835571765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63677626848221">
                <text:p>0.26367762684822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53035306930542">
                <text:p>0.25303530693054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60715186595917">
                <text:p>0.26071518659591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89689147472382">
                <text:p>0.88968914747238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6016828417778">
                <text:p>0.2601682841777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15160572528839">
                <text:p>0.81516057252883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270888298749924">
                <text:p>0.2708882987499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49960029125214">
                <text:p>0.84996002912521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69452512264252">
                <text:p>0.2694525122642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781458079814911">
                <text:p>0.78145807981491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66494601964951">
                <text:p>0.26649460196495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30160602927208">
                <text:p>0.3016060292720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564037501811981">
                <text:p>0.56403750181198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67918944358826">
                <text:p>0.26791894435882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582141220569611">
                <text:p>0.58214122056961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67507553100586">
                <text:p>0.26750755310058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41334939002991">
                <text:p>0.34133493900299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67517805099487">
                <text:p>0.26751780509948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76513606309891">
                <text:p>0.2765136063098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67775684595108">
                <text:p>0.26777568459510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58867913484573">
                <text:p>0.35886791348457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6729628443718">
                <text:p>0.2672962844371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73284882307053">
                <text:p>0.27328488230705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523835182189941">
                <text:p>0.52383518218994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67631322145462">
                <text:p>0.26763132214546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10836553573608">
                <text:p>0.31083655357360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728133678436279">
                <text:p>0.72813367843627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71463066339493">
                <text:p>0.27146306633949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348424524068832">
                <text:p>0.34842452406883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794830977916718">
                <text:p>0.79483097791671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72055953741074">
                <text:p>0.27205595374107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5420835018158">
                <text:p>0.3542083501815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797512650489807">
                <text:p>0.79751265048980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74694889783859">
                <text:p>0.27469488978385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50484907627106">
                <text:p>0.35048490762710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746630787849426">
                <text:p>0.74663078784942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320377707481384">
                <text:p>0.32037770748138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75493848323822">
                <text:p>0.7549384832382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763539731502533">
                <text:p>0.76353973150253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743587136268616">
                <text:p>0.74358713626861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35586342215538">
                <text:p>0.3558634221553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815301477909088">
                <text:p>0.81530147790908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99171030521393">
                <text:p>0.29917103052139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883218824863434">
                <text:p>0.88321882486343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82226413488388">
                <text:p>0.28222641348838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865443885326386">
                <text:p>0.86544388532638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59869992733002">
                <text:p>0.25986999273300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898465275764465">
                <text:p>0.89846527576446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83230930566788">
                <text:p>0.28323093056678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894971668720245">
                <text:p>0.89497166872024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313980221748352">
                <text:p>0.31398022174835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848922789096832">
                <text:p>0.84892278909683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71009373664856">
                <text:p>0.7100937366485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301873236894608">
                <text:p>0.30187323689460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599782168865204">
                <text:p>0.59978216886520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757063686847687">
                <text:p>0.75706368684768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697150707244873">
                <text:p>0.69715070724487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814903497695923">
                <text:p>0.81490349769592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747604131698608">
                <text:p>0.74760413169860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797339260578156">
                <text:p>0.79733926057815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868939995765686">
                <text:p>0.8689399957656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878366768360138">
                <text:p>0.87836676836013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830856919288635">
                <text:p>0.83085691928863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816328167915344">
                <text:p>0.81632816791534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772515833377838">
                <text:p>0.77251583337783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689283788204193">
                <text:p>0.68928378820419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814524650573731">
                <text:p>0.81452465057373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790609538555145">
                <text:p>0.79060953855514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587228655815125">
                <text:p>0.5872286558151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87739366292953">
                <text:p>0.28773936629295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2874376475811">
                <text:p>0.287437647581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286536574363708">
                <text:p>0.28653657436370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301089406013489">
                <text:p>0.30108940601348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30033278465271">
                <text:p>0.3003327846527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297802895307541">
                <text:p>0.29780289530754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299287557601929">
                <text:p>0.29928755760192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505844831466675">
                <text:p>0.50584483146667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637992441654205">
                <text:p>0.63799244165420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868244409561157">
                <text:p>0.86824440956115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885038673877716">
                <text:p>0.88503867387771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442876398563385">
                <text:p>0.44287639856338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606116592884064">
                <text:p>0.60611659288406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895029604434967">
                <text:p>0.89502960443496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924346506595612">
                <text:p>0.92434650659561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854152500629425">
                <text:p>0.8541525006294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895531177520752">
                <text:p>0.89553117752075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913526713848114">
                <text:p>0.91352671384811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937829971313477">
                <text:p>0.93782997131347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937996745109558">
                <text:p>0.93799674510955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91146332025528">
                <text:p>0.9114633202552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86578369140625">
                <text:p>0.865783691406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832804083824158">
                <text:p>0.83280408382415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521702885627747">
                <text:p>0.52170288562774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681256651878357">
                <text:p>0.68125665187835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754959523677826">
                <text:p>0.75495952367782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397196292877197">
                <text:p>0.39719629287719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330727845430374">
                <text:p>0.33072784543037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36230406165123">
                <text:p>0.3623040616512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700217664241791">
                <text:p>0.70021766424179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726400375366211">
                <text:p>0.72640037536621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753768801689148">
                <text:p>0.75376880168914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585882723331451">
                <text:p>0.58588272333145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254092633724213">
                <text:p>0.25409263372421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568167209625244">
                <text:p>0.56816720962524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256491243839264">
                <text:p>0.25649124383926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254277884960175">
                <text:p>0.25427788496017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259680390357971">
                <text:p>0.25968039035797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52994924783707">
                <text:p>0.25299492478370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251597017049789">
                <text:p>0.25159701704978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255080580711365">
                <text:p>0.25508058071136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286665618419647">
                <text:p>0.28666561841964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668953657150269">
                <text:p>0.66895365715026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285730183124542">
                <text:p>0.28573018312454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775202035903931">
                <text:p>0.77520203590393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285323172807693">
                <text:p>0.28532317280769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878698408603668">
                <text:p>0.87869840860366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287996828556061">
                <text:p>0.28799682855606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816602766513824">
                <text:p>0.81660276651382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290860623121262">
                <text:p>0.29086062312126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819170415401459">
                <text:p>0.81917041540145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290112137794495">
                <text:p>0.29011213779449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808059334754944">
                <text:p>0.80805933475494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291067183017731">
                <text:p>0.29106718301773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814663708209991">
                <text:p>0.81466370820999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291054397821426">
                <text:p>0.29105439782142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67187774181366">
                <text:p>0.6718777418136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291306436061859">
                <text:p>0.29130643606185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32365545630455">
                <text:p>0.3236554563045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291392356157303">
                <text:p>0.29139235615730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391268968582153">
                <text:p>0.39126896858215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291331231594086">
                <text:p>0.29133123159408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292854517698288">
                <text:p>0.29285451769828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287329494953156">
                <text:p>0.28732949495315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298224806785583">
                <text:p>0.29822480678558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286030024290085">
                <text:p>0.28603002429008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300430446863174">
                <text:p>0.30043044686317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285771518945694">
                <text:p>0.28577151894569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292518764734268">
                <text:p>0.29251876473426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285563856363297">
                <text:p>0.28556385636329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295240134000778">
                <text:p>0.29524013400077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285761058330536">
                <text:p>0.28576105833053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292187094688415">
                <text:p>0.29218709468841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285776048898697">
                <text:p>0.28577604889869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306336581707001">
                <text:p>0.3063365817070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362924605607986">
                <text:p>0.36292460560798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285951286554337">
                <text:p>0.28595128655433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292254120111465">
                <text:p>0.29225412011146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284747987985611">
                <text:p>0.28474798798561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317200362682343">
                <text:p>0.31720036268234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284467697143555">
                <text:p>0.28446769714355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319169521331787">
                <text:p>0.31916952133178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255658596754074">
                <text:p>0.25565859675407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45775243639946">
                <text:p>0.4577524363994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325945496559143">
                <text:p>0.32594549655914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25488606095314">
                <text:p>0.2548860609531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256511509418488">
                <text:p>0.25651150941848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324439018964767">
                <text:p>0.32443901896476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637865900993347">
                <text:p>0.63786590099334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326327264308929">
                <text:p>0.32632726430892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837590157985687">
                <text:p>0.83759015798568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328223794698715">
                <text:p>0.32822379469871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84480619430542">
                <text:p>0.8448061943054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31759575009346">
                <text:p>0.3175957500934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894594728946686">
                <text:p>0.89459472894668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323125809431076">
                <text:p>0.32312580943107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905521988868713">
                <text:p>0.90552198886871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19487154483795">
                <text:p>0.31948715448379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915713429450989">
                <text:p>0.91571342945098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320150375366211">
                <text:p>0.32015037536621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940070509910584">
                <text:p>0.94007050991058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20466250181198">
                <text:p>0.32046625018119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925568103790283">
                <text:p>0.92556810379028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320879012346268">
                <text:p>0.32087901234626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757624983787537">
                <text:p>0.75762498378753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319091498851776">
                <text:p>0.31909149885177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797160506248474">
                <text:p>0.79716050624847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319035649299622">
                <text:p>0.31903564929962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784369885921478">
                <text:p>0.78436988592147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317542642354965">
                <text:p>0.31754264235496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829057395458221">
                <text:p>0.82905739545822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31928476691246">
                <text:p>0.3192847669124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817677974700928">
                <text:p>0.81767797470092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318844258785248">
                <text:p>0.31884425878524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844845712184906">
                <text:p>0.84484571218490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319481253623962">
                <text:p>0.31948125362396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904869079589844">
                <text:p>0.90486907958984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318766593933106">
                <text:p>0.31876659393310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901660203933716">
                <text:p>0.90166020393371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321328818798065">
                <text:p>0.32132881879806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885763347148895">
                <text:p>0.88576334714889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31061115860939">
                <text:p>0.3106111586093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906540811061859">
                <text:p>0.90654081106185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312778800725937">
                <text:p>0.31277880072593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901665329933166">
                <text:p>0.90166532993316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309365123510361">
                <text:p>0.30936512351036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862176895141602">
                <text:p>0.86217689514160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309154212474823">
                <text:p>0.30915421247482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814617216587067">
                <text:p>0.81461721658706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258365124464035">
                <text:p>0.25836512446403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309098094701767">
                <text:p>0.30909809470176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309355795383453">
                <text:p>0.30935579538345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305370062589645">
                <text:p>0.30537006258964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470988303422928">
                <text:p>0.47098830342292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30898579955101">
                <text:p>0.3089857995510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35351887345314">
                <text:p>0.3535188734531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320491015911102">
                <text:p>0.32049101591110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32943731546402">
                <text:p>0.3294373154640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329487174749374">
                <text:p>0.32948717474937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322933912277222">
                <text:p>0.32293391227722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394729971885681">
                <text:p>0.39472997188568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26421320438385">
                <text:p>0.2642132043838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321058809757233">
                <text:p>0.32105880975723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890154540538788">
                <text:p>0.89015454053878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321439623832703">
                <text:p>0.32143962383270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866731524467468">
                <text:p>0.86673152446746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314336657524109">
                <text:p>0.31433665752410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677622079849243">
                <text:p>0.67762207984924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308094888925552">
                <text:p>0.30809488892555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308205634355545">
                <text:p>0.30820563435554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309700697660446">
                <text:p>0.30970069766044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310562282800674">
                <text:p>0.31056228280067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301512628793716">
                <text:p>0.30151262879371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300504684448242">
                <text:p>0.30050468444824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299640983343124">
                <text:p>0.29964098334312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298381119966507">
                <text:p>0.29838111996650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298999756574631">
                <text:p>0.29899975657463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299092084169388">
                <text:p>0.29909208416938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299422115087509">
                <text:p>0.29942211508750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297766834497452">
                <text:p>0.29776683449745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296313256025314">
                <text:p>0.29631325602531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296707779169083">
                <text:p>0.29670777916908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296755522489548">
                <text:p>0.29675552248954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298128992319107">
                <text:p>0.29812899231910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306279718875885">
                <text:p>0.30627971887588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305246114730835">
                <text:p>0.30524611473083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305570155382156">
                <text:p>0.30557015538215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304251462221146">
                <text:p>0.30425146222114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303693622350693">
                <text:p>0.30369362235069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303797721862793">
                <text:p>0.30379772186279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451195478439331">
                <text:p>0.45119547843933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303994119167328">
                <text:p>0.30399411916732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744644522666931">
                <text:p>0.74464452266693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304884701967239">
                <text:p>0.30488470196723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902477562427521">
                <text:p>0.90247756242752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305311292409897">
                <text:p>0.30531129240989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855581939220428">
                <text:p>0.85558193922042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287292808294296">
                <text:p>0.28729280829429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348305612802505">
                <text:p>0.34830561280250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487827152013779">
                <text:p>0.48782715201377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28638955950737">
                <text:p>0.2863895595073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299486577510834">
                <text:p>0.29948657751083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33160388469696">
                <text:p>0.3316038846969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287626624107361">
                <text:p>0.28762662410736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312592953443527">
                <text:p>0.31259295344352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487996309995651">
                <text:p>0.48799630999565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333259224891663">
                <text:p>0.33325922489166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418383359909058">
                <text:p>0.41838335990905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738921701908112">
                <text:p>0.73892170190811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332750529050827">
                <text:p>0.33275052905082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406017005443573">
                <text:p>0.40601700544357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636704564094543">
                <text:p>0.63670456409454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323782533407211">
                <text:p>0.32378253340721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333368211984634">
                <text:p>0.33336821198463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330126971006393">
                <text:p>0.33012697100639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343415051698685">
                <text:p>0.34341505169868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330708146095276">
                <text:p>0.33070814609527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368670880794525">
                <text:p>0.36867088079452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324318706989288">
                <text:p>0.32431870698928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460634797811508">
                <text:p>0.46063479781150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32430225610733">
                <text:p>0.3243022561073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46338751912117">
                <text:p>0.4633875191211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325318485498428">
                <text:p>0.32531848549842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410539090633392">
                <text:p>0.41053909063339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326908051967621">
                <text:p>0.32690805196762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429819971323013">
                <text:p>0.42981997132301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326492547988892">
                <text:p>0.32649254798889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474406540393829">
                <text:p>0.47440654039382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323290884494781">
                <text:p>0.32329088449478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493673384189606">
                <text:p>0.49367338418960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323636442422867">
                <text:p>0.32363644242286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461778074502945">
                <text:p>0.46177807450294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329113513231277">
                <text:p>0.32911351323127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460712015628815">
                <text:p>0.46071201562881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32048511505127">
                <text:p>0.3204851150512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461738139390945">
                <text:p>0.46173813939094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3202143907547">
                <text:p>0.320214390754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463680058717728">
                <text:p>0.46368005871772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314354836940765">
                <text:p>0.31435483694076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476387143135071">
                <text:p>0.47638714313507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315252363681793">
                <text:p>0.31525236368179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457713723182678">
                <text:p>0.45771372318267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315428882837296">
                <text:p>0.31542888283729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455772399902344">
                <text:p>0.45577239990234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315959930419922">
                <text:p>0.31595993041992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450753092765808">
                <text:p>0.45075309276580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314021736383438">
                <text:p>0.31402173638343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399230599403381">
                <text:p>0.39923059940338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406836062669754">
                <text:p>0.40683606266975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317222476005554">
                <text:p>0.31722247600555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412441223859787">
                <text:p>0.41244122385978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317425906658173">
                <text:p>0.31742590665817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340733379125595">
                <text:p>0.34073337912559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635018348693848">
                <text:p>0.63501834869384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315520823001862">
                <text:p>0.31552082300186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370122909545898">
                <text:p>0.37012290954589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869847118854523">
                <text:p>0.86984711885452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313674330711365">
                <text:p>0.31367433071136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352966398000717">
                <text:p>0.35296639800071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57420027256012">
                <text:p>0.5742002725601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301449835300446">
                <text:p>0.30144983530044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302058726549149">
                <text:p>0.30205872654914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858421504497528">
                <text:p>0.85842150449752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300037056207657">
                <text:p>0.30003705620765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768234252929688">
                <text:p>0.76823425292968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300320357084274">
                <text:p>0.30032035708427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852385342121124">
                <text:p>0.85238534212112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260658472776413">
                <text:p>0.26065847277641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301133751869202">
                <text:p>0.30113375186920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756415545940399">
                <text:p>0.75641554594039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268318325281143">
                <text:p>0.26831832528114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301385283470154">
                <text:p>0.30138528347015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710700809955597">
                <text:p>0.71070080995559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895788311958313">
                <text:p>0.89578831195831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899348020553589">
                <text:p>0.89934802055358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91581642627716">
                <text:p>0.9158164262771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900907158851624">
                <text:p>0.90090715885162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891123116016388">
                <text:p>0.89112311601638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898629128932953">
                <text:p>0.89862912893295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892341017723084">
                <text:p>0.89234101772308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898887634277344">
                <text:p>0.89888763427734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903134882450104">
                <text:p>0.90313488245010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899641513824463">
                <text:p>0.89964151382446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89300400018692">
                <text:p>0.8930040001869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872830510139465">
                <text:p>0.87283051013946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867086350917816">
                <text:p>0.86708635091781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806411147117615">
                <text:p>0.80641114711761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640751242637634">
                <text:p>0.64075124263763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306067168712616">
                <text:p>0.30606716871261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494310855865479">
                <text:p>0.49431085586547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366268068552017">
                <text:p>0.36626806855201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367537945508957">
                <text:p>0.36753794550895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366066366434097">
                <text:p>0.36606636643409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378753542900086">
                <text:p>0.37875354290008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381639689207077">
                <text:p>0.38163968920707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376975178718567">
                <text:p>0.37697517871856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376353025436401">
                <text:p>0.37635302543640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371887266635895">
                <text:p>0.37188726663589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372915714979172">
                <text:p>0.37291571497917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372844249010086">
                <text:p>0.37284424901008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371131181716919">
                <text:p>0.37113118171691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37188708782196">
                <text:p>0.3718870878219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373520314693451">
                <text:p>0.37352031469345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373613089323044">
                <text:p>0.37361308932304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373962610960007">
                <text:p>0.37396261096000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367440581321716">
                <text:p>0.36744058132171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36888724565506">
                <text:p>0.3688872456550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368381381034851">
                <text:p>0.36838138103485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368840456008911">
                <text:p>0.36884045600891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369460612535477">
                <text:p>0.36946061253547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364279747009277">
                <text:p>0.36427974700927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361797124147415">
                <text:p>0.36179712414741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36375230550766">
                <text:p>0.3637523055076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362662941217422">
                <text:p>0.36266294121742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362881898880005">
                <text:p>0.36288189888000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364182114601135">
                <text:p>0.36418211460113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365163713693619">
                <text:p>0.36516371369361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374367892742157">
                <text:p>0.37436789274215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377659559249878">
                <text:p>0.37765955924987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378006875514984">
                <text:p>0.37800687551498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376936435699463">
                <text:p>0.37693643569946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377388715744019">
                <text:p>0.37738871574401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368606060743332">
                <text:p>0.36860606074333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363763362169266">
                <text:p>0.36376336216926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366463035345078">
                <text:p>0.36646303534507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364038348197937">
                <text:p>0.36403834819793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360987275838852">
                <text:p>0.36098727583885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362684041261673">
                <text:p>0.36268404126167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363785535097122">
                <text:p>0.36378553509712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31032606959343">
                <text:p>0.3103260695934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307956427335739">
                <text:p>0.30795642733573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307846456766129">
                <text:p>0.30784645676612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312029600143433">
                <text:p>0.31202960014343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310640394687653">
                <text:p>0.31064039468765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307898163795471">
                <text:p>0.30789816379547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304086327552795">
                <text:p>0.30408632755279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306553065776825">
                <text:p>0.30655306577682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306984663009644">
                <text:p>0.30698466300964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305891036987305">
                <text:p>0.30589103698730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306780844926834">
                <text:p>0.30678084492683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299294710159302">
                <text:p>0.29929471015930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318487018346786">
                <text:p>0.31848701834678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317630052566528">
                <text:p>0.31763005256652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318891555070877">
                <text:p>0.31889155507087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321995168924332">
                <text:p>0.32199516892433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323302030563354">
                <text:p>0.32330203056335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323514759540558">
                <text:p>0.32351475954055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323589444160461">
                <text:p>0.32358944416046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324145257472992">
                <text:p>0.32414525747299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324796974658966">
                <text:p>0.32479697465896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324777573347092">
                <text:p>0.32477757334709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324652194976807">
                <text:p>0.32465219497680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324676275253296">
                <text:p>0.32467627525329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299094378948212">
                <text:p>0.29909437894821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289290249347687">
                <text:p>0.28929024934768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289481163024902">
                <text:p>0.28948116302490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290630549192429">
                <text:p>0.29063054919242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291813313961029">
                <text:p>0.29181331396102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294615298509598">
                <text:p>0.29461529850959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297628819942474">
                <text:p>0.29762881994247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296204626560211">
                <text:p>0.29620462656021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298010170459747">
                <text:p>0.29801017045974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294750690460205">
                <text:p>0.29475069046020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297483623027802">
                <text:p>0.29748362302780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294518709182739">
                <text:p>0.29451870918273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319401085376739">
                <text:p>0.31940108537673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317550271749496">
                <text:p>0.31755027174949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318175226449966">
                <text:p>0.31817522644996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31856507062912">
                <text:p>0.3185650706291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317349195480347">
                <text:p>0.31734919548034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316997617483139">
                <text:p>0.31699761748313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31719097495079">
                <text:p>0.3171909749507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309867709875107">
                <text:p>0.30986770987510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30862095952034">
                <text:p>0.3086209595203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308354705572128">
                <text:p>0.30835470557212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308451265096664">
                <text:p>0.30845126509666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307782620191574">
                <text:p>0.30778262019157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307428747415543">
                <text:p>0.30742874741554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305723279714584">
                <text:p>0.30572327971458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306956648826599">
                <text:p>0.30695664882659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30784198641777">
                <text:p>0.3078419864177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307845234870911">
                <text:p>0.30784523487091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307358145713806">
                <text:p>0.30735814571380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307981878519058">
                <text:p>0.30798187851905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302212208509445">
                <text:p>0.30221220850944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302367627620697">
                <text:p>0.30236762762069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313871324062347">
                <text:p>0.31387132406234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312091261148453">
                <text:p>0.31209126114845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310493230819702">
                <text:p>0.31049323081970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279625952243805">
                <text:p>0.27962595224380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278897374868393">
                <text:p>0.27889737486839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279857784509659">
                <text:p>0.27985778450965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280809432268143">
                <text:p>0.28080943226814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281719982624054">
                <text:p>0.28171998262405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281514406204224">
                <text:p>0.28151440620422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281196296215057">
                <text:p>0.28119629621505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28117835521698">
                <text:p>0.2811783552169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250244826078415">
                <text:p>0.25024482607841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25015190243721">
                <text:p>0.2501519024372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256777614355087">
                <text:p>0.25677761435508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257094889879227">
                <text:p>0.25709488987922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257063716650009">
                <text:p>0.25706371665000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256989479064941">
                <text:p>0.25698947906494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295826554298401">
                <text:p>0.29582655429840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296250939369202">
                <text:p>0.29625093936920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297077119350433">
                <text:p>0.29707711935043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29707059264183">
                <text:p>0.2970705926418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297408610582352">
                <text:p>0.29740861058235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26513460278511">
                <text:p>0.2651346027851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26330628991127">
                <text:p>0.2633062899112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263482004404068">
                <text:p>0.26348200440406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263366520404816">
                <text:p>0.26336652040481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263863265514374">
                <text:p>0.26386326551437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279555022716522">
                <text:p>0.27955502271652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274790108203888">
                <text:p>0.27479010820388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275827765464783">
                <text:p>0.27582776546478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277033418416977">
                <text:p>0.27703341841697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278422981500626">
                <text:p>0.27842298150062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273711949586868">
                <text:p>0.27371194958686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28082463145256">
                <text:p>0.2808246314525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296130001544952">
                <text:p>0.29613000154495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294161766767502">
                <text:p>0.29416176676750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294642478227615">
                <text:p>0.29464247822761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293927997350693">
                <text:p>0.29392799735069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293632030487061">
                <text:p>0.29363203048706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29360169172287">
                <text:p>0.2936016917228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292050123214722">
                <text:p>0.29205012321472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2502481341362">
                <text:p>0.250248134136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250020861625671">
                <text:p>0.25002086162567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252801388502121">
                <text:p>0.25280138850212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254862844944">
                <text:p>0.25486284494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254109025001526">
                <text:p>0.25410902500152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253774255514145">
                <text:p>0.25377425551414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251580476760864">
                <text:p>0.25158047676086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253803282976151">
                <text:p>0.25380328297615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251145601272583">
                <text:p>0.25114560127258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25144350528717">
                <text:p>0.2514435052871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251339614391327">
                <text:p>0.25133961439132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251302450895309">
                <text:p>0.25130245089530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250761538743973">
                <text:p>0.25076153874397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250893175601959">
                <text:p>0.25089317560195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250992923974991">
                <text:p>0.25099292397499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250454723834991">
                <text:p>0.25045472383499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258697181940079">
                <text:p>0.25869718194007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259299039840698">
                <text:p>0.25929903984069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259383887052536">
                <text:p>0.25938388705253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253795057535171">
                <text:p>0.25379505753517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25362429022789">
                <text:p>0.2536242902278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255013853311539">
                <text:p>0.25501385331153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266613274812698">
                <text:p>0.26661327481269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31045401096344">
                <text:p>0.3104540109634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309450894594192">
                <text:p>0.30945089459419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309993654489517">
                <text:p>0.30999365448951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30906268954277">
                <text:p>0.3090626895427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309925526380539">
                <text:p>0.30992552638053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30310782790184">
                <text:p>0.3031078279018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309308141469955">
                <text:p>0.30930814146995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299014121294022">
                <text:p>0.29901412129402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299949139356613">
                <text:p>0.29994913935661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30022394657135">
                <text:p>0.3002239465713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299981296062469">
                <text:p>0.29998129606246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299255311489105">
                <text:p>0.29925531148910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309707105159759">
                <text:p>0.30970710515975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31001153588295">
                <text:p>0.3100115358829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309335559606552">
                <text:p>0.30933555960655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295298486948013">
                <text:p>0.29529848694801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298111617565155">
                <text:p>0.29811161756515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296954840421677">
                <text:p>0.29695484042167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296919196844101">
                <text:p>0.29691919684410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295956164598465">
                <text:p>0.29595616459846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296478480100632">
                <text:p>0.29647848010063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296318590641022">
                <text:p>0.29631859064102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298013240098953">
                <text:p>0.29801324009895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297222197055817">
                <text:p>0.29722219705581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289410024881363">
                <text:p>0.28941002488136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275849848985672">
                <text:p>0.27584984898567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268718212842941">
                <text:p>0.26871821284294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263125270605087">
                <text:p>0.26312527060508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26768371462822">
                <text:p>0.2676837146282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268558174371719">
                <text:p>0.26855817437171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265951871871948">
                <text:p>0.26595187187194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266868710517883">
                <text:p>0.26686871051788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262123495340347">
                <text:p>0.26212349534034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264279276132584">
                <text:p>0.26427927613258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262396812438965">
                <text:p>0.26239681243896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261471807956696">
                <text:p>0.26147180795669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2500861287117">
                <text:p>0.250086128711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272430419921875">
                <text:p>0.27243041992187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271885901689529">
                <text:p>0.27188590168952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27321919798851">
                <text:p>0.2732191979885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271062701940536">
                <text:p>0.27106270194053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26872992515564">
                <text:p>0.2687299251556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268595516681671">
                <text:p>0.26859551668167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26890242099762">
                <text:p>0.2689024209976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256416797637939">
                <text:p>0.25641679763793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264135241508484">
                <text:p>0.26413524150848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263929784297943">
                <text:p>0.26392978429794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263880223035812">
                <text:p>0.26388022303581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263035923242569">
                <text:p>0.26303592324256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268055111169815">
                <text:p>0.26805511116981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266450524330139">
                <text:p>0.26645052433013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267733186483383">
                <text:p>0.26773318648338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267507076263428">
                <text:p>0.26750707626342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267079055309296">
                <text:p>0.26707905530929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305924445390701">
                <text:p>0.30592444539070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307559370994568">
                <text:p>0.30755937099456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308797568082809">
                <text:p>0.30879756808280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304987132549286">
                <text:p>0.30498713254928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304190695285797">
                <text:p>0.30419069528579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305089116096497">
                <text:p>0.30508911609649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304749369621277">
                <text:p>0.30474936962127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256703853607178">
                <text:p>0.25670385360717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286996990442276">
                <text:p>0.28699699044227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257684081792831">
                <text:p>0.25768408179283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28529754281044">
                <text:p>0.2852975428104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256025522947311">
                <text:p>0.25602552294731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286388039588928">
                <text:p>0.28638803958892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259210556745529">
                <text:p>0.25921055674552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289846628904343">
                <text:p>0.28984662890434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25800684094429">
                <text:p>0.2580068409442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29248571395874">
                <text:p>0.2924857139587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258536964654922">
                <text:p>0.25853696465492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29196485877037">
                <text:p>0.2919648587703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258715867996216">
                <text:p>0.25871586799621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292021125555038">
                <text:p>0.29202112555503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259615123271942">
                <text:p>0.25961512327194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292790055274963">
                <text:p>0.29279005527496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258938103914261">
                <text:p>0.25893810391426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293017745018005">
                <text:p>0.29301774501800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259760797023773">
                <text:p>0.25976079702377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293109655380249">
                <text:p>0.29310965538024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259742975234985">
                <text:p>0.25974297523498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293058574199677">
                <text:p>0.29305857419967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266572207212448">
                <text:p>0.26657220721244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294202029705048">
                <text:p>0.29420202970504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256724953651428">
                <text:p>0.25672495365142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303584545850754">
                <text:p>0.30358454585075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259299844503403">
                <text:p>0.25929984450340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303725183010101">
                <text:p>0.30372518301010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257497251033783">
                <text:p>0.25749725103378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304148942232132">
                <text:p>0.30414894223213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265447407960892">
                <text:p>0.26544740796089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304999232292175">
                <text:p>0.30499923229217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261983126401901">
                <text:p>0.26198312640190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305669188499451">
                <text:p>0.30566918849945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262319147586822">
                <text:p>0.26231914758682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305437922477722">
                <text:p>0.30543792247772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262449353933334">
                <text:p>0.26244935393333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306381821632385">
                <text:p>0.30638182163238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268708497285843">
                <text:p>0.26870849728584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302471965551376">
                <text:p>0.30247196555137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265282183885574">
                <text:p>0.26528218388557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30250084400177">
                <text:p>0.3025008440017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267360121011734">
                <text:p>0.26736012101173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302456825971603">
                <text:p>0.30245682597160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266355633735657">
                <text:p>0.26635563373565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302466362714767">
                <text:p>0.30246636271476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274694532155991">
                <text:p>0.27469453215599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301872491836548">
                <text:p>0.30187249183654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270090371370316">
                <text:p>0.27009037137031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298585623502731">
                <text:p>0.29858562350273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331613063812256">
                <text:p>0.33161306381225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327724069356918">
                <text:p>0.32772406935691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328208953142166">
                <text:p>0.32820895314216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321144372224808">
                <text:p>0.32114437222480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32114639878273">
                <text:p>0.3211463987827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323011547327042">
                <text:p>0.32301154732704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311923414468765">
                <text:p>0.31192341446876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31576070189476">
                <text:p>0.3157607018947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313616544008255">
                <text:p>0.31361654400825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313699573278427">
                <text:p>0.31369957327842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312083810567856">
                <text:p>0.31208381056785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365967690944672">
                <text:p>0.36596769094467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366477757692337">
                <text:p>0.36647775769233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366386324167252">
                <text:p>0.36638632416725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375003308057785">
                <text:p>0.37500330805778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380740344524384">
                <text:p>0.38074034452438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380053728818893">
                <text:p>0.38005372881889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375001341104507">
                <text:p>0.37500134110450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374791860580444">
                <text:p>0.37479186058044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374662131071091">
                <text:p>0.37466213107109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365739583969116">
                <text:p>0.36573958396911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365796387195587">
                <text:p>0.36579638719558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360171467065811">
                <text:p>0.36017146706581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36811152100563">
                <text:p>0.3681115210056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368985712528229">
                <text:p>0.36898571252822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366848260164261">
                <text:p>0.36684826016426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365890949964523">
                <text:p>0.36589094996452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366082102060318">
                <text:p>0.36608210206031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366267710924149">
                <text:p>0.36626771092414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366440653800964">
                <text:p>0.36644065380096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366851031780243">
                <text:p>0.36685103178024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366868764162064">
                <text:p>0.36686876416206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275969833135605">
                <text:p>0.27596983313560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277226567268372">
                <text:p>0.27722656726837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276054739952087">
                <text:p>0.27605473995208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279099732637405">
                <text:p>0.27909973263740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276697963476181">
                <text:p>0.27669796347618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278485804796219">
                <text:p>0.27848580479621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280425697565079">
                <text:p>0.28042569756507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292707085609436">
                <text:p>0.29270708560943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2868971824646">
                <text:p>0.286897182464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286052256822586">
                <text:p>0.28605225682258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285770326852798">
                <text:p>0.28577032685279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288013935089111">
                <text:p>0.28801393508911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287918150424957">
                <text:p>0.28791815042495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288318932056427">
                <text:p>0.28831893205642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287793338298798">
                <text:p>0.28779333829879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28802815079689">
                <text:p>0.2880281507968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28790146112442">
                <text:p>0.2879014611244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290256261825561">
                <text:p>0.29025626182556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290344327688217">
                <text:p>0.29034432768821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285912871360779">
                <text:p>0.28591287136077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281772911548614">
                <text:p>0.28177291154861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280476212501526">
                <text:p>0.28047621250152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279771775007248">
                <text:p>0.27977177500724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281153082847595">
                <text:p>0.28115308284759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281600564718246">
                <text:p>0.28160056471824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288526922464371">
                <text:p>0.28852692246437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288924425840378">
                <text:p>0.28892442584037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286685466766357">
                <text:p>0.28668546676635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286731630563736">
                <text:p>0.28673163056373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286316484212875">
                <text:p>0.28631648421287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286471396684647">
                <text:p>0.28647139668464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287079274654388">
                <text:p>0.28707927465438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534567415714264">
                <text:p>0.53456741571426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688480079174042">
                <text:p>0.68848007917404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263172537088394">
                <text:p>0.26317253708839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565551698207855">
                <text:p>0.56555169820785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267380774021149">
                <text:p>0.26738077402114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267207205295563">
                <text:p>0.26720720529556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266538053750992">
                <text:p>0.26653805375099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268295288085937">
                <text:p>0.26829528808593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26718133687973">
                <text:p>0.2671813368797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266967326402664">
                <text:p>0.26696732640266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26661479473114">
                <text:p>0.2666147947311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26617568731308">
                <text:p>0.2661756873130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303392797708511">
                <text:p>0.30339279770851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334065139293671">
                <text:p>0.33406513929367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339064329862595">
                <text:p>0.33906432986259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342146009206772">
                <text:p>0.34214600920677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311723858118057">
                <text:p>0.31172385811805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329941630363464">
                <text:p>0.32994163036346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332571476697922">
                <text:p>0.33257147669792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344473600387573">
                <text:p>0.34447360038757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344384014606476">
                <text:p>0.34438401460647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34241908788681">
                <text:p>0.3424190878868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349644273519516">
                <text:p>0.34964427351951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345609933137894">
                <text:p>0.34560993313789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325791776180267">
                <text:p>0.32579177618026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326814413070679">
                <text:p>0.32681441307067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32712909579277">
                <text:p>0.3271290957927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327136337757111">
                <text:p>0.32713633775711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330027639865875">
                <text:p>0.33002763986587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32588666677475">
                <text:p>0.3258866667747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325591176748276">
                <text:p>0.32559117674827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325897425413132">
                <text:p>0.32589742541313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326775640249252">
                <text:p>0.32677564024925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294341623783112">
                <text:p>0.29434162378311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295012950897217">
                <text:p>0.29501295089721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295608401298523">
                <text:p>0.29560840129852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29478445649147">
                <text:p>0.2947844564914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299525022506714">
                <text:p>0.29952502250671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301342338323593">
                <text:p>0.30134233832359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300961822271347">
                <text:p>0.30096182227134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291401505470276">
                <text:p>0.29140150547027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29080718755722">
                <text:p>0.2908071875572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290688157081604">
                <text:p>0.29068815708160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28960183262825">
                <text:p>0.2896018326282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288411349058151">
                <text:p>0.28841134905815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289230942726135">
                <text:p>0.28923094272613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289716392755508">
                <text:p>0.28971639275550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29032963514328">
                <text:p>0.2903296351432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290058255195618">
                <text:p>0.29005825519561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289620161056519">
                <text:p>0.28962016105651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290444910526276">
                <text:p>0.29044491052627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292035102844238">
                <text:p>0.29203510284423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284523367881775">
                <text:p>0.28452336788177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28447750210762">
                <text:p>0.2844775021076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28499236702919">
                <text:p>0.2849923670291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284164041280746">
                <text:p>0.28416404128074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285504341125488">
                <text:p>0.28550434112548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280167549848557">
                <text:p>0.28016754984855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287026941776276">
                <text:p>0.28702694177627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287228494882584">
                <text:p>0.28722849488258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286233007907867">
                <text:p>0.28623300790786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28734689950943">
                <text:p>0.2873468995094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287234336137772">
                <text:p>0.28723433613777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325494199991226">
                <text:p>0.32549419999122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305413037538528">
                <text:p>0.30541303753852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540157735347748">
                <text:p>0.54015773534774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631037354469299">
                <text:p>0.63103735446929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65954864025116">
                <text:p>0.6595486402511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708209574222565">
                <text:p>0.70820957422256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705272376537323">
                <text:p>0.70527237653732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602308988571167">
                <text:p>0.60230898857116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583107888698578">
                <text:p>0.58310788869857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586727738380432">
                <text:p>0.58672773838043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607284963130951">
                <text:p>0.60728496313095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604973077774048">
                <text:p>0.60497307777404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582195401191711">
                <text:p>0.58219540119171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563741564750671">
                <text:p>0.56374156475067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514435350894928">
                <text:p>0.51443535089492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520388543605804">
                <text:p>0.52038854360580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532932579517365">
                <text:p>0.53293257951736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534176886081696">
                <text:p>0.53417688608169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482794344425201">
                <text:p>0.48279434442520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561543166637421">
                <text:p>0.56154316663742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583106875419617">
                <text:p>0.58310687541961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601328790187836">
                <text:p>0.60132879018783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603285014629364">
                <text:p>0.60328501462936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587676584720612">
                <text:p>0.58767658472061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666567981243133">
                <text:p>0.66656798124313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688812494277954">
                <text:p>0.68881249427795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689288794994354">
                <text:p>0.68928879499435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691062808036804">
                <text:p>0.69106280803680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685984671115875">
                <text:p>0.68598467111587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674184739589691">
                <text:p>0.67418473958969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674058616161346">
                <text:p>0.67405861616134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265986382961273">
                <text:p>0.26598638296127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744273781776428">
                <text:p>0.74427378177642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268724799156189">
                <text:p>0.26872479915618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746606111526489">
                <text:p>0.74660611152648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268852680921555">
                <text:p>0.26885268092155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750097811222076">
                <text:p>0.75009781122207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269095331430435">
                <text:p>0.26909533143043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741597950458527">
                <text:p>0.74159795045852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270449697971344">
                <text:p>0.27044969797134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739513576030731">
                <text:p>0.73951357603073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270124763250351">
                <text:p>0.27012476325035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736123621463776">
                <text:p>0.73612362146377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269735306501389">
                <text:p>0.26973530650138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688700914382935">
                <text:p>0.68870091438293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269145905971527">
                <text:p>0.26914590597152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676578223705292">
                <text:p>0.67657822370529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269644647836685">
                <text:p>0.26964464783668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640906512737274">
                <text:p>0.64090651273727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269480794668198">
                <text:p>0.26948079466819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269562005996704">
                <text:p>0.26956200599670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26773589849472">
                <text:p>0.2677358984947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261610001325607">
                <text:p>0.26161000132560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261046141386032">
                <text:p>0.26104614138603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261117935180664">
                <text:p>0.26111793518066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260376781225205">
                <text:p>0.26037678122520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258587747812271">
                <text:p>0.25858774781227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259976923465729">
                <text:p>0.25997692346572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259723961353302">
                <text:p>0.25972396135330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258749574422836">
                <text:p>0.25874957442283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260516881942749">
                <text:p>0.26051688194274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260790556669235">
                <text:p>0.26079055666923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260982096195221">
                <text:p>0.26098209619522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261581033468246">
                <text:p>0.26158103346824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302477866411209">
                <text:p>0.30247786641120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300385802984238">
                <text:p>0.30038580298423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298761785030365">
                <text:p>0.29876178503036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299468278884888">
                <text:p>0.29946827888488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299641251564026">
                <text:p>0.29964125156402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296340107917786">
                <text:p>0.29634010791778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295572608709335">
                <text:p>0.29557260870933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295134305953979">
                <text:p>0.29513430595397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293861597776413">
                <text:p>0.293861597776413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293845891952515">
                <text:p>0.29384589195251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293172657489777">
                <text:p>0.29317265748977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301432937383652">
                <text:p>0.30143293738365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333823353052139">
                <text:p>0.333823353052139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333917111158371">
                <text:p>0.33391711115837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333926528692245">
                <text:p>0.33392652869224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333537340164185">
                <text:p>0.33353734016418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304867178201675">
                <text:p>0.30486717820167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304779946804047">
                <text:p>0.304779946804047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304700195789337">
                <text:p>0.304700195789337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304681718349457">
                <text:p>0.304681718349457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304164171218872">
                <text:p>0.304164171218872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303816378116608">
                <text:p>0.303816378116608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304112076759338">
                <text:p>0.30411207675933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303868383169174">
                <text:p>0.303868383169174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293451875448227">
                <text:p>0.293451875448227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302994281053543">
                <text:p>0.302994281053543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301647394895554">
                <text:p>0.301647394895554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302080810070038">
                <text:p>0.302080810070038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302279263734817">
                <text:p>0.302279263734817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267489075660706">
                <text:p>0.267489075660706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262495070695877">
                <text:p>0.26249507069587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2606320977211">
                <text:p>0.260632097721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26100617647171">
                <text:p>0.2610061764717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256413280963898">
                <text:p>0.256413280963898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258699238300323">
                <text:p>0.25869923830032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259258538484573">
                <text:p>0.259258538484573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256011217832565">
                <text:p>0.25601121783256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272322595119476">
                <text:p>0.272322595119476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260403841733932">
                <text:p>0.260403841733932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272182613611221">
                <text:p>0.272182613611221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259917557239533">
                <text:p>0.259917557239533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275646358728409">
                <text:p>0.275646358728409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259705722332001">
                <text:p>0.25970572233200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272830128669739">
                <text:p>0.272830128669739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260322004556656">
                <text:p>0.260322004556656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267266631126404">
                <text:p>0.267266631126404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260072976350784">
                <text:p>0.260072976350784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295196086168289">
                <text:p>0.295196086168289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259464144706726">
                <text:p>0.259464144706726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300432115793228">
                <text:p>0.300432115793228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25926861166954">
                <text:p>0.25926861166954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316967338323593">
                <text:p>0.316967338323593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259637594223022">
                <text:p>0.259637594223022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307432532310486">
                <text:p>0.307432532310486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259801685810089">
                <text:p>0.259801685810089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29731023311615">
                <text:p>0.2973102331161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260183125734329">
                <text:p>0.260183125734329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282748520374298">
                <text:p>0.282748520374298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260045945644379">
                <text:p>0.260045945644379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300236850976944">
                <text:p>0.30023685097694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256431370973587">
                <text:p>0.256431370973587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373742610216141">
                <text:p>0.373742610216141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253106504678726">
                <text:p>0.253106504678726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372388511896133">
                <text:p>0.372388511896133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251436799764633">
                <text:p>0.251436799764633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385309815406799">
                <text:p>0.385309815406799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252886861562729">
                <text:p>0.252886861562729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388884365558624">
                <text:p>0.388884365558624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252899169921875">
                <text:p>0.25289916992187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378780543804169">
                <text:p>0.378780543804169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255256444215775">
                <text:p>0.25525644421577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36883133649826">
                <text:p>0.36883133649826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255450338125229">
                <text:p>0.255450338125229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366786986589432">
                <text:p>0.366786986589432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255315452814102">
                <text:p>0.255315452814102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366094172000885">
                <text:p>0.36609417200088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255515813827515">
                <text:p>0.25551581382751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33183878660202">
                <text:p>0.33183878660202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313171476125717">
                <text:p>0.313171476125717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313829869031906">
                <text:p>0.313829869031906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313444793224335">
                <text:p>0.313444793224335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308960199356079">
                <text:p>0.308960199356079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319339394569397">
                <text:p>0.319339394569397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329533517360687">
                <text:p>0.329533517360687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329759508371353">
                <text:p>0.329759508371353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329705059528351">
                <text:p>0.329705059528351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329311102628708">
                <text:p>0.329311102628708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330856293439865">
                <text:p>0.33085629343986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332026958465576">
                <text:p>0.332026958465576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328506797552109">
                <text:p>0.328506797552109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315930426120758">
                <text:p>0.315930426120758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31692311167717">
                <text:p>0.31692311167717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316821604967117">
                <text:p>0.316821604967117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312847554683685">
                <text:p>0.31284755468368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30465304851532">
                <text:p>0.30465304851532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306828290224075">
                <text:p>0.30682829022407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307013213634491">
                <text:p>0.30701321363449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306294351816177">
                <text:p>0.306294351816177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31520140171051">
                <text:p>0.31520140171051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328511595726013">
                <text:p>0.328511595726013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328656673431396">
                <text:p>0.328656673431396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327951520681381">
                <text:p>0.327951520681381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328516513109207">
                <text:p>0.328516513109207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328146517276764">
                <text:p>0.328146517276764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32790070772171">
                <text:p>0.3279007077217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304933756589889">
                <text:p>0.304933756589889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308704763650894">
                <text:p>0.308704763650894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3088159263134">
                <text:p>0.3088159263134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30871370434761">
                <text:p>0.3087137043476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308770209550858">
                <text:p>0.308770209550858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254013121128082">
                <text:p>0.254013121128082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257118821144104">
                <text:p>0.257118821144104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256495147943497">
                <text:p>0.256495147943497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252712368965149">
                <text:p>0.252712368965149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251940697431564">
                <text:p>0.251940697431564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251141041517258">
                <text:p>0.251141041517258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253398984670639">
                <text:p>0.253398984670639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253153830766678">
                <text:p>0.253153830766678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252679198980331">
                <text:p>0.25267919898033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261192440986633">
                <text:p>0.261192440986633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26155549287796">
                <text:p>0.26155549287796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261579364538193">
                <text:p>0.261579364538193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261666387319565">
                <text:p>0.261666387319565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26291024684906">
                <text:p>0.26291024684906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263413846492767">
                <text:p>0.263413846492767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262836456298828">
                <text:p>0.262836456298828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263117998838425">
                <text:p>0.26311799883842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259685814380646">
                <text:p>0.259685814380646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258751749992371">
                <text:p>0.25875174999237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278161138296127">
                <text:p>0.278161138296127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293971538543701">
                <text:p>0.293971538543701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293886721134186">
                <text:p>0.293886721134186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277641266584396">
                <text:p>0.277641266584396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280759692192078">
                <text:p>0.280759692192078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28147366642952">
                <text:p>0.28147366642952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28308767080307">
                <text:p>0.28308767080307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283732920885086">
                <text:p>0.283732920885086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284509986639023">
                <text:p>0.284509986639023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284558653831482">
                <text:p>0.284558653831482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283172398805618">
                <text:p>0.283172398805618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282132238149643">
                <text:p>0.282132238149643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281391829252243">
                <text:p>0.281391829252243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281458675861359">
                <text:p>0.281458675861359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281630247831345">
                <text:p>0.28163024783134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29766184091568">
                <text:p>0.29766184091568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296378076076508">
                <text:p>0.296378076076508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296184927225113">
                <text:p>0.296184927225113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295870631933212">
                <text:p>0.295870631933212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295878410339356">
                <text:p>0.295878410339356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29493311047554">
                <text:p>0.29493311047554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294916540384293">
                <text:p>0.294916540384293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295173615217209">
                <text:p>0.295173615217209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295494973659515">
                <text:p>0.29549497365951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294312983751297">
                <text:p>0.294312983751297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29672172665596">
                <text:p>0.29672172665596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295542776584625">
                <text:p>0.29554277658462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293271720409393">
                <text:p>0.293271720409393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291984140872955">
                <text:p>0.291984140872955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292251735925674">
                <text:p>0.292251735925674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295568913221359">
                <text:p>0.295568913221359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295594692230225">
                <text:p>0.29559469223022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255752980709076">
                <text:p>0.255752980709076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256983399391174">
                <text:p>0.256983399391174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258126646280289">
                <text:p>0.258126646280289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257524400949478">
                <text:p>0.257524400949478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253557592630386">
                <text:p>0.253557592630386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250270247459412">
                <text:p>0.250270247459412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252573162317276">
                <text:p>0.252573162317276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250779420137405">
                <text:p>0.25077942013740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250988066196442">
                <text:p>0.250988066196442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252243429422379">
                <text:p>0.252243429422379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253050565719604">
                <text:p>0.253050565719604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252086520195007">
                <text:p>0.252086520195007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251962959766388">
                <text:p>0.251962959766388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250219106674194">
                <text:p>0.250219106674194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25082141160965">
                <text:p>0.2508214116096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250692754983902">
                <text:p>0.250692754983902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251839101314545">
                <text:p>0.25183910131454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252162635326385">
                <text:p>0.25216263532638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253288388252258">
                <text:p>0.253288388252258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252358615398407">
                <text:p>0.252358615398407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252611428499222">
                <text:p>0.252611428499222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250523328781128">
                <text:p>0.250523328781128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250717222690582">
                <text:p>0.250717222690582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251257598400116">
                <text:p>0.251257598400116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25168451666832">
                <text:p>0.25168451666832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251219511032104">
                <text:p>0.251219511032104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268564850091934">
                <text:p>0.268564850091934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284941613674164">
                <text:p>0.284941613674164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28331384062767">
                <text:p>0.28331384062767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283962905406952">
                <text:p>0.283962905406952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283441990613937">
                <text:p>0.283441990613937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282519936561584">
                <text:p>0.282519936561584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281860589981079">
                <text:p>0.281860589981079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281775027513504">
                <text:p>0.281775027513504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281949251890182">
                <text:p>0.281949251890182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281219303607941">
                <text:p>0.281219303607941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282195150852203">
                <text:p>0.282195150852203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282521784305573">
                <text:p>0.282521784305573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28512305021286">
                <text:p>0.28512305021286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28078031539917">
                <text:p>0.28078031539917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.352718532085419">
                <text:p>0.352718532085419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28267103433609">
                <text:p>0.28267103433609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282779574394226">
                <text:p>0.282779574394226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282946616411209">
                <text:p>0.282946616411209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.284334480762482">
                <text:p>0.284334480762482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.285061448812485">
                <text:p>0.28506144881248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28500235080719">
                <text:p>0.28500235080719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284930765628815">
                <text:p>0.28493076562881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263143211603165">
                <text:p>0.263143211603165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254542708396912">
                <text:p>0.254542708396912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266927063465118">
                <text:p>0.266927063465118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.270014971494675">
                <text:p>0.270014971494675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.268691599369049">
                <text:p>0.268691599369049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.268476754426956">
                <text:p>0.268476754426956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.268114060163498">
                <text:p>0.268114060163498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.268512040376663">
                <text:p>0.268512040376663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269623041152954">
                <text:p>0.269623041152954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.27215039730072">
                <text:p>0.27215039730072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272712588310242">
                <text:p>0.272712588310242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.274892687797546">
                <text:p>0.274892687797546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.276809543371201">
                <text:p>0.276809543371201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.286526501178741">
                <text:p>0.286526501178741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.284652650356293">
                <text:p>0.284652650356293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.28470304608345">
                <text:p>0.2847030460834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286113768815994">
                <text:p>0.286113768815994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.282932668924332">
                <text:p>0.282932668924332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28781196475029">
                <text:p>0.28781196475029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260261207818985">
                <text:p>0.260261207818985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.257744193077087">
                <text:p>0.257744193077087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.256989896297455">
                <text:p>0.256989896297455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.267917782068253">
                <text:p>0.267917782068253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.2752286195755">
                <text:p>0.2752286195755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.267494946718216">
                <text:p>0.267494946718216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.266288965940475">
                <text:p>0.266288965940475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.269789814949036">
                <text:p>0.269789814949036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.270875185728073">
                <text:p>0.270875185728073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.269726097583771">
                <text:p>0.269726097583771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.26950615644455">
                <text:p>0.26950615644455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.267805844545364">
                <text:p>0.267805844545364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.268707513809204">
                <text:p>0.268707513809204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.267680704593658">
                <text:p>0.267680704593658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.26963222026825">
                <text:p>0.26963222026825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.268982768058777">
                <text:p>0.268982768058777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.268622726202011">
                <text:p>0.268622726202011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.267703205347061">
                <text:p>0.267703205347061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.268086671829224">
                <text:p>0.268086671829224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.290399551391602">
                <text:p>0.290399551391602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.291529178619385">
                <text:p>0.291529178619385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.289185285568237">
                <text:p>0.289185285568237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293707370758057">
                <text:p>0.293707370758057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.285983920097351">
                <text:p>0.285983920097351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.289276272058487">
                <text:p>0.289276272058487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.288898110389709">
                <text:p>0.288898110389709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.286677539348602">
                <text:p>0.286677539348602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.287720441818237">
                <text:p>0.287720441818237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287917137145996">
                <text:p>0.287917137145996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.287954837083817">
                <text:p>0.287954837083817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.292055547237396">
                <text:p>0.292055547237396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.292600035667419">
                <text:p>0.292600035667419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.2628054022789">
                <text:p>0.2628054022789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.260965764522552">
                <text:p>0.260965764522552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.260366886854172">
                <text:p>0.260366886854172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.271823227405548">
                <text:p>0.271823227405548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.285084903240204">
                <text:p>0.285084903240204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.263455748558044">
                <text:p>0.263455748558044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.255078911781311">
                <text:p>0.255078911781311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.276173293590546">
                <text:p>0.276173293590546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306562185287476">
                <text:p>0.306562185287476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.304055839776993">
                <text:p>0.304055839776993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314427465200424">
                <text:p>0.314427465200424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322703540325165">
                <text:p>0.322703540325165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325859367847443">
                <text:p>0.325859367847443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.330274105072021">
                <text:p>0.330274105072021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32976022362709">
                <text:p>0.32976022362709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331904351711273">
                <text:p>0.331904351711273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256489187479019">
                <text:p>0.256489187479019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339246481657028">
                <text:p>0.339246481657028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261905074119568">
                <text:p>0.261905074119568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.329391539096832">
                <text:p>0.329391539096832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25696873664856">
                <text:p>0.25696873664856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331160396337509">
                <text:p>0.331160396337509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.262923151254654">
                <text:p>0.262923151254654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.318313091993332">
                <text:p>0.318313091993332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305026948451996">
                <text:p>0.305026948451996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304221272468567">
                <text:p>0.304221272468567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.301933854818344">
                <text:p>0.301933854818344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291207373142242">
                <text:p>0.291207373142242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292036384344101">
                <text:p>0.292036384344101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280079454183578">
                <text:p>0.280079454183578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293994456529617">
                <text:p>0.293994456529617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25624081492424">
                <text:p>0.25624081492424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.317035406827927">
                <text:p>0.317035406827927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262636870145798">
                <text:p>0.262636870145798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308738708496094">
                <text:p>0.308738708496094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302301973104477">
                <text:p>0.302301973104477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250924080610275">
                <text:p>0.250924080610275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.269015401601791">
                <text:p>0.269015401601791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278501272201538">
                <text:p>0.278501272201538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27576008439064">
                <text:p>0.27576008439064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272815823554993">
                <text:p>0.272815823554993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273403882980347">
                <text:p>0.273403882980347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.262127429246902">
                <text:p>0.262127429246902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261430889368057">
                <text:p>0.261430889368057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259984821081161">
                <text:p>0.259984821081161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260918349027634">
                <text:p>0.260918349027634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.27748516201973">
                <text:p>0.27748516201973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289736390113831">
                <text:p>0.289736390113831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323841512203217">
                <text:p>0.323841512203217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.321879208087921">
                <text:p>0.321879208087921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.321754425764084">
                <text:p>0.321754425764084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.270519584417343">
                <text:p>0.270519584417343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.31215700507164">
                <text:p>0.31215700507164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.316193759441376">
                <text:p>0.316193759441376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.309581786394119">
                <text:p>0.309581786394119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.259474605321884">
                <text:p>0.259474605321884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.300029128789902">
                <text:p>0.300029128789902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.266665428876877">
                <text:p>0.266665428876877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.302721112966537">
                <text:p>0.302721112966537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.26521047949791">
                <text:p>0.26521047949791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.311180770397186">
                <text:p>0.311180770397186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.263614147901535">
                <text:p>0.26361414790153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.312908619642258">
                <text:p>0.312908619642258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.317840456962585">
                <text:p>0.317840456962585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.317690163850784">
                <text:p>0.317690163850784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.298406898975372">
                <text:p>0.298406898975372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.298981964588165">
                <text:p>0.298981964588165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.29476934671402">
                <text:p>0.29476934671402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.256567686796188">
                <text:p>0.256567686796188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.2995845079422">
                <text:p>0.2995845079422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.266674011945724">
                <text:p>0.266674011945724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.293306142091751">
                <text:p>0.293306142091751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.279500663280487">
                <text:p>0.279500663280487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.298255771398544">
                <text:p>0.298255771398544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.297617703676224">
                <text:p>0.297617703676224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.315672159194946">
                <text:p>0.315672159194946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.294366747140884">
                <text:p>0.294366747140884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.316716372966766">
                <text:p>0.316716372966766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.288061380386353">
                <text:p>0.288061380386353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.326907694339752">
                <text:p>0.326907694339752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.275034517049789">
                <text:p>0.275034517049789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.362613260746002">
                <text:p>0.362613260746002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.26109978556633">
                <text:p>0.26109978556633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.312164038419723">
                <text:p>0.312164038419723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.275767117738724">
                <text:p>0.275767117738724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.314133316278458">
                <text:p>0.314133316278458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.303160429000854">
                <text:p>0.303160429000854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.303110867738724">
                <text:p>0.303110867738724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.345207720994949">
                <text:p>0.345207720994949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.326106935739517">
                <text:p>0.326106935739517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.331237494945526">
                <text:p>0.331237494945526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.34661877155304">
                <text:p>0.34661877155304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.337266594171524">
                <text:p>0.337266594171524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.347285181283951">
                <text:p>0.347285181283951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.3570257127285">
                <text:p>0.3570257127285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.340257525444031">
                <text:p>0.340257525444031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.379541158676147">
                <text:p>0.379541158676147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.361918300390244">
                <text:p>0.361918300390244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.373048543930054">
                <text:p>0.373048543930054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.341604083776474">
                <text:p>0.341604083776474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.34800124168396">
                <text:p>0.34800124168396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.373287200927734">
                <text:p>0.373287200927734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.380105078220367">
                <text:p>0.380105078220367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.385993987321854">
                <text:p>0.385993987321854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.415736645460129">
                <text:p>0.415736645460129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.430146336555481">
                <text:p>0.430146336555481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.454664289951324">
                <text:p>0.454664289951324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.423113614320755">
                <text:p>0.423113614320755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.401934713125229">
                <text:p>0.401934713125229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.362090289592743">
                <text:p>0.362090289592743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.37968784570694">
                <text:p>0.37968784570694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.405171245336533">
                <text:p>0.405171245336533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.40418004989624">
                <text:p>0.40418004989624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.401396960020065">
                <text:p>0.401396960020065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.302036911249161">
                <text:p>0.302036911249161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.290677726268768">
                <text:p>0.290677726268768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.260719448328018">
                <text:p>0.260719448328018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.350650161504745">
                <text:p>0.350650161504745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.289275765419006">
                <text:p>0.289275765419006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.511992573738098">
                <text:p>0.511992573738098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.30104672908783">
                <text:p>0.30104672908783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.422205299139023">
                <text:p>0.422205299139023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.580454885959625">
                <text:p>0.580454885959625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.287428617477417">
                <text:p>0.287428617477417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.280938625335693">
                <text:p>0.280938625335693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.284189075231552">
                <text:p>0.284189075231552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.279540926218033">
                <text:p>0.279540926218033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.28922501206398">
                <text:p>0.28922501206398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.2796311378479">
                <text:p>0.2796311378479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.287939995527267">
                <text:p>0.287939995527267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.283788830041885">
                <text:p>0.283788830041885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.274154484272003">
                <text:p>0.274154484272003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.267881214618683">
                <text:p>0.267881214618683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.271135181188583">
                <text:p>0.271135181188583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.267347127199173">
                <text:p>0.267347127199173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.261140674352646">
                <text:p>0.261140674352646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.252244681119919">
                <text:p>0.252244681119919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.263707846403122">
                <text:p>0.263707846403122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.266830891370773">
                <text:p>0.266830891370773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.263927340507507">
                <text:p>0.263927340507507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.260606646537781">
                <text:p>0.260606646537781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.34352770447731">
                <text:p>0.34352770447731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.266103208065033">
                <text:p>0.266103208065033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.261520057916641">
                <text:p>0.261520057916641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.385893791913986">
                <text:p>0.385893791913986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.48097375035286">
                <text:p>0.48097375035286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.832699954509735">
                <text:p>0.832699954509735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.495987743139267">
                <text:p>0.495987743139267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.784827470779419">
                <text:p>0.784827470779419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.894250273704529">
                <text:p>0.894250273704529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.830500304698944">
                <text:p>0.830500304698944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.847684919834137">
                <text:p>0.847684919834137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.774210512638092">
                <text:p>0.774210512638092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.361086934804916">
                <text:p>0.361086934804916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.451633721590042">
                <text:p>0.451633721590042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.561187326908112">
                <text:p>0.561187326908112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.633408784866333">
                <text:p>0.633408784866333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.625136971473694">
                <text:p>0.625136971473694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.5335613489151">
                <text:p>0.5335613489151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.257516145706177">
                <text:p>0.257516145706177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.258439391851425">
                <text:p>0.258439391851425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.257727563381195">
                <text:p>0.257727563381195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0.25737053155899">
                <text:p>0.25737053155899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.256865859031677">
                <text:p>0.256865859031677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.257017493247986">
                <text:p>0.257017493247986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.256032675504684">
                <text:p>0.256032675504684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.251962155103683">
                <text:p>0.251962155103683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.253430634737015">
                <text:p>0.253430634737015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.253222227096558">
                <text:p>0.253222227096558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.270684212446213">
                <text:p>0.270684212446213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.270531445741653">
                <text:p>0.270531445741653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.27214577794075">
                <text:p>0.27214577794075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.271972298622131">
                <text:p>0.271972298622131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0.272085964679718">
                <text:p>0.272085964679718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.271084278821945">
                <text:p>0.271084278821945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.270720571279526">
                <text:p>0.270720571279526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0.270573288202286">
                <text:p>0.270573288202286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0.270832598209381">
                <text:p>0.270832598209381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.260776579380035">
                <text:p>0.260776579380035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.261291891336441">
                <text:p>0.261291891336441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0.264279514551163">
                <text:p>0.264279514551163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.260451078414917">
                <text:p>0.260451078414917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0.269501775503159">
                <text:p>0.269501775503159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.273975640535355">
                <text:p>0.273975640535355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.257533013820648">
                <text:p>0.257533013820648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0.276078760623932">
                <text:p>0.276078760623932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0.281839072704315">
                <text:p>0.281839072704315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.315342158079147">
                <text:p>0.315342158079147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.262736201286316">
                <text:p>0.262736201286316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0.26304230093956">
                <text:p>0.26304230093956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0.263659566640854">
                <text:p>0.263659566640854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0.263863503932953">
                <text:p>0.263863503932953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.263919323682785">
                <text:p>0.263919323682785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.264224976301193">
                <text:p>0.264224976301193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0.262322872877121">
                <text:p>0.262322872877121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0.348786324262619">
                <text:p>0.348786324262619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0.282680958509445">
                <text:p>0.282680958509445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0.280144393444061">
                <text:p>0.280144393444061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0.373896807432175">
                <text:p>0.373896807432175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0.271790683269501">
                <text:p>0.271790683269501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0.686367750167847">
                <text:p>0.686367750167847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0.7168328166008">
                <text:p>0.7168328166008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.850298464298248">
                <text:p>0.850298464298248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0.27063462138176">
                <text:p>0.27063462138176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0.826898217201233">
                <text:p>0.826898217201233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0.852970898151398">
                <text:p>0.852970898151398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0.900126814842224">
                <text:p>0.900126814842224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0.896803379058838">
                <text:p>0.896803379058838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.915218949317932">
                <text:p>0.915218949317932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.903748691082001">
                <text:p>0.903748691082001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0.892321586608887">
                <text:p>0.892321586608887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0.257222533226013">
                <text:p>0.257222533226013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0.913876593112946">
                <text:p>0.913876593112946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0.261278301477432">
                <text:p>0.261278301477432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0.91800981760025">
                <text:p>0.91800981760025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.260739922523499">
                <text:p>0.260739922523499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.920848309993744">
                <text:p>0.920848309993744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.261840373277664">
                <text:p>0.261840373277664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0.908558905124664">
                <text:p>0.908558905124664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.264389872550964">
                <text:p>0.264389872550964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0.887737691402435">
                <text:p>0.887737691402435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0.255405336618423">
                <text:p>0.255405336618423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0.888481259346008">
                <text:p>0.888481259346008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0.256078362464905">
                <text:p>0.256078362464905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0.897603094577789">
                <text:p>0.897603094577789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0.290137857198715">
                <text:p>0.290137857198715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0.860870897769928">
                <text:p>0.860870897769928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0.289515018463135">
                <text:p>0.289515018463135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.887152135372162">
                <text:p>0.887152135372162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0.290004462003708">
                <text:p>0.290004462003708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.864924907684326">
                <text:p>0.864924907684326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0.289076626300812">
                <text:p>0.289076626300812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0.871340334415436">
                <text:p>0.871340334415436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.288436442613602">
                <text:p>0.288436442613602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0.866138100624085">
                <text:p>0.866138100624085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.287265330553055">
                <text:p>0.287265330553055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.871410548686981">
                <text:p>0.871410548686981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0.287766963243484">
                <text:p>0.287766963243484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.876366078853607">
                <text:p>0.876366078853607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0.289019703865051">
                <text:p>0.289019703865051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0.87675929069519">
                <text:p>0.87675929069519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0.288755655288696">
                <text:p>0.288755655288696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0.881505489349365">
                <text:p>0.881505489349365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.288934767246246">
                <text:p>0.288934767246246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0.879248857498169">
                <text:p>0.879248857498169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.293006390333176">
                <text:p>0.293006390333176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0.883405804634094">
                <text:p>0.883405804634094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.294368088245392">
                <text:p>0.294368088245392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.888201236724854">
                <text:p>0.888201236724854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0.289236932992935">
                <text:p>0.289236932992935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0.891370236873627">
                <text:p>0.891370236873627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0.29410719871521">
                <text:p>0.29410719871521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0.902037918567658">
                <text:p>0.902037918567658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0.294108897447586">
                <text:p>0.294108897447586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0.89918839931488">
                <text:p>0.89918839931488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0.294075936079025">
                <text:p>0.294075936079025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0.900541186332702">
                <text:p>0.900541186332702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0.293659895658493">
                <text:p>0.293659895658493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0.901741921901703">
                <text:p>0.901741921901703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0.293343991041184">
                <text:p>0.293343991041184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.908150792121887">
                <text:p>0.908150792121887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.292393982410431">
                <text:p>0.292393982410431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0.910987615585327">
                <text:p>0.910987615585327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0.292600065469742">
                <text:p>0.292600065469742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.911982536315918">
                <text:p>0.911982536315918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.289161324501038">
                <text:p>0.289161324501038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.917139291763306">
                <text:p>0.917139291763306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0.292713433504105">
                <text:p>0.292713433504105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0.921291828155518">
                <text:p>0.921291828155518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0.293112397193909">
                <text:p>0.293112397193909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.922918617725372">
                <text:p>0.922918617725372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.292234569787979">
                <text:p>0.292234569787979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0.923908710479736">
                <text:p>0.923908710479736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0.306167602539062">
                <text:p>0.306167602539062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0.922345876693726">
                <text:p>0.922345876693726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0.93423318862915">
                <text:p>0.93423318862915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0.931237161159515">
                <text:p>0.931237161159515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0.932477176189423">
                <text:p>0.932477176189423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0.928380727767944">
                <text:p>0.928380727767944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.251816302537918">
                <text:p>0.251816302537918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.925666630268097">
                <text:p>0.925666630268097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.250646650791168">
                <text:p>0.250646650791168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0.917002320289612">
                <text:p>0.917002320289612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.250058114528656">
                <text:p>0.250058114528656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0.909048736095428">
                <text:p>0.909048736095428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.259310454130173">
                <text:p>0.259310454130173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0.901366293430328">
                <text:p>0.901366293430328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0.25962907075882">
                <text:p>0.25962907075882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.892726957798004">
                <text:p>0.892726957798004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0.259655773639679">
                <text:p>0.259655773639679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0.887029051780701">
                <text:p>0.887029051780701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0.259677410125732">
                <text:p>0.259677410125732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0.886470496654511">
                <text:p>0.886470496654511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0.255126267671585">
                <text:p>0.255126267671585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0.881341695785522">
                <text:p>0.881341695785522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.9011270403862">
                <text:p>0.9011270403862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0.251583993434906">
                <text:p>0.251583993434906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0.908495187759399">
                <text:p>0.908495187759399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0.251189261674881">
                <text:p>0.251189261674881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0.901437640190124">
                <text:p>0.901437640190124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0.25230473279953">
                <text:p>0.25230473279953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0.903320908546448">
                <text:p>0.903320908546448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0.25203612446785">
                <text:p>0.25203612446785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0.918762803077698">
                <text:p>0.918762803077698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0.252157866954803">
                <text:p>0.252157866954803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0.903656721115112">
                <text:p>0.903656721115112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0.251210629940033">
                <text:p>0.251210629940033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0.899470090866089">
                <text:p>0.899470090866089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.251098036766052">
                <text:p>0.251098036766052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0.88143116235733">
                <text:p>0.88143116235733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0.251772880554199">
                <text:p>0.251772880554199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0.83207905292511">
                <text:p>0.83207905292511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0.252434700727463">
                <text:p>0.252434700727463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0.79785293340683">
                <text:p>0.79785293340683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0.252281486988068">
                <text:p>0.252281486988068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0.815318584442139">
                <text:p>0.815318584442139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0.255230069160461">
                <text:p>0.255230069160461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0.756572186946869">
                <text:p>0.756572186946869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0.253725349903107">
                <text:p>0.253725349903107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0.844753563404083">
                <text:p>0.844753563404083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0.256415486335754">
                <text:p>0.256415486335754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0.866725564002991">
                <text:p>0.866725564002991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0.257176756858826">
                <text:p>0.257176756858826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0.864914000034332">
                <text:p>0.864914000034332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0.255287021398544">
                <text:p>0.255287021398544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0.85668408870697">
                <text:p>0.85668408870697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0.255735754966736">
                <text:p>0.255735754966736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0.853810131549835">
                <text:p>0.853810131549835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.255582123994827">
                <text:p>0.255582123994827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0.841305494308472">
                <text:p>0.841305494308472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0.255057960748672">
                <text:p>0.255057960748672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0.827724397182465">
                <text:p>0.827724397182465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0.255312830209732">
                <text:p>0.255312830209732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0.820788145065308">
                <text:p>0.820788145065308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0.2687047123909">
                <text:p>0.2687047123909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0.804145395755768">
                <text:p>0.804145395755768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0.271481931209564">
                <text:p>0.271481931209564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0.801094353199005">
                <text:p>0.801094353199005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0.269951403141022">
                <text:p>0.269951403141022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0.787709951400757">
                <text:p>0.787709951400757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0.67850786447525">
                <text:p>0.67850786447525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0.58043771982193">
                <text:p>0.58043771982193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0.564269661903381">
                <text:p>0.564269661903381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0.546874225139618">
                <text:p>0.546874225139618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0.478117853403091">
                <text:p>0.478117853403091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0.51940268278122">
                <text:p>0.51940268278122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0.468922734260559">
                <text:p>0.468922734260559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0.50405615568161">
                <text:p>0.50405615568161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0.611932337284088">
                <text:p>0.611932337284088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0.641225814819336">
                <text:p>0.641225814819336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0.576089799404144">
                <text:p>0.576089799404144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0.569083511829376">
                <text:p>0.569083511829376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0.584738373756409">
                <text:p>0.584738373756409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0.588539242744446">
                <text:p>0.588539242744446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0.608894407749176">
                <text:p>0.608894407749176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0.640379846096039">
                <text:p>0.640379846096039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0.630337178707123">
                <text:p>0.630337178707123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0.653633058071137">
                <text:p>0.653633058071137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0.688309729099274">
                <text:p>0.688309729099274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0.731882214546204">
                <text:p>0.731882214546204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0.714869141578674">
                <text:p>0.714869141578674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0.74935519695282">
                <text:p>0.74935519695282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0.735746920108795">
                <text:p>0.735746920108795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0.766070365905762">
                <text:p>0.766070365905762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0.750797867774963">
                <text:p>0.750797867774963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0.76568466424942">
                <text:p>0.76568466424942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0.789964199066162">
                <text:p>0.789964199066162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0.803277552127838">
                <text:p>0.803277552127838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0.809939622879028">
                <text:p>0.809939622879028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0.76084703207016">
                <text:p>0.76084703207016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0.746370553970337">
                <text:p>0.746370553970337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0.729053854942322">
                <text:p>0.729053854942322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0.755834937095642">
                <text:p>0.755834937095642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0.759080410003662">
                <text:p>0.759080410003662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0.760107100009918">
                <text:p>0.760107100009918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0.754617035388947">
                <text:p>0.754617035388947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0.770028352737427">
                <text:p>0.770028352737427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0.769148230552673">
                <text:p>0.769148230552673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0.770286440849304">
                <text:p>0.770286440849304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0.795255482196808">
                <text:p>0.795255482196808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0.784977436065674">
                <text:p>0.784977436065674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0.781821429729462">
                <text:p>0.781821429729462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0.774781584739685">
                <text:p>0.774781584739685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0.791362524032593">
                <text:p>0.791362524032593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0.788652777671814">
                <text:p>0.788652777671814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0.785782337188721">
                <text:p>0.785782337188721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0.783659219741821">
                <text:p>0.783659219741821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0.796170830726624">
                <text:p>0.796170830726624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0.7803755402565">
                <text:p>0.7803755402565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0.761771142482758">
                <text:p>0.761771142482758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0.761192202568054">
                <text:p>0.761192202568054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0.791606366634369">
                <text:p>0.791606366634369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0.76729542016983">
                <text:p>0.76729542016983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0.793953359127045">
                <text:p>0.793953359127045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0.805454015731812">
                <text:p>0.805454015731812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0.830892145633698">
                <text:p>0.830892145633698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0.819174349308014">
                <text:p>0.819174349308014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0.80913519859314">
                <text:p>0.80913519859314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0.808837354183197">
                <text:p>0.808837354183197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0.825355410575867">
                <text:p>0.825355410575867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0.786550998687744">
                <text:p>0.786550998687744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0.774946212768555">
                <text:p>0.774946212768555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0.798057198524475">
                <text:p>0.798057198524475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0.819474160671234">
                <text:p>0.819474160671234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0.827974617481232">
                <text:p>0.827974617481232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0.847274959087372">
                <text:p>0.847274959087372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0.825773894786835">
                <text:p>0.825773894786835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0.814654648303986">
                <text:p>0.814654648303986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0.55040442943573">
                <text:p>0.55040442943573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0.681278347969055">
                <text:p>0.681278347969055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0.868399918079376">
                <text:p>0.868399918079376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0.877483248710632">
                <text:p>0.877483248710632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0.864895582199097">
                <text:p>0.864895582199097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0.850778043270111">
                <text:p>0.850778043270111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0.818903923034668">
                <text:p>0.818903923034668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0.494523406028748">
                <text:p>0.494523406028748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0.568241775035858">
                <text:p>0.568241775035858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0.657551884651184">
                <text:p>0.657551884651184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0.649893343448639">
                <text:p>0.649893343448639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0.647162199020386">
                <text:p>0.647162199020386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0.619951963424683">
                <text:p>0.619951963424683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0.658339083194733">
                <text:p>0.658339083194733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0.740561902523041">
                <text:p>0.740561902523041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0.717800915241241">
                <text:p>0.717800915241241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0.860443830490112">
                <text:p>0.860443830490112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0.909633278846741">
                <text:p>0.909633278846741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0.882151663303375">
                <text:p>0.882151663303375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0.895275413990021">
                <text:p>0.895275413990021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0.92128986120224">
                <text:p>0.92128986120224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0.903315961360931">
                <text:p>0.903315961360931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0.285609185695648">
                <text:p>0.285609185695648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0.778340578079224">
                <text:p>0.778340578079224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0.287310540676117">
                <text:p>0.287310540676117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0.454721391201019">
                <text:p>0.454721391201019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0.285650372505188">
                <text:p>0.285650372505188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0.50606119632721">
                <text:p>0.50606119632721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0.293373584747314">
                <text:p>0.293373584747314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0.748632609844208">
                <text:p>0.748632609844208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0.295327305793762">
                <text:p>0.295327305793762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0.81088525056839">
                <text:p>0.81088525056839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0.294516205787659">
                <text:p>0.294516205787659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0.835660636425018">
                <text:p>0.835660636425018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0.296948224306107">
                <text:p>0.296948224306107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0.857886493206024">
                <text:p>0.857886493206024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0.29438978433609">
                <text:p>0.29438978433609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0.850213825702667">
                <text:p>0.850213825702667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0.295137941837311">
                <text:p>0.295137941837311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0.766992330551147">
                <text:p>0.766992330551147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0.295422315597534">
                <text:p>0.295422315597534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0.643660545349121">
                <text:p>0.643660545349121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0.295273870229721">
                <text:p>0.295273870229721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0.648744523525238">
                <text:p>0.648744523525238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0.296926349401474">
                <text:p>0.296926349401474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0.687890827655792">
                <text:p>0.687890827655792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0.297338247299194">
                <text:p>0.297338247299194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0.677413046360016">
                <text:p>0.677413046360016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0.296456784009934">
                <text:p>0.296456784009934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0.710687160491943">
                <text:p>0.710687160491943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0.297487854957581">
                <text:p>0.297487854957581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0.864497125148773">
                <text:p>0.864497125148773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0.287233978509903">
                <text:p>0.287233978509903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0.867291331291199">
                <text:p>0.867291331291199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0.289120078086853">
                <text:p>0.289120078086853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0.873904764652252">
                <text:p>0.873904764652252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0.288804769515991">
                <text:p>0.288804769515991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0.71762627363205">
                <text:p>0.71762627363205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0.288751929998398">
                <text:p>0.288751929998398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0.785326659679413">
                <text:p>0.785326659679413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0.294037997722626">
                <text:p>0.294037997722626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0.47062274813652">
                <text:p>0.47062274813652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0.259218007326126">
                <text:p>0.259218007326126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0.272382616996765">
                <text:p>0.272382616996765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0.270664662122726">
                <text:p>0.270664662122726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0.318809688091278">
                <text:p>0.318809688091278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0.25062170624733">
                <text:p>0.25062170624733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0.323798209428787">
                <text:p>0.323798209428787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0.402805536985397">
                <text:p>0.402805536985397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0.308741241693497">
                <text:p>0.308741241693497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0.868439435958862">
                <text:p>0.868439435958862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0.291519224643707">
                <text:p>0.291519224643707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0.674871683120728">
                <text:p>0.674871683120728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0.28963166475296">
                <text:p>0.28963166475296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0.286505043506622">
                <text:p>0.286505043506622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0.290406435728073">
                <text:p>0.290406435728073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0.299606800079346">
                <text:p>0.299606800079346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0.430477797985077">
                <text:p>0.430477797985077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0.304298162460327">
                <text:p>0.304298162460327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0.343127995729446">
                <text:p>0.343127995729446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0.386060953140259">
                <text:p>0.386060953140259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0.3891242146492">
                <text:p>0.3891242146492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0.58562582731247">
                <text:p>0.58562582731247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0.674038350582123">
                <text:p>0.674038350582123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0.650436878204346">
                <text:p>0.650436878204346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0.506764829158783">
                <text:p>0.506764829158783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0.467005103826523">
                <text:p>0.467005103826523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0.57348495721817">
                <text:p>0.57348495721817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0.828133940696716">
                <text:p>0.828133940696716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0.773430287837982">
                <text:p>0.773430287837982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0.396794706583023">
                <text:p>0.396794706583023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0.262343555688858">
                <text:p>0.262343555688858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0.308727264404297">
                <text:p>0.308727264404297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0.621283352375031">
                <text:p>0.621283352375031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0.825592219829559">
                <text:p>0.825592219829559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0.803992867469788">
                <text:p>0.803992867469788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0.751003324985504">
                <text:p>0.751003324985504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0.58275443315506">
                <text:p>0.58275443315506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0.647165596485138">
                <text:p>0.647165596485138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0.80815863609314">
                <text:p>0.80815863609314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0.741322815418243">
                <text:p>0.741322815418243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0.342999815940857">
                <text:p>0.342999815940857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0.732473373413086">
                <text:p>0.732473373413086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0.34589421749115">
                <text:p>0.34589421749115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0.827780663967133">
                <text:p>0.827780663967133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0.348361998796463">
                <text:p>0.348361998796463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0.842335283756256">
                <text:p>0.842335283756256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0.347615867853165">
                <text:p>0.347615867853165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0.831063807010651">
                <text:p>0.831063807010651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0.346275329589844">
                <text:p>0.346275329589844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0.874044299125671">
                <text:p>0.874044299125671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0.346492916345596">
                <text:p>0.346492916345596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0.876102685928345">
                <text:p>0.876102685928345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0.34568452835083">
                <text:p>0.34568452835083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0.858895361423492">
                <text:p>0.858895361423492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0.34484076499939">
                <text:p>0.34484076499939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0.866800308227539">
                <text:p>0.866800308227539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0.344171047210693">
                <text:p>0.344171047210693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0.857599258422852">
                <text:p>0.857599258422852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0.343556344509125">
                <text:p>0.343556344509125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0.820613265037537">
                <text:p>0.820613265037537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0.343694239854813">
                <text:p>0.343694239854813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0.825902938842773">
                <text:p>0.825902938842773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0.254238963127136">
                <text:p>0.254238963127136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0.796643495559692">
                <text:p>0.796643495559692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0.252641230821609">
                <text:p>0.252641230821609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0.773214638233185">
                <text:p>0.773214638233185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0.253048241138458">
                <text:p>0.253048241138458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0.840056002140045">
                <text:p>0.840056002140045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0.252674758434296">
                <text:p>0.252674758434296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0.724528312683106">
                <text:p>0.724528312683106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0.252888917922974">
                <text:p>0.252888917922974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0.810370266437531">
                <text:p>0.810370266437531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0.2528917491436">
                <text:p>0.2528917491436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0.810593128204346">
                <text:p>0.810593128204346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0.253696709871292">
                <text:p>0.253696709871292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0.802348732948303">
                <text:p>0.802348732948303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0.805572628974915">
                <text:p>0.805572628974915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0.794569432735443">
                <text:p>0.794569432735443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0.755055546760559">
                <text:p>0.755055546760559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0.72428834438324">
                <text:p>0.72428834438324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0.749972581863403">
                <text:p>0.749972581863403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0.747315943241119">
                <text:p>0.747315943241119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0.769656181335449">
                <text:p>0.769656181335449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0.785851299762726">
                <text:p>0.785851299762726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0.821590602397919">
                <text:p>0.821590602397919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0.824546992778778">
                <text:p>0.824546992778778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0.809089362621307">
                <text:p>0.809089362621307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0.807847321033478">
                <text:p>0.807847321033478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0.778575718402862">
                <text:p>0.778575718402862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0.722345471382141">
                <text:p>0.722345471382141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0.271582752466202">
                <text:p>0.271582752466202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0.592111170291901">
                <text:p>0.592111170291901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0.272383391857147">
                <text:p>0.272383391857147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0.670943021774292">
                <text:p>0.670943021774292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0.271254062652588">
                <text:p>0.271254062652588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0.659770846366882">
                <text:p>0.659770846366882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0.308819144964218">
                <text:p>0.308819144964218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0.479212254285812">
                <text:p>0.479212254285812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0.302474796772003">
                <text:p>0.302474796772003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0.364657521247864">
                <text:p>0.364657521247864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0.300948083400726">
                <text:p>0.300948083400726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0.300752401351929">
                <text:p>0.300752401351929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0.30396756529808">
                <text:p>0.30396756529808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0.303472489118576">
                <text:p>0.303472489118576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0.30230313539505">
                <text:p>0.30230313539505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0.303092777729034">
                <text:p>0.303092777729034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0.302355140447617">
                <text:p>0.302355140447617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0.341432452201843">
                <text:p>0.341432452201843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0.302880376577377">
                <text:p>0.302880376577377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0.826262950897217">
                <text:p>0.826262950897217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0.300786912441254">
                <text:p>0.300786912441254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0.617778480052948">
                <text:p>0.617778480052948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0.302953451871872">
                <text:p>0.302953451871872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0.304020524024963">
                <text:p>0.304020524024963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0.30369758605957">
                <text:p>0.30369758605957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0.302387893199921">
                <text:p>0.302387893199921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0.30207422375679">
                <text:p>0.30207422375679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0.301922768354416">
                <text:p>0.301922768354416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0.302538692951202">
                <text:p>0.302538692951202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0.301991254091263">
                <text:p>0.301991254091263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0.302230894565582">
                <text:p>0.302230894565582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0.300083458423614">
                <text:p>0.300083458423614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0.300107330083847">
                <text:p>0.300107330083847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0.300076752901077">
                <text:p>0.300076752901077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0.30039632320404">
                <text:p>0.30039632320404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0.297935158014297">
                <text:p>0.297935158014297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0.298028320074081">
                <text:p>0.298028320074081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0.297145962715149">
                <text:p>0.297145962715149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0.296944141387939">
                <text:p>0.296944141387939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0.29970920085907">
                <text:p>0.29970920085907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0.293555736541748">
                <text:p>0.293555736541748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0.295508414506912">
                <text:p>0.295508414506912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0.292588144540787">
                <text:p>0.292588144540787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0.294767796993256">
                <text:p>0.294767796993256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0.294943302869797">
                <text:p>0.294943302869797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0.292404681444168">
                <text:p>0.292404681444168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0.362573504447937">
                <text:p>0.362573504447937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0.289871215820312">
                <text:p>0.289871215820312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0.547851026058197">
                <text:p>0.547851026058197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0.274586468935013">
                <text:p>0.274586468935013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0.740443050861358">
                <text:p>0.740443050861358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0.277473390102386">
                <text:p>0.277473390102386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0.764015197753906">
                <text:p>0.764015197753906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0.276700735092163">
                <text:p>0.276700735092163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0.734935641288757">
                <text:p>0.734935641288757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0.277554214000702">
                <text:p>0.277554214000702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0.752378821372986">
                <text:p>0.752378821372986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0.277329623699188">
                <text:p>0.277329623699188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0.721974790096283">
                <text:p>0.721974790096283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0.276181519031525">
                <text:p>0.276181519031525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0.797026216983795">
                <text:p>0.797026216983795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0.275913536548614">
                <text:p>0.275913536548614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0.834214746952057">
                <text:p>0.834214746952057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0.275285840034485">
                <text:p>0.275285840034485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0.850769639015198">
                <text:p>0.850769639015198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0.277015894651413">
                <text:p>0.277015894651413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0.862632095813751">
                <text:p>0.862632095813751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0.275359839200973">
                <text:p>0.275359839200973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0.857023477554321">
                <text:p>0.857023477554321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0.275031983852386">
                <text:p>0.275031983852386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0.846118152141571">
                <text:p>0.846118152141571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0.275140106678009">
                <text:p>0.275140106678009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0.852347910404205">
                <text:p>0.852347910404205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0.274526000022888">
                <text:p>0.274526000022888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0.874674737453461">
                <text:p>0.874674737453461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0.275043159723282">
                <text:p>0.275043159723282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0.885782659053803">
                <text:p>0.885782659053803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0.275961428880692">
                <text:p>0.275961428880692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0.738675236701965">
                <text:p>0.738675236701965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0.275917887687683">
                <text:p>0.275917887687683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0.617650926113129">
                <text:p>0.617650926113129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0.277466654777527">
                <text:p>0.277466654777527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0.579610884189606">
                <text:p>0.579610884189606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0.275647163391113">
                <text:p>0.275647163391113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0.673660278320313">
                <text:p>0.673660278320313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0.275725930929184">
                <text:p>0.275725930929184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0.438626408576965">
                <text:p>0.438626408576965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0.27577406167984">
                <text:p>0.27577406167984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0.281820833683014">
                <text:p>0.281820833683014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0.307961940765381">
                <text:p>0.307961940765381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0.277607411146164">
                <text:p>0.277607411146164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0.723712742328644">
                <text:p>0.723712742328644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0.277663797140121">
                <text:p>0.277663797140121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0.800124764442444">
                <text:p>0.800124764442444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0.277629345655441">
                <text:p>0.277629345655441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0.809873282909393">
                <text:p>0.809873282909393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0.28697794675827">
                <text:p>0.28697794675827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0.832976877689362">
                <text:p>0.832976877689362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0.298229277133942">
                <text:p>0.298229277133942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0.862923860549927">
                <text:p>0.862923860549927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0.29089680314064">
                <text:p>0.29089680314064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0.881493031978607">
                <text:p>0.881493031978607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0.291689455509186">
                <text:p>0.291689455509186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0.902868747711181">
                <text:p>0.902868747711181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0.292313545942307">
                <text:p>0.292313545942307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0.878831088542938">
                <text:p>0.878831088542938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0.873952805995941">
                <text:p>0.873952805995941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0.756244778633118">
                <text:p>0.756244778633118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0.715560913085938">
                <text:p>0.715560913085938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0.25399911403656">
                <text:p>0.25399911403656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0.818543136119843">
                <text:p>0.818543136119843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0.268175572156906">
                <text:p>0.268175572156906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0.474656462669373">
                <text:p>0.474656462669373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0.27032732963562">
                <text:p>0.27032732963562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0.266056954860687">
                <text:p>0.266056954860687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0.261075347661972">
                <text:p>0.261075347661972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0.259613186120987">
                <text:p>0.259613186120987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0.259772598743439">
                <text:p>0.259772598743439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0.260062962770462">
                <text:p>0.260062962770462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0.25991216301918">
                <text:p>0.25991216301918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0.258425354957581">
                <text:p>0.258425354957581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0.258394181728363">
                <text:p>0.258394181728363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0.259225517511368">
                <text:p>0.259225517511368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0.259088546037674">
                <text:p>0.259088546037674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0.258757501840591">
                <text:p>0.258757501840591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0.258714258670807">
                <text:p>0.258714258670807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0.259214669466019">
                <text:p>0.259214669466019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0.263575583696365">
                <text:p>0.263575583696365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0.261968493461609">
                <text:p>0.261968493461609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0.263434290885925">
                <text:p>0.263434290885925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0.263881355524063">
                <text:p>0.263881355524063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0.263834446668625">
                <text:p>0.263834446668625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0.26273512840271">
                <text:p>0.26273512840271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0.262867510318756">
                <text:p>0.262867510318756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0.262800514698029">
                <text:p>0.262800514698029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0.264602303504944">
                <text:p>0.264602303504944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0.270482838153839">
                <text:p>0.270482838153839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0.272406369447708">
                <text:p>0.272406369447708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0.27365654706955">
                <text:p>0.27365654706955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0.288259029388428">
                <text:p>0.288259029388428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0.289139240980148">
                <text:p>0.289139240980148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0.290323525667191">
                <text:p>0.290323525667191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0.283695191144943">
                <text:p>0.283695191144943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0.290042072534561">
                <text:p>0.290042072534561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0.289147526025772">
                <text:p>0.289147526025772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0.70113867521286">
                <text:p>0.70113867521286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0.28868043422699">
                <text:p>0.28868043422699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0.774988234043121">
                <text:p>0.774988234043121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0.288650572299957">
                <text:p>0.288650572299957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0.826066315174103">
                <text:p>0.826066315174103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0.288879930973053">
                <text:p>0.288879930973053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0.886436283588409">
                <text:p>0.886436283588409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0.286573529243469">
                <text:p>0.286573529243469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0.915104687213898">
                <text:p>0.915104687213898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0.287355899810791">
                <text:p>0.287355899810791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0.899605870246887">
                <text:p>0.899605870246887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0.28698068857193">
                <text:p>0.28698068857193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0.820287764072418">
                <text:p>0.820287764072418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0.287171989679337">
                <text:p>0.287171989679337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0.818170189857483">
                <text:p>0.818170189857483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0.281132727861404">
                <text:p>0.281132727861404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0.77302098274231">
                <text:p>0.77302098274231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0.281377077102661">
                <text:p>0.281377077102661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0.569319307804108">
                <text:p>0.569319307804108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0.281769961118698">
                <text:p>0.281769961118698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0.281919598579407">
                <text:p>0.281919598579407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0.282804161310196">
                <text:p>0.282804161310196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0.28466859459877">
                <text:p>0.28466859459877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0.28354686498642">
                <text:p>0.28354686498642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0.283260136842728">
                <text:p>0.283260136842728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0.282913088798523">
                <text:p>0.282913088798523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0.280580878257751">
                <text:p>0.280580878257751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0.732707679271698">
                <text:p>0.732707679271698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0.280629068613052">
                <text:p>0.280629068613052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0.825558364391327">
                <text:p>0.825558364391327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0.280685991048813">
                <text:p>0.280685991048813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0.736588180065155">
                <text:p>0.736588180065155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0.297618240118027">
                <text:p>0.297618240118027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0.660241782665253">
                <text:p>0.660241782665253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0.301015168428421">
                <text:p>0.301015168428421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0.301900535821915">
                <text:p>0.301900535821915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0.301681160926819">
                <text:p>0.301681160926819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0.303843080997467">
                <text:p>0.303843080997467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0.298129349946976">
                <text:p>0.298129349946976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0.295460194349289">
                <text:p>0.295460194349289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0.304173290729523">
                <text:p>0.304173290729523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0.302351325750351">
                <text:p>0.302351325750351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0.294993788003922">
                <text:p>0.294993788003922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.297009408473969">
                <text:p>0.297009408473969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0.297045826911926">
                <text:p>0.297045826911926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0.610615968704224">
                <text:p>0.610615968704224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0.771592617034912">
                <text:p>0.771592617034912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0.760375201702118">
                <text:p>0.760375201702118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0.515096664428711">
                <text:p>0.515096664428711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0.27515897154808">
                <text:p>0.27515897154808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0.641135573387146">
                <text:p>0.641135573387146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0.670915722846985">
                <text:p>0.670915722846985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0.250023484230041">
                <text:p>0.250023484230041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0.261021614074707">
                <text:p>0.261021614074707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0.261582940816879">
                <text:p>0.261582940816879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0.262077778577805">
                <text:p>0.262077778577805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0.587374150753021">
                <text:p>0.587374150753021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0.262405842542648">
                <text:p>0.262405842542648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0.261962860822678">
                <text:p>0.261962860822678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0.261262834072113">
                <text:p>0.261262834072113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0.256008803844452">
                <text:p>0.256008803844452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0.257077306509018">
                <text:p>0.257077306509018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0.263681381940842">
                <text:p>0.263681381940842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0.263421803712845">
                <text:p>0.263421803712845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0.263253420591354">
                <text:p>0.263253420591354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0.553083419799805">
                <text:p>0.553083419799805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0.251383095979691">
                <text:p>0.251383095979691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0.570696294307709">
                <text:p>0.570696294307709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0.280898571014404">
                <text:p>0.280898571014404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0.280230283737183">
                <text:p>0.280230283737183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0.282603949308395">
                <text:p>0.282603949308395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0.504500091075897">
                <text:p>0.504500091075897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0.281384259462357">
                <text:p>0.281384259462357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0.283201515674591">
                <text:p>0.283201515674591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0.26612913608551">
                <text:p>0.26612913608551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0.294529259204864">
                <text:p>0.294529259204864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0.293965846300125">
                <text:p>0.293965846300125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0.272034496068955">
                <text:p>0.272034496068955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0.295908391475677">
                <text:p>0.295908391475677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0.292874455451965">
                <text:p>0.292874455451965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0.360826462507248">
                <text:p>0.360826462507248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0.293420970439911">
                <text:p>0.293420970439911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0.618644297122955">
                <text:p>0.618644297122955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0.295829236507416">
                <text:p>0.295829236507416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0.723118305206299">
                <text:p>0.723118305206299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0.336736619472504">
                <text:p>0.336736619472504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0.808913350105285">
                <text:p>0.808913350105285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0.33544135093689">
                <text:p>0.33544135093689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0.674145936965942">
                <text:p>0.674145936965942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0.335442066192627">
                <text:p>0.335442066192627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0.335150271654129">
                <text:p>0.335150271654129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0.336322516202927">
                <text:p>0.336322516202927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0.581341147422791">
                <text:p>0.581341147422791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0.33547243475914">
                <text:p>0.33547243475914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0.335527181625366">
                <text:p>0.335527181625366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0.335684061050415">
                <text:p>0.335684061050415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0.335969656705856">
                <text:p>0.335969656705856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0.336182326078415">
                <text:p>0.336182326078415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0.790585279464722">
                <text:p>0.790585279464722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0.336031794548035">
                <text:p>0.336031794548035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0.649291515350342">
                <text:p>0.649291515350342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0.33538892865181">
                <text:p>0.33538892865181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0.533718407154083">
                <text:p>0.533718407154083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0.340672463178635">
                <text:p>0.3406724631786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